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897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7.1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6.018cm"/>
    </style:style>
    <style:style style:name="co7" style:family="table-column">
      <style:table-column-properties fo:break-before="auto" style:column-width="3.986cm"/>
    </style:style>
    <style:style style:name="co8" style:family="table-column">
      <style:table-column-properties fo:break-before="auto" style:column-width="5.249cm"/>
    </style:style>
    <style:style style:name="co9" style:family="table-column">
      <style:table-column-properties fo:break-before="auto" style:column-width="8.592cm"/>
    </style:style>
    <style:style style:name="co10" style:family="table-column">
      <style:table-column-properties fo:break-before="auto" style:column-width="32.5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 EVEN</text:p>
          </table:table-cell>
          <table:table-cell office:value-type="string" calcext:value-type="string">
            <text:p>2 TYPE</text:p>
          </table:table-cell>
          <table:table-cell office:value-type="string" calcext:value-type="string">
            <text:p>2 DATE </text:p>
          </table:table-cell>
          <table:table-cell office:value-type="string" calcext:value-type="string">
            <text:p>2 NOTE</text:p>
          </table:table-cell>
        </table:table-row>
        <table:table-row table:style-name="ro1">
          <table:table-cell office:value-type="string" calcext:value-type="string">
            <text:p>Chrzest Polski</text:p>
          </table:table-cell>
          <table:table-cell office:value-type="string" calcext:value-type="string">
            <text:p>Historia Polski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a xlink:href="https://pl.wikipedia.org/wiki/Chrzest_Polski" xlink:type="simple">https://pl.wikipedia.org/wiki/Chrzest_Polski</text:a></text:p>
          </table:table-cell>
        </table:table-row>
        <table:table-row table:style-name="ro1">
          <table:table-cell office:value-type="string" calcext:value-type="string">
            <text:p>początek panowania Mieszka 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ABT 960</text:p>
          </table:table-cell>
          <table:table-cell/>
        </table:table-row>
        <table:table-row table:style-name="ro1">
          <table:table-cell office:value-type="string" calcext:value-type="string">
            <text:p>zmarł Mieszko 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MAY 992</text:p>
          </table:table-cell>
          <table:table-cell/>
        </table:table-row>
        <table:table-row table:style-name="ro1">
          <table:table-cell office:value-type="string" calcext:value-type="string">
            <text:p>początek panowania Bolesława Chrobrego</text:p>
          </table:table-cell>
          <table:table-cell office:value-type="string" calcext:value-type="string">
            <text:p>Historia Polski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string" calcext:value-type="string">
            <text:p>zmarł Bolesław Chrobr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UN 1025</text:p>
          </table:table-cell>
          <table:table-cell/>
        </table:table-row>
        <table:table-row table:style-name="ro1">
          <table:table-cell office:value-type="string" calcext:value-type="string">
            <text:p>zmarł Mieszko II Lambert</text:p>
          </table:table-cell>
          <table:table-cell office:value-type="string" calcext:value-type="string">
            <text:p>Historia Polski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początek panowania Kazimierza Odnowiciela</text:p>
          </table:table-cell>
          <table:table-cell office:value-type="string" calcext:value-type="string">
            <text:p>Historia Polski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nową stolicą Polski został Kraków</text:p>
          </table:table-cell>
          <table:table-cell office:value-type="string" calcext:value-type="string">
            <text:p>Historia Polski</text:p>
          </table:table-cell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string" calcext:value-type="string">
            <text:p>zmarł Kazimierz Odnowiciel</text:p>
          </table:table-cell>
          <table:table-cell office:value-type="string" calcext:value-type="string">
            <text:p>Historia Polski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string" calcext:value-type="string">
            <text:p>początek panowania Bolesława II Szczodrego</text:p>
          </table:table-cell>
          <table:table-cell office:value-type="string" calcext:value-type="string">
            <text:p>Historia Polski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string" calcext:value-type="string">
            <text:p>w wyniku buntu Bolesław II uciekł z kraju</text:p>
          </table:table-cell>
          <table:table-cell office:value-type="string" calcext:value-type="string">
            <text:p>Historia Polski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string" calcext:value-type="string">
            <text:p>początek panowania Władysława I Hermana</text:p>
          </table:table-cell>
          <table:table-cell office:value-type="string" calcext:value-type="string">
            <text:p>Historia Polski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string" calcext:value-type="string">
            <text:p>zmarł Władysław I</text:p>
          </table:table-cell>
          <table:table-cell office:value-type="string" calcext:value-type="string">
            <text:p>Historia Polski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początek panowania Bolesława III Krzywoustego</text:p>
          </table:table-cell>
          <table:table-cell office:value-type="string" calcext:value-type="string">
            <text:p>Historia Polski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zmarł Bolesław Krzywousty; początek rozbicia dzielnicow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OCT 1138</text:p>
          </table:table-cell>
          <table:table-cell/>
        </table:table-row>
        <table:table-row table:style-name="ro1">
          <table:table-cell office:value-type="string" calcext:value-type="string">
            <text:p>zakon krzyżacki otrzymał od Konrada Mazowieckiego w dzierżawę ziemię chełmińską</text:p>
          </table:table-cell>
          <table:table-cell office:value-type="string" calcext:value-type="string">
            <text:p>Historia Polski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string" calcext:value-type="string">
            <text:p>najazd Tatarów na Polskę</text:p>
          </table:table-cell>
          <table:table-cell office:value-type="string" calcext:value-type="string">
            <text:p>Historia Polski</text:p>
          </table:table-cell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string" calcext:value-type="string">
            <text:p>drugi najazd Tatarów na Polsk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1259 TO 1260</text:p>
          </table:table-cell>
          <table:table-cell/>
        </table:table-row>
        <table:table-row table:style-name="ro1">
          <table:table-cell office:value-type="string" calcext:value-type="string">
            <text:p>Krzyżacy dokonali rzezi mieszkańców Gdańska</text:p>
          </table:table-cell>
          <table:table-cell office:value-type="string" calcext:value-type="string">
            <text:p>Historia Polski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w Krakowie koronowano Władysława Łokietka; ponowne zjednoczenie Polski i koniec rozbicia dzielnicow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JAN 1320</text:p>
          </table:table-cell>
          <table:table-cell/>
        </table:table-row>
        <table:table-row table:style-name="ro1">
          <table:table-cell office:value-type="string" calcext:value-type="string">
            <text:p>Władysław Łokietek pokonał Krzyżaków w bitwie pod Płowcam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SEP 1331</text:p>
          </table:table-cell>
          <table:table-cell/>
        </table:table-row>
        <table:table-row table:style-name="ro1">
          <table:table-cell office:value-type="string" calcext:value-type="string">
            <text:p>zmarł Władysław Łokietek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 MAR 1333</text:p>
          </table:table-cell>
          <table:table-cell/>
        </table:table-row>
        <table:table-row table:style-name="ro1">
          <table:table-cell office:value-type="string" calcext:value-type="string">
            <text:p>w katedrze wawelskiej koronowano Kazimierza Wiel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APR 1333</text:p>
          </table:table-cell>
          <table:table-cell/>
        </table:table-row>
        <table:table-row table:style-name="ro1">
          <table:table-cell office:value-type="string" calcext:value-type="string">
            <text:p>Kazimierz Wielki założył Akademię Krakowsk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Y 1364</text:p>
          </table:table-cell>
          <table:table-cell/>
        </table:table-row>
        <table:table-row table:style-name="ro1">
          <table:table-cell office:value-type="string" calcext:value-type="string">
            <text:p>zmarł Kazimierz Wiel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5 NOV 1370</text:p>
          </table:table-cell>
          <table:table-cell/>
        </table:table-row>
        <table:table-row table:style-name="ro1">
          <table:table-cell office:value-type="string" calcext:value-type="string">
            <text:p>koronowano Ludwika Węgier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NOV 1370</text:p>
          </table:table-cell>
          <table:table-cell/>
        </table:table-row>
        <table:table-row table:style-name="ro1">
          <table:table-cell office:value-type="string" calcext:value-type="string">
            <text:p>zmarł Ludwik Węgierski</text:p>
          </table:table-cell>
          <table:table-cell office:value-type="string" calcext:value-type="string">
            <text:p>Historia Polski</text:p>
          </table:table-cell>
          <table:table-cell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string" calcext:value-type="string">
            <text:p>koronowano Jadwigę Andegaweńsk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6 OCT 1384</text:p>
          </table:table-cell>
          <table:table-cell/>
        </table:table-row>
        <table:table-row table:style-name="ro1">
          <table:table-cell office:value-type="string" calcext:value-type="string">
            <text:p>Polska z Litwą zawarły unię w Krew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4 AUG 1385</text:p>
          </table:table-cell>
          <table:table-cell/>
        </table:table-row>
        <table:table-row table:style-name="ro1">
          <table:table-cell office:value-type="string" calcext:value-type="string">
            <text:p>koronowano Władysława Jagiełł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5 FEB 1386</text:p>
          </table:table-cell>
          <table:table-cell/>
        </table:table-row>
        <table:table-row table:style-name="ro1">
          <table:table-cell office:value-type="string" calcext:value-type="string">
            <text:p>zmarła Jadwiga Andegaweńs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UL 1399</text:p>
          </table:table-cell>
          <table:table-cell/>
        </table:table-row>
        <table:table-row table:style-name="ro1">
          <table:table-cell office:value-type="string" calcext:value-type="string">
            <text:p>brat Władysława Jagiełły, Witold, został wielki księciem litewskim</text:p>
          </table:table-cell>
          <table:table-cell office:value-type="string" calcext:value-type="string">
            <text:p>Historia Polski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string" calcext:value-type="string">
            <text:p>Krzyżacy wkroczyli na Kujawy i ziemię dobrzyńską; początek wielkiej wojny z zakonem krzyżackim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AUG 1409</text:p>
          </table:table-cell>
          <table:table-cell/>
        </table:table-row>
        <table:table-row table:style-name="ro1">
          <table:table-cell office:value-type="string" calcext:value-type="string">
            <text:p>bitwa pod Grunwaldem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5 JUL 1410</text:p>
          </table:table-cell>
          <table:table-cell/>
        </table:table-row>
        <table:table-row table:style-name="ro1">
          <table:table-cell office:value-type="string" calcext:value-type="string">
            <text:p>w Toruniu zawarto pokój, na mocy którego Krzyżacy oddali Polsce ziemię dobrzyńską oraz Litwie Żmudź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FEB 1411</text:p>
          </table:table-cell>
          <table:table-cell/>
        </table:table-row>
        <table:table-row table:style-name="ro1">
          <table:table-cell office:value-type="string" calcext:value-type="string">
            <text:p>zmarł wielki książę litewski Witold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OCT 1430</text:p>
          </table:table-cell>
          <table:table-cell/>
        </table:table-row>
        <table:table-row table:style-name="ro1">
          <table:table-cell office:value-type="string" calcext:value-type="string">
            <text:p>zmarł Władysław Jagiełł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JUN 1434</text:p>
          </table:table-cell>
          <table:table-cell/>
        </table:table-row>
        <table:table-row table:style-name="ro1">
          <table:table-cell office:value-type="string" calcext:value-type="string">
            <text:p>koronowano Władysława III Warneńczy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JUL 1434</text:p>
          </table:table-cell>
          <table:table-cell/>
        </table:table-row>
        <table:table-row table:style-name="ro1">
          <table:table-cell office:value-type="string" calcext:value-type="string">
            <text:p>wojska węgierskie przegrały z Turkami pod Warną – podczas bitwy zginął Władysław II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NOV 1434</text:p>
          </table:table-cell>
          <table:table-cell/>
        </table:table-row>
        <table:table-row table:style-name="ro1">
          <table:table-cell office:value-type="string" calcext:value-type="string">
            <text:p>królem Polski i Litwy został Kazimierz Jagiellończyk – podczas koronacji zawarto unię personalną obu państw na zasadzie równorzędnośc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JUN 1447</text:p>
          </table:table-cell>
          <table:table-cell/>
        </table:table-row>
        <table:table-row table:style-name="ro1">
          <table:table-cell office:value-type="string" calcext:value-type="string">
            <text:p>początek wojny trzynastoletniej</text:p>
          </table:table-cell>
          <table:table-cell office:value-type="string" calcext:value-type="string">
            <text:p>Historia Polski</text:p>
          </table:table-cell>
          <table:table-cell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string" calcext:value-type="string">
            <text:p>Kazimierz Jagiellończyk inkorporował Prusy do Królestwa Pol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6 MAR 1454</text:p>
          </table:table-cell>
          <table:table-cell/>
        </table:table-row>
        <table:table-row table:style-name="ro1">
          <table:table-cell office:value-type="string" calcext:value-type="string">
            <text:p>na mocy II pokoju toruńskiego zakończono wojnę trzynastoletni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OCT 1466</text:p>
          </table:table-cell>
          <table:table-cell/>
        </table:table-row>
        <table:table-row table:style-name="ro1">
          <table:table-cell office:value-type="string" calcext:value-type="string">
            <text:p>urodził się Mikołaj Kopernik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FEB 147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czątek panowania Jana Olbrachta; </text:span>zerwano unię personalną pomiędzy Polską a Litwą w wyniku obsadzenia syna Kazimierza Jagiellończyka, Aleksandra, na wielkiego księcia litewskiego</text:p>
          </table:table-cell>
          <table:table-cell office:value-type="string" calcext:value-type="string">
            <text:p>Historia Polski</text:p>
          </table:table-cell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string" calcext:value-type="string">
            <text:p>zmarł Jan Olbracht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UN 1501</text:p>
          </table:table-cell>
          <table:table-cell/>
        </table:table-row>
        <table:table-row table:style-name="ro1">
          <table:table-cell office:value-type="string" calcext:value-type="string">
            <text:p>Aleksander Jagiellończyk został koronowa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DEC 1501</text:p>
          </table:table-cell>
          <table:table-cell/>
        </table:table-row>
        <table:table-row table:style-name="ro1">
          <table:table-cell office:value-type="string" calcext:value-type="string">
            <text:p>zmarł Aleksander Jagiellończyk</text:p>
          </table:table-cell>
          <table:table-cell office:value-type="string" calcext:value-type="string">
            <text:p>Historia Polski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string" calcext:value-type="string">
            <text:p>sejm zebrany w Piotrkowie wybrał Zygmunta Starego na króla polski i wielkiego księcia litew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DEC 1506</text:p>
          </table:table-cell>
          <table:table-cell/>
        </table:table-row>
        <table:table-row table:style-name="ro1">
          <table:table-cell office:value-type="string" calcext:value-type="string">
            <text:p>koronowano Zygmunta Star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4 JAN 1507</text:p>
          </table:table-cell>
          <table:table-cell/>
        </table:table-row>
        <table:table-row table:style-name="ro1">
          <table:table-cell office:value-type="string" calcext:value-type="string">
            <text:p>ślub Zygmunta Starego z Boną Sforz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8 APR 1518</text:p>
          </table:table-cell>
          <table:table-cell/>
        </table:table-row>
        <table:table-row table:style-name="ro1">
          <table:table-cell office:value-type="string" calcext:value-type="string">
            <text:p>Albrecht Hohenzollern złożył w Krakowie hołd lenny Zygmuntowi Staremu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APR 1525</text:p>
          </table:table-cell>
          <table:table-cell/>
        </table:table-row>
        <table:table-row table:style-name="ro1">
          <table:table-cell office:value-type="string" calcext:value-type="string">
            <text:p>na mocy vivente rege koronowano Zygmunta August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8 DEC 1530</text:p>
          </table:table-cell>
          <table:table-cell/>
        </table:table-row>
        <table:table-row table:style-name="ro1">
          <table:table-cell office:value-type="string" calcext:value-type="string">
            <text:p>Mikołaj Kopernik wydał traktat O obrotach ciał niebieskich, w którym udowodnił, że Ziemia kręci się wokół Słońca</text:p>
          </table:table-cell>
          <table:table-cell office:value-type="string" calcext:value-type="string">
            <text:p>Historia Polski</text:p>
          </table:table-cell>
          <table:table-cell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string" calcext:value-type="string">
            <text:p>zmarł Zygmunt Star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APR 1548</text:p>
          </table:table-cell>
          <table:table-cell/>
        </table:table-row>
        <table:table-row table:style-name="ro1">
          <table:table-cell office:value-type="string" calcext:value-type="string">
            <text:p>Barbara Radziwiłłówna została koronowana</text:p>
          </table:table-cell>
          <table:table-cell office:value-type="string" calcext:value-type="string">
            <text:p>Historia Polski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string" calcext:value-type="string">
            <text:p>zmarła Barbara Radziwiłłówn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MAY 1551</text:p>
          </table:table-cell>
          <table:table-cell/>
        </table:table-row>
        <table:table-row table:style-name="ro1">
          <table:table-cell office:value-type="string" calcext:value-type="string">
            <text:p>mistrz zakonu inflanckiego Gothard Kettler sekularyzował Inflanty i przekazał je Polsce i Litwie</text:p>
          </table:table-cell>
          <table:table-cell office:value-type="string" calcext:value-type="string">
            <text:p>Historia Polski</text:p>
          </table:table-cell>
          <table:table-cell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string" calcext:value-type="string">
            <text:p>Polska i Litwa zawarły unię lubelską, na mocy którego oba państwa połączyły się w jeden kra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JUL 1569</text:p>
          </table:table-cell>
          <table:table-cell/>
        </table:table-row>
        <table:table-row table:style-name="ro1">
          <table:table-cell office:value-type="string" calcext:value-type="string">
            <text:p>zmarł Zygmunt August – koniec dynastii Jagiellonów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7 JUL 1572</text:p>
          </table:table-cell>
          <table:table-cell/>
        </table:table-row>
        <table:table-row table:style-name="ro1">
          <table:table-cell office:value-type="string" calcext:value-type="string">
            <text:p>koronowano Henryka Walez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1 FEB 1574</text:p>
          </table:table-cell>
          <table:table-cell/>
        </table:table-row>
        <table:table-row table:style-name="ro1">
          <table:table-cell office:value-type="string" calcext:value-type="string">
            <text:p>Stefan Batory ożenił się z Anną Jagiellonką i został koronowany na króla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MAY 1576</text:p>
          </table:table-cell>
          <table:table-cell/>
        </table:table-row>
        <table:table-row table:style-name="ro1">
          <table:table-cell office:value-type="string" calcext:value-type="string">
            <text:p>w Grodnie zmarł Stefan Bator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DEC 1586</text:p>
          </table:table-cell>
          <table:table-cell/>
        </table:table-row>
        <table:table-row table:style-name="ro1">
          <table:table-cell office:value-type="string" calcext:value-type="string">
            <text:p>koronowano Zygmunta Waz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DEC 1587</text:p>
          </table:table-cell>
          <table:table-cell/>
        </table:table-row>
        <table:table-row table:style-name="ro1">
          <table:table-cell office:value-type="string" calcext:value-type="string">
            <text:p>Polska inkorporowała Estoni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R 1600</text:p>
          </table:table-cell>
          <table:table-cell/>
        </table:table-row>
        <table:table-row table:style-name="ro1">
          <table:table-cell office:value-type="string" calcext:value-type="string">
            <text:p>pod Kircholmem wojska hetmana polnego litewskiego Jana Chodkiewicza pokonały trzykrotnie silniejszą armię szwedzk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SEP 1605</text:p>
          </table:table-cell>
          <table:table-cell/>
        </table:table-row>
        <table:table-row table:style-name="ro1">
          <table:table-cell office:value-type="string" calcext:value-type="string">
            <text:p>Zygmunt III Waza przeniósł siedzibę królestwa z Krakowa do Warszaw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MAY 1609</text:p>
          </table:table-cell>
          <table:table-cell/>
        </table:table-row>
        <table:table-row table:style-name="ro1">
          <table:table-cell office:value-type="string" calcext:value-type="string">
            <text:p>Polska pokonała flotę szwedzką pod Oliw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NOV 1627</text:p>
          </table:table-cell>
          <table:table-cell/>
        </table:table-row>
        <table:table-row table:style-name="ro1">
          <table:table-cell office:value-type="string" calcext:value-type="string">
            <text:p>zmarł Zygmunt III Waz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0 APR 1632</text:p>
          </table:table-cell>
          <table:table-cell/>
        </table:table-row>
        <table:table-row table:style-name="ro1">
          <table:table-cell office:value-type="string" calcext:value-type="string">
            <text:p>Władysław IV został wybrany na króla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NOV 1632</text:p>
          </table:table-cell>
          <table:table-cell/>
        </table:table-row>
        <table:table-row table:style-name="ro1">
          <table:table-cell office:value-type="string" calcext:value-type="string">
            <text:p>odsłonięto kolumnę Zygmunta III Wazy</text:p>
          </table:table-cell>
          <table:table-cell office:value-type="string" calcext:value-type="string">
            <text:p>Historia Polski</text:p>
          </table:table-cell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string" calcext:value-type="string">
            <text:p>zmarł Władysław IV Waz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MAY 1648</text:p>
          </table:table-cell>
          <table:table-cell/>
        </table:table-row>
        <table:table-row table:style-name="ro1">
          <table:table-cell office:value-type="string" calcext:value-type="string">
            <text:p>wybuchło powstanie Chmielnickiego na Ukrainie</text:p>
          </table:table-cell>
          <table:table-cell office:value-type="string" calcext:value-type="string">
            <text:p>Historia Polski</text:p>
          </table:table-cell>
          <table:table-cell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string" calcext:value-type="string">
            <text:p>elekcja Jana Kazimierza na króla pol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NOV 1648</text:p>
          </table:table-cell>
          <table:table-cell/>
        </table:table-row>
        <table:table-row table:style-name="ro1">
          <table:table-cell office:value-type="string" calcext:value-type="string">
            <text:p>król Karol X wypowiedział wojnę Rzeczypospolitej – początek potopu szwedz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JUL 1655</text:p>
          </table:table-cell>
          <table:table-cell/>
        </table:table-row>
        <table:table-row table:style-name="ro1">
          <table:table-cell office:value-type="string" calcext:value-type="string">
            <text:p>wypędzono braci polskich</text:p>
          </table:table-cell>
          <table:table-cell office:value-type="string" calcext:value-type="string">
            <text:p>Historia Polski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string" calcext:value-type="string">
            <text:p>abdykacja Jana Kazimierza</text:p>
          </table:table-cell>
          <table:table-cell office:value-type="string" calcext:value-type="string">
            <text:p>Historia Polski</text:p>
          </table:table-cell>
          <table:table-cell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string" calcext:value-type="string">
            <text:p>koronowano Michała Korybuta Wiśniowiec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9 NOV 1669</text:p>
          </table:table-cell>
          <table:table-cell/>
        </table:table-row>
        <table:table-row table:style-name="ro1">
          <table:table-cell office:value-type="string" calcext:value-type="string">
            <text:p>Turcja wypowiedziała wojnę Rzeczypospolit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DEC 1671</text:p>
          </table:table-cell>
          <table:table-cell/>
        </table:table-row>
        <table:table-row table:style-name="ro1">
          <table:table-cell office:value-type="string" calcext:value-type="string">
            <text:p>zmarł Michał Korybut Wiśniowiec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NOV 1673</text:p>
          </table:table-cell>
          <table:table-cell/>
        </table:table-row>
        <table:table-row table:style-name="ro1">
          <table:table-cell office:value-type="string" calcext:value-type="string">
            <text:p>Jan Sobieski został królem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1 MAY 1674</text:p>
          </table:table-cell>
          <table:table-cell/>
        </table:table-row>
        <table:table-row table:style-name="ro1">
          <table:table-cell office:value-type="string" calcext:value-type="string">
            <text:p>koronowano Jana III Sobie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 FEB 1676</text:p>
          </table:table-cell>
          <table:table-cell/>
        </table:table-row>
        <table:table-row table:style-name="ro1">
          <table:table-cell office:value-type="string" calcext:value-type="string">
            <text:p>Jan Heweliusz wydał traktat astronomiczny Machina coelestis</text:p>
          </table:table-cell>
          <table:table-cell office:value-type="string" calcext:value-type="string">
            <text:p>Historia Polski</text:p>
          </table:table-cell>
          <table:table-cell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string" calcext:value-type="string">
            <text:p>bitwa pod Wiedniem: siły koalicji austriacko-niemiecko-polskiej pod dowództwem Jana III Sobieskiego pokonały wojska tureck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SEP 1683</text:p>
          </table:table-cell>
          <table:table-cell/>
        </table:table-row>
        <table:table-row table:style-name="ro1">
          <table:table-cell office:value-type="string" calcext:value-type="string">
            <text:p>zmarł król Jan III Sobie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UN 1696</text:p>
          </table:table-cell>
          <table:table-cell/>
        </table:table-row>
        <table:table-row table:style-name="ro1">
          <table:table-cell office:value-type="string" calcext:value-type="string">
            <text:p>koronowano Augusta II Mocn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5 SEP 1697</text:p>
          </table:table-cell>
          <table:table-cell/>
        </table:table-row>
        <table:table-row table:style-name="ro1">
          <table:table-cell office:value-type="string" calcext:value-type="string">
            <text:p>odbył się zjazd szlachty w Warszawie, podczas którego detronizowano Augusta II i wybrano Stanisława Leszczyńskiego na króla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JUL 1704</text:p>
          </table:table-cell>
          <table:table-cell/>
        </table:table-row>
        <table:table-row table:style-name="ro1">
          <table:table-cell office:value-type="string" calcext:value-type="string">
            <text:p>w katedrze warszawskiej koronowano Stanisława Leszczyń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OCT 1705</text:p>
          </table:table-cell>
          <table:table-cell/>
        </table:table-row>
        <table:table-row table:style-name="ro1">
          <table:table-cell office:value-type="string" calcext:value-type="string">
            <text:p>konfederacja sandomierska nie uznała władz Leszczyńskiego i oddała się pod protekcję cara Rosj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JUN 1707</text:p>
          </table:table-cell>
          <table:table-cell/>
        </table:table-row>
        <table:table-row table:style-name="ro1">
          <table:table-cell office:value-type="string" calcext:value-type="string">
            <text:p>August II wrócił do Rzeczypospolitej, Stanisław Leszczyński uciekł z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AUG 1709</text:p>
          </table:table-cell>
          <table:table-cell/>
        </table:table-row>
        <table:table-row table:style-name="ro1">
          <table:table-cell office:value-type="string" calcext:value-type="string">
            <text:p>zmarł August II Moc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FEB 1733</text:p>
          </table:table-cell>
          <table:table-cell/>
        </table:table-row>
        <table:table-row table:style-name="ro1">
          <table:table-cell office:value-type="string" calcext:value-type="string">
            <text:p>koronowano Augusta II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JAN 1734</text:p>
          </table:table-cell>
          <table:table-cell/>
        </table:table-row>
        <table:table-row table:style-name="ro1">
          <table:table-cell office:value-type="string" calcext:value-type="string">
            <text:p>abdykacja Stanisława Leszczyń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6 JAN 1736</text:p>
          </table:table-cell>
          <table:table-cell/>
        </table:table-row>
        <table:table-row table:style-name="ro1">
          <table:table-cell office:value-type="string" calcext:value-type="string">
            <text:p>Andrzej Zamoyski zniósł poddaństwo chłopów w swoich dobrach</text:p>
          </table:table-cell>
          <table:table-cell office:value-type="string" calcext:value-type="string">
            <text:p>Historia Polski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string" calcext:value-type="string">
            <text:p>zmarł August III Sas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5 OCT 1763</text:p>
          </table:table-cell>
          <table:table-cell/>
        </table:table-row>
        <table:table-row table:style-name="ro1">
          <table:table-cell office:value-type="string" calcext:value-type="string">
            <text:p>elekcja Stanisława Augusta Poniatow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6 SEP 1764</text:p>
          </table:table-cell>
          <table:table-cell/>
        </table:table-row>
        <table:table-row table:style-name="ro1">
          <table:table-cell office:value-type="string" calcext:value-type="string">
            <text:p>I rozbiór Polski między Prusy, Rosję i Austri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5 AUG 1772</text:p>
          </table:table-cell>
          <table:table-cell/>
        </table:table-row>
        <table:table-row table:style-name="ro1">
          <table:table-cell office:value-type="string" calcext:value-type="string">
            <text:p>odbył się pierwszy w historii spis powszech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1789 TO 1790</text:p>
          </table:table-cell>
          <table:table-cell/>
        </table:table-row>
        <table:table-row table:style-name="ro1">
          <table:table-cell office:value-type="string" calcext:value-type="string">
            <text:p>uchwalono pierwszą polską konstytucję (Konstytucja 3 maja)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 MAY 1791</text:p>
          </table:table-cell>
          <table:table-cell/>
        </table:table-row>
        <table:table-row table:style-name="ro1">
          <table:table-cell office:value-type="string" calcext:value-type="string">
            <text:p>II rozbiór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1 JAN 1793</text:p>
          </table:table-cell>
          <table:table-cell/>
        </table:table-row>
        <table:table-row table:style-name="ro1">
          <table:table-cell office:value-type="string" calcext:value-type="string">
            <text:p>wybuchła insurekcja kościuszkows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4 MAR 1794</text:p>
          </table:table-cell>
          <table:table-cell office:value-type="string" calcext:value-type="string">
            <text:p>https://pl.wikipedia.org/wiki/Insurekcja_ko%C5%9Bciuszkowska</text:p>
          </table:table-cell>
        </table:table-row>
        <table:table-row table:style-name="ro1">
          <table:table-cell office:value-type="string" calcext:value-type="string">
            <text:p>bitwa pod Racławicami wygrana przez wojska Kościusz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APR 1794</text:p>
          </table:table-cell>
          <table:table-cell/>
        </table:table-row>
        <table:table-row table:style-name="ro1">
          <table:table-cell office:value-type="string" calcext:value-type="string">
            <text:p>oddziały rosyjskie dokonały rzezi Prag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SEP 1794</text:p>
          </table:table-cell>
          <table:table-cell/>
        </table:table-row>
        <table:table-row table:style-name="ro1">
          <table:table-cell office:value-type="string" calcext:value-type="string">
            <text:p>Rosjanie aresztowali Tomasza Wawrzeckiego – koniec insurekcji kościuszkowski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NOV 1794</text:p>
          </table:table-cell>
          <table:table-cell/>
        </table:table-row>
        <table:table-row table:style-name="ro1">
          <table:table-cell office:value-type="string" calcext:value-type="string">
            <text:p>III rozbiór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4 OCT 1795</text:p>
          </table:table-cell>
          <table:table-cell/>
        </table:table-row>
        <table:table-row table:style-name="ro1">
          <table:table-cell office:value-type="string" calcext:value-type="string">
            <text:p>Jan Henryk Dąbrowski utworzył Legiony Polsk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9 JAN 1797</text:p>
          </table:table-cell>
          <table:table-cell/>
        </table:table-row>
        <table:table-row table:style-name="ro1">
          <table:table-cell office:value-type="string" calcext:value-type="string">
            <text:p>w Petersburgu zmarł ostatni król Polski Stanisław August Poniatow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FEB 1789</text:p>
          </table:table-cell>
          <table:table-cell/>
        </table:table-row>
        <table:table-row table:style-name="ro1">
          <table:table-cell office:value-type="string" calcext:value-type="string">
            <text:p>żołnierze Legionów Polskich zostali wysłani na francuską kolonię San Domingo (ob. Haiti), by tłumić tamtejsze bunty miejscowych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8 MAY 1802</text:p>
          </table:table-cell>
          <table:table-cell/>
        </table:table-row>
        <table:table-row table:style-name="ro1">
          <table:table-cell office:value-type="string" calcext:value-type="string">
            <text:p>pod wodzą Jana Henryka Dąbrowskiego i Józefa Wybickiego wybuchło powstanie wielkopolsk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7 NOV 1806</text:p>
          </table:table-cell>
          <table:table-cell/>
        </table:table-row>
        <table:table-row table:style-name="ro1">
          <table:table-cell office:value-type="string" calcext:value-type="string">
            <text:p>na mocy pokoju tylżyckiego ustanowiono powstanie Księstwa Warszaw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7 JUL 1807 TO 9 JUL 1807</text:p>
          </table:table-cell>
          <table:table-cell/>
        </table:table-row>
        <table:table-row table:style-name="ro1">
          <table:table-cell office:value-type="string" calcext:value-type="string">
            <text:p>na mocy pokoju francusko-austriackiego w Schönbrunn, Księstwo Warszawskie uzyskało Nową Galicj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4 OCT 1809</text:p>
          </table:table-cell>
          <table:table-cell/>
        </table:table-row>
        <table:table-row table:style-name="ro1">
          <table:table-cell office:value-type="string" calcext:value-type="string">
            <text:p>przeprowadzono uwłaszczenie chłopów w Prusach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4 SEP 1811</text:p>
          </table:table-cell>
          <table:table-cell/>
        </table:table-row>
        <table:table-row table:style-name="ro1">
          <table:table-cell office:value-type="string" calcext:value-type="string">
            <text:p>podczas Bitwy pod Lipskiem zginął książę Józef Poniatow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OCT 1813</text:p>
          </table:table-cell>
          <table:table-cell/>
        </table:table-row>
        <table:table-row table:style-name="ro1">
          <table:table-cell office:value-type="string" calcext:value-type="string">
            <text:p>Rosja, Prusy i Austria zawarły traktat o podziale ziem polskich: utworzono Królestwo Polskie połączone unią personalną z Rosją, autonomiczne Wielkie Księstwo Poznańskie w granicach Prus oraz Rzeczpospolitą Krakowską władaną przez Austri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 MAY 1815</text:p>
          </table:table-cell>
          <table:table-cell/>
        </table:table-row>
        <table:table-row table:style-name="ro1">
          <table:table-cell office:value-type="string" calcext:value-type="string">
            <text:p>w Szwajcarii zmarł Tadeusz Kościuszk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5 OCT 1817</text:p>
          </table:table-cell>
          <table:table-cell/>
        </table:table-row>
        <table:table-row table:style-name="ro1">
          <table:table-cell office:value-type="string" calcext:value-type="string">
            <text:p>w zaborze pruskim przeprowadzono reformę uwłaszczeniową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APR 1823</text:p>
          </table:table-cell>
          <table:table-cell/>
        </table:table-row>
        <table:table-row table:style-name="ro1">
          <table:table-cell office:value-type="string" calcext:value-type="string">
            <text:p>zmarł car Aleksander I, tron rosyjski i polski objął jego brat Mikołaj 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DEC 1825</text:p>
          </table:table-cell>
          <table:table-cell/>
        </table:table-row>
        <table:table-row table:style-name="ro1">
          <table:table-cell office:value-type="string" calcext:value-type="string">
            <text:p>„noc listopadowa” – początek powstania listopadow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29 NOV 1830 TO 30 NOV 1830</text:p>
          </table:table-cell>
          <table:table-cell/>
        </table:table-row>
        <table:table-row table:style-name="ro1">
          <table:table-cell office:value-type="string" calcext:value-type="string">
            <text:p>Rząd Narodowy ogłosił pobór pospolitego ruszeni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1 JUN 1831</text:p>
          </table:table-cell>
          <table:table-cell office:value-type="string" calcext:value-type="string">
            <text:p>https://pl.wikipedia.org/wiki/Powstanie_listopadowe</text:p>
          </table:table-cell>
        </table:table-row>
        <table:table-row table:style-name="ro1">
          <table:table-cell office:value-type="string" calcext:value-type="string">
            <text:p>twierdza Zamość kapitulowała: koniec powstania listopadow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1 OCT 1831</text:p>
          </table:table-cell>
          <table:table-cell/>
        </table:table-row>
        <table:table-row table:style-name="ro1">
          <table:table-cell office:value-type="string" calcext:value-type="string">
            <text:p>Mikołaj I zniósł konstytucję, wcielił Królestwo do Cesarstwa Rosyjskiego raz zlikwidował polski sejm, armię oraz odrębny budżet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6 FEB 1832</text:p>
          </table:table-cell>
          <table:table-cell/>
        </table:table-row>
        <table:table-row table:style-name="ro1">
          <table:table-cell office:value-type="string" calcext:value-type="string">
            <text:p>językiem urzędowym na ziemiach polskich został język rosyj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JAN 1834</text:p>
          </table:table-cell>
          <table:table-cell/>
        </table:table-row>
        <table:table-row table:style-name="ro1">
          <table:table-cell office:value-type="string" calcext:value-type="string">
            <text:p>na ziemiach polskich wprowadzono rosyjski system monetarny</text:p>
          </table:table-cell>
          <table:table-cell office:value-type="string" calcext:value-type="string">
            <text:p>Historia Polski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string" calcext:value-type="string">
            <text:p>wybuchła rewolucja krakows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FEB 1846</text:p>
          </table:table-cell>
          <table:table-cell/>
        </table:table-row>
        <table:table-row table:style-name="ro1">
          <table:table-cell office:value-type="string" calcext:value-type="string">
            <text:p>wybuchło powstanie wielkopolsk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MAR 1848</text:p>
          </table:table-cell>
          <table:table-cell/>
        </table:table-row>
        <table:table-row table:style-name="ro1">
          <table:table-cell office:value-type="string" calcext:value-type="string">
            <text:p>w Austrii przeprowadzono uwłaszczenie chłopów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7 SEP 1848</text:p>
          </table:table-cell>
          <table:table-cell/>
        </table:table-row>
        <table:table-row table:style-name="ro1">
          <table:table-cell office:value-type="string" calcext:value-type="string">
            <text:p>w Paryżu zmarł Fryderyk Chopin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7 OCT 1849</text:p>
          </table:table-cell>
          <table:table-cell/>
        </table:table-row>
        <table:table-row table:style-name="ro1">
          <table:table-cell office:value-type="string" calcext:value-type="string">
            <text:p>zniesiono granicę celną między Królestwem Polskim a Cesarstwem Rosyjskim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5 OCT 1850</text:p>
          </table:table-cell>
          <table:table-cell/>
        </table:table-row>
        <table:table-row table:style-name="ro1">
          <table:table-cell office:value-type="string" calcext:value-type="string">
            <text:p>zmarł car Mikołaj I, tron przejął jego syn Aleksander I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 MAY 1855</text:p>
          </table:table-cell>
          <table:table-cell/>
        </table:table-row>
        <table:table-row table:style-name="ro1">
          <table:table-cell office:value-type="string" calcext:value-type="string">
            <text:p>zmarł Adam Mickiewicz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6 NOV 1855</text:p>
          </table:table-cell>
          <table:table-cell/>
        </table:table-row>
        <table:table-row table:style-name="ro1">
          <table:table-cell office:value-type="string" calcext:value-type="string">
            <text:p>zniesienie pańszczyz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1861 TO 1864</text:p>
          </table:table-cell>
          <table:table-cell/>
        </table:table-row>
        <table:table-row table:style-name="ro1">
          <table:table-cell office:value-type="string" calcext:value-type="string">
            <text:p>władze carskie przeprowadziły pobór do wojs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OCT 1862</text:p>
          </table:table-cell>
          <table:table-cell/>
        </table:table-row>
        <table:table-row table:style-name="ro1">
          <table:table-cell office:value-type="string" calcext:value-type="string">
            <text:p>do wojska wcielono 1,5 tys. młodych ludzi – początek rosyjskiej bran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14 JAN 1868 TO 15 JAN 1863</text:p>
          </table:table-cell>
          <table:table-cell/>
        </table:table-row>
        <table:table-row table:style-name="ro1">
          <table:table-cell office:value-type="string" calcext:value-type="string">
            <text:p>wybuchło powstanie styczniowe – władze w kraju objął Tymczasowy Rząd Narodow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2 JAN 1863</text:p>
          </table:table-cell>
          <table:table-cell/>
        </table:table-row>
        <table:table-row table:style-name="ro1">
          <table:table-cell office:value-type="string" calcext:value-type="string">
            <text:p>koniec powstania styczniowego</text:p>
          </table:table-cell>
          <table:table-cell office:value-type="string" calcext:value-type="string">
            <text:p>Historia Polski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string" calcext:value-type="string">
            <text:p>wprowadzono język polski do galicyjskich urzędów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JUN 1869</text:p>
          </table:table-cell>
          <table:table-cell/>
        </table:table-row>
        <table:table-row table:style-name="ro1">
          <table:table-cell office:value-type="string" calcext:value-type="string">
            <text:p>Jan Matejko namalował Bitwę pod Grunwaldem</text:p>
          </table:table-cell>
          <table:table-cell office:value-type="string" calcext:value-type="string">
            <text:p>Historia Polski</text:p>
          </table:table-cell>
          <table:table-cell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string" calcext:value-type="string">
            <text:p>„rugi pruskie”</text:p>
          </table:table-cell>
          <table:table-cell office:value-type="string" calcext:value-type="string">
            <text:p>Historia Polski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https://pl.wikipedia.org/wiki/Rugi_pruskie</text:p>
          </table:table-cell>
        </table:table-row>
        <table:table-row table:style-name="ro1">
          <table:table-cell office:value-type="string" calcext:value-type="string">
            <text:p>Jan Matejko stworzył „Poczet królów i książąt polskich”</text:p>
          </table:table-cell>
          <table:table-cell office:value-type="string" calcext:value-type="string">
            <text:p>Historia Polski</text:p>
          </table:table-cell>
          <table:table-cell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string" calcext:value-type="string">
            <text:p>we Wrześni wybuchły strajki szkolne dzieci w obronie języka pol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APR 1901</text:p>
          </table:table-cell>
          <table:table-cell/>
        </table:table-row>
        <table:table-row table:style-name="ro1">
          <table:table-cell office:value-type="string" calcext:value-type="string">
            <text:p>Maria Skłodowska-Curie i Piotr Curie otrzymali Nagrodę Nobla z dziedziny fizyki za odkrycie polonu</text:p>
          </table:table-cell>
          <table:table-cell office:value-type="string" calcext:value-type="string">
            <text:p>Historia Polski</text:p>
          </table:table-cell>
          <table:table-cell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string" calcext:value-type="string">
            <text:p>Henryk Sienkiewicz otrzymał Nagrodę Nobla za Quo vadis</text:p>
          </table:table-cell>
          <table:table-cell office:value-type="string" calcext:value-type="string">
            <text:p>Historia Polski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string" calcext:value-type="string">
            <text:p>Maria Skłodowska-Curie otrzymała Nagrodę Nobla w dziedzinie chemii za pracę nad radem, polonem oraz promieniotwórczością</text:p>
          </table:table-cell>
          <table:table-cell office:value-type="string" calcext:value-type="string">
            <text:p>Historia Polski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początek I wojny światow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JUL 1914</text:p>
          </table:table-cell>
          <table:table-cell/>
        </table:table-row>
        <table:table-row table:style-name="ro1">
          <table:table-cell office:value-type="string" calcext:value-type="string">
            <text:p>powstały Legiony Polsk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AUG 1914</text:p>
          </table:table-cell>
          <table:table-cell/>
        </table:table-row>
        <table:table-row table:style-name="ro1">
          <table:table-cell office:value-type="string" calcext:value-type="string">
            <text:p>Niemcy i ententa podpisały zawieszenie broni; Rada Regencyjna przekazała Józefowi Piłsudskiego dowództwo nad Polską Siłą Zbrojną – Polska odzyskała niepodległość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1 NOV 1918</text:p>
          </table:table-cell>
          <table:table-cell/>
        </table:table-row>
        <table:table-row table:style-name="ro1">
          <table:table-cell office:value-type="string" calcext:value-type="string">
            <text:p>wybuchło powstanie wielkopolsk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DEC 1918</text:p>
          </table:table-cell>
          <table:table-cell/>
        </table:table-row>
        <table:table-row table:style-name="ro1">
          <table:table-cell office:value-type="string" calcext:value-type="string">
            <text:p>podpisano traktat wersalski, dzięki któremu Polska otrzymała Wielkopolskę oraz Pomorz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JUN 1919</text:p>
          </table:table-cell>
          <table:table-cell/>
        </table:table-row>
        <table:table-row table:style-name="ro2">
          <table:table-cell office:value-type="string" calcext:value-type="string">
            <text:p>bitwa warszawsk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13 AUG 1920 TO 15 AUG 1920</text:p>
          </table:table-cell>
          <table:table-cell office:value-type="string" calcext:value-type="string">
            <text:p><text:a xlink:href="https://pl.wikipedia.org/wiki/Bitwa_Warszawska" xlink:type="simple">https://pl.wikipedia.org/wiki/Bitwa_Warszawska</text:a></text:p>
          </table:table-cell>
        </table:table-row>
        <table:table-row table:style-name="ro1">
          <table:table-cell office:value-type="string" calcext:value-type="string">
            <text:p>podzielono Śląsk pomiędzy Niemcy i Polskę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OCT 1921</text:p>
          </table:table-cell>
          <table:table-cell/>
        </table:table-row>
        <table:table-row table:style-name="ro1">
          <table:table-cell office:value-type="string" calcext:value-type="string">
            <text:p>fanatyczny nacjonalista zamordował Gabriela Narutowicz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6 DEC 1922</text:p>
          </table:table-cell>
          <table:table-cell/>
        </table:table-row>
        <table:table-row table:style-name="ro1">
          <table:table-cell office:value-type="string" calcext:value-type="string">
            <text:p>w wyniku hiperinflacji wybuchł kryzys gospodarczy</text:p>
          </table:table-cell>
          <table:table-cell office:value-type="string" calcext:value-type="string">
            <text:p>Historia Polski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string" calcext:value-type="string">
            <text:p>Władysław Grabski przeprowadził reformy gospodarcze (m.in. wymianę marki polskiej na złotego)</text:p>
          </table:table-cell>
          <table:table-cell office:value-type="string" calcext:value-type="string">
            <text:p>Historia Polski</text:p>
          </table:table-cell>
          <table:table-cell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string" calcext:value-type="string">
            <text:p>prezydentem Polski został Ignacy Mościc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JUN 1926</text:p>
          </table:table-cell>
          <table:table-cell/>
        </table:table-row>
        <table:table-row table:style-name="ro1">
          <table:table-cell office:value-type="string" calcext:value-type="string">
            <text:p>zmarł Józef Piłsud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Y 1935</text:p>
          </table:table-cell>
          <table:table-cell/>
        </table:table-row>
        <table:table-row table:style-name="ro1">
          <table:table-cell office:value-type="string" calcext:value-type="string">
            <text:p>zmarł Roman Dmow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 JAN 1939</text:p>
          </table:table-cell>
          <table:table-cell/>
        </table:table-row>
        <table:table-row table:style-name="ro1">
          <table:table-cell office:value-type="string" calcext:value-type="string">
            <text:p>hitlerowskie Niemcy, w porozumieniu ze Związkiem Radzieckim, napadły na Polskę. Początek kampanii wrześniowej w Polsce. Początek II wojny światow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SEP 1939</text:p>
          </table:table-cell>
          <table:table-cell/>
        </table:table-row>
        <table:table-row table:style-name="ro1">
          <table:table-cell office:value-type="string" calcext:value-type="string">
            <text:p>podpisanie przez III Rzeszę i ZSRR porozumienia dotyczącego podziału ziem polskich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SEP 1939</text:p>
          </table:table-cell>
          <table:table-cell/>
        </table:table-row>
        <table:table-row table:style-name="ro1">
          <table:table-cell office:value-type="string" calcext:value-type="string">
            <text:p>rozpoczęto deportację Polaków w głąb ZSRR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FEB 1940</text:p>
          </table:table-cell>
          <table:table-cell/>
        </table:table-row>
        <table:table-row table:style-name="ro1">
          <table:table-cell office:value-type="string" calcext:value-type="string">
            <text:p>śmierć gen. Władysława Sikorskiego w katastrofie lotniczej pod Gibraltarem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JUL 1943</text:p>
          </table:table-cell>
          <table:table-cell/>
        </table:table-row>
        <table:table-row table:style-name="ro1">
          <table:table-cell office:value-type="string" calcext:value-type="string">
            <text:p>wybuchło powstanie warszawsk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AUG 1944</text:p>
          </table:table-cell>
          <table:table-cell/>
        </table:table-row>
        <table:table-row table:style-name="ro1">
          <table:table-cell office:value-type="string" calcext:value-type="string">
            <text:p>koniec II wojny światowej w Europi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8 MAY 1945</text:p>
          </table:table-cell>
          <table:table-cell/>
        </table:table-row>
        <table:table-row table:style-name="ro1">
          <table:table-cell office:value-type="string" calcext:value-type="string">
            <text:p>odbyła się konferencja poczdamska. Na konferencji ustalono przebieg zachodniej granicy Polski na linii rzeki Odry i Nysy Łużyckiej. Ziemie na wschód od tych rzek, tzw. Ziemie Zachodnie, weszły w skład państwa polski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17 JUL 1945 TO 2 AUG 1945</text:p>
          </table:table-cell>
          <table:table-cell/>
        </table:table-row>
        <table:table-row table:style-name="ro1">
          <table:table-cell office:value-type="string" calcext:value-type="string">
            <text:p>umarł Józef Stalin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5 MAR 1953</text:p>
          </table:table-cell>
          <table:table-cell/>
        </table:table-row>
        <table:table-row table:style-name="ro1">
          <table:table-cell office:value-type="string" calcext:value-type="string">
            <text:p>w Moskwie zmarł Bolesław Bierut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R 1956</text:p>
          </table:table-cell>
          <table:table-cell/>
        </table:table-row>
        <table:table-row table:style-name="ro1">
          <table:table-cell office:value-type="string" calcext:value-type="string">
            <text:p>podczas VIII plenum KC PZPR wybrano Gomułkę na stanowisko I sekretarza KC PZPR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1 OCT 1956</text:p>
          </table:table-cell>
          <table:table-cell/>
        </table:table-row>
        <table:table-row table:style-name="ro1">
          <table:table-cell office:value-type="string" calcext:value-type="string">
            <text:p>odbyły się centralne obchody Milenium na Jasnej Górz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 MAY 1966</text:p>
          </table:table-cell>
          <table:table-cell/>
        </table:table-row>
        <table:table-row table:style-name="ro1">
          <table:table-cell office:value-type="string" calcext:value-type="string">
            <text:p>odsunięto Władysława Gomułki od władzy. Pierwszym sekretarzem KC PZPR został Edward Gierek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0 DEC 1970</text:p>
          </table:table-cell>
          <table:table-cell/>
        </table:table-row>
        <table:table-row table:style-name="ro1">
          <table:table-cell office:value-type="string" calcext:value-type="string">
            <text:p>wybór kardynała Karola Wojtyły na biskupa Rzymu. Nowy papież przybrał imię Jan Paweł I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6 OCT 1978</text:p>
          </table:table-cell>
          <table:table-cell/>
        </table:table-row>
        <table:table-row table:style-name="ro1">
          <table:table-cell office:value-type="string" calcext:value-type="string">
            <text:p>podpisano porozumienia sierpniowe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0 AUG 1980</text:p>
          </table:table-cell>
          <table:table-cell/>
        </table:table-row>
        <table:table-row table:style-name="ro1">
          <table:table-cell office:value-type="string" calcext:value-type="string">
            <text:p>zmarł Prymas Polski kardynał Stefan Wyszyń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8 MAY 1981</text:p>
          </table:table-cell>
          <table:table-cell/>
        </table:table-row>
        <table:table-row table:style-name="ro1">
          <table:table-cell office:value-type="string" calcext:value-type="string">
            <text:p>premier Wojciech Jaruzelski został także I sekretarzem KC PZPR w miejsce Stanisława Kan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8 OCT 1981</text:p>
          </table:table-cell>
          <table:table-cell/>
        </table:table-row>
        <table:table-row table:style-name="ro1">
          <table:table-cell office:value-type="string" calcext:value-type="string">
            <text:p>władze komunistyczne PRL wprowadziły w Polsce stan wojen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3 DEC 1981</text:p>
          </table:table-cell>
          <table:table-cell/>
        </table:table-row>
        <table:table-row table:style-name="ro1">
          <table:table-cell office:value-type="string" calcext:value-type="string">
            <text:p>zawieszono stan wojen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1 DEC 1982</text:p>
          </table:table-cell>
          <table:table-cell/>
        </table:table-row>
        <table:table-row table:style-name="ro1">
          <table:table-cell office:value-type="string" calcext:value-type="string">
            <text:p>zniesiono stan wojenny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2 JUL 1983</text:p>
          </table:table-cell>
          <table:table-cell/>
        </table:table-row>
        <table:table-row table:style-name="ro1">
          <table:table-cell office:value-type="string" calcext:value-type="string">
            <text:p>odbyły się obrady Okrągłego Stołu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FROM 6 FEB 1989 TO 5 APR 1989</text:p>
          </table:table-cell>
          <table:table-cell/>
        </table:table-row>
        <table:table-row table:style-name="ro1">
          <table:table-cell office:value-type="string" calcext:value-type="string">
            <text:p>Pierwsza tura wyborów do tzw. Sejmu kontraktowego. Umowny koniec władzy komunistycznej w Polsce.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JUN 1989</text:p>
          </table:table-cell>
          <table:table-cell/>
        </table:table-row>
        <table:table-row table:style-name="ro1">
          <table:table-cell office:value-type="string" calcext:value-type="string">
            <text:p>urynkowiono ceny żywności – zniesienie systemu kartkoweg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AUG 1989</text:p>
          </table:table-cell>
          <table:table-cell/>
        </table:table-row>
        <table:table-row table:style-name="ro1">
          <table:table-cell office:value-type="string" calcext:value-type="string">
            <text:p>Sejm i Senat zatwierdziły pakiet reform gospodarczych zwanych planem Balcerowicz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7 DEC 1989</text:p>
          </table:table-cell>
          <table:table-cell/>
        </table:table-row>
        <table:table-row table:style-name="ro1">
          <table:table-cell office:value-type="string" calcext:value-type="string">
            <text:p>zmieniono konstytucję Polskiej Rzeczypospolitej Ludowej podczas której m.in. zmieniła nazwę państwa na Rzeczpospolita Polska i przywrócono koronę orłu białemu w Godle Pol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31 DEC 1989</text:p>
          </table:table-cell>
          <table:table-cell/>
        </table:table-row>
        <table:table-row table:style-name="ro1">
          <table:table-cell office:value-type="string" calcext:value-type="string">
            <text:p>wybory prezydenckie wygrał Lech Wałęs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9 DEC 1990</text:p>
          </table:table-cell>
          <table:table-cell/>
        </table:table-row>
        <table:table-row table:style-name="ro1">
          <table:table-cell office:value-type="string" calcext:value-type="string">
            <text:p>przeprowadzono denominację złotówki w stosunku 1:10 000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JAN 1995</text:p>
          </table:table-cell>
          <table:table-cell/>
        </table:table-row>
        <table:table-row table:style-name="ro1">
          <table:table-cell office:value-type="string" calcext:value-type="string">
            <text:p>wybory prezydenckie wygrał Aleksander Kwaśniew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9 OCT 1995</text:p>
          </table:table-cell>
          <table:table-cell/>
        </table:table-row>
        <table:table-row table:style-name="ro1">
          <table:table-cell office:value-type="string" calcext:value-type="string">
            <text:p>Polska przystąpiła do NATO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MAR 1999</text:p>
          </table:table-cell>
          <table:table-cell/>
        </table:table-row>
        <table:table-row table:style-name="ro1">
          <table:table-cell office:value-type="string" calcext:value-type="string">
            <text:p>Polska przystąpiła do Unii Europejski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 MAY 2004</text:p>
          </table:table-cell>
          <table:table-cell/>
        </table:table-row>
        <table:table-row table:style-name="ro1">
          <table:table-cell office:value-type="string" calcext:value-type="string">
            <text:p>zmarł Jan Paweł I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 APR 2005</text:p>
          </table:table-cell>
          <table:table-cell/>
        </table:table-row>
        <table:table-row table:style-name="ro1">
          <table:table-cell office:value-type="string" calcext:value-type="string">
            <text:p>II tura wyborów prezydenckich wygrał Lech Kaczyński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3 OCT 2005</text:p>
          </table:table-cell>
          <table:table-cell/>
        </table:table-row>
        <table:table-row table:style-name="ro1">
          <table:table-cell office:value-type="string" calcext:value-type="string">
            <text:p>w katastrofie lotniczej w Smoleńsku zginął prezydent Rzeczypospolitej Polskiej Lech Kaczyński wraz z żoną. Śmierć poniosły także inne osoby, m.in.: ostatni prezydent RP na uchodźstwie Ryszard Kaczorowski. Łącznie zginęło 96 osób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0 APR 2010</text:p>
          </table:table-cell>
          <table:table-cell/>
        </table:table-row>
        <table:table-row table:style-name="ro1">
          <table:table-cell office:value-type="string" calcext:value-type="string">
            <text:p>II tura wyborów prezydenckich. Bronisław Komorowski został wybrany prezydentem Rzeczypospolitej Polskiej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4 JUL 2010</text:p>
          </table:table-cell>
          <table:table-cell/>
        </table:table-row>
        <table:table-row table:style-name="ro1">
          <table:table-cell office:value-type="string" calcext:value-type="string">
            <text:p>II tura wyborów prezydenckich wygrał Andrzej Dud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24 MAY 2015</text:p>
          </table:table-cell>
          <table:table-cell/>
        </table:table-row>
        <table:table-row table:style-name="ro1">
          <table:table-cell office:value-type="string" calcext:value-type="string">
            <text:p>II tura wyborów prezydenckich, prezydentem Rzeczypospolitej Polski został ponownie Andrzej Duda</text:p>
          </table:table-cell>
          <table:table-cell office:value-type="string" calcext:value-type="string">
            <text:p>Historia Polski</text:p>
          </table:table-cell>
          <table:table-cell office:value-type="string" calcext:value-type="string">
            <text:p>12 JUL 2020</text:p>
          </table:table-cell>
          <table:table-cell/>
        </table:table-row>
      </table:table>
      <table:table table:name="Pol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 table:formula="of:=IF(ISBLANK([$Dane.A2]);&quot;&quot;;COM.MICROSOFT.CONCAT([$Dane.A$1];&quot; &quot;;[$Dane.A2]))" office:value-type="string" office:string-value="1 EVEN Chrzest Polski" calcext:value-type="string">
            <text:p>1 EVEN Chrzest Polski</text:p>
          </table:table-cell>
          <table:table-cell table:formula="of:=IF(ISBLANK([$Dane.B2]);&quot;&quot;;COM.MICROSOFT.CONCAT([$Dane.B$1];&quot; &quot;;[$Dane.B2]))" office:value-type="string" office:string-value="2 TYPE Historia Polski" calcext:value-type="string">
            <text:p>2 TYPE Historia Polski</text:p>
          </table:table-cell>
          <table:table-cell table:formula="of:=IF(ISBLANK([$Dane.C2]);&quot;&quot;;COM.MICROSOFT.CONCAT([$Dane.C$1];&quot; &quot;;[$Dane.C2]))" office:value-type="string" office:string-value="2 DATE  966" calcext:value-type="string">
            <text:p>2 DATE <text:s/>966</text:p>
          </table:table-cell>
          <table:table-cell table:formula="of:=IF(ISBLANK([$Dane.D2]);&quot;&quot;;COM.MICROSOFT.CONCAT([$Dane.D$1];&quot; &quot;;[$Dane.D2]))" office:value-type="string" office:string-value="2 NOTE https://pl.wikipedia.org/wiki/Chrzest_Polski" calcext:value-type="string">
            <text:p>2 NOTE https://pl.wikipedia.org/wiki/Chrzest_Polski</text:p>
          </table:table-cell>
        </table:table-row>
        <table:table-row table:style-name="ro1">
          <table:table-cell table:formula="of:=IF(ISBLANK([$Dane.A3]);&quot;&quot;;COM.MICROSOFT.CONCAT([$Dane.A$1];&quot; &quot;;[$Dane.A3]))" office:value-type="string" office:string-value="1 EVEN początek panowania Mieszka I" calcext:value-type="string">
            <text:p>1 EVEN początek panowania Mieszka I</text:p>
          </table:table-cell>
          <table:table-cell table:formula="of:=IF(ISBLANK([$Dane.B3]);&quot;&quot;;COM.MICROSOFT.CONCAT([$Dane.B$1];&quot; &quot;;[$Dane.B3]))" office:value-type="string" office:string-value="2 TYPE Historia Polski" calcext:value-type="string">
            <text:p>2 TYPE Historia Polski</text:p>
          </table:table-cell>
          <table:table-cell table:formula="of:=IF(ISBLANK([$Dane.C3]);&quot;&quot;;COM.MICROSOFT.CONCAT([$Dane.C$1];&quot; &quot;;[$Dane.C3]))" office:value-type="string" office:string-value="2 DATE  ABT 960" calcext:value-type="string">
            <text:p>2 DATE <text:s/>ABT 960</text:p>
          </table:table-cell>
          <table:table-cell table:formula="of:=IF(ISBLANK([$Dane.D3]);&quot;&quot;;COM.MICROSOFT.CONCAT([$Dane.D$1];&quot; &quot;;[$Dane.D3]))">
            <text:p/>
          </table:table-cell>
        </table:table-row>
        <table:table-row table:style-name="ro1">
          <table:table-cell table:formula="of:=IF(ISBLANK([$Dane.A4]);&quot;&quot;;COM.MICROSOFT.CONCAT([$Dane.A$1];&quot; &quot;;[$Dane.A4]))" office:value-type="string" office:string-value="1 EVEN zmarł Mieszko I" calcext:value-type="string">
            <text:p>1 EVEN zmarł Mieszko I</text:p>
          </table:table-cell>
          <table:table-cell table:formula="of:=IF(ISBLANK([$Dane.B4]);&quot;&quot;;COM.MICROSOFT.CONCAT([$Dane.B$1];&quot; &quot;;[$Dane.B4]))" office:value-type="string" office:string-value="2 TYPE Historia Polski" calcext:value-type="string">
            <text:p>2 TYPE Historia Polski</text:p>
          </table:table-cell>
          <table:table-cell table:formula="of:=IF(ISBLANK([$Dane.C4]);&quot;&quot;;COM.MICROSOFT.CONCAT([$Dane.C$1];&quot; &quot;;[$Dane.C4]))" office:value-type="string" office:string-value="2 DATE  25 MAY 992" calcext:value-type="string">
            <text:p>2 DATE <text:s/>25 MAY 992</text:p>
          </table:table-cell>
          <table:table-cell table:formula="of:=IF(ISBLANK([$Dane.D4]);&quot;&quot;;COM.MICROSOFT.CONCAT([$Dane.D$1];&quot; &quot;;[$Dane.D4]))">
            <text:p/>
          </table:table-cell>
        </table:table-row>
        <table:table-row table:style-name="ro1">
          <table:table-cell table:formula="of:=IF(ISBLANK([$Dane.A5]);&quot;&quot;;COM.MICROSOFT.CONCAT([$Dane.A$1];&quot; &quot;;[$Dane.A5]))" office:value-type="string" office:string-value="1 EVEN początek panowania Bolesława Chrobrego" calcext:value-type="string">
            <text:p>1 EVEN początek panowania Bolesława Chrobrego</text:p>
          </table:table-cell>
          <table:table-cell table:formula="of:=IF(ISBLANK([$Dane.B5]);&quot;&quot;;COM.MICROSOFT.CONCAT([$Dane.B$1];&quot; &quot;;[$Dane.B5]))" office:value-type="string" office:string-value="2 TYPE Historia Polski" calcext:value-type="string">
            <text:p>2 TYPE Historia Polski</text:p>
          </table:table-cell>
          <table:table-cell table:formula="of:=IF(ISBLANK([$Dane.C5]);&quot;&quot;;COM.MICROSOFT.CONCAT([$Dane.C$1];&quot; &quot;;[$Dane.C5]))" office:value-type="string" office:string-value="2 DATE  992" calcext:value-type="string">
            <text:p>2 DATE <text:s/>992</text:p>
          </table:table-cell>
          <table:table-cell table:formula="of:=IF(ISBLANK([$Dane.D5]);&quot;&quot;;COM.MICROSOFT.CONCAT([$Dane.D$1];&quot; &quot;;[$Dane.D5]))">
            <text:p/>
          </table:table-cell>
        </table:table-row>
        <table:table-row table:style-name="ro1">
          <table:table-cell table:formula="of:=IF(ISBLANK([$Dane.A6]);&quot;&quot;;COM.MICROSOFT.CONCAT([$Dane.A$1];&quot; &quot;;[$Dane.A6]))" office:value-type="string" office:string-value="1 EVEN zmarł Bolesław Chrobry" calcext:value-type="string">
            <text:p>1 EVEN zmarł Bolesław Chrobry</text:p>
          </table:table-cell>
          <table:table-cell table:formula="of:=IF(ISBLANK([$Dane.B6]);&quot;&quot;;COM.MICROSOFT.CONCAT([$Dane.B$1];&quot; &quot;;[$Dane.B6]))" office:value-type="string" office:string-value="2 TYPE Historia Polski" calcext:value-type="string">
            <text:p>2 TYPE Historia Polski</text:p>
          </table:table-cell>
          <table:table-cell table:formula="of:=IF(ISBLANK([$Dane.C6]);&quot;&quot;;COM.MICROSOFT.CONCAT([$Dane.C$1];&quot; &quot;;[$Dane.C6]))" office:value-type="string" office:string-value="2 DATE  17 JUN 1025" calcext:value-type="string">
            <text:p>2 DATE <text:s/>17 JUN 1025</text:p>
          </table:table-cell>
          <table:table-cell table:formula="of:=IF(ISBLANK([$Dane.D6]);&quot;&quot;;COM.MICROSOFT.CONCAT([$Dane.D$1];&quot; &quot;;[$Dane.D6]))">
            <text:p/>
          </table:table-cell>
        </table:table-row>
        <table:table-row table:style-name="ro1">
          <table:table-cell table:formula="of:=IF(ISBLANK([$Dane.A7]);&quot;&quot;;COM.MICROSOFT.CONCAT([$Dane.A$1];&quot; &quot;;[$Dane.A7]))" office:value-type="string" office:string-value="1 EVEN zmarł Mieszko II Lambert" calcext:value-type="string">
            <text:p>1 EVEN zmarł Mieszko II Lambert</text:p>
          </table:table-cell>
          <table:table-cell table:formula="of:=IF(ISBLANK([$Dane.B7]);&quot;&quot;;COM.MICROSOFT.CONCAT([$Dane.B$1];&quot; &quot;;[$Dane.B7]))" office:value-type="string" office:string-value="2 TYPE Historia Polski" calcext:value-type="string">
            <text:p>2 TYPE Historia Polski</text:p>
          </table:table-cell>
          <table:table-cell table:formula="of:=IF(ISBLANK([$Dane.C7]);&quot;&quot;;COM.MICROSOFT.CONCAT([$Dane.C$1];&quot; &quot;;[$Dane.C7]))" office:value-type="string" office:string-value="2 DATE  1034" calcext:value-type="string">
            <text:p>2 DATE <text:s/>1034</text:p>
          </table:table-cell>
          <table:table-cell table:formula="of:=IF(ISBLANK([$Dane.D7]);&quot;&quot;;COM.MICROSOFT.CONCAT([$Dane.D$1];&quot; &quot;;[$Dane.D7]))">
            <text:p/>
          </table:table-cell>
        </table:table-row>
        <table:table-row table:style-name="ro1">
          <table:table-cell table:formula="of:=IF(ISBLANK([$Dane.A8]);&quot;&quot;;COM.MICROSOFT.CONCAT([$Dane.A$1];&quot; &quot;;[$Dane.A8]))" office:value-type="string" office:string-value="1 EVEN początek panowania Kazimierza Odnowiciela" calcext:value-type="string">
            <text:p>1 EVEN początek panowania Kazimierza Odnowiciela</text:p>
          </table:table-cell>
          <table:table-cell table:formula="of:=IF(ISBLANK([$Dane.B8]);&quot;&quot;;COM.MICROSOFT.CONCAT([$Dane.B$1];&quot; &quot;;[$Dane.B8]))" office:value-type="string" office:string-value="2 TYPE Historia Polski" calcext:value-type="string">
            <text:p>2 TYPE Historia Polski</text:p>
          </table:table-cell>
          <table:table-cell table:formula="of:=IF(ISBLANK([$Dane.C8]);&quot;&quot;;COM.MICROSOFT.CONCAT([$Dane.C$1];&quot; &quot;;[$Dane.C8]))" office:value-type="string" office:string-value="2 DATE  1034" calcext:value-type="string">
            <text:p>2 DATE <text:s/>1034</text:p>
          </table:table-cell>
          <table:table-cell table:formula="of:=IF(ISBLANK([$Dane.D8]);&quot;&quot;;COM.MICROSOFT.CONCAT([$Dane.D$1];&quot; &quot;;[$Dane.D8]))">
            <text:p/>
          </table:table-cell>
        </table:table-row>
        <table:table-row table:style-name="ro1">
          <table:table-cell table:formula="of:=IF(ISBLANK([$Dane.A9]);&quot;&quot;;COM.MICROSOFT.CONCAT([$Dane.A$1];&quot; &quot;;[$Dane.A9]))" office:value-type="string" office:string-value="1 EVEN nową stolicą Polski został Kraków" calcext:value-type="string">
            <text:p>1 EVEN nową stolicą Polski został Kraków</text:p>
          </table:table-cell>
          <table:table-cell table:formula="of:=IF(ISBLANK([$Dane.B9]);&quot;&quot;;COM.MICROSOFT.CONCAT([$Dane.B$1];&quot; &quot;;[$Dane.B9]))" office:value-type="string" office:string-value="2 TYPE Historia Polski" calcext:value-type="string">
            <text:p>2 TYPE Historia Polski</text:p>
          </table:table-cell>
          <table:table-cell table:formula="of:=IF(ISBLANK([$Dane.C9]);&quot;&quot;;COM.MICROSOFT.CONCAT([$Dane.C$1];&quot; &quot;;[$Dane.C9]))" office:value-type="string" office:string-value="2 DATE  1039" calcext:value-type="string">
            <text:p>2 DATE <text:s/>1039</text:p>
          </table:table-cell>
          <table:table-cell table:formula="of:=IF(ISBLANK([$Dane.D9]);&quot;&quot;;COM.MICROSOFT.CONCAT([$Dane.D$1];&quot; &quot;;[$Dane.D9]))">
            <text:p/>
          </table:table-cell>
        </table:table-row>
        <table:table-row table:style-name="ro1">
          <table:table-cell table:formula="of:=IF(ISBLANK([$Dane.A10]);&quot;&quot;;COM.MICROSOFT.CONCAT([$Dane.A$1];&quot; &quot;;[$Dane.A10]))" office:value-type="string" office:string-value="1 EVEN zmarł Kazimierz Odnowiciel" calcext:value-type="string">
            <text:p>1 EVEN zmarł Kazimierz Odnowiciel</text:p>
          </table:table-cell>
          <table:table-cell table:formula="of:=IF(ISBLANK([$Dane.B10]);&quot;&quot;;COM.MICROSOFT.CONCAT([$Dane.B$1];&quot; &quot;;[$Dane.B10]))" office:value-type="string" office:string-value="2 TYPE Historia Polski" calcext:value-type="string">
            <text:p>2 TYPE Historia Polski</text:p>
          </table:table-cell>
          <table:table-cell table:formula="of:=IF(ISBLANK([$Dane.C10]);&quot;&quot;;COM.MICROSOFT.CONCAT([$Dane.C$1];&quot; &quot;;[$Dane.C10]))" office:value-type="string" office:string-value="2 DATE  1058" calcext:value-type="string">
            <text:p>2 DATE <text:s/>1058</text:p>
          </table:table-cell>
          <table:table-cell table:formula="of:=IF(ISBLANK([$Dane.D10]);&quot;&quot;;COM.MICROSOFT.CONCAT([$Dane.D$1];&quot; &quot;;[$Dane.D10]))">
            <text:p/>
          </table:table-cell>
        </table:table-row>
        <table:table-row table:style-name="ro1">
          <table:table-cell table:formula="of:=IF(ISBLANK([$Dane.A11]);&quot;&quot;;COM.MICROSOFT.CONCAT([$Dane.A$1];&quot; &quot;;[$Dane.A11]))" office:value-type="string" office:string-value="1 EVEN początek panowania Bolesława II Szczodrego" calcext:value-type="string">
            <text:p>1 EVEN początek panowania Bolesława II Szczodrego</text:p>
          </table:table-cell>
          <table:table-cell table:formula="of:=IF(ISBLANK([$Dane.B11]);&quot;&quot;;COM.MICROSOFT.CONCAT([$Dane.B$1];&quot; &quot;;[$Dane.B11]))" office:value-type="string" office:string-value="2 TYPE Historia Polski" calcext:value-type="string">
            <text:p>2 TYPE Historia Polski</text:p>
          </table:table-cell>
          <table:table-cell table:formula="of:=IF(ISBLANK([$Dane.C11]);&quot;&quot;;COM.MICROSOFT.CONCAT([$Dane.C$1];&quot; &quot;;[$Dane.C11]))" office:value-type="string" office:string-value="2 DATE  1058" calcext:value-type="string">
            <text:p>2 DATE <text:s/>1058</text:p>
          </table:table-cell>
          <table:table-cell table:formula="of:=IF(ISBLANK([$Dane.D11]);&quot;&quot;;COM.MICROSOFT.CONCAT([$Dane.D$1];&quot; &quot;;[$Dane.D11]))">
            <text:p/>
          </table:table-cell>
        </table:table-row>
        <table:table-row table:style-name="ro1">
          <table:table-cell table:formula="of:=IF(ISBLANK([$Dane.A12]);&quot;&quot;;COM.MICROSOFT.CONCAT([$Dane.A$1];&quot; &quot;;[$Dane.A12]))" office:value-type="string" office:string-value="1 EVEN w wyniku buntu Bolesław II uciekł z kraju" calcext:value-type="string">
            <text:p>1 EVEN w wyniku buntu Bolesław II uciekł z kraju</text:p>
          </table:table-cell>
          <table:table-cell table:formula="of:=IF(ISBLANK([$Dane.B12]);&quot;&quot;;COM.MICROSOFT.CONCAT([$Dane.B$1];&quot; &quot;;[$Dane.B12]))" office:value-type="string" office:string-value="2 TYPE Historia Polski" calcext:value-type="string">
            <text:p>2 TYPE Historia Polski</text:p>
          </table:table-cell>
          <table:table-cell table:formula="of:=IF(ISBLANK([$Dane.C12]);&quot;&quot;;COM.MICROSOFT.CONCAT([$Dane.C$1];&quot; &quot;;[$Dane.C12]))" office:value-type="string" office:string-value="2 DATE  1079" calcext:value-type="string">
            <text:p>2 DATE <text:s/>1079</text:p>
          </table:table-cell>
          <table:table-cell table:formula="of:=IF(ISBLANK([$Dane.D12]);&quot;&quot;;COM.MICROSOFT.CONCAT([$Dane.D$1];&quot; &quot;;[$Dane.D12]))">
            <text:p/>
          </table:table-cell>
        </table:table-row>
        <table:table-row table:style-name="ro1">
          <table:table-cell table:formula="of:=IF(ISBLANK([$Dane.A13]);&quot;&quot;;COM.MICROSOFT.CONCAT([$Dane.A$1];&quot; &quot;;[$Dane.A13]))" office:value-type="string" office:string-value="1 EVEN początek panowania Władysława I Hermana" calcext:value-type="string">
            <text:p>1 EVEN początek panowania Władysława I Hermana</text:p>
          </table:table-cell>
          <table:table-cell table:formula="of:=IF(ISBLANK([$Dane.B13]);&quot;&quot;;COM.MICROSOFT.CONCAT([$Dane.B$1];&quot; &quot;;[$Dane.B13]))" office:value-type="string" office:string-value="2 TYPE Historia Polski" calcext:value-type="string">
            <text:p>2 TYPE Historia Polski</text:p>
          </table:table-cell>
          <table:table-cell table:formula="of:=IF(ISBLANK([$Dane.C13]);&quot;&quot;;COM.MICROSOFT.CONCAT([$Dane.C$1];&quot; &quot;;[$Dane.C13]))" office:value-type="string" office:string-value="2 DATE  1079" calcext:value-type="string">
            <text:p>2 DATE <text:s/>1079</text:p>
          </table:table-cell>
          <table:table-cell table:formula="of:=IF(ISBLANK([$Dane.D13]);&quot;&quot;;COM.MICROSOFT.CONCAT([$Dane.D$1];&quot; &quot;;[$Dane.D13]))">
            <text:p/>
          </table:table-cell>
        </table:table-row>
        <table:table-row table:style-name="ro1">
          <table:table-cell table:formula="of:=IF(ISBLANK([$Dane.A14]);&quot;&quot;;COM.MICROSOFT.CONCAT([$Dane.A$1];&quot; &quot;;[$Dane.A14]))" office:value-type="string" office:string-value="1 EVEN zmarł Władysław I" calcext:value-type="string">
            <text:p>1 EVEN zmarł Władysław I</text:p>
          </table:table-cell>
          <table:table-cell table:formula="of:=IF(ISBLANK([$Dane.B14]);&quot;&quot;;COM.MICROSOFT.CONCAT([$Dane.B$1];&quot; &quot;;[$Dane.B14]))" office:value-type="string" office:string-value="2 TYPE Historia Polski" calcext:value-type="string">
            <text:p>2 TYPE Historia Polski</text:p>
          </table:table-cell>
          <table:table-cell table:formula="of:=IF(ISBLANK([$Dane.C14]);&quot;&quot;;COM.MICROSOFT.CONCAT([$Dane.C$1];&quot; &quot;;[$Dane.C14]))" office:value-type="string" office:string-value="2 DATE  1102" calcext:value-type="string">
            <text:p>2 DATE <text:s/>1102</text:p>
          </table:table-cell>
          <table:table-cell table:formula="of:=IF(ISBLANK([$Dane.D14]);&quot;&quot;;COM.MICROSOFT.CONCAT([$Dane.D$1];&quot; &quot;;[$Dane.D14]))">
            <text:p/>
          </table:table-cell>
        </table:table-row>
        <table:table-row table:style-name="ro1">
          <table:table-cell table:formula="of:=IF(ISBLANK([$Dane.A15]);&quot;&quot;;COM.MICROSOFT.CONCAT([$Dane.A$1];&quot; &quot;;[$Dane.A15]))" office:value-type="string" office:string-value="1 EVEN początek panowania Bolesława III Krzywoustego" calcext:value-type="string">
            <text:p>1 EVEN początek panowania Bolesława III Krzywoustego</text:p>
          </table:table-cell>
          <table:table-cell table:formula="of:=IF(ISBLANK([$Dane.B15]);&quot;&quot;;COM.MICROSOFT.CONCAT([$Dane.B$1];&quot; &quot;;[$Dane.B15]))" office:value-type="string" office:string-value="2 TYPE Historia Polski" calcext:value-type="string">
            <text:p>2 TYPE Historia Polski</text:p>
          </table:table-cell>
          <table:table-cell table:formula="of:=IF(ISBLANK([$Dane.C15]);&quot;&quot;;COM.MICROSOFT.CONCAT([$Dane.C$1];&quot; &quot;;[$Dane.C15]))" office:value-type="string" office:string-value="2 DATE  1102" calcext:value-type="string">
            <text:p>2 DATE <text:s/>1102</text:p>
          </table:table-cell>
          <table:table-cell table:formula="of:=IF(ISBLANK([$Dane.D15]);&quot;&quot;;COM.MICROSOFT.CONCAT([$Dane.D$1];&quot; &quot;;[$Dane.D15]))">
            <text:p/>
          </table:table-cell>
        </table:table-row>
        <table:table-row table:style-name="ro1">
          <table:table-cell table:formula="of:=IF(ISBLANK([$Dane.A16]);&quot;&quot;;COM.MICROSOFT.CONCAT([$Dane.A$1];&quot; &quot;;[$Dane.A16]))" office:value-type="string" office:string-value="1 EVEN zmarł Bolesław Krzywousty; początek rozbicia dzielnicowego" calcext:value-type="string">
            <text:p>1 EVEN zmarł Bolesław Krzywousty; początek rozbicia dzielnicowego</text:p>
          </table:table-cell>
          <table:table-cell table:formula="of:=IF(ISBLANK([$Dane.B16]);&quot;&quot;;COM.MICROSOFT.CONCAT([$Dane.B$1];&quot; &quot;;[$Dane.B16]))" office:value-type="string" office:string-value="2 TYPE Historia Polski" calcext:value-type="string">
            <text:p>2 TYPE Historia Polski</text:p>
          </table:table-cell>
          <table:table-cell table:formula="of:=IF(ISBLANK([$Dane.C16]);&quot;&quot;;COM.MICROSOFT.CONCAT([$Dane.C$1];&quot; &quot;;[$Dane.C16]))" office:value-type="string" office:string-value="2 DATE  28 OCT 1138" calcext:value-type="string">
            <text:p>2 DATE <text:s/>28 OCT 1138</text:p>
          </table:table-cell>
          <table:table-cell table:formula="of:=IF(ISBLANK([$Dane.D16]);&quot;&quot;;COM.MICROSOFT.CONCAT([$Dane.D$1];&quot; &quot;;[$Dane.D16]))">
            <text:p/>
          </table:table-cell>
        </table:table-row>
        <table:table-row table:style-name="ro1">
          <table:table-cell table:formula="of:=IF(ISBLANK([$Dane.A17]);&quot;&quot;;COM.MICROSOFT.CONCAT([$Dane.A$1];&quot; &quot;;[$Dane.A17]))" office:value-type="string" office:string-value="1 EVEN zakon krzyżacki otrzymał od Konrada Mazowieckiego w dzierżawę ziemię chełmińską" calcext:value-type="string">
            <text:p>1 EVEN zakon krzyżacki otrzymał od Konrada Mazowieckiego w dzierżawę ziemię chełmińską</text:p>
          </table:table-cell>
          <table:table-cell table:formula="of:=IF(ISBLANK([$Dane.B17]);&quot;&quot;;COM.MICROSOFT.CONCAT([$Dane.B$1];&quot; &quot;;[$Dane.B17]))" office:value-type="string" office:string-value="2 TYPE Historia Polski" calcext:value-type="string">
            <text:p>2 TYPE Historia Polski</text:p>
          </table:table-cell>
          <table:table-cell table:formula="of:=IF(ISBLANK([$Dane.C17]);&quot;&quot;;COM.MICROSOFT.CONCAT([$Dane.C$1];&quot; &quot;;[$Dane.C17]))" office:value-type="string" office:string-value="2 DATE  1228" calcext:value-type="string">
            <text:p>2 DATE <text:s/>1228</text:p>
          </table:table-cell>
          <table:table-cell table:formula="of:=IF(ISBLANK([$Dane.D17]);&quot;&quot;;COM.MICROSOFT.CONCAT([$Dane.D$1];&quot; &quot;;[$Dane.D17]))">
            <text:p/>
          </table:table-cell>
        </table:table-row>
        <table:table-row table:style-name="ro1">
          <table:table-cell table:formula="of:=IF(ISBLANK([$Dane.A18]);&quot;&quot;;COM.MICROSOFT.CONCAT([$Dane.A$1];&quot; &quot;;[$Dane.A18]))" office:value-type="string" office:string-value="1 EVEN najazd Tatarów na Polskę" calcext:value-type="string">
            <text:p>1 EVEN najazd Tatarów na Polskę</text:p>
          </table:table-cell>
          <table:table-cell table:formula="of:=IF(ISBLANK([$Dane.B18]);&quot;&quot;;COM.MICROSOFT.CONCAT([$Dane.B$1];&quot; &quot;;[$Dane.B18]))" office:value-type="string" office:string-value="2 TYPE Historia Polski" calcext:value-type="string">
            <text:p>2 TYPE Historia Polski</text:p>
          </table:table-cell>
          <table:table-cell table:formula="of:=IF(ISBLANK([$Dane.C18]);&quot;&quot;;COM.MICROSOFT.CONCAT([$Dane.C$1];&quot; &quot;;[$Dane.C18]))" office:value-type="string" office:string-value="2 DATE  1241" calcext:value-type="string">
            <text:p>2 DATE <text:s/>1241</text:p>
          </table:table-cell>
          <table:table-cell table:formula="of:=IF(ISBLANK([$Dane.D18]);&quot;&quot;;COM.MICROSOFT.CONCAT([$Dane.D$1];&quot; &quot;;[$Dane.D18]))">
            <text:p/>
          </table:table-cell>
        </table:table-row>
        <table:table-row table:style-name="ro1">
          <table:table-cell table:formula="of:=IF(ISBLANK([$Dane.A19]);&quot;&quot;;COM.MICROSOFT.CONCAT([$Dane.A$1];&quot; &quot;;[$Dane.A19]))" office:value-type="string" office:string-value="1 EVEN drugi najazd Tatarów na Polskę" calcext:value-type="string">
            <text:p>1 EVEN drugi najazd Tatarów na Polskę</text:p>
          </table:table-cell>
          <table:table-cell table:formula="of:=IF(ISBLANK([$Dane.B19]);&quot;&quot;;COM.MICROSOFT.CONCAT([$Dane.B$1];&quot; &quot;;[$Dane.B19]))" office:value-type="string" office:string-value="2 TYPE Historia Polski" calcext:value-type="string">
            <text:p>2 TYPE Historia Polski</text:p>
          </table:table-cell>
          <table:table-cell table:formula="of:=IF(ISBLANK([$Dane.C19]);&quot;&quot;;COM.MICROSOFT.CONCAT([$Dane.C$1];&quot; &quot;;[$Dane.C19]))" office:value-type="string" office:string-value="2 DATE  FROM 1259 TO 1260" calcext:value-type="string">
            <text:p>2 DATE <text:s/>FROM 1259 TO 1260</text:p>
          </table:table-cell>
          <table:table-cell table:formula="of:=IF(ISBLANK([$Dane.D19]);&quot;&quot;;COM.MICROSOFT.CONCAT([$Dane.D$1];&quot; &quot;;[$Dane.D19]))">
            <text:p/>
          </table:table-cell>
        </table:table-row>
        <table:table-row table:style-name="ro1">
          <table:table-cell table:formula="of:=IF(ISBLANK([$Dane.A20]);&quot;&quot;;COM.MICROSOFT.CONCAT([$Dane.A$1];&quot; &quot;;[$Dane.A20]))" office:value-type="string" office:string-value="1 EVEN Krzyżacy dokonali rzezi mieszkańców Gdańska" calcext:value-type="string">
            <text:p>1 EVEN Krzyżacy dokonali rzezi mieszkańców Gdańska</text:p>
          </table:table-cell>
          <table:table-cell table:formula="of:=IF(ISBLANK([$Dane.B20]);&quot;&quot;;COM.MICROSOFT.CONCAT([$Dane.B$1];&quot; &quot;;[$Dane.B20]))" office:value-type="string" office:string-value="2 TYPE Historia Polski" calcext:value-type="string">
            <text:p>2 TYPE Historia Polski</text:p>
          </table:table-cell>
          <table:table-cell table:formula="of:=IF(ISBLANK([$Dane.C20]);&quot;&quot;;COM.MICROSOFT.CONCAT([$Dane.C$1];&quot; &quot;;[$Dane.C20]))" office:value-type="string" office:string-value="2 DATE  1308" calcext:value-type="string">
            <text:p>2 DATE <text:s/>1308</text:p>
          </table:table-cell>
          <table:table-cell table:formula="of:=IF(ISBLANK([$Dane.D20]);&quot;&quot;;COM.MICROSOFT.CONCAT([$Dane.D$1];&quot; &quot;;[$Dane.D20]))">
            <text:p/>
          </table:table-cell>
        </table:table-row>
        <table:table-row table:style-name="ro1">
          <table:table-cell table:formula="of:=IF(ISBLANK([$Dane.A21]);&quot;&quot;;COM.MICROSOFT.CONCAT([$Dane.A$1];&quot; &quot;;[$Dane.A21]))" office:value-type="string" office:string-value="1 EVEN w Krakowie koronowano Władysława Łokietka; ponowne zjednoczenie Polski i koniec rozbicia dzielnicowego" calcext:value-type="string">
            <text:p>1 EVEN w Krakowie koronowano Władysława Łokietka; ponowne zjednoczenie Polski i koniec rozbicia dzielnicowego</text:p>
          </table:table-cell>
          <table:table-cell table:formula="of:=IF(ISBLANK([$Dane.B21]);&quot;&quot;;COM.MICROSOFT.CONCAT([$Dane.B$1];&quot; &quot;;[$Dane.B21]))" office:value-type="string" office:string-value="2 TYPE Historia Polski" calcext:value-type="string">
            <text:p>2 TYPE Historia Polski</text:p>
          </table:table-cell>
          <table:table-cell table:formula="of:=IF(ISBLANK([$Dane.C21]);&quot;&quot;;COM.MICROSOFT.CONCAT([$Dane.C$1];&quot; &quot;;[$Dane.C21]))" office:value-type="string" office:string-value="2 DATE  20 JAN 1320" calcext:value-type="string">
            <text:p>2 DATE <text:s/>20 JAN 1320</text:p>
          </table:table-cell>
          <table:table-cell table:formula="of:=IF(ISBLANK([$Dane.D21]);&quot;&quot;;COM.MICROSOFT.CONCAT([$Dane.D$1];&quot; &quot;;[$Dane.D21]))">
            <text:p/>
          </table:table-cell>
        </table:table-row>
        <table:table-row table:style-name="ro1">
          <table:table-cell table:formula="of:=IF(ISBLANK([$Dane.A22]);&quot;&quot;;COM.MICROSOFT.CONCAT([$Dane.A$1];&quot; &quot;;[$Dane.A22]))" office:value-type="string" office:string-value="1 EVEN Władysław Łokietek pokonał Krzyżaków w bitwie pod Płowcami" calcext:value-type="string">
            <text:p>1 EVEN Władysław Łokietek pokonał Krzyżaków w bitwie pod Płowcami</text:p>
          </table:table-cell>
          <table:table-cell table:formula="of:=IF(ISBLANK([$Dane.B22]);&quot;&quot;;COM.MICROSOFT.CONCAT([$Dane.B$1];&quot; &quot;;[$Dane.B22]))" office:value-type="string" office:string-value="2 TYPE Historia Polski" calcext:value-type="string">
            <text:p>2 TYPE Historia Polski</text:p>
          </table:table-cell>
          <table:table-cell table:formula="of:=IF(ISBLANK([$Dane.C22]);&quot;&quot;;COM.MICROSOFT.CONCAT([$Dane.C$1];&quot; &quot;;[$Dane.C22]))" office:value-type="string" office:string-value="2 DATE  27 SEP 1331" calcext:value-type="string">
            <text:p>2 DATE <text:s/>27 SEP 1331</text:p>
          </table:table-cell>
          <table:table-cell table:formula="of:=IF(ISBLANK([$Dane.D22]);&quot;&quot;;COM.MICROSOFT.CONCAT([$Dane.D$1];&quot; &quot;;[$Dane.D22]))">
            <text:p/>
          </table:table-cell>
        </table:table-row>
        <table:table-row table:style-name="ro1">
          <table:table-cell table:formula="of:=IF(ISBLANK([$Dane.A23]);&quot;&quot;;COM.MICROSOFT.CONCAT([$Dane.A$1];&quot; &quot;;[$Dane.A23]))" office:value-type="string" office:string-value="1 EVEN zmarł Władysław Łokietek" calcext:value-type="string">
            <text:p>1 EVEN zmarł Władysław Łokietek</text:p>
          </table:table-cell>
          <table:table-cell table:formula="of:=IF(ISBLANK([$Dane.B23]);&quot;&quot;;COM.MICROSOFT.CONCAT([$Dane.B$1];&quot; &quot;;[$Dane.B23]))" office:value-type="string" office:string-value="2 TYPE Historia Polski" calcext:value-type="string">
            <text:p>2 TYPE Historia Polski</text:p>
          </table:table-cell>
          <table:table-cell table:formula="of:=IF(ISBLANK([$Dane.C23]);&quot;&quot;;COM.MICROSOFT.CONCAT([$Dane.C$1];&quot; &quot;;[$Dane.C23]))" office:value-type="string" office:string-value="2 DATE  2 MAR 1333" calcext:value-type="string">
            <text:p>2 DATE <text:s/>2 MAR 1333</text:p>
          </table:table-cell>
          <table:table-cell table:formula="of:=IF(ISBLANK([$Dane.D23]);&quot;&quot;;COM.MICROSOFT.CONCAT([$Dane.D$1];&quot; &quot;;[$Dane.D23]))">
            <text:p/>
          </table:table-cell>
        </table:table-row>
        <table:table-row table:style-name="ro1">
          <table:table-cell table:formula="of:=IF(ISBLANK([$Dane.A24]);&quot;&quot;;COM.MICROSOFT.CONCAT([$Dane.A$1];&quot; &quot;;[$Dane.A24]))" office:value-type="string" office:string-value="1 EVEN w katedrze wawelskiej koronowano Kazimierza Wielkiego" calcext:value-type="string">
            <text:p>1 EVEN w katedrze wawelskiej koronowano Kazimierza Wielkiego</text:p>
          </table:table-cell>
          <table:table-cell table:formula="of:=IF(ISBLANK([$Dane.B24]);&quot;&quot;;COM.MICROSOFT.CONCAT([$Dane.B$1];&quot; &quot;;[$Dane.B24]))" office:value-type="string" office:string-value="2 TYPE Historia Polski" calcext:value-type="string">
            <text:p>2 TYPE Historia Polski</text:p>
          </table:table-cell>
          <table:table-cell table:formula="of:=IF(ISBLANK([$Dane.C24]);&quot;&quot;;COM.MICROSOFT.CONCAT([$Dane.C$1];&quot; &quot;;[$Dane.C24]))" office:value-type="string" office:string-value="2 DATE  25 APR 1333" calcext:value-type="string">
            <text:p>2 DATE <text:s/>25 APR 1333</text:p>
          </table:table-cell>
          <table:table-cell table:formula="of:=IF(ISBLANK([$Dane.D24]);&quot;&quot;;COM.MICROSOFT.CONCAT([$Dane.D$1];&quot; &quot;;[$Dane.D24]))">
            <text:p/>
          </table:table-cell>
        </table:table-row>
        <table:table-row table:style-name="ro1">
          <table:table-cell table:formula="of:=IF(ISBLANK([$Dane.A25]);&quot;&quot;;COM.MICROSOFT.CONCAT([$Dane.A$1];&quot; &quot;;[$Dane.A25]))" office:value-type="string" office:string-value="1 EVEN Kazimierz Wielki założył Akademię Krakowską" calcext:value-type="string">
            <text:p>1 EVEN Kazimierz Wielki założył Akademię Krakowską</text:p>
          </table:table-cell>
          <table:table-cell table:formula="of:=IF(ISBLANK([$Dane.B25]);&quot;&quot;;COM.MICROSOFT.CONCAT([$Dane.B$1];&quot; &quot;;[$Dane.B25]))" office:value-type="string" office:string-value="2 TYPE Historia Polski" calcext:value-type="string">
            <text:p>2 TYPE Historia Polski</text:p>
          </table:table-cell>
          <table:table-cell table:formula="of:=IF(ISBLANK([$Dane.C25]);&quot;&quot;;COM.MICROSOFT.CONCAT([$Dane.C$1];&quot; &quot;;[$Dane.C25]))" office:value-type="string" office:string-value="2 DATE  12 MAY 1364" calcext:value-type="string">
            <text:p>2 DATE <text:s/>12 MAY 1364</text:p>
          </table:table-cell>
          <table:table-cell table:formula="of:=IF(ISBLANK([$Dane.D25]);&quot;&quot;;COM.MICROSOFT.CONCAT([$Dane.D$1];&quot; &quot;;[$Dane.D25]))">
            <text:p/>
          </table:table-cell>
        </table:table-row>
        <table:table-row table:style-name="ro1">
          <table:table-cell table:formula="of:=IF(ISBLANK([$Dane.A26]);&quot;&quot;;COM.MICROSOFT.CONCAT([$Dane.A$1];&quot; &quot;;[$Dane.A26]))" office:value-type="string" office:string-value="1 EVEN zmarł Kazimierz Wielki" calcext:value-type="string">
            <text:p>1 EVEN zmarł Kazimierz Wielki</text:p>
          </table:table-cell>
          <table:table-cell table:formula="of:=IF(ISBLANK([$Dane.B26]);&quot;&quot;;COM.MICROSOFT.CONCAT([$Dane.B$1];&quot; &quot;;[$Dane.B26]))" office:value-type="string" office:string-value="2 TYPE Historia Polski" calcext:value-type="string">
            <text:p>2 TYPE Historia Polski</text:p>
          </table:table-cell>
          <table:table-cell table:formula="of:=IF(ISBLANK([$Dane.C26]);&quot;&quot;;COM.MICROSOFT.CONCAT([$Dane.C$1];&quot; &quot;;[$Dane.C26]))" office:value-type="string" office:string-value="2 DATE  5 NOV 1370" calcext:value-type="string">
            <text:p>2 DATE <text:s/>5 NOV 1370</text:p>
          </table:table-cell>
          <table:table-cell table:formula="of:=IF(ISBLANK([$Dane.D26]);&quot;&quot;;COM.MICROSOFT.CONCAT([$Dane.D$1];&quot; &quot;;[$Dane.D26]))">
            <text:p/>
          </table:table-cell>
        </table:table-row>
        <table:table-row table:style-name="ro1">
          <table:table-cell table:formula="of:=IF(ISBLANK([$Dane.A27]);&quot;&quot;;COM.MICROSOFT.CONCAT([$Dane.A$1];&quot; &quot;;[$Dane.A27]))" office:value-type="string" office:string-value="1 EVEN koronowano Ludwika Węgierskiego" calcext:value-type="string">
            <text:p>1 EVEN koronowano Ludwika Węgierskiego</text:p>
          </table:table-cell>
          <table:table-cell table:formula="of:=IF(ISBLANK([$Dane.B27]);&quot;&quot;;COM.MICROSOFT.CONCAT([$Dane.B$1];&quot; &quot;;[$Dane.B27]))" office:value-type="string" office:string-value="2 TYPE Historia Polski" calcext:value-type="string">
            <text:p>2 TYPE Historia Polski</text:p>
          </table:table-cell>
          <table:table-cell table:formula="of:=IF(ISBLANK([$Dane.C27]);&quot;&quot;;COM.MICROSOFT.CONCAT([$Dane.C$1];&quot; &quot;;[$Dane.C27]))" office:value-type="string" office:string-value="2 DATE  17 NOV 1370" calcext:value-type="string">
            <text:p>2 DATE <text:s/>17 NOV 1370</text:p>
          </table:table-cell>
          <table:table-cell table:formula="of:=IF(ISBLANK([$Dane.D27]);&quot;&quot;;COM.MICROSOFT.CONCAT([$Dane.D$1];&quot; &quot;;[$Dane.D27]))">
            <text:p/>
          </table:table-cell>
        </table:table-row>
        <table:table-row table:style-name="ro1">
          <table:table-cell table:formula="of:=IF(ISBLANK([$Dane.A28]);&quot;&quot;;COM.MICROSOFT.CONCAT([$Dane.A$1];&quot; &quot;;[$Dane.A28]))" office:value-type="string" office:string-value="1 EVEN zmarł Ludwik Węgierski" calcext:value-type="string">
            <text:p>1 EVEN zmarł Ludwik Węgierski</text:p>
          </table:table-cell>
          <table:table-cell table:formula="of:=IF(ISBLANK([$Dane.B28]);&quot;&quot;;COM.MICROSOFT.CONCAT([$Dane.B$1];&quot; &quot;;[$Dane.B28]))" office:value-type="string" office:string-value="2 TYPE Historia Polski" calcext:value-type="string">
            <text:p>2 TYPE Historia Polski</text:p>
          </table:table-cell>
          <table:table-cell table:formula="of:=IF(ISBLANK([$Dane.C28]);&quot;&quot;;COM.MICROSOFT.CONCAT([$Dane.C$1];&quot; &quot;;[$Dane.C28]))" office:value-type="string" office:string-value="2 DATE  1382" calcext:value-type="string">
            <text:p>2 DATE <text:s/>1382</text:p>
          </table:table-cell>
          <table:table-cell table:formula="of:=IF(ISBLANK([$Dane.D28]);&quot;&quot;;COM.MICROSOFT.CONCAT([$Dane.D$1];&quot; &quot;;[$Dane.D28]))">
            <text:p/>
          </table:table-cell>
        </table:table-row>
        <table:table-row table:style-name="ro1">
          <table:table-cell table:formula="of:=IF(ISBLANK([$Dane.A29]);&quot;&quot;;COM.MICROSOFT.CONCAT([$Dane.A$1];&quot; &quot;;[$Dane.A29]))" office:value-type="string" office:string-value="1 EVEN koronowano Jadwigę Andegaweńską" calcext:value-type="string">
            <text:p>1 EVEN koronowano Jadwigę Andegaweńską</text:p>
          </table:table-cell>
          <table:table-cell table:formula="of:=IF(ISBLANK([$Dane.B29]);&quot;&quot;;COM.MICROSOFT.CONCAT([$Dane.B$1];&quot; &quot;;[$Dane.B29]))" office:value-type="string" office:string-value="2 TYPE Historia Polski" calcext:value-type="string">
            <text:p>2 TYPE Historia Polski</text:p>
          </table:table-cell>
          <table:table-cell table:formula="of:=IF(ISBLANK([$Dane.C29]);&quot;&quot;;COM.MICROSOFT.CONCAT([$Dane.C$1];&quot; &quot;;[$Dane.C29]))" office:value-type="string" office:string-value="2 DATE  16 OCT 1384" calcext:value-type="string">
            <text:p>2 DATE <text:s/>16 OCT 1384</text:p>
          </table:table-cell>
          <table:table-cell table:formula="of:=IF(ISBLANK([$Dane.D29]);&quot;&quot;;COM.MICROSOFT.CONCAT([$Dane.D$1];&quot; &quot;;[$Dane.D29]))">
            <text:p/>
          </table:table-cell>
        </table:table-row>
        <table:table-row table:style-name="ro1">
          <table:table-cell table:formula="of:=IF(ISBLANK([$Dane.A30]);&quot;&quot;;COM.MICROSOFT.CONCAT([$Dane.A$1];&quot; &quot;;[$Dane.A30]))" office:value-type="string" office:string-value="1 EVEN Polska z Litwą zawarły unię w Krewie" calcext:value-type="string">
            <text:p>1 EVEN Polska z Litwą zawarły unię w Krewie</text:p>
          </table:table-cell>
          <table:table-cell table:formula="of:=IF(ISBLANK([$Dane.B30]);&quot;&quot;;COM.MICROSOFT.CONCAT([$Dane.B$1];&quot; &quot;;[$Dane.B30]))" office:value-type="string" office:string-value="2 TYPE Historia Polski" calcext:value-type="string">
            <text:p>2 TYPE Historia Polski</text:p>
          </table:table-cell>
          <table:table-cell table:formula="of:=IF(ISBLANK([$Dane.C30]);&quot;&quot;;COM.MICROSOFT.CONCAT([$Dane.C$1];&quot; &quot;;[$Dane.C30]))" office:value-type="string" office:string-value="2 DATE  14 AUG 1385" calcext:value-type="string">
            <text:p>2 DATE <text:s/>14 AUG 1385</text:p>
          </table:table-cell>
          <table:table-cell table:formula="of:=IF(ISBLANK([$Dane.D30]);&quot;&quot;;COM.MICROSOFT.CONCAT([$Dane.D$1];&quot; &quot;;[$Dane.D30]))">
            <text:p/>
          </table:table-cell>
        </table:table-row>
        <table:table-row table:style-name="ro1">
          <table:table-cell table:formula="of:=IF(ISBLANK([$Dane.A31]);&quot;&quot;;COM.MICROSOFT.CONCAT([$Dane.A$1];&quot; &quot;;[$Dane.A31]))" office:value-type="string" office:string-value="1 EVEN koronowano Władysława Jagiełły" calcext:value-type="string">
            <text:p>1 EVEN koronowano Władysława Jagiełły</text:p>
          </table:table-cell>
          <table:table-cell table:formula="of:=IF(ISBLANK([$Dane.B31]);&quot;&quot;;COM.MICROSOFT.CONCAT([$Dane.B$1];&quot; &quot;;[$Dane.B31]))" office:value-type="string" office:string-value="2 TYPE Historia Polski" calcext:value-type="string">
            <text:p>2 TYPE Historia Polski</text:p>
          </table:table-cell>
          <table:table-cell table:formula="of:=IF(ISBLANK([$Dane.C31]);&quot;&quot;;COM.MICROSOFT.CONCAT([$Dane.C$1];&quot; &quot;;[$Dane.C31]))" office:value-type="string" office:string-value="2 DATE  15 FEB 1386" calcext:value-type="string">
            <text:p>2 DATE <text:s/>15 FEB 1386</text:p>
          </table:table-cell>
          <table:table-cell table:formula="of:=IF(ISBLANK([$Dane.D31]);&quot;&quot;;COM.MICROSOFT.CONCAT([$Dane.D$1];&quot; &quot;;[$Dane.D31]))">
            <text:p/>
          </table:table-cell>
        </table:table-row>
        <table:table-row table:style-name="ro1">
          <table:table-cell table:formula="of:=IF(ISBLANK([$Dane.A32]);&quot;&quot;;COM.MICROSOFT.CONCAT([$Dane.A$1];&quot; &quot;;[$Dane.A32]))" office:value-type="string" office:string-value="1 EVEN zmarła Jadwiga Andegaweńska" calcext:value-type="string">
            <text:p>1 EVEN zmarła Jadwiga Andegaweńska</text:p>
          </table:table-cell>
          <table:table-cell table:formula="of:=IF(ISBLANK([$Dane.B32]);&quot;&quot;;COM.MICROSOFT.CONCAT([$Dane.B$1];&quot; &quot;;[$Dane.B32]))" office:value-type="string" office:string-value="2 TYPE Historia Polski" calcext:value-type="string">
            <text:p>2 TYPE Historia Polski</text:p>
          </table:table-cell>
          <table:table-cell table:formula="of:=IF(ISBLANK([$Dane.C32]);&quot;&quot;;COM.MICROSOFT.CONCAT([$Dane.C$1];&quot; &quot;;[$Dane.C32]))" office:value-type="string" office:string-value="2 DATE  17 JUL 1399" calcext:value-type="string">
            <text:p>2 DATE <text:s/>17 JUL 1399</text:p>
          </table:table-cell>
          <table:table-cell table:formula="of:=IF(ISBLANK([$Dane.D32]);&quot;&quot;;COM.MICROSOFT.CONCAT([$Dane.D$1];&quot; &quot;;[$Dane.D32]))">
            <text:p/>
          </table:table-cell>
        </table:table-row>
        <table:table-row table:style-name="ro1">
          <table:table-cell table:formula="of:=IF(ISBLANK([$Dane.A33]);&quot;&quot;;COM.MICROSOFT.CONCAT([$Dane.A$1];&quot; &quot;;[$Dane.A33]))" office:value-type="string" office:string-value="1 EVEN brat Władysława Jagiełły, Witold, został wielki księciem litewskim" calcext:value-type="string">
            <text:p>1 EVEN brat Władysława Jagiełły, Witold, został wielki księciem litewskim</text:p>
          </table:table-cell>
          <table:table-cell table:formula="of:=IF(ISBLANK([$Dane.B33]);&quot;&quot;;COM.MICROSOFT.CONCAT([$Dane.B$1];&quot; &quot;;[$Dane.B33]))" office:value-type="string" office:string-value="2 TYPE Historia Polski" calcext:value-type="string">
            <text:p>2 TYPE Historia Polski</text:p>
          </table:table-cell>
          <table:table-cell table:formula="of:=IF(ISBLANK([$Dane.C33]);&quot;&quot;;COM.MICROSOFT.CONCAT([$Dane.C$1];&quot; &quot;;[$Dane.C33]))" office:value-type="string" office:string-value="2 DATE  1401" calcext:value-type="string">
            <text:p>2 DATE <text:s/>1401</text:p>
          </table:table-cell>
          <table:table-cell table:formula="of:=IF(ISBLANK([$Dane.D33]);&quot;&quot;;COM.MICROSOFT.CONCAT([$Dane.D$1];&quot; &quot;;[$Dane.D33]))">
            <text:p/>
          </table:table-cell>
        </table:table-row>
        <table:table-row table:style-name="ro1">
          <table:table-cell table:formula="of:=IF(ISBLANK([$Dane.A34]);&quot;&quot;;COM.MICROSOFT.CONCAT([$Dane.A$1];&quot; &quot;;[$Dane.A34]))" office:value-type="string" office:string-value="1 EVEN Krzyżacy wkroczyli na Kujawy i ziemię dobrzyńską; początek wielkiej wojny z zakonem krzyżackim" calcext:value-type="string">
            <text:p>1 EVEN Krzyżacy wkroczyli na Kujawy i ziemię dobrzyńską; początek wielkiej wojny z zakonem krzyżackim</text:p>
          </table:table-cell>
          <table:table-cell table:formula="of:=IF(ISBLANK([$Dane.B34]);&quot;&quot;;COM.MICROSOFT.CONCAT([$Dane.B$1];&quot; &quot;;[$Dane.B34]))" office:value-type="string" office:string-value="2 TYPE Historia Polski" calcext:value-type="string">
            <text:p>2 TYPE Historia Polski</text:p>
          </table:table-cell>
          <table:table-cell table:formula="of:=IF(ISBLANK([$Dane.C34]);&quot;&quot;;COM.MICROSOFT.CONCAT([$Dane.C$1];&quot; &quot;;[$Dane.C34]))" office:value-type="string" office:string-value="2 DATE  12 AUG 1409" calcext:value-type="string">
            <text:p>2 DATE <text:s/>12 AUG 1409</text:p>
          </table:table-cell>
          <table:table-cell table:formula="of:=IF(ISBLANK([$Dane.D34]);&quot;&quot;;COM.MICROSOFT.CONCAT([$Dane.D$1];&quot; &quot;;[$Dane.D34]))">
            <text:p/>
          </table:table-cell>
        </table:table-row>
        <table:table-row table:style-name="ro1">
          <table:table-cell table:formula="of:=IF(ISBLANK([$Dane.A35]);&quot;&quot;;COM.MICROSOFT.CONCAT([$Dane.A$1];&quot; &quot;;[$Dane.A35]))" office:value-type="string" office:string-value="1 EVEN bitwa pod Grunwaldem" calcext:value-type="string">
            <text:p>1 EVEN bitwa pod Grunwaldem</text:p>
          </table:table-cell>
          <table:table-cell table:formula="of:=IF(ISBLANK([$Dane.B35]);&quot;&quot;;COM.MICROSOFT.CONCAT([$Dane.B$1];&quot; &quot;;[$Dane.B35]))" office:value-type="string" office:string-value="2 TYPE Historia Polski" calcext:value-type="string">
            <text:p>2 TYPE Historia Polski</text:p>
          </table:table-cell>
          <table:table-cell table:formula="of:=IF(ISBLANK([$Dane.C35]);&quot;&quot;;COM.MICROSOFT.CONCAT([$Dane.C$1];&quot; &quot;;[$Dane.C35]))" office:value-type="string" office:string-value="2 DATE  15 JUL 1410" calcext:value-type="string">
            <text:p>2 DATE <text:s/>15 JUL 1410</text:p>
          </table:table-cell>
          <table:table-cell table:formula="of:=IF(ISBLANK([$Dane.D35]);&quot;&quot;;COM.MICROSOFT.CONCAT([$Dane.D$1];&quot; &quot;;[$Dane.D35]))">
            <text:p/>
          </table:table-cell>
        </table:table-row>
        <table:table-row table:style-name="ro1">
          <table:table-cell table:formula="of:=IF(ISBLANK([$Dane.A36]);&quot;&quot;;COM.MICROSOFT.CONCAT([$Dane.A$1];&quot; &quot;;[$Dane.A36]))" office:value-type="string" office:string-value="1 EVEN w Toruniu zawarto pokój, na mocy którego Krzyżacy oddali Polsce ziemię dobrzyńską oraz Litwie Żmudź" calcext:value-type="string">
            <text:p>1 EVEN w Toruniu zawarto pokój, na mocy którego Krzyżacy oddali Polsce ziemię dobrzyńską oraz Litwie Żmudź</text:p>
          </table:table-cell>
          <table:table-cell table:formula="of:=IF(ISBLANK([$Dane.B36]);&quot;&quot;;COM.MICROSOFT.CONCAT([$Dane.B$1];&quot; &quot;;[$Dane.B36]))" office:value-type="string" office:string-value="2 TYPE Historia Polski" calcext:value-type="string">
            <text:p>2 TYPE Historia Polski</text:p>
          </table:table-cell>
          <table:table-cell table:formula="of:=IF(ISBLANK([$Dane.C36]);&quot;&quot;;COM.MICROSOFT.CONCAT([$Dane.C$1];&quot; &quot;;[$Dane.C36]))" office:value-type="string" office:string-value="2 DATE  1 FEB 1411" calcext:value-type="string">
            <text:p>2 DATE <text:s/>1 FEB 1411</text:p>
          </table:table-cell>
          <table:table-cell table:formula="of:=IF(ISBLANK([$Dane.D36]);&quot;&quot;;COM.MICROSOFT.CONCAT([$Dane.D$1];&quot; &quot;;[$Dane.D36]))">
            <text:p/>
          </table:table-cell>
        </table:table-row>
        <table:table-row table:style-name="ro1">
          <table:table-cell table:formula="of:=IF(ISBLANK([$Dane.A37]);&quot;&quot;;COM.MICROSOFT.CONCAT([$Dane.A$1];&quot; &quot;;[$Dane.A37]))" office:value-type="string" office:string-value="1 EVEN zmarł wielki książę litewski Witold" calcext:value-type="string">
            <text:p>1 EVEN zmarł wielki książę litewski Witold</text:p>
          </table:table-cell>
          <table:table-cell table:formula="of:=IF(ISBLANK([$Dane.B37]);&quot;&quot;;COM.MICROSOFT.CONCAT([$Dane.B$1];&quot; &quot;;[$Dane.B37]))" office:value-type="string" office:string-value="2 TYPE Historia Polski" calcext:value-type="string">
            <text:p>2 TYPE Historia Polski</text:p>
          </table:table-cell>
          <table:table-cell table:formula="of:=IF(ISBLANK([$Dane.C37]);&quot;&quot;;COM.MICROSOFT.CONCAT([$Dane.C$1];&quot; &quot;;[$Dane.C37]))" office:value-type="string" office:string-value="2 DATE  27 OCT 1430" calcext:value-type="string">
            <text:p>2 DATE <text:s/>27 OCT 1430</text:p>
          </table:table-cell>
          <table:table-cell table:formula="of:=IF(ISBLANK([$Dane.D37]);&quot;&quot;;COM.MICROSOFT.CONCAT([$Dane.D$1];&quot; &quot;;[$Dane.D37]))">
            <text:p/>
          </table:table-cell>
        </table:table-row>
        <table:table-row table:style-name="ro1">
          <table:table-cell table:formula="of:=IF(ISBLANK([$Dane.A38]);&quot;&quot;;COM.MICROSOFT.CONCAT([$Dane.A$1];&quot; &quot;;[$Dane.A38]))" office:value-type="string" office:string-value="1 EVEN zmarł Władysław Jagiełło" calcext:value-type="string">
            <text:p>1 EVEN zmarł Władysław Jagiełło</text:p>
          </table:table-cell>
          <table:table-cell table:formula="of:=IF(ISBLANK([$Dane.B38]);&quot;&quot;;COM.MICROSOFT.CONCAT([$Dane.B$1];&quot; &quot;;[$Dane.B38]))" office:value-type="string" office:string-value="2 TYPE Historia Polski" calcext:value-type="string">
            <text:p>2 TYPE Historia Polski</text:p>
          </table:table-cell>
          <table:table-cell table:formula="of:=IF(ISBLANK([$Dane.C38]);&quot;&quot;;COM.MICROSOFT.CONCAT([$Dane.C$1];&quot; &quot;;[$Dane.C38]))" office:value-type="string" office:string-value="2 DATE  1 JUN 1434" calcext:value-type="string">
            <text:p>2 DATE <text:s/>1 JUN 1434</text:p>
          </table:table-cell>
          <table:table-cell table:formula="of:=IF(ISBLANK([$Dane.D38]);&quot;&quot;;COM.MICROSOFT.CONCAT([$Dane.D$1];&quot; &quot;;[$Dane.D38]))">
            <text:p/>
          </table:table-cell>
        </table:table-row>
        <table:table-row table:style-name="ro1">
          <table:table-cell table:formula="of:=IF(ISBLANK([$Dane.A39]);&quot;&quot;;COM.MICROSOFT.CONCAT([$Dane.A$1];&quot; &quot;;[$Dane.A39]))" office:value-type="string" office:string-value="1 EVEN koronowano Władysława III Warneńczyka" calcext:value-type="string">
            <text:p>1 EVEN koronowano Władysława III Warneńczyka</text:p>
          </table:table-cell>
          <table:table-cell table:formula="of:=IF(ISBLANK([$Dane.B39]);&quot;&quot;;COM.MICROSOFT.CONCAT([$Dane.B$1];&quot; &quot;;[$Dane.B39]))" office:value-type="string" office:string-value="2 TYPE Historia Polski" calcext:value-type="string">
            <text:p>2 TYPE Historia Polski</text:p>
          </table:table-cell>
          <table:table-cell table:formula="of:=IF(ISBLANK([$Dane.C39]);&quot;&quot;;COM.MICROSOFT.CONCAT([$Dane.C$1];&quot; &quot;;[$Dane.C39]))" office:value-type="string" office:string-value="2 DATE  25 JUL 1434" calcext:value-type="string">
            <text:p>2 DATE <text:s/>25 JUL 1434</text:p>
          </table:table-cell>
          <table:table-cell table:formula="of:=IF(ISBLANK([$Dane.D39]);&quot;&quot;;COM.MICROSOFT.CONCAT([$Dane.D$1];&quot; &quot;;[$Dane.D39]))">
            <text:p/>
          </table:table-cell>
        </table:table-row>
        <table:table-row table:style-name="ro1">
          <table:table-cell table:formula="of:=IF(ISBLANK([$Dane.A40]);&quot;&quot;;COM.MICROSOFT.CONCAT([$Dane.A$1];&quot; &quot;;[$Dane.A40]))" office:value-type="string" office:string-value="1 EVEN wojska węgierskie przegrały z Turkami pod Warną – podczas bitwy zginął Władysław III" calcext:value-type="string">
            <text:p>1 EVEN wojska węgierskie przegrały z Turkami pod Warną – podczas bitwy zginął Władysław III</text:p>
          </table:table-cell>
          <table:table-cell table:formula="of:=IF(ISBLANK([$Dane.B40]);&quot;&quot;;COM.MICROSOFT.CONCAT([$Dane.B$1];&quot; &quot;;[$Dane.B40]))" office:value-type="string" office:string-value="2 TYPE Historia Polski" calcext:value-type="string">
            <text:p>2 TYPE Historia Polski</text:p>
          </table:table-cell>
          <table:table-cell table:formula="of:=IF(ISBLANK([$Dane.C40]);&quot;&quot;;COM.MICROSOFT.CONCAT([$Dane.C$1];&quot; &quot;;[$Dane.C40]))" office:value-type="string" office:string-value="2 DATE  10 NOV 1434" calcext:value-type="string">
            <text:p>2 DATE <text:s/>10 NOV 1434</text:p>
          </table:table-cell>
          <table:table-cell table:formula="of:=IF(ISBLANK([$Dane.D40]);&quot;&quot;;COM.MICROSOFT.CONCAT([$Dane.D$1];&quot; &quot;;[$Dane.D40]))">
            <text:p/>
          </table:table-cell>
        </table:table-row>
        <table:table-row table:style-name="ro1">
          <table:table-cell table:formula="of:=IF(ISBLANK([$Dane.A41]);&quot;&quot;;COM.MICROSOFT.CONCAT([$Dane.A$1];&quot; &quot;;[$Dane.A41]))" office:value-type="string" office:string-value="1 EVEN królem Polski i Litwy został Kazimierz Jagiellończyk – podczas koronacji zawarto unię personalną obu państw na zasadzie równorzędności" calcext:value-type="string">
            <text:p>1 EVEN królem Polski i Litwy został Kazimierz Jagiellończyk – podczas koronacji zawarto unię personalną obu państw na zasadzie równorzędności</text:p>
          </table:table-cell>
          <table:table-cell table:formula="of:=IF(ISBLANK([$Dane.B41]);&quot;&quot;;COM.MICROSOFT.CONCAT([$Dane.B$1];&quot; &quot;;[$Dane.B41]))" office:value-type="string" office:string-value="2 TYPE Historia Polski" calcext:value-type="string">
            <text:p>2 TYPE Historia Polski</text:p>
          </table:table-cell>
          <table:table-cell table:formula="of:=IF(ISBLANK([$Dane.C41]);&quot;&quot;;COM.MICROSOFT.CONCAT([$Dane.C$1];&quot; &quot;;[$Dane.C41]))" office:value-type="string" office:string-value="2 DATE  25 JUN 1447" calcext:value-type="string">
            <text:p>2 DATE <text:s/>25 JUN 1447</text:p>
          </table:table-cell>
          <table:table-cell table:formula="of:=IF(ISBLANK([$Dane.D41]);&quot;&quot;;COM.MICROSOFT.CONCAT([$Dane.D$1];&quot; &quot;;[$Dane.D41]))">
            <text:p/>
          </table:table-cell>
        </table:table-row>
        <table:table-row table:style-name="ro1">
          <table:table-cell table:formula="of:=IF(ISBLANK([$Dane.A42]);&quot;&quot;;COM.MICROSOFT.CONCAT([$Dane.A$1];&quot; &quot;;[$Dane.A42]))" office:value-type="string" office:string-value="1 EVEN początek wojny trzynastoletniej" calcext:value-type="string">
            <text:p>1 EVEN początek wojny trzynastoletniej</text:p>
          </table:table-cell>
          <table:table-cell table:formula="of:=IF(ISBLANK([$Dane.B42]);&quot;&quot;;COM.MICROSOFT.CONCAT([$Dane.B$1];&quot; &quot;;[$Dane.B42]))" office:value-type="string" office:string-value="2 TYPE Historia Polski" calcext:value-type="string">
            <text:p>2 TYPE Historia Polski</text:p>
          </table:table-cell>
          <table:table-cell table:formula="of:=IF(ISBLANK([$Dane.C42]);&quot;&quot;;COM.MICROSOFT.CONCAT([$Dane.C$1];&quot; &quot;;[$Dane.C42]))" office:value-type="string" office:string-value="2 DATE  1454" calcext:value-type="string">
            <text:p>2 DATE <text:s/>1454</text:p>
          </table:table-cell>
          <table:table-cell table:formula="of:=IF(ISBLANK([$Dane.D42]);&quot;&quot;;COM.MICROSOFT.CONCAT([$Dane.D$1];&quot; &quot;;[$Dane.D42]))">
            <text:p/>
          </table:table-cell>
        </table:table-row>
        <table:table-row table:style-name="ro1">
          <table:table-cell table:formula="of:=IF(ISBLANK([$Dane.A43]);&quot;&quot;;COM.MICROSOFT.CONCAT([$Dane.A$1];&quot; &quot;;[$Dane.A43]))" office:value-type="string" office:string-value="1 EVEN Kazimierz Jagiellończyk inkorporował Prusy do Królestwa Polskiego" calcext:value-type="string">
            <text:p>1 EVEN Kazimierz Jagiellończyk inkorporował Prusy do Królestwa Polskiego</text:p>
          </table:table-cell>
          <table:table-cell table:formula="of:=IF(ISBLANK([$Dane.B43]);&quot;&quot;;COM.MICROSOFT.CONCAT([$Dane.B$1];&quot; &quot;;[$Dane.B43]))" office:value-type="string" office:string-value="2 TYPE Historia Polski" calcext:value-type="string">
            <text:p>2 TYPE Historia Polski</text:p>
          </table:table-cell>
          <table:table-cell table:formula="of:=IF(ISBLANK([$Dane.C43]);&quot;&quot;;COM.MICROSOFT.CONCAT([$Dane.C$1];&quot; &quot;;[$Dane.C43]))" office:value-type="string" office:string-value="2 DATE  6 MAR 1454" calcext:value-type="string">
            <text:p>2 DATE <text:s/>6 MAR 1454</text:p>
          </table:table-cell>
          <table:table-cell table:formula="of:=IF(ISBLANK([$Dane.D43]);&quot;&quot;;COM.MICROSOFT.CONCAT([$Dane.D$1];&quot; &quot;;[$Dane.D43]))">
            <text:p/>
          </table:table-cell>
        </table:table-row>
        <table:table-row table:style-name="ro1">
          <table:table-cell table:formula="of:=IF(ISBLANK([$Dane.A44]);&quot;&quot;;COM.MICROSOFT.CONCAT([$Dane.A$1];&quot; &quot;;[$Dane.A44]))" office:value-type="string" office:string-value="1 EVEN na mocy II pokoju toruńskiego zakończono wojnę trzynastoletnią" calcext:value-type="string">
            <text:p>1 EVEN na mocy II pokoju toruńskiego zakończono wojnę trzynastoletnią</text:p>
          </table:table-cell>
          <table:table-cell table:formula="of:=IF(ISBLANK([$Dane.B44]);&quot;&quot;;COM.MICROSOFT.CONCAT([$Dane.B$1];&quot; &quot;;[$Dane.B44]))" office:value-type="string" office:string-value="2 TYPE Historia Polski" calcext:value-type="string">
            <text:p>2 TYPE Historia Polski</text:p>
          </table:table-cell>
          <table:table-cell table:formula="of:=IF(ISBLANK([$Dane.C44]);&quot;&quot;;COM.MICROSOFT.CONCAT([$Dane.C$1];&quot; &quot;;[$Dane.C44]))" office:value-type="string" office:string-value="2 DATE  19 OCT 1466" calcext:value-type="string">
            <text:p>2 DATE <text:s/>19 OCT 1466</text:p>
          </table:table-cell>
          <table:table-cell table:formula="of:=IF(ISBLANK([$Dane.D44]);&quot;&quot;;COM.MICROSOFT.CONCAT([$Dane.D$1];&quot; &quot;;[$Dane.D44]))">
            <text:p/>
          </table:table-cell>
        </table:table-row>
        <table:table-row table:style-name="ro1">
          <table:table-cell table:formula="of:=IF(ISBLANK([$Dane.A45]);&quot;&quot;;COM.MICROSOFT.CONCAT([$Dane.A$1];&quot; &quot;;[$Dane.A45]))" office:value-type="string" office:string-value="1 EVEN urodził się Mikołaj Kopernik" calcext:value-type="string">
            <text:p>1 EVEN urodził się Mikołaj Kopernik</text:p>
          </table:table-cell>
          <table:table-cell table:formula="of:=IF(ISBLANK([$Dane.B45]);&quot;&quot;;COM.MICROSOFT.CONCAT([$Dane.B$1];&quot; &quot;;[$Dane.B45]))" office:value-type="string" office:string-value="2 TYPE Historia Polski" calcext:value-type="string">
            <text:p>2 TYPE Historia Polski</text:p>
          </table:table-cell>
          <table:table-cell table:formula="of:=IF(ISBLANK([$Dane.C45]);&quot;&quot;;COM.MICROSOFT.CONCAT([$Dane.C$1];&quot; &quot;;[$Dane.C45]))" office:value-type="string" office:string-value="2 DATE  19 FEB 1473" calcext:value-type="string">
            <text:p>2 DATE <text:s/>19 FEB 1473</text:p>
          </table:table-cell>
          <table:table-cell table:formula="of:=IF(ISBLANK([$Dane.D45]);&quot;&quot;;COM.MICROSOFT.CONCAT([$Dane.D$1];&quot; &quot;;[$Dane.D45]))">
            <text:p/>
          </table:table-cell>
        </table:table-row>
        <table:table-row table:style-name="ro1">
          <table:table-cell table:formula="of:=IF(ISBLANK([$Dane.A46]);&quot;&quot;;COM.MICROSOFT.CONCAT([$Dane.A$1];&quot; &quot;;[$Dane.A46]))" office:value-type="string" office:string-value="1 EVEN początek panowania Jana Olbrachta; zerwano unię personalną pomiędzy Polską a Litwą w wyniku obsadzenia syna Kazimierza Jagiellończyka, Aleksandra, na wielkiego księcia litewskiego" calcext:value-type="string">
            <text:p>1 EVEN początek panowania Jana Olbrachta; zerwano unię personalną pomiędzy Polską a Litwą w wyniku obsadzenia syna Kazimierza Jagiellończyka, Aleksandra, na wielkiego księcia litewskiego</text:p>
          </table:table-cell>
          <table:table-cell table:formula="of:=IF(ISBLANK([$Dane.B46]);&quot;&quot;;COM.MICROSOFT.CONCAT([$Dane.B$1];&quot; &quot;;[$Dane.B46]))" office:value-type="string" office:string-value="2 TYPE Historia Polski" calcext:value-type="string">
            <text:p>2 TYPE Historia Polski</text:p>
          </table:table-cell>
          <table:table-cell table:formula="of:=IF(ISBLANK([$Dane.C46]);&quot;&quot;;COM.MICROSOFT.CONCAT([$Dane.C$1];&quot; &quot;;[$Dane.C46]))" office:value-type="string" office:string-value="2 DATE  1492" calcext:value-type="string">
            <text:p>2 DATE <text:s/>1492</text:p>
          </table:table-cell>
          <table:table-cell table:formula="of:=IF(ISBLANK([$Dane.D46]);&quot;&quot;;COM.MICROSOFT.CONCAT([$Dane.D$1];&quot; &quot;;[$Dane.D46]))">
            <text:p/>
          </table:table-cell>
        </table:table-row>
        <table:table-row table:style-name="ro1">
          <table:table-cell table:formula="of:=IF(ISBLANK([$Dane.A47]);&quot;&quot;;COM.MICROSOFT.CONCAT([$Dane.A$1];&quot; &quot;;[$Dane.A47]))" office:value-type="string" office:string-value="1 EVEN zmarł Jan Olbracht" calcext:value-type="string">
            <text:p>1 EVEN zmarł Jan Olbracht</text:p>
          </table:table-cell>
          <table:table-cell table:formula="of:=IF(ISBLANK([$Dane.B47]);&quot;&quot;;COM.MICROSOFT.CONCAT([$Dane.B$1];&quot; &quot;;[$Dane.B47]))" office:value-type="string" office:string-value="2 TYPE Historia Polski" calcext:value-type="string">
            <text:p>2 TYPE Historia Polski</text:p>
          </table:table-cell>
          <table:table-cell table:formula="of:=IF(ISBLANK([$Dane.C47]);&quot;&quot;;COM.MICROSOFT.CONCAT([$Dane.C$1];&quot; &quot;;[$Dane.C47]))" office:value-type="string" office:string-value="2 DATE  17 JUN 1501" calcext:value-type="string">
            <text:p>2 DATE <text:s/>17 JUN 1501</text:p>
          </table:table-cell>
          <table:table-cell table:formula="of:=IF(ISBLANK([$Dane.D47]);&quot;&quot;;COM.MICROSOFT.CONCAT([$Dane.D$1];&quot; &quot;;[$Dane.D47]))">
            <text:p/>
          </table:table-cell>
        </table:table-row>
        <table:table-row table:style-name="ro1">
          <table:table-cell table:formula="of:=IF(ISBLANK([$Dane.A48]);&quot;&quot;;COM.MICROSOFT.CONCAT([$Dane.A$1];&quot; &quot;;[$Dane.A48]))" office:value-type="string" office:string-value="1 EVEN Aleksander Jagiellończyk został koronowany" calcext:value-type="string">
            <text:p>1 EVEN Aleksander Jagiellończyk został koronowany</text:p>
          </table:table-cell>
          <table:table-cell table:formula="of:=IF(ISBLANK([$Dane.B48]);&quot;&quot;;COM.MICROSOFT.CONCAT([$Dane.B$1];&quot; &quot;;[$Dane.B48]))" office:value-type="string" office:string-value="2 TYPE Historia Polski" calcext:value-type="string">
            <text:p>2 TYPE Historia Polski</text:p>
          </table:table-cell>
          <table:table-cell table:formula="of:=IF(ISBLANK([$Dane.C48]);&quot;&quot;;COM.MICROSOFT.CONCAT([$Dane.C$1];&quot; &quot;;[$Dane.C48]))" office:value-type="string" office:string-value="2 DATE  12 DEC 1501" calcext:value-type="string">
            <text:p>2 DATE <text:s/>12 DEC 1501</text:p>
          </table:table-cell>
          <table:table-cell table:formula="of:=IF(ISBLANK([$Dane.D48]);&quot;&quot;;COM.MICROSOFT.CONCAT([$Dane.D$1];&quot; &quot;;[$Dane.D48]))">
            <text:p/>
          </table:table-cell>
        </table:table-row>
        <table:table-row table:style-name="ro1">
          <table:table-cell table:formula="of:=IF(ISBLANK([$Dane.A49]);&quot;&quot;;COM.MICROSOFT.CONCAT([$Dane.A$1];&quot; &quot;;[$Dane.A49]))" office:value-type="string" office:string-value="1 EVEN zmarł Aleksander Jagiellończyk" calcext:value-type="string">
            <text:p>1 EVEN zmarł Aleksander Jagiellończyk</text:p>
          </table:table-cell>
          <table:table-cell table:formula="of:=IF(ISBLANK([$Dane.B49]);&quot;&quot;;COM.MICROSOFT.CONCAT([$Dane.B$1];&quot; &quot;;[$Dane.B49]))" office:value-type="string" office:string-value="2 TYPE Historia Polski" calcext:value-type="string">
            <text:p>2 TYPE Historia Polski</text:p>
          </table:table-cell>
          <table:table-cell table:formula="of:=IF(ISBLANK([$Dane.C49]);&quot;&quot;;COM.MICROSOFT.CONCAT([$Dane.C$1];&quot; &quot;;[$Dane.C49]))" office:value-type="string" office:string-value="2 DATE  1506" calcext:value-type="string">
            <text:p>2 DATE <text:s/>1506</text:p>
          </table:table-cell>
          <table:table-cell table:formula="of:=IF(ISBLANK([$Dane.D49]);&quot;&quot;;COM.MICROSOFT.CONCAT([$Dane.D$1];&quot; &quot;;[$Dane.D49]))">
            <text:p/>
          </table:table-cell>
        </table:table-row>
        <table:table-row table:style-name="ro1">
          <table:table-cell table:formula="of:=IF(ISBLANK([$Dane.A50]);&quot;&quot;;COM.MICROSOFT.CONCAT([$Dane.A$1];&quot; &quot;;[$Dane.A50]))" office:value-type="string" office:string-value="1 EVEN sejm zebrany w Piotrkowie wybrał Zygmunta Starego na króla polski i wielkiego księcia litewskiego" calcext:value-type="string">
            <text:p>1 EVEN sejm zebrany w Piotrkowie wybrał Zygmunta Starego na króla polski i wielkiego księcia litewskiego</text:p>
          </table:table-cell>
          <table:table-cell table:formula="of:=IF(ISBLANK([$Dane.B50]);&quot;&quot;;COM.MICROSOFT.CONCAT([$Dane.B$1];&quot; &quot;;[$Dane.B50]))" office:value-type="string" office:string-value="2 TYPE Historia Polski" calcext:value-type="string">
            <text:p>2 TYPE Historia Polski</text:p>
          </table:table-cell>
          <table:table-cell table:formula="of:=IF(ISBLANK([$Dane.C50]);&quot;&quot;;COM.MICROSOFT.CONCAT([$Dane.C$1];&quot; &quot;;[$Dane.C50]))" office:value-type="string" office:string-value="2 DATE  8 DEC 1506" calcext:value-type="string">
            <text:p>2 DATE <text:s/>8 DEC 1506</text:p>
          </table:table-cell>
          <table:table-cell table:formula="of:=IF(ISBLANK([$Dane.D50]);&quot;&quot;;COM.MICROSOFT.CONCAT([$Dane.D$1];&quot; &quot;;[$Dane.D50]))">
            <text:p/>
          </table:table-cell>
        </table:table-row>
        <table:table-row table:style-name="ro1">
          <table:table-cell table:formula="of:=IF(ISBLANK([$Dane.A51]);&quot;&quot;;COM.MICROSOFT.CONCAT([$Dane.A$1];&quot; &quot;;[$Dane.A51]))" office:value-type="string" office:string-value="1 EVEN koronowano Zygmunta Starego" calcext:value-type="string">
            <text:p>1 EVEN koronowano Zygmunta Starego</text:p>
          </table:table-cell>
          <table:table-cell table:formula="of:=IF(ISBLANK([$Dane.B51]);&quot;&quot;;COM.MICROSOFT.CONCAT([$Dane.B$1];&quot; &quot;;[$Dane.B51]))" office:value-type="string" office:string-value="2 TYPE Historia Polski" calcext:value-type="string">
            <text:p>2 TYPE Historia Polski</text:p>
          </table:table-cell>
          <table:table-cell table:formula="of:=IF(ISBLANK([$Dane.C51]);&quot;&quot;;COM.MICROSOFT.CONCAT([$Dane.C$1];&quot; &quot;;[$Dane.C51]))" office:value-type="string" office:string-value="2 DATE  24 JAN 1507" calcext:value-type="string">
            <text:p>2 DATE <text:s/>24 JAN 1507</text:p>
          </table:table-cell>
          <table:table-cell table:formula="of:=IF(ISBLANK([$Dane.D51]);&quot;&quot;;COM.MICROSOFT.CONCAT([$Dane.D$1];&quot; &quot;;[$Dane.D51]))">
            <text:p/>
          </table:table-cell>
        </table:table-row>
        <table:table-row table:style-name="ro1">
          <table:table-cell table:formula="of:=IF(ISBLANK([$Dane.A52]);&quot;&quot;;COM.MICROSOFT.CONCAT([$Dane.A$1];&quot; &quot;;[$Dane.A52]))" office:value-type="string" office:string-value="1 EVEN ślub Zygmunta Starego z Boną Sforzą" calcext:value-type="string">
            <text:p>1 EVEN ślub Zygmunta Starego z Boną Sforzą</text:p>
          </table:table-cell>
          <table:table-cell table:formula="of:=IF(ISBLANK([$Dane.B52]);&quot;&quot;;COM.MICROSOFT.CONCAT([$Dane.B$1];&quot; &quot;;[$Dane.B52]))" office:value-type="string" office:string-value="2 TYPE Historia Polski" calcext:value-type="string">
            <text:p>2 TYPE Historia Polski</text:p>
          </table:table-cell>
          <table:table-cell table:formula="of:=IF(ISBLANK([$Dane.C52]);&quot;&quot;;COM.MICROSOFT.CONCAT([$Dane.C$1];&quot; &quot;;[$Dane.C52]))" office:value-type="string" office:string-value="2 DATE  18 APR 1518" calcext:value-type="string">
            <text:p>2 DATE <text:s/>18 APR 1518</text:p>
          </table:table-cell>
          <table:table-cell table:formula="of:=IF(ISBLANK([$Dane.D52]);&quot;&quot;;COM.MICROSOFT.CONCAT([$Dane.D$1];&quot; &quot;;[$Dane.D52]))">
            <text:p/>
          </table:table-cell>
        </table:table-row>
        <table:table-row table:style-name="ro1">
          <table:table-cell table:formula="of:=IF(ISBLANK([$Dane.A53]);&quot;&quot;;COM.MICROSOFT.CONCAT([$Dane.A$1];&quot; &quot;;[$Dane.A53]))" office:value-type="string" office:string-value="1 EVEN Albrecht Hohenzollern złożył w Krakowie hołd lenny Zygmuntowi Staremu" calcext:value-type="string">
            <text:p>1 EVEN Albrecht Hohenzollern złożył w Krakowie hołd lenny Zygmuntowi Staremu</text:p>
          </table:table-cell>
          <table:table-cell table:formula="of:=IF(ISBLANK([$Dane.B53]);&quot;&quot;;COM.MICROSOFT.CONCAT([$Dane.B$1];&quot; &quot;;[$Dane.B53]))" office:value-type="string" office:string-value="2 TYPE Historia Polski" calcext:value-type="string">
            <text:p>2 TYPE Historia Polski</text:p>
          </table:table-cell>
          <table:table-cell table:formula="of:=IF(ISBLANK([$Dane.C53]);&quot;&quot;;COM.MICROSOFT.CONCAT([$Dane.C$1];&quot; &quot;;[$Dane.C53]))" office:value-type="string" office:string-value="2 DATE  10 APR 1525" calcext:value-type="string">
            <text:p>2 DATE <text:s/>10 APR 1525</text:p>
          </table:table-cell>
          <table:table-cell table:formula="of:=IF(ISBLANK([$Dane.D53]);&quot;&quot;;COM.MICROSOFT.CONCAT([$Dane.D$1];&quot; &quot;;[$Dane.D53]))">
            <text:p/>
          </table:table-cell>
        </table:table-row>
        <table:table-row table:style-name="ro1">
          <table:table-cell table:formula="of:=IF(ISBLANK([$Dane.A54]);&quot;&quot;;COM.MICROSOFT.CONCAT([$Dane.A$1];&quot; &quot;;[$Dane.A54]))" office:value-type="string" office:string-value="1 EVEN na mocy vivente rege koronowano Zygmunta Augusta" calcext:value-type="string">
            <text:p>1 EVEN na mocy vivente rege koronowano Zygmunta Augusta</text:p>
          </table:table-cell>
          <table:table-cell table:formula="of:=IF(ISBLANK([$Dane.B54]);&quot;&quot;;COM.MICROSOFT.CONCAT([$Dane.B$1];&quot; &quot;;[$Dane.B54]))" office:value-type="string" office:string-value="2 TYPE Historia Polski" calcext:value-type="string">
            <text:p>2 TYPE Historia Polski</text:p>
          </table:table-cell>
          <table:table-cell table:formula="of:=IF(ISBLANK([$Dane.C54]);&quot;&quot;;COM.MICROSOFT.CONCAT([$Dane.C$1];&quot; &quot;;[$Dane.C54]))" office:value-type="string" office:string-value="2 DATE  18 DEC 1530" calcext:value-type="string">
            <text:p>2 DATE <text:s/>18 DEC 1530</text:p>
          </table:table-cell>
          <table:table-cell table:formula="of:=IF(ISBLANK([$Dane.D54]);&quot;&quot;;COM.MICROSOFT.CONCAT([$Dane.D$1];&quot; &quot;;[$Dane.D54]))">
            <text:p/>
          </table:table-cell>
        </table:table-row>
        <table:table-row table:style-name="ro1">
          <table:table-cell table:formula="of:=IF(ISBLANK([$Dane.A55]);&quot;&quot;;COM.MICROSOFT.CONCAT([$Dane.A$1];&quot; &quot;;[$Dane.A55]))" office:value-type="string" office:string-value="1 EVEN Mikołaj Kopernik wydał traktat O obrotach ciał niebieskich, w którym udowodnił, że Ziemia kręci się wokół Słońca" calcext:value-type="string">
            <text:p>1 EVEN Mikołaj Kopernik wydał traktat O obrotach ciał niebieskich, w którym udowodnił, że Ziemia kręci się wokół Słońca</text:p>
          </table:table-cell>
          <table:table-cell table:formula="of:=IF(ISBLANK([$Dane.B55]);&quot;&quot;;COM.MICROSOFT.CONCAT([$Dane.B$1];&quot; &quot;;[$Dane.B55]))" office:value-type="string" office:string-value="2 TYPE Historia Polski" calcext:value-type="string">
            <text:p>2 TYPE Historia Polski</text:p>
          </table:table-cell>
          <table:table-cell table:formula="of:=IF(ISBLANK([$Dane.C55]);&quot;&quot;;COM.MICROSOFT.CONCAT([$Dane.C$1];&quot; &quot;;[$Dane.C55]))" office:value-type="string" office:string-value="2 DATE  1543" calcext:value-type="string">
            <text:p>2 DATE <text:s/>1543</text:p>
          </table:table-cell>
          <table:table-cell table:formula="of:=IF(ISBLANK([$Dane.D55]);&quot;&quot;;COM.MICROSOFT.CONCAT([$Dane.D$1];&quot; &quot;;[$Dane.D55]))">
            <text:p/>
          </table:table-cell>
        </table:table-row>
        <table:table-row table:style-name="ro1">
          <table:table-cell table:formula="of:=IF(ISBLANK([$Dane.A56]);&quot;&quot;;COM.MICROSOFT.CONCAT([$Dane.A$1];&quot; &quot;;[$Dane.A56]))" office:value-type="string" office:string-value="1 EVEN zmarł Zygmunt Stary" calcext:value-type="string">
            <text:p>1 EVEN zmarł Zygmunt Stary</text:p>
          </table:table-cell>
          <table:table-cell table:formula="of:=IF(ISBLANK([$Dane.B56]);&quot;&quot;;COM.MICROSOFT.CONCAT([$Dane.B$1];&quot; &quot;;[$Dane.B56]))" office:value-type="string" office:string-value="2 TYPE Historia Polski" calcext:value-type="string">
            <text:p>2 TYPE Historia Polski</text:p>
          </table:table-cell>
          <table:table-cell table:formula="of:=IF(ISBLANK([$Dane.C56]);&quot;&quot;;COM.MICROSOFT.CONCAT([$Dane.C$1];&quot; &quot;;[$Dane.C56]))" office:value-type="string" office:string-value="2 DATE  1 APR 1548" calcext:value-type="string">
            <text:p>2 DATE <text:s/>1 APR 1548</text:p>
          </table:table-cell>
          <table:table-cell table:formula="of:=IF(ISBLANK([$Dane.D56]);&quot;&quot;;COM.MICROSOFT.CONCAT([$Dane.D$1];&quot; &quot;;[$Dane.D56]))">
            <text:p/>
          </table:table-cell>
        </table:table-row>
        <table:table-row table:style-name="ro1">
          <table:table-cell table:formula="of:=IF(ISBLANK([$Dane.A57]);&quot;&quot;;COM.MICROSOFT.CONCAT([$Dane.A$1];&quot; &quot;;[$Dane.A57]))" office:value-type="string" office:string-value="1 EVEN Barbara Radziwiłłówna została koronowana" calcext:value-type="string">
            <text:p>1 EVEN Barbara Radziwiłłówna została koronowana</text:p>
          </table:table-cell>
          <table:table-cell table:formula="of:=IF(ISBLANK([$Dane.B57]);&quot;&quot;;COM.MICROSOFT.CONCAT([$Dane.B$1];&quot; &quot;;[$Dane.B57]))" office:value-type="string" office:string-value="2 TYPE Historia Polski" calcext:value-type="string">
            <text:p>2 TYPE Historia Polski</text:p>
          </table:table-cell>
          <table:table-cell table:formula="of:=IF(ISBLANK([$Dane.C57]);&quot;&quot;;COM.MICROSOFT.CONCAT([$Dane.C$1];&quot; &quot;;[$Dane.C57]))" office:value-type="string" office:string-value="2 DATE  1550" calcext:value-type="string">
            <text:p>2 DATE <text:s/>1550</text:p>
          </table:table-cell>
          <table:table-cell table:formula="of:=IF(ISBLANK([$Dane.D57]);&quot;&quot;;COM.MICROSOFT.CONCAT([$Dane.D$1];&quot; &quot;;[$Dane.D57]))">
            <text:p/>
          </table:table-cell>
        </table:table-row>
        <table:table-row table:style-name="ro1">
          <table:table-cell table:formula="of:=IF(ISBLANK([$Dane.A58]);&quot;&quot;;COM.MICROSOFT.CONCAT([$Dane.A$1];&quot; &quot;;[$Dane.A58]))" office:value-type="string" office:string-value="1 EVEN zmarła Barbara Radziwiłłówna" calcext:value-type="string">
            <text:p>1 EVEN zmarła Barbara Radziwiłłówna</text:p>
          </table:table-cell>
          <table:table-cell table:formula="of:=IF(ISBLANK([$Dane.B58]);&quot;&quot;;COM.MICROSOFT.CONCAT([$Dane.B$1];&quot; &quot;;[$Dane.B58]))" office:value-type="string" office:string-value="2 TYPE Historia Polski" calcext:value-type="string">
            <text:p>2 TYPE Historia Polski</text:p>
          </table:table-cell>
          <table:table-cell table:formula="of:=IF(ISBLANK([$Dane.C58]);&quot;&quot;;COM.MICROSOFT.CONCAT([$Dane.C$1];&quot; &quot;;[$Dane.C58]))" office:value-type="string" office:string-value="2 DATE  8 MAY 1551" calcext:value-type="string">
            <text:p>2 DATE <text:s/>8 MAY 1551</text:p>
          </table:table-cell>
          <table:table-cell table:formula="of:=IF(ISBLANK([$Dane.D58]);&quot;&quot;;COM.MICROSOFT.CONCAT([$Dane.D$1];&quot; &quot;;[$Dane.D58]))">
            <text:p/>
          </table:table-cell>
        </table:table-row>
        <table:table-row table:style-name="ro1">
          <table:table-cell table:formula="of:=IF(ISBLANK([$Dane.A59]);&quot;&quot;;COM.MICROSOFT.CONCAT([$Dane.A$1];&quot; &quot;;[$Dane.A59]))" office:value-type="string" office:string-value="1 EVEN mistrz zakonu inflanckiego Gothard Kettler sekularyzował Inflanty i przekazał je Polsce i Litwie" calcext:value-type="string">
            <text:p>1 EVEN mistrz zakonu inflanckiego Gothard Kettler sekularyzował Inflanty i przekazał je Polsce i Litwie</text:p>
          </table:table-cell>
          <table:table-cell table:formula="of:=IF(ISBLANK([$Dane.B59]);&quot;&quot;;COM.MICROSOFT.CONCAT([$Dane.B$1];&quot; &quot;;[$Dane.B59]))" office:value-type="string" office:string-value="2 TYPE Historia Polski" calcext:value-type="string">
            <text:p>2 TYPE Historia Polski</text:p>
          </table:table-cell>
          <table:table-cell table:formula="of:=IF(ISBLANK([$Dane.C59]);&quot;&quot;;COM.MICROSOFT.CONCAT([$Dane.C$1];&quot; &quot;;[$Dane.C59]))" office:value-type="string" office:string-value="2 DATE  1561" calcext:value-type="string">
            <text:p>2 DATE <text:s/>1561</text:p>
          </table:table-cell>
          <table:table-cell table:formula="of:=IF(ISBLANK([$Dane.D59]);&quot;&quot;;COM.MICROSOFT.CONCAT([$Dane.D$1];&quot; &quot;;[$Dane.D59]))">
            <text:p/>
          </table:table-cell>
        </table:table-row>
        <table:table-row table:style-name="ro1">
          <table:table-cell table:formula="of:=IF(ISBLANK([$Dane.A60]);&quot;&quot;;COM.MICROSOFT.CONCAT([$Dane.A$1];&quot; &quot;;[$Dane.A60]))" office:value-type="string" office:string-value="1 EVEN Polska i Litwa zawarły unię lubelską, na mocy którego oba państwa połączyły się w jeden kraj" calcext:value-type="string">
            <text:p>1 EVEN Polska i Litwa zawarły unię lubelską, na mocy którego oba państwa połączyły się w jeden kraj</text:p>
          </table:table-cell>
          <table:table-cell table:formula="of:=IF(ISBLANK([$Dane.B60]);&quot;&quot;;COM.MICROSOFT.CONCAT([$Dane.B$1];&quot; &quot;;[$Dane.B60]))" office:value-type="string" office:string-value="2 TYPE Historia Polski" calcext:value-type="string">
            <text:p>2 TYPE Historia Polski</text:p>
          </table:table-cell>
          <table:table-cell table:formula="of:=IF(ISBLANK([$Dane.C60]);&quot;&quot;;COM.MICROSOFT.CONCAT([$Dane.C$1];&quot; &quot;;[$Dane.C60]))" office:value-type="string" office:string-value="2 DATE  1 JUL 1569" calcext:value-type="string">
            <text:p>2 DATE <text:s/>1 JUL 1569</text:p>
          </table:table-cell>
          <table:table-cell table:formula="of:=IF(ISBLANK([$Dane.D60]);&quot;&quot;;COM.MICROSOFT.CONCAT([$Dane.D$1];&quot; &quot;;[$Dane.D60]))">
            <text:p/>
          </table:table-cell>
        </table:table-row>
        <table:table-row table:style-name="ro1">
          <table:table-cell table:formula="of:=IF(ISBLANK([$Dane.A61]);&quot;&quot;;COM.MICROSOFT.CONCAT([$Dane.A$1];&quot; &quot;;[$Dane.A61]))" office:value-type="string" office:string-value="1 EVEN zmarł Zygmunt August – koniec dynastii Jagiellonów" calcext:value-type="string">
            <text:p>1 EVEN zmarł Zygmunt August – koniec dynastii Jagiellonów</text:p>
          </table:table-cell>
          <table:table-cell table:formula="of:=IF(ISBLANK([$Dane.B61]);&quot;&quot;;COM.MICROSOFT.CONCAT([$Dane.B$1];&quot; &quot;;[$Dane.B61]))" office:value-type="string" office:string-value="2 TYPE Historia Polski" calcext:value-type="string">
            <text:p>2 TYPE Historia Polski</text:p>
          </table:table-cell>
          <table:table-cell table:formula="of:=IF(ISBLANK([$Dane.C61]);&quot;&quot;;COM.MICROSOFT.CONCAT([$Dane.C$1];&quot; &quot;;[$Dane.C61]))" office:value-type="string" office:string-value="2 DATE  7 JUL 1572" calcext:value-type="string">
            <text:p>2 DATE <text:s/>7 JUL 1572</text:p>
          </table:table-cell>
          <table:table-cell table:formula="of:=IF(ISBLANK([$Dane.D61]);&quot;&quot;;COM.MICROSOFT.CONCAT([$Dane.D$1];&quot; &quot;;[$Dane.D61]))">
            <text:p/>
          </table:table-cell>
        </table:table-row>
        <table:table-row table:style-name="ro1">
          <table:table-cell table:formula="of:=IF(ISBLANK([$Dane.A62]);&quot;&quot;;COM.MICROSOFT.CONCAT([$Dane.A$1];&quot; &quot;;[$Dane.A62]))" office:value-type="string" office:string-value="1 EVEN koronowano Henryka Walezego" calcext:value-type="string">
            <text:p>1 EVEN koronowano Henryka Walezego</text:p>
          </table:table-cell>
          <table:table-cell table:formula="of:=IF(ISBLANK([$Dane.B62]);&quot;&quot;;COM.MICROSOFT.CONCAT([$Dane.B$1];&quot; &quot;;[$Dane.B62]))" office:value-type="string" office:string-value="2 TYPE Historia Polski" calcext:value-type="string">
            <text:p>2 TYPE Historia Polski</text:p>
          </table:table-cell>
          <table:table-cell table:formula="of:=IF(ISBLANK([$Dane.C62]);&quot;&quot;;COM.MICROSOFT.CONCAT([$Dane.C$1];&quot; &quot;;[$Dane.C62]))" office:value-type="string" office:string-value="2 DATE  21 FEB 1574" calcext:value-type="string">
            <text:p>2 DATE <text:s/>21 FEB 1574</text:p>
          </table:table-cell>
          <table:table-cell table:formula="of:=IF(ISBLANK([$Dane.D62]);&quot;&quot;;COM.MICROSOFT.CONCAT([$Dane.D$1];&quot; &quot;;[$Dane.D62]))">
            <text:p/>
          </table:table-cell>
        </table:table-row>
        <table:table-row table:style-name="ro1">
          <table:table-cell table:formula="of:=IF(ISBLANK([$Dane.A63]);&quot;&quot;;COM.MICROSOFT.CONCAT([$Dane.A$1];&quot; &quot;;[$Dane.A63]))" office:value-type="string" office:string-value="1 EVEN Stefan Batory ożenił się z Anną Jagiellonką i został koronowany na króla Polski" calcext:value-type="string">
            <text:p>1 EVEN Stefan Batory ożenił się z Anną Jagiellonką i został koronowany na króla Polski</text:p>
          </table:table-cell>
          <table:table-cell table:formula="of:=IF(ISBLANK([$Dane.B63]);&quot;&quot;;COM.MICROSOFT.CONCAT([$Dane.B$1];&quot; &quot;;[$Dane.B63]))" office:value-type="string" office:string-value="2 TYPE Historia Polski" calcext:value-type="string">
            <text:p>2 TYPE Historia Polski</text:p>
          </table:table-cell>
          <table:table-cell table:formula="of:=IF(ISBLANK([$Dane.C63]);&quot;&quot;;COM.MICROSOFT.CONCAT([$Dane.C$1];&quot; &quot;;[$Dane.C63]))" office:value-type="string" office:string-value="2 DATE  1 MAY 1576" calcext:value-type="string">
            <text:p>2 DATE <text:s/>1 MAY 1576</text:p>
          </table:table-cell>
          <table:table-cell table:formula="of:=IF(ISBLANK([$Dane.D63]);&quot;&quot;;COM.MICROSOFT.CONCAT([$Dane.D$1];&quot; &quot;;[$Dane.D63]))">
            <text:p/>
          </table:table-cell>
        </table:table-row>
        <table:table-row table:style-name="ro1">
          <table:table-cell table:formula="of:=IF(ISBLANK([$Dane.A64]);&quot;&quot;;COM.MICROSOFT.CONCAT([$Dane.A$1];&quot; &quot;;[$Dane.A64]))" office:value-type="string" office:string-value="1 EVEN w Grodnie zmarł Stefan Batory" calcext:value-type="string">
            <text:p>1 EVEN w Grodnie zmarł Stefan Batory</text:p>
          </table:table-cell>
          <table:table-cell table:formula="of:=IF(ISBLANK([$Dane.B64]);&quot;&quot;;COM.MICROSOFT.CONCAT([$Dane.B$1];&quot; &quot;;[$Dane.B64]))" office:value-type="string" office:string-value="2 TYPE Historia Polski" calcext:value-type="string">
            <text:p>2 TYPE Historia Polski</text:p>
          </table:table-cell>
          <table:table-cell table:formula="of:=IF(ISBLANK([$Dane.C64]);&quot;&quot;;COM.MICROSOFT.CONCAT([$Dane.C$1];&quot; &quot;;[$Dane.C64]))" office:value-type="string" office:string-value="2 DATE  12 DEC 1586" calcext:value-type="string">
            <text:p>2 DATE <text:s/>12 DEC 1586</text:p>
          </table:table-cell>
          <table:table-cell table:formula="of:=IF(ISBLANK([$Dane.D64]);&quot;&quot;;COM.MICROSOFT.CONCAT([$Dane.D$1];&quot; &quot;;[$Dane.D64]))">
            <text:p/>
          </table:table-cell>
        </table:table-row>
        <table:table-row table:style-name="ro1">
          <table:table-cell table:formula="of:=IF(ISBLANK([$Dane.A65]);&quot;&quot;;COM.MICROSOFT.CONCAT([$Dane.A$1];&quot; &quot;;[$Dane.A65]))" office:value-type="string" office:string-value="1 EVEN koronowano Zygmunta Wazę" calcext:value-type="string">
            <text:p>1 EVEN koronowano Zygmunta Wazę</text:p>
          </table:table-cell>
          <table:table-cell table:formula="of:=IF(ISBLANK([$Dane.B65]);&quot;&quot;;COM.MICROSOFT.CONCAT([$Dane.B$1];&quot; &quot;;[$Dane.B65]))" office:value-type="string" office:string-value="2 TYPE Historia Polski" calcext:value-type="string">
            <text:p>2 TYPE Historia Polski</text:p>
          </table:table-cell>
          <table:table-cell table:formula="of:=IF(ISBLANK([$Dane.C65]);&quot;&quot;;COM.MICROSOFT.CONCAT([$Dane.C$1];&quot; &quot;;[$Dane.C65]))" office:value-type="string" office:string-value="2 DATE  27 DEC 1587" calcext:value-type="string">
            <text:p>2 DATE <text:s/>27 DEC 1587</text:p>
          </table:table-cell>
          <table:table-cell table:formula="of:=IF(ISBLANK([$Dane.D65]);&quot;&quot;;COM.MICROSOFT.CONCAT([$Dane.D$1];&quot; &quot;;[$Dane.D65]))">
            <text:p/>
          </table:table-cell>
        </table:table-row>
        <table:table-row table:style-name="ro1">
          <table:table-cell table:formula="of:=IF(ISBLANK([$Dane.A66]);&quot;&quot;;COM.MICROSOFT.CONCAT([$Dane.A$1];&quot; &quot;;[$Dane.A66]))" office:value-type="string" office:string-value="1 EVEN Polska inkorporowała Estonię" calcext:value-type="string">
            <text:p>1 EVEN Polska inkorporowała Estonię</text:p>
          </table:table-cell>
          <table:table-cell table:formula="of:=IF(ISBLANK([$Dane.B66]);&quot;&quot;;COM.MICROSOFT.CONCAT([$Dane.B$1];&quot; &quot;;[$Dane.B66]))" office:value-type="string" office:string-value="2 TYPE Historia Polski" calcext:value-type="string">
            <text:p>2 TYPE Historia Polski</text:p>
          </table:table-cell>
          <table:table-cell table:formula="of:=IF(ISBLANK([$Dane.C66]);&quot;&quot;;COM.MICROSOFT.CONCAT([$Dane.C$1];&quot; &quot;;[$Dane.C66]))" office:value-type="string" office:string-value="2 DATE  12 MAR 1600" calcext:value-type="string">
            <text:p>2 DATE <text:s/>12 MAR 1600</text:p>
          </table:table-cell>
          <table:table-cell table:formula="of:=IF(ISBLANK([$Dane.D66]);&quot;&quot;;COM.MICROSOFT.CONCAT([$Dane.D$1];&quot; &quot;;[$Dane.D66]))">
            <text:p/>
          </table:table-cell>
        </table:table-row>
        <table:table-row table:style-name="ro1">
          <table:table-cell table:formula="of:=IF(ISBLANK([$Dane.A67]);&quot;&quot;;COM.MICROSOFT.CONCAT([$Dane.A$1];&quot; &quot;;[$Dane.A67]))" office:value-type="string" office:string-value="1 EVEN pod Kircholmem wojska hetmana polnego litewskiego Jana Chodkiewicza pokonały trzykrotnie silniejszą armię szwedzką" calcext:value-type="string">
            <text:p>1 EVEN pod Kircholmem wojska hetmana polnego litewskiego Jana Chodkiewicza pokonały trzykrotnie silniejszą armię szwedzką</text:p>
          </table:table-cell>
          <table:table-cell table:formula="of:=IF(ISBLANK([$Dane.B67]);&quot;&quot;;COM.MICROSOFT.CONCAT([$Dane.B$1];&quot; &quot;;[$Dane.B67]))" office:value-type="string" office:string-value="2 TYPE Historia Polski" calcext:value-type="string">
            <text:p>2 TYPE Historia Polski</text:p>
          </table:table-cell>
          <table:table-cell table:formula="of:=IF(ISBLANK([$Dane.C67]);&quot;&quot;;COM.MICROSOFT.CONCAT([$Dane.C$1];&quot; &quot;;[$Dane.C67]))" office:value-type="string" office:string-value="2 DATE  27 SEP 1605" calcext:value-type="string">
            <text:p>2 DATE <text:s/>27 SEP 1605</text:p>
          </table:table-cell>
          <table:table-cell table:formula="of:=IF(ISBLANK([$Dane.D67]);&quot;&quot;;COM.MICROSOFT.CONCAT([$Dane.D$1];&quot; &quot;;[$Dane.D67]))">
            <text:p/>
          </table:table-cell>
        </table:table-row>
        <table:table-row table:style-name="ro1">
          <table:table-cell table:formula="of:=IF(ISBLANK([$Dane.A68]);&quot;&quot;;COM.MICROSOFT.CONCAT([$Dane.A$1];&quot; &quot;;[$Dane.A68]))" office:value-type="string" office:string-value="1 EVEN Zygmunt III Waza przeniósł siedzibę królestwa z Krakowa do Warszawy" calcext:value-type="string">
            <text:p>1 EVEN Zygmunt III Waza przeniósł siedzibę królestwa z Krakowa do Warszawy</text:p>
          </table:table-cell>
          <table:table-cell table:formula="of:=IF(ISBLANK([$Dane.B68]);&quot;&quot;;COM.MICROSOFT.CONCAT([$Dane.B$1];&quot; &quot;;[$Dane.B68]))" office:value-type="string" office:string-value="2 TYPE Historia Polski" calcext:value-type="string">
            <text:p>2 TYPE Historia Polski</text:p>
          </table:table-cell>
          <table:table-cell table:formula="of:=IF(ISBLANK([$Dane.C68]);&quot;&quot;;COM.MICROSOFT.CONCAT([$Dane.C$1];&quot; &quot;;[$Dane.C68]))" office:value-type="string" office:string-value="2 DATE  28 MAY 1609" calcext:value-type="string">
            <text:p>2 DATE <text:s/>28 MAY 1609</text:p>
          </table:table-cell>
          <table:table-cell table:formula="of:=IF(ISBLANK([$Dane.D68]);&quot;&quot;;COM.MICROSOFT.CONCAT([$Dane.D$1];&quot; &quot;;[$Dane.D68]))">
            <text:p/>
          </table:table-cell>
        </table:table-row>
        <table:table-row table:style-name="ro1">
          <table:table-cell table:formula="of:=IF(ISBLANK([$Dane.A69]);&quot;&quot;;COM.MICROSOFT.CONCAT([$Dane.A$1];&quot; &quot;;[$Dane.A69]))" office:value-type="string" office:string-value="1 EVEN Polska pokonała flotę szwedzką pod Oliw" calcext:value-type="string">
            <text:p>1 EVEN Polska pokonała flotę szwedzką pod Oliw</text:p>
          </table:table-cell>
          <table:table-cell table:formula="of:=IF(ISBLANK([$Dane.B69]);&quot;&quot;;COM.MICROSOFT.CONCAT([$Dane.B$1];&quot; &quot;;[$Dane.B69]))" office:value-type="string" office:string-value="2 TYPE Historia Polski" calcext:value-type="string">
            <text:p>2 TYPE Historia Polski</text:p>
          </table:table-cell>
          <table:table-cell table:formula="of:=IF(ISBLANK([$Dane.C69]);&quot;&quot;;COM.MICROSOFT.CONCAT([$Dane.C$1];&quot; &quot;;[$Dane.C69]))" office:value-type="string" office:string-value="2 DATE  28 NOV 1627" calcext:value-type="string">
            <text:p>2 DATE <text:s/>28 NOV 1627</text:p>
          </table:table-cell>
          <table:table-cell table:formula="of:=IF(ISBLANK([$Dane.D69]);&quot;&quot;;COM.MICROSOFT.CONCAT([$Dane.D$1];&quot; &quot;;[$Dane.D69]))">
            <text:p/>
          </table:table-cell>
        </table:table-row>
        <table:table-row table:style-name="ro1">
          <table:table-cell table:formula="of:=IF(ISBLANK([$Dane.A70]);&quot;&quot;;COM.MICROSOFT.CONCAT([$Dane.A$1];&quot; &quot;;[$Dane.A70]))" office:value-type="string" office:string-value="1 EVEN zmarł Zygmunt III Waza" calcext:value-type="string">
            <text:p>1 EVEN zmarł Zygmunt III Waza</text:p>
          </table:table-cell>
          <table:table-cell table:formula="of:=IF(ISBLANK([$Dane.B70]);&quot;&quot;;COM.MICROSOFT.CONCAT([$Dane.B$1];&quot; &quot;;[$Dane.B70]))" office:value-type="string" office:string-value="2 TYPE Historia Polski" calcext:value-type="string">
            <text:p>2 TYPE Historia Polski</text:p>
          </table:table-cell>
          <table:table-cell table:formula="of:=IF(ISBLANK([$Dane.C70]);&quot;&quot;;COM.MICROSOFT.CONCAT([$Dane.C$1];&quot; &quot;;[$Dane.C70]))" office:value-type="string" office:string-value="2 DATE  30 APR 1632" calcext:value-type="string">
            <text:p>2 DATE <text:s/>30 APR 1632</text:p>
          </table:table-cell>
          <table:table-cell table:formula="of:=IF(ISBLANK([$Dane.D70]);&quot;&quot;;COM.MICROSOFT.CONCAT([$Dane.D$1];&quot; &quot;;[$Dane.D70]))">
            <text:p/>
          </table:table-cell>
        </table:table-row>
        <table:table-row table:style-name="ro1">
          <table:table-cell table:formula="of:=IF(ISBLANK([$Dane.A71]);&quot;&quot;;COM.MICROSOFT.CONCAT([$Dane.A$1];&quot; &quot;;[$Dane.A71]))" office:value-type="string" office:string-value="1 EVEN Władysław IV został wybrany na króla Polski" calcext:value-type="string">
            <text:p>1 EVEN Władysław IV został wybrany na króla Polski</text:p>
          </table:table-cell>
          <table:table-cell table:formula="of:=IF(ISBLANK([$Dane.B71]);&quot;&quot;;COM.MICROSOFT.CONCAT([$Dane.B$1];&quot; &quot;;[$Dane.B71]))" office:value-type="string" office:string-value="2 TYPE Historia Polski" calcext:value-type="string">
            <text:p>2 TYPE Historia Polski</text:p>
          </table:table-cell>
          <table:table-cell table:formula="of:=IF(ISBLANK([$Dane.C71]);&quot;&quot;;COM.MICROSOFT.CONCAT([$Dane.C$1];&quot; &quot;;[$Dane.C71]))" office:value-type="string" office:string-value="2 DATE  8 NOV 1632" calcext:value-type="string">
            <text:p>2 DATE <text:s/>8 NOV 1632</text:p>
          </table:table-cell>
          <table:table-cell table:formula="of:=IF(ISBLANK([$Dane.D71]);&quot;&quot;;COM.MICROSOFT.CONCAT([$Dane.D$1];&quot; &quot;;[$Dane.D71]))">
            <text:p/>
          </table:table-cell>
        </table:table-row>
        <table:table-row table:style-name="ro1">
          <table:table-cell table:formula="of:=IF(ISBLANK([$Dane.A72]);&quot;&quot;;COM.MICROSOFT.CONCAT([$Dane.A$1];&quot; &quot;;[$Dane.A72]))" office:value-type="string" office:string-value="1 EVEN odsłonięto kolumnę Zygmunta III Wazy" calcext:value-type="string">
            <text:p>1 EVEN odsłonięto kolumnę Zygmunta III Wazy</text:p>
          </table:table-cell>
          <table:table-cell table:formula="of:=IF(ISBLANK([$Dane.B72]);&quot;&quot;;COM.MICROSOFT.CONCAT([$Dane.B$1];&quot; &quot;;[$Dane.B72]))" office:value-type="string" office:string-value="2 TYPE Historia Polski" calcext:value-type="string">
            <text:p>2 TYPE Historia Polski</text:p>
          </table:table-cell>
          <table:table-cell table:formula="of:=IF(ISBLANK([$Dane.C72]);&quot;&quot;;COM.MICROSOFT.CONCAT([$Dane.C$1];&quot; &quot;;[$Dane.C72]))" office:value-type="string" office:string-value="2 DATE  1644" calcext:value-type="string">
            <text:p>2 DATE <text:s/>1644</text:p>
          </table:table-cell>
          <table:table-cell table:formula="of:=IF(ISBLANK([$Dane.D72]);&quot;&quot;;COM.MICROSOFT.CONCAT([$Dane.D$1];&quot; &quot;;[$Dane.D72]))">
            <text:p/>
          </table:table-cell>
        </table:table-row>
        <table:table-row table:style-name="ro1">
          <table:table-cell table:formula="of:=IF(ISBLANK([$Dane.A73]);&quot;&quot;;COM.MICROSOFT.CONCAT([$Dane.A$1];&quot; &quot;;[$Dane.A73]))" office:value-type="string" office:string-value="1 EVEN zmarł Władysław IV Waza" calcext:value-type="string">
            <text:p>1 EVEN zmarł Władysław IV Waza</text:p>
          </table:table-cell>
          <table:table-cell table:formula="of:=IF(ISBLANK([$Dane.B73]);&quot;&quot;;COM.MICROSOFT.CONCAT([$Dane.B$1];&quot; &quot;;[$Dane.B73]))" office:value-type="string" office:string-value="2 TYPE Historia Polski" calcext:value-type="string">
            <text:p>2 TYPE Historia Polski</text:p>
          </table:table-cell>
          <table:table-cell table:formula="of:=IF(ISBLANK([$Dane.C73]);&quot;&quot;;COM.MICROSOFT.CONCAT([$Dane.C$1];&quot; &quot;;[$Dane.C73]))" office:value-type="string" office:string-value="2 DATE  20 MAY 1648" calcext:value-type="string">
            <text:p>2 DATE <text:s/>20 MAY 1648</text:p>
          </table:table-cell>
          <table:table-cell table:formula="of:=IF(ISBLANK([$Dane.D73]);&quot;&quot;;COM.MICROSOFT.CONCAT([$Dane.D$1];&quot; &quot;;[$Dane.D73]))">
            <text:p/>
          </table:table-cell>
        </table:table-row>
        <table:table-row table:style-name="ro1">
          <table:table-cell table:formula="of:=IF(ISBLANK([$Dane.A74]);&quot;&quot;;COM.MICROSOFT.CONCAT([$Dane.A$1];&quot; &quot;;[$Dane.A74]))" office:value-type="string" office:string-value="1 EVEN wybuchło powstanie Chmielnickiego na Ukrainie" calcext:value-type="string">
            <text:p>1 EVEN wybuchło powstanie Chmielnickiego na Ukrainie</text:p>
          </table:table-cell>
          <table:table-cell table:formula="of:=IF(ISBLANK([$Dane.B74]);&quot;&quot;;COM.MICROSOFT.CONCAT([$Dane.B$1];&quot; &quot;;[$Dane.B74]))" office:value-type="string" office:string-value="2 TYPE Historia Polski" calcext:value-type="string">
            <text:p>2 TYPE Historia Polski</text:p>
          </table:table-cell>
          <table:table-cell table:formula="of:=IF(ISBLANK([$Dane.C74]);&quot;&quot;;COM.MICROSOFT.CONCAT([$Dane.C$1];&quot; &quot;;[$Dane.C74]))" office:value-type="string" office:string-value="2 DATE  1648" calcext:value-type="string">
            <text:p>2 DATE <text:s/>1648</text:p>
          </table:table-cell>
          <table:table-cell table:formula="of:=IF(ISBLANK([$Dane.D74]);&quot;&quot;;COM.MICROSOFT.CONCAT([$Dane.D$1];&quot; &quot;;[$Dane.D74]))">
            <text:p/>
          </table:table-cell>
        </table:table-row>
        <table:table-row table:style-name="ro1">
          <table:table-cell table:formula="of:=IF(ISBLANK([$Dane.A75]);&quot;&quot;;COM.MICROSOFT.CONCAT([$Dane.A$1];&quot; &quot;;[$Dane.A75]))" office:value-type="string" office:string-value="1 EVEN elekcja Jana Kazimierza na króla polskiego" calcext:value-type="string">
            <text:p>1 EVEN elekcja Jana Kazimierza na króla polskiego</text:p>
          </table:table-cell>
          <table:table-cell table:formula="of:=IF(ISBLANK([$Dane.B75]);&quot;&quot;;COM.MICROSOFT.CONCAT([$Dane.B$1];&quot; &quot;;[$Dane.B75]))" office:value-type="string" office:string-value="2 TYPE Historia Polski" calcext:value-type="string">
            <text:p>2 TYPE Historia Polski</text:p>
          </table:table-cell>
          <table:table-cell table:formula="of:=IF(ISBLANK([$Dane.C75]);&quot;&quot;;COM.MICROSOFT.CONCAT([$Dane.C$1];&quot; &quot;;[$Dane.C75]))" office:value-type="string" office:string-value="2 DATE  20 NOV 1648" calcext:value-type="string">
            <text:p>2 DATE <text:s/>20 NOV 1648</text:p>
          </table:table-cell>
          <table:table-cell table:formula="of:=IF(ISBLANK([$Dane.D75]);&quot;&quot;;COM.MICROSOFT.CONCAT([$Dane.D$1];&quot; &quot;;[$Dane.D75]))">
            <text:p/>
          </table:table-cell>
        </table:table-row>
        <table:table-row table:style-name="ro1">
          <table:table-cell table:formula="of:=IF(ISBLANK([$Dane.A76]);&quot;&quot;;COM.MICROSOFT.CONCAT([$Dane.A$1];&quot; &quot;;[$Dane.A76]))" office:value-type="string" office:string-value="1 EVEN król Karol X wypowiedział wojnę Rzeczypospolitej – początek potopu szwedzkiego" calcext:value-type="string">
            <text:p>1 EVEN król Karol X wypowiedział wojnę Rzeczypospolitej – początek potopu szwedzkiego</text:p>
          </table:table-cell>
          <table:table-cell table:formula="of:=IF(ISBLANK([$Dane.B76]);&quot;&quot;;COM.MICROSOFT.CONCAT([$Dane.B$1];&quot; &quot;;[$Dane.B76]))" office:value-type="string" office:string-value="2 TYPE Historia Polski" calcext:value-type="string">
            <text:p>2 TYPE Historia Polski</text:p>
          </table:table-cell>
          <table:table-cell table:formula="of:=IF(ISBLANK([$Dane.C76]);&quot;&quot;;COM.MICROSOFT.CONCAT([$Dane.C$1];&quot; &quot;;[$Dane.C76]))" office:value-type="string" office:string-value="2 DATE  19 JUL 1655" calcext:value-type="string">
            <text:p>2 DATE <text:s/>19 JUL 1655</text:p>
          </table:table-cell>
          <table:table-cell table:formula="of:=IF(ISBLANK([$Dane.D76]);&quot;&quot;;COM.MICROSOFT.CONCAT([$Dane.D$1];&quot; &quot;;[$Dane.D76]))">
            <text:p/>
          </table:table-cell>
        </table:table-row>
        <table:table-row table:style-name="ro1">
          <table:table-cell table:formula="of:=IF(ISBLANK([$Dane.A77]);&quot;&quot;;COM.MICROSOFT.CONCAT([$Dane.A$1];&quot; &quot;;[$Dane.A77]))" office:value-type="string" office:string-value="1 EVEN wypędzono braci polskich" calcext:value-type="string">
            <text:p>1 EVEN wypędzono braci polskich</text:p>
          </table:table-cell>
          <table:table-cell table:formula="of:=IF(ISBLANK([$Dane.B77]);&quot;&quot;;COM.MICROSOFT.CONCAT([$Dane.B$1];&quot; &quot;;[$Dane.B77]))" office:value-type="string" office:string-value="2 TYPE Historia Polski" calcext:value-type="string">
            <text:p>2 TYPE Historia Polski</text:p>
          </table:table-cell>
          <table:table-cell table:formula="of:=IF(ISBLANK([$Dane.C77]);&quot;&quot;;COM.MICROSOFT.CONCAT([$Dane.C$1];&quot; &quot;;[$Dane.C77]))" office:value-type="string" office:string-value="2 DATE  1658" calcext:value-type="string">
            <text:p>2 DATE <text:s/>1658</text:p>
          </table:table-cell>
          <table:table-cell table:formula="of:=IF(ISBLANK([$Dane.D77]);&quot;&quot;;COM.MICROSOFT.CONCAT([$Dane.D$1];&quot; &quot;;[$Dane.D77]))">
            <text:p/>
          </table:table-cell>
        </table:table-row>
        <table:table-row table:style-name="ro1">
          <table:table-cell table:formula="of:=IF(ISBLANK([$Dane.A78]);&quot;&quot;;COM.MICROSOFT.CONCAT([$Dane.A$1];&quot; &quot;;[$Dane.A78]))" office:value-type="string" office:string-value="1 EVEN abdykacja Jana Kazimierza" calcext:value-type="string">
            <text:p>1 EVEN abdykacja Jana Kazimierza</text:p>
          </table:table-cell>
          <table:table-cell table:formula="of:=IF(ISBLANK([$Dane.B78]);&quot;&quot;;COM.MICROSOFT.CONCAT([$Dane.B$1];&quot; &quot;;[$Dane.B78]))" office:value-type="string" office:string-value="2 TYPE Historia Polski" calcext:value-type="string">
            <text:p>2 TYPE Historia Polski</text:p>
          </table:table-cell>
          <table:table-cell table:formula="of:=IF(ISBLANK([$Dane.C78]);&quot;&quot;;COM.MICROSOFT.CONCAT([$Dane.C$1];&quot; &quot;;[$Dane.C78]))" office:value-type="string" office:string-value="2 DATE  1668" calcext:value-type="string">
            <text:p>2 DATE <text:s/>1668</text:p>
          </table:table-cell>
          <table:table-cell table:formula="of:=IF(ISBLANK([$Dane.D78]);&quot;&quot;;COM.MICROSOFT.CONCAT([$Dane.D$1];&quot; &quot;;[$Dane.D78]))">
            <text:p/>
          </table:table-cell>
        </table:table-row>
        <table:table-row table:style-name="ro1">
          <table:table-cell table:formula="of:=IF(ISBLANK([$Dane.A79]);&quot;&quot;;COM.MICROSOFT.CONCAT([$Dane.A$1];&quot; &quot;;[$Dane.A79]))" office:value-type="string" office:string-value="1 EVEN koronowano Michała Korybuta Wiśniowieckiego" calcext:value-type="string">
            <text:p>1 EVEN koronowano Michała Korybuta Wiśniowieckiego</text:p>
          </table:table-cell>
          <table:table-cell table:formula="of:=IF(ISBLANK([$Dane.B79]);&quot;&quot;;COM.MICROSOFT.CONCAT([$Dane.B$1];&quot; &quot;;[$Dane.B79]))" office:value-type="string" office:string-value="2 TYPE Historia Polski" calcext:value-type="string">
            <text:p>2 TYPE Historia Polski</text:p>
          </table:table-cell>
          <table:table-cell table:formula="of:=IF(ISBLANK([$Dane.C79]);&quot;&quot;;COM.MICROSOFT.CONCAT([$Dane.C$1];&quot; &quot;;[$Dane.C79]))" office:value-type="string" office:string-value="2 DATE  29 NOV 1669" calcext:value-type="string">
            <text:p>2 DATE <text:s/>29 NOV 1669</text:p>
          </table:table-cell>
          <table:table-cell table:formula="of:=IF(ISBLANK([$Dane.D79]);&quot;&quot;;COM.MICROSOFT.CONCAT([$Dane.D$1];&quot; &quot;;[$Dane.D79]))">
            <text:p/>
          </table:table-cell>
        </table:table-row>
        <table:table-row table:style-name="ro1">
          <table:table-cell table:formula="of:=IF(ISBLANK([$Dane.A80]);&quot;&quot;;COM.MICROSOFT.CONCAT([$Dane.A$1];&quot; &quot;;[$Dane.A80]))" office:value-type="string" office:string-value="1 EVEN Turcja wypowiedziała wojnę Rzeczypospolitej" calcext:value-type="string">
            <text:p>1 EVEN Turcja wypowiedziała wojnę Rzeczypospolitej</text:p>
          </table:table-cell>
          <table:table-cell table:formula="of:=IF(ISBLANK([$Dane.B80]);&quot;&quot;;COM.MICROSOFT.CONCAT([$Dane.B$1];&quot; &quot;;[$Dane.B80]))" office:value-type="string" office:string-value="2 TYPE Historia Polski" calcext:value-type="string">
            <text:p>2 TYPE Historia Polski</text:p>
          </table:table-cell>
          <table:table-cell table:formula="of:=IF(ISBLANK([$Dane.C80]);&quot;&quot;;COM.MICROSOFT.CONCAT([$Dane.C$1];&quot; &quot;;[$Dane.C80]))" office:value-type="string" office:string-value="2 DATE  10 DEC 1671" calcext:value-type="string">
            <text:p>2 DATE <text:s/>10 DEC 1671</text:p>
          </table:table-cell>
          <table:table-cell table:formula="of:=IF(ISBLANK([$Dane.D80]);&quot;&quot;;COM.MICROSOFT.CONCAT([$Dane.D$1];&quot; &quot;;[$Dane.D80]))">
            <text:p/>
          </table:table-cell>
        </table:table-row>
        <table:table-row table:style-name="ro1">
          <table:table-cell table:formula="of:=IF(ISBLANK([$Dane.A81]);&quot;&quot;;COM.MICROSOFT.CONCAT([$Dane.A$1];&quot; &quot;;[$Dane.A81]))" office:value-type="string" office:string-value="1 EVEN zmarł Michał Korybut Wiśniowiecki" calcext:value-type="string">
            <text:p>1 EVEN zmarł Michał Korybut Wiśniowiecki</text:p>
          </table:table-cell>
          <table:table-cell table:formula="of:=IF(ISBLANK([$Dane.B81]);&quot;&quot;;COM.MICROSOFT.CONCAT([$Dane.B$1];&quot; &quot;;[$Dane.B81]))" office:value-type="string" office:string-value="2 TYPE Historia Polski" calcext:value-type="string">
            <text:p>2 TYPE Historia Polski</text:p>
          </table:table-cell>
          <table:table-cell table:formula="of:=IF(ISBLANK([$Dane.C81]);&quot;&quot;;COM.MICROSOFT.CONCAT([$Dane.C$1];&quot; &quot;;[$Dane.C81]))" office:value-type="string" office:string-value="2 DATE  10 NOV 1673" calcext:value-type="string">
            <text:p>2 DATE <text:s/>10 NOV 1673</text:p>
          </table:table-cell>
          <table:table-cell table:formula="of:=IF(ISBLANK([$Dane.D81]);&quot;&quot;;COM.MICROSOFT.CONCAT([$Dane.D$1];&quot; &quot;;[$Dane.D81]))">
            <text:p/>
          </table:table-cell>
        </table:table-row>
        <table:table-row table:style-name="ro1">
          <table:table-cell table:formula="of:=IF(ISBLANK([$Dane.A82]);&quot;&quot;;COM.MICROSOFT.CONCAT([$Dane.A$1];&quot; &quot;;[$Dane.A82]))" office:value-type="string" office:string-value="1 EVEN Jan Sobieski został królem Polski" calcext:value-type="string">
            <text:p>1 EVEN Jan Sobieski został królem Polski</text:p>
          </table:table-cell>
          <table:table-cell table:formula="of:=IF(ISBLANK([$Dane.B82]);&quot;&quot;;COM.MICROSOFT.CONCAT([$Dane.B$1];&quot; &quot;;[$Dane.B82]))" office:value-type="string" office:string-value="2 TYPE Historia Polski" calcext:value-type="string">
            <text:p>2 TYPE Historia Polski</text:p>
          </table:table-cell>
          <table:table-cell table:formula="of:=IF(ISBLANK([$Dane.C82]);&quot;&quot;;COM.MICROSOFT.CONCAT([$Dane.C$1];&quot; &quot;;[$Dane.C82]))" office:value-type="string" office:string-value="2 DATE  21 MAY 1674" calcext:value-type="string">
            <text:p>2 DATE <text:s/>21 MAY 1674</text:p>
          </table:table-cell>
          <table:table-cell table:formula="of:=IF(ISBLANK([$Dane.D82]);&quot;&quot;;COM.MICROSOFT.CONCAT([$Dane.D$1];&quot; &quot;;[$Dane.D82]))">
            <text:p/>
          </table:table-cell>
        </table:table-row>
        <table:table-row table:style-name="ro1">
          <table:table-cell table:formula="of:=IF(ISBLANK([$Dane.A83]);&quot;&quot;;COM.MICROSOFT.CONCAT([$Dane.A$1];&quot; &quot;;[$Dane.A83]))" office:value-type="string" office:string-value="1 EVEN koronowano Jana III Sobieskiego" calcext:value-type="string">
            <text:p>1 EVEN koronowano Jana III Sobieskiego</text:p>
          </table:table-cell>
          <table:table-cell table:formula="of:=IF(ISBLANK([$Dane.B83]);&quot;&quot;;COM.MICROSOFT.CONCAT([$Dane.B$1];&quot; &quot;;[$Dane.B83]))" office:value-type="string" office:string-value="2 TYPE Historia Polski" calcext:value-type="string">
            <text:p>2 TYPE Historia Polski</text:p>
          </table:table-cell>
          <table:table-cell table:formula="of:=IF(ISBLANK([$Dane.C83]);&quot;&quot;;COM.MICROSOFT.CONCAT([$Dane.C$1];&quot; &quot;;[$Dane.C83]))" office:value-type="string" office:string-value="2 DATE  2 FEB 1676" calcext:value-type="string">
            <text:p>2 DATE <text:s/>2 FEB 1676</text:p>
          </table:table-cell>
          <table:table-cell table:formula="of:=IF(ISBLANK([$Dane.D83]);&quot;&quot;;COM.MICROSOFT.CONCAT([$Dane.D$1];&quot; &quot;;[$Dane.D83]))">
            <text:p/>
          </table:table-cell>
        </table:table-row>
        <table:table-row table:style-name="ro1">
          <table:table-cell table:formula="of:=IF(ISBLANK([$Dane.A84]);&quot;&quot;;COM.MICROSOFT.CONCAT([$Dane.A$1];&quot; &quot;;[$Dane.A84]))" office:value-type="string" office:string-value="1 EVEN Jan Heweliusz wydał traktat astronomiczny Machina coelestis" calcext:value-type="string">
            <text:p>1 EVEN Jan Heweliusz wydał traktat astronomiczny Machina coelestis</text:p>
          </table:table-cell>
          <table:table-cell table:formula="of:=IF(ISBLANK([$Dane.B84]);&quot;&quot;;COM.MICROSOFT.CONCAT([$Dane.B$1];&quot; &quot;;[$Dane.B84]))" office:value-type="string" office:string-value="2 TYPE Historia Polski" calcext:value-type="string">
            <text:p>2 TYPE Historia Polski</text:p>
          </table:table-cell>
          <table:table-cell table:formula="of:=IF(ISBLANK([$Dane.C84]);&quot;&quot;;COM.MICROSOFT.CONCAT([$Dane.C$1];&quot; &quot;;[$Dane.C84]))" office:value-type="string" office:string-value="2 DATE  1679" calcext:value-type="string">
            <text:p>2 DATE <text:s/>1679</text:p>
          </table:table-cell>
          <table:table-cell table:formula="of:=IF(ISBLANK([$Dane.D84]);&quot;&quot;;COM.MICROSOFT.CONCAT([$Dane.D$1];&quot; &quot;;[$Dane.D84]))">
            <text:p/>
          </table:table-cell>
        </table:table-row>
        <table:table-row table:style-name="ro1">
          <table:table-cell table:formula="of:=IF(ISBLANK([$Dane.A85]);&quot;&quot;;COM.MICROSOFT.CONCAT([$Dane.A$1];&quot; &quot;;[$Dane.A85]))" office:value-type="string" office:string-value="1 EVEN bitwa pod Wiedniem: siły koalicji austriacko-niemiecko-polskiej pod dowództwem Jana III Sobieskiego pokonały wojska tureckie" calcext:value-type="string">
            <text:p>1 EVEN bitwa pod Wiedniem: siły koalicji austriacko-niemiecko-polskiej pod dowództwem Jana III Sobieskiego pokonały wojska tureckie</text:p>
          </table:table-cell>
          <table:table-cell table:formula="of:=IF(ISBLANK([$Dane.B85]);&quot;&quot;;COM.MICROSOFT.CONCAT([$Dane.B$1];&quot; &quot;;[$Dane.B85]))" office:value-type="string" office:string-value="2 TYPE Historia Polski" calcext:value-type="string">
            <text:p>2 TYPE Historia Polski</text:p>
          </table:table-cell>
          <table:table-cell table:formula="of:=IF(ISBLANK([$Dane.C85]);&quot;&quot;;COM.MICROSOFT.CONCAT([$Dane.C$1];&quot; &quot;;[$Dane.C85]))" office:value-type="string" office:string-value="2 DATE  12 SEP 1683" calcext:value-type="string">
            <text:p>2 DATE <text:s/>12 SEP 1683</text:p>
          </table:table-cell>
          <table:table-cell table:formula="of:=IF(ISBLANK([$Dane.D85]);&quot;&quot;;COM.MICROSOFT.CONCAT([$Dane.D$1];&quot; &quot;;[$Dane.D85]))">
            <text:p/>
          </table:table-cell>
        </table:table-row>
        <table:table-row table:style-name="ro1">
          <table:table-cell table:formula="of:=IF(ISBLANK([$Dane.A86]);&quot;&quot;;COM.MICROSOFT.CONCAT([$Dane.A$1];&quot; &quot;;[$Dane.A86]))" office:value-type="string" office:string-value="1 EVEN zmarł król Jan III Sobieski" calcext:value-type="string">
            <text:p>1 EVEN zmarł król Jan III Sobieski</text:p>
          </table:table-cell>
          <table:table-cell table:formula="of:=IF(ISBLANK([$Dane.B86]);&quot;&quot;;COM.MICROSOFT.CONCAT([$Dane.B$1];&quot; &quot;;[$Dane.B86]))" office:value-type="string" office:string-value="2 TYPE Historia Polski" calcext:value-type="string">
            <text:p>2 TYPE Historia Polski</text:p>
          </table:table-cell>
          <table:table-cell table:formula="of:=IF(ISBLANK([$Dane.C86]);&quot;&quot;;COM.MICROSOFT.CONCAT([$Dane.C$1];&quot; &quot;;[$Dane.C86]))" office:value-type="string" office:string-value="2 DATE  17 JUN 1696" calcext:value-type="string">
            <text:p>2 DATE <text:s/>17 JUN 1696</text:p>
          </table:table-cell>
          <table:table-cell table:formula="of:=IF(ISBLANK([$Dane.D86]);&quot;&quot;;COM.MICROSOFT.CONCAT([$Dane.D$1];&quot; &quot;;[$Dane.D86]))">
            <text:p/>
          </table:table-cell>
        </table:table-row>
        <table:table-row table:style-name="ro1">
          <table:table-cell table:formula="of:=IF(ISBLANK([$Dane.A87]);&quot;&quot;;COM.MICROSOFT.CONCAT([$Dane.A$1];&quot; &quot;;[$Dane.A87]))" office:value-type="string" office:string-value="1 EVEN koronowano Augusta II Mocnego" calcext:value-type="string">
            <text:p>1 EVEN koronowano Augusta II Mocnego</text:p>
          </table:table-cell>
          <table:table-cell table:formula="of:=IF(ISBLANK([$Dane.B87]);&quot;&quot;;COM.MICROSOFT.CONCAT([$Dane.B$1];&quot; &quot;;[$Dane.B87]))" office:value-type="string" office:string-value="2 TYPE Historia Polski" calcext:value-type="string">
            <text:p>2 TYPE Historia Polski</text:p>
          </table:table-cell>
          <table:table-cell table:formula="of:=IF(ISBLANK([$Dane.C87]);&quot;&quot;;COM.MICROSOFT.CONCAT([$Dane.C$1];&quot; &quot;;[$Dane.C87]))" office:value-type="string" office:string-value="2 DATE  15 SEP 1697" calcext:value-type="string">
            <text:p>2 DATE <text:s/>15 SEP 1697</text:p>
          </table:table-cell>
          <table:table-cell table:formula="of:=IF(ISBLANK([$Dane.D87]);&quot;&quot;;COM.MICROSOFT.CONCAT([$Dane.D$1];&quot; &quot;;[$Dane.D87]))">
            <text:p/>
          </table:table-cell>
        </table:table-row>
        <table:table-row table:style-name="ro1">
          <table:table-cell table:formula="of:=IF(ISBLANK([$Dane.A88]);&quot;&quot;;COM.MICROSOFT.CONCAT([$Dane.A$1];&quot; &quot;;[$Dane.A88]))" office:value-type="string" office:string-value="1 EVEN odbył się zjazd szlachty w Warszawie, podczas którego detronizowano Augusta II i wybrano Stanisława Leszczyńskiego na króla Polski" calcext:value-type="string">
            <text:p>1 EVEN odbył się zjazd szlachty w Warszawie, podczas którego detronizowano Augusta II i wybrano Stanisława Leszczyńskiego na króla Polski</text:p>
          </table:table-cell>
          <table:table-cell table:formula="of:=IF(ISBLANK([$Dane.B88]);&quot;&quot;;COM.MICROSOFT.CONCAT([$Dane.B$1];&quot; &quot;;[$Dane.B88]))" office:value-type="string" office:string-value="2 TYPE Historia Polski" calcext:value-type="string">
            <text:p>2 TYPE Historia Polski</text:p>
          </table:table-cell>
          <table:table-cell table:formula="of:=IF(ISBLANK([$Dane.C88]);&quot;&quot;;COM.MICROSOFT.CONCAT([$Dane.C$1];&quot; &quot;;[$Dane.C88]))" office:value-type="string" office:string-value="2 DATE  12 JUL 1704" calcext:value-type="string">
            <text:p>2 DATE <text:s/>12 JUL 1704</text:p>
          </table:table-cell>
          <table:table-cell table:formula="of:=IF(ISBLANK([$Dane.D88]);&quot;&quot;;COM.MICROSOFT.CONCAT([$Dane.D$1];&quot; &quot;;[$Dane.D88]))">
            <text:p/>
          </table:table-cell>
        </table:table-row>
        <table:table-row table:style-name="ro1">
          <table:table-cell table:formula="of:=IF(ISBLANK([$Dane.A89]);&quot;&quot;;COM.MICROSOFT.CONCAT([$Dane.A$1];&quot; &quot;;[$Dane.A89]))" office:value-type="string" office:string-value="1 EVEN w katedrze warszawskiej koronowano Stanisława Leszczyńskiego" calcext:value-type="string">
            <text:p>1 EVEN w katedrze warszawskiej koronowano Stanisława Leszczyńskiego</text:p>
          </table:table-cell>
          <table:table-cell table:formula="of:=IF(ISBLANK([$Dane.B89]);&quot;&quot;;COM.MICROSOFT.CONCAT([$Dane.B$1];&quot; &quot;;[$Dane.B89]))" office:value-type="string" office:string-value="2 TYPE Historia Polski" calcext:value-type="string">
            <text:p>2 TYPE Historia Polski</text:p>
          </table:table-cell>
          <table:table-cell table:formula="of:=IF(ISBLANK([$Dane.C89]);&quot;&quot;;COM.MICROSOFT.CONCAT([$Dane.C$1];&quot; &quot;;[$Dane.C89]))" office:value-type="string" office:string-value="2 DATE  4 OCT 1705" calcext:value-type="string">
            <text:p>2 DATE <text:s/>4 OCT 1705</text:p>
          </table:table-cell>
          <table:table-cell table:formula="of:=IF(ISBLANK([$Dane.D89]);&quot;&quot;;COM.MICROSOFT.CONCAT([$Dane.D$1];&quot; &quot;;[$Dane.D89]))">
            <text:p/>
          </table:table-cell>
        </table:table-row>
        <table:table-row table:style-name="ro1">
          <table:table-cell table:formula="of:=IF(ISBLANK([$Dane.A90]);&quot;&quot;;COM.MICROSOFT.CONCAT([$Dane.A$1];&quot; &quot;;[$Dane.A90]))" office:value-type="string" office:string-value="1 EVEN konfederacja sandomierska nie uznała władz Leszczyńskiego i oddała się pod protekcję cara Rosji" calcext:value-type="string">
            <text:p>1 EVEN konfederacja sandomierska nie uznała władz Leszczyńskiego i oddała się pod protekcję cara Rosji</text:p>
          </table:table-cell>
          <table:table-cell table:formula="of:=IF(ISBLANK([$Dane.B90]);&quot;&quot;;COM.MICROSOFT.CONCAT([$Dane.B$1];&quot; &quot;;[$Dane.B90]))" office:value-type="string" office:string-value="2 TYPE Historia Polski" calcext:value-type="string">
            <text:p>2 TYPE Historia Polski</text:p>
          </table:table-cell>
          <table:table-cell table:formula="of:=IF(ISBLANK([$Dane.C90]);&quot;&quot;;COM.MICROSOFT.CONCAT([$Dane.C$1];&quot; &quot;;[$Dane.C90]))" office:value-type="string" office:string-value="2 DATE  JUN 1707" calcext:value-type="string">
            <text:p>2 DATE <text:s/>JUN 1707</text:p>
          </table:table-cell>
          <table:table-cell table:formula="of:=IF(ISBLANK([$Dane.D90]);&quot;&quot;;COM.MICROSOFT.CONCAT([$Dane.D$1];&quot; &quot;;[$Dane.D90]))">
            <text:p/>
          </table:table-cell>
        </table:table-row>
        <table:table-row table:style-name="ro1">
          <table:table-cell table:formula="of:=IF(ISBLANK([$Dane.A91]);&quot;&quot;;COM.MICROSOFT.CONCAT([$Dane.A$1];&quot; &quot;;[$Dane.A91]))" office:value-type="string" office:string-value="1 EVEN August II wrócił do Rzeczypospolitej, Stanisław Leszczyński uciekł z Polski" calcext:value-type="string">
            <text:p>1 EVEN August II wrócił do Rzeczypospolitej, Stanisław Leszczyński uciekł z Polski</text:p>
          </table:table-cell>
          <table:table-cell table:formula="of:=IF(ISBLANK([$Dane.B91]);&quot;&quot;;COM.MICROSOFT.CONCAT([$Dane.B$1];&quot; &quot;;[$Dane.B91]))" office:value-type="string" office:string-value="2 TYPE Historia Polski" calcext:value-type="string">
            <text:p>2 TYPE Historia Polski</text:p>
          </table:table-cell>
          <table:table-cell table:formula="of:=IF(ISBLANK([$Dane.C91]);&quot;&quot;;COM.MICROSOFT.CONCAT([$Dane.C$1];&quot; &quot;;[$Dane.C91]))" office:value-type="string" office:string-value="2 DATE  AUG 1709" calcext:value-type="string">
            <text:p>2 DATE <text:s/>AUG 1709</text:p>
          </table:table-cell>
          <table:table-cell table:formula="of:=IF(ISBLANK([$Dane.D91]);&quot;&quot;;COM.MICROSOFT.CONCAT([$Dane.D$1];&quot; &quot;;[$Dane.D91]))">
            <text:p/>
          </table:table-cell>
        </table:table-row>
        <table:table-row table:style-name="ro1">
          <table:table-cell table:formula="of:=IF(ISBLANK([$Dane.A92]);&quot;&quot;;COM.MICROSOFT.CONCAT([$Dane.A$1];&quot; &quot;;[$Dane.A92]))" office:value-type="string" office:string-value="1 EVEN zmarł August II Mocny" calcext:value-type="string">
            <text:p>1 EVEN zmarł August II Mocny</text:p>
          </table:table-cell>
          <table:table-cell table:formula="of:=IF(ISBLANK([$Dane.B92]);&quot;&quot;;COM.MICROSOFT.CONCAT([$Dane.B$1];&quot; &quot;;[$Dane.B92]))" office:value-type="string" office:string-value="2 TYPE Historia Polski" calcext:value-type="string">
            <text:p>2 TYPE Historia Polski</text:p>
          </table:table-cell>
          <table:table-cell table:formula="of:=IF(ISBLANK([$Dane.C92]);&quot;&quot;;COM.MICROSOFT.CONCAT([$Dane.C$1];&quot; &quot;;[$Dane.C92]))" office:value-type="string" office:string-value="2 DATE  1 FEB 1733" calcext:value-type="string">
            <text:p>2 DATE <text:s/>1 FEB 1733</text:p>
          </table:table-cell>
          <table:table-cell table:formula="of:=IF(ISBLANK([$Dane.D92]);&quot;&quot;;COM.MICROSOFT.CONCAT([$Dane.D$1];&quot; &quot;;[$Dane.D92]))">
            <text:p/>
          </table:table-cell>
        </table:table-row>
        <table:table-row table:style-name="ro1">
          <table:table-cell table:formula="of:=IF(ISBLANK([$Dane.A93]);&quot;&quot;;COM.MICROSOFT.CONCAT([$Dane.A$1];&quot; &quot;;[$Dane.A93]))" office:value-type="string" office:string-value="1 EVEN koronowano Augusta III" calcext:value-type="string">
            <text:p>1 EVEN koronowano Augusta III</text:p>
          </table:table-cell>
          <table:table-cell table:formula="of:=IF(ISBLANK([$Dane.B93]);&quot;&quot;;COM.MICROSOFT.CONCAT([$Dane.B$1];&quot; &quot;;[$Dane.B93]))" office:value-type="string" office:string-value="2 TYPE Historia Polski" calcext:value-type="string">
            <text:p>2 TYPE Historia Polski</text:p>
          </table:table-cell>
          <table:table-cell table:formula="of:=IF(ISBLANK([$Dane.C93]);&quot;&quot;;COM.MICROSOFT.CONCAT([$Dane.C$1];&quot; &quot;;[$Dane.C93]))" office:value-type="string" office:string-value="2 DATE  17 JAN 1734" calcext:value-type="string">
            <text:p>2 DATE <text:s/>17 JAN 1734</text:p>
          </table:table-cell>
          <table:table-cell table:formula="of:=IF(ISBLANK([$Dane.D93]);&quot;&quot;;COM.MICROSOFT.CONCAT([$Dane.D$1];&quot; &quot;;[$Dane.D93]))">
            <text:p/>
          </table:table-cell>
        </table:table-row>
        <table:table-row table:style-name="ro1">
          <table:table-cell table:formula="of:=IF(ISBLANK([$Dane.A94]);&quot;&quot;;COM.MICROSOFT.CONCAT([$Dane.A$1];&quot; &quot;;[$Dane.A94]))" office:value-type="string" office:string-value="1 EVEN abdykacja Stanisława Leszczyńskiego" calcext:value-type="string">
            <text:p>1 EVEN abdykacja Stanisława Leszczyńskiego</text:p>
          </table:table-cell>
          <table:table-cell table:formula="of:=IF(ISBLANK([$Dane.B94]);&quot;&quot;;COM.MICROSOFT.CONCAT([$Dane.B$1];&quot; &quot;;[$Dane.B94]))" office:value-type="string" office:string-value="2 TYPE Historia Polski" calcext:value-type="string">
            <text:p>2 TYPE Historia Polski</text:p>
          </table:table-cell>
          <table:table-cell table:formula="of:=IF(ISBLANK([$Dane.C94]);&quot;&quot;;COM.MICROSOFT.CONCAT([$Dane.C$1];&quot; &quot;;[$Dane.C94]))" office:value-type="string" office:string-value="2 DATE  26 JAN 1736" calcext:value-type="string">
            <text:p>2 DATE <text:s/>26 JAN 1736</text:p>
          </table:table-cell>
          <table:table-cell table:formula="of:=IF(ISBLANK([$Dane.D94]);&quot;&quot;;COM.MICROSOFT.CONCAT([$Dane.D$1];&quot; &quot;;[$Dane.D94]))">
            <text:p/>
          </table:table-cell>
        </table:table-row>
        <table:table-row table:style-name="ro1">
          <table:table-cell table:formula="of:=IF(ISBLANK([$Dane.A95]);&quot;&quot;;COM.MICROSOFT.CONCAT([$Dane.A$1];&quot; &quot;;[$Dane.A95]))" office:value-type="string" office:string-value="1 EVEN Andrzej Zamoyski zniósł poddaństwo chłopów w swoich dobrach" calcext:value-type="string">
            <text:p>1 EVEN Andrzej Zamoyski zniósł poddaństwo chłopów w swoich dobrach</text:p>
          </table:table-cell>
          <table:table-cell table:formula="of:=IF(ISBLANK([$Dane.B95]);&quot;&quot;;COM.MICROSOFT.CONCAT([$Dane.B$1];&quot; &quot;;[$Dane.B95]))" office:value-type="string" office:string-value="2 TYPE Historia Polski" calcext:value-type="string">
            <text:p>2 TYPE Historia Polski</text:p>
          </table:table-cell>
          <table:table-cell table:formula="of:=IF(ISBLANK([$Dane.C95]);&quot;&quot;;COM.MICROSOFT.CONCAT([$Dane.C$1];&quot; &quot;;[$Dane.C95]))" office:value-type="string" office:string-value="2 DATE  1760" calcext:value-type="string">
            <text:p>2 DATE <text:s/>1760</text:p>
          </table:table-cell>
          <table:table-cell table:formula="of:=IF(ISBLANK([$Dane.D95]);&quot;&quot;;COM.MICROSOFT.CONCAT([$Dane.D$1];&quot; &quot;;[$Dane.D95]))">
            <text:p/>
          </table:table-cell>
        </table:table-row>
        <table:table-row table:style-name="ro1">
          <table:table-cell table:formula="of:=IF(ISBLANK([$Dane.A96]);&quot;&quot;;COM.MICROSOFT.CONCAT([$Dane.A$1];&quot; &quot;;[$Dane.A96]))" office:value-type="string" office:string-value="1 EVEN zmarł August III Sas" calcext:value-type="string">
            <text:p>1 EVEN zmarł August III Sas</text:p>
          </table:table-cell>
          <table:table-cell table:formula="of:=IF(ISBLANK([$Dane.B96]);&quot;&quot;;COM.MICROSOFT.CONCAT([$Dane.B$1];&quot; &quot;;[$Dane.B96]))" office:value-type="string" office:string-value="2 TYPE Historia Polski" calcext:value-type="string">
            <text:p>2 TYPE Historia Polski</text:p>
          </table:table-cell>
          <table:table-cell table:formula="of:=IF(ISBLANK([$Dane.C96]);&quot;&quot;;COM.MICROSOFT.CONCAT([$Dane.C$1];&quot; &quot;;[$Dane.C96]))" office:value-type="string" office:string-value="2 DATE  5 OCT 1763" calcext:value-type="string">
            <text:p>2 DATE <text:s/>5 OCT 1763</text:p>
          </table:table-cell>
          <table:table-cell table:formula="of:=IF(ISBLANK([$Dane.D96]);&quot;&quot;;COM.MICROSOFT.CONCAT([$Dane.D$1];&quot; &quot;;[$Dane.D96]))">
            <text:p/>
          </table:table-cell>
        </table:table-row>
        <table:table-row table:style-name="ro1">
          <table:table-cell table:formula="of:=IF(ISBLANK([$Dane.A97]);&quot;&quot;;COM.MICROSOFT.CONCAT([$Dane.A$1];&quot; &quot;;[$Dane.A97]))" office:value-type="string" office:string-value="1 EVEN elekcja Stanisława Augusta Poniatowskiego" calcext:value-type="string">
            <text:p>1 EVEN elekcja Stanisława Augusta Poniatowskiego</text:p>
          </table:table-cell>
          <table:table-cell table:formula="of:=IF(ISBLANK([$Dane.B97]);&quot;&quot;;COM.MICROSOFT.CONCAT([$Dane.B$1];&quot; &quot;;[$Dane.B97]))" office:value-type="string" office:string-value="2 TYPE Historia Polski" calcext:value-type="string">
            <text:p>2 TYPE Historia Polski</text:p>
          </table:table-cell>
          <table:table-cell table:formula="of:=IF(ISBLANK([$Dane.C97]);&quot;&quot;;COM.MICROSOFT.CONCAT([$Dane.C$1];&quot; &quot;;[$Dane.C97]))" office:value-type="string" office:string-value="2 DATE  6 SEP 1764" calcext:value-type="string">
            <text:p>2 DATE <text:s/>6 SEP 1764</text:p>
          </table:table-cell>
          <table:table-cell table:formula="of:=IF(ISBLANK([$Dane.D97]);&quot;&quot;;COM.MICROSOFT.CONCAT([$Dane.D$1];&quot; &quot;;[$Dane.D97]))">
            <text:p/>
          </table:table-cell>
        </table:table-row>
        <table:table-row table:style-name="ro1">
          <table:table-cell table:formula="of:=IF(ISBLANK([$Dane.A98]);&quot;&quot;;COM.MICROSOFT.CONCAT([$Dane.A$1];&quot; &quot;;[$Dane.A98]))" office:value-type="string" office:string-value="1 EVEN I rozbiór Polski między Prusy, Rosję i Austrię" calcext:value-type="string">
            <text:p>1 EVEN I rozbiór Polski między Prusy, Rosję i Austrię</text:p>
          </table:table-cell>
          <table:table-cell table:formula="of:=IF(ISBLANK([$Dane.B98]);&quot;&quot;;COM.MICROSOFT.CONCAT([$Dane.B$1];&quot; &quot;;[$Dane.B98]))" office:value-type="string" office:string-value="2 TYPE Historia Polski" calcext:value-type="string">
            <text:p>2 TYPE Historia Polski</text:p>
          </table:table-cell>
          <table:table-cell table:formula="of:=IF(ISBLANK([$Dane.C98]);&quot;&quot;;COM.MICROSOFT.CONCAT([$Dane.C$1];&quot; &quot;;[$Dane.C98]))" office:value-type="string" office:string-value="2 DATE  5 AUG 1772" calcext:value-type="string">
            <text:p>2 DATE <text:s/>5 AUG 1772</text:p>
          </table:table-cell>
          <table:table-cell table:formula="of:=IF(ISBLANK([$Dane.D98]);&quot;&quot;;COM.MICROSOFT.CONCAT([$Dane.D$1];&quot; &quot;;[$Dane.D98]))">
            <text:p/>
          </table:table-cell>
        </table:table-row>
        <table:table-row table:style-name="ro1">
          <table:table-cell table:formula="of:=IF(ISBLANK([$Dane.A99]);&quot;&quot;;COM.MICROSOFT.CONCAT([$Dane.A$1];&quot; &quot;;[$Dane.A99]))" office:value-type="string" office:string-value="1 EVEN odbył się pierwszy w historii spis powszechny" calcext:value-type="string">
            <text:p>1 EVEN odbył się pierwszy w historii spis powszechny</text:p>
          </table:table-cell>
          <table:table-cell table:formula="of:=IF(ISBLANK([$Dane.B99]);&quot;&quot;;COM.MICROSOFT.CONCAT([$Dane.B$1];&quot; &quot;;[$Dane.B99]))" office:value-type="string" office:string-value="2 TYPE Historia Polski" calcext:value-type="string">
            <text:p>2 TYPE Historia Polski</text:p>
          </table:table-cell>
          <table:table-cell table:formula="of:=IF(ISBLANK([$Dane.C99]);&quot;&quot;;COM.MICROSOFT.CONCAT([$Dane.C$1];&quot; &quot;;[$Dane.C99]))" office:value-type="string" office:string-value="2 DATE  FROM 1789 TO 1790" calcext:value-type="string">
            <text:p>2 DATE <text:s/>FROM 1789 TO 1790</text:p>
          </table:table-cell>
          <table:table-cell table:formula="of:=IF(ISBLANK([$Dane.D99]);&quot;&quot;;COM.MICROSOFT.CONCAT([$Dane.D$1];&quot; &quot;;[$Dane.D99]))">
            <text:p/>
          </table:table-cell>
        </table:table-row>
        <table:table-row table:style-name="ro1">
          <table:table-cell table:formula="of:=IF(ISBLANK([$Dane.A100]);&quot;&quot;;COM.MICROSOFT.CONCAT([$Dane.A$1];&quot; &quot;;[$Dane.A100]))" office:value-type="string" office:string-value="1 EVEN uchwalono pierwszą polską konstytucję (Konstytucja 3 maja)" calcext:value-type="string">
            <text:p>1 EVEN uchwalono pierwszą polską konstytucję (Konstytucja 3 maja)</text:p>
          </table:table-cell>
          <table:table-cell table:formula="of:=IF(ISBLANK([$Dane.B100]);&quot;&quot;;COM.MICROSOFT.CONCAT([$Dane.B$1];&quot; &quot;;[$Dane.B100]))" office:value-type="string" office:string-value="2 TYPE Historia Polski" calcext:value-type="string">
            <text:p>2 TYPE Historia Polski</text:p>
          </table:table-cell>
          <table:table-cell table:formula="of:=IF(ISBLANK([$Dane.C100]);&quot;&quot;;COM.MICROSOFT.CONCAT([$Dane.C$1];&quot; &quot;;[$Dane.C100]))" office:value-type="string" office:string-value="2 DATE  3 MAY 1791" calcext:value-type="string">
            <text:p>2 DATE <text:s/>3 MAY 1791</text:p>
          </table:table-cell>
          <table:table-cell table:formula="of:=IF(ISBLANK([$Dane.D100]);&quot;&quot;;COM.MICROSOFT.CONCAT([$Dane.D$1];&quot; &quot;;[$Dane.D100]))">
            <text:p/>
          </table:table-cell>
        </table:table-row>
        <table:table-row table:style-name="ro1">
          <table:table-cell table:formula="of:=IF(ISBLANK([$Dane.A101]);&quot;&quot;;COM.MICROSOFT.CONCAT([$Dane.A$1];&quot; &quot;;[$Dane.A101]))" office:value-type="string" office:string-value="1 EVEN II rozbiór Polski" calcext:value-type="string">
            <text:p>1 EVEN II rozbiór Polski</text:p>
          </table:table-cell>
          <table:table-cell table:formula="of:=IF(ISBLANK([$Dane.B101]);&quot;&quot;;COM.MICROSOFT.CONCAT([$Dane.B$1];&quot; &quot;;[$Dane.B101]))" office:value-type="string" office:string-value="2 TYPE Historia Polski" calcext:value-type="string">
            <text:p>2 TYPE Historia Polski</text:p>
          </table:table-cell>
          <table:table-cell table:formula="of:=IF(ISBLANK([$Dane.C101]);&quot;&quot;;COM.MICROSOFT.CONCAT([$Dane.C$1];&quot; &quot;;[$Dane.C101]))" office:value-type="string" office:string-value="2 DATE  21 JAN 1793" calcext:value-type="string">
            <text:p>2 DATE <text:s/>21 JAN 1793</text:p>
          </table:table-cell>
          <table:table-cell table:formula="of:=IF(ISBLANK([$Dane.D101]);&quot;&quot;;COM.MICROSOFT.CONCAT([$Dane.D$1];&quot; &quot;;[$Dane.D101]))">
            <text:p/>
          </table:table-cell>
        </table:table-row>
        <table:table-row table:style-name="ro1">
          <table:table-cell table:formula="of:=IF(ISBLANK([$Dane.A102]);&quot;&quot;;COM.MICROSOFT.CONCAT([$Dane.A$1];&quot; &quot;;[$Dane.A102]))" office:value-type="string" office:string-value="1 EVEN wybuchła insurekcja kościuszkowska" calcext:value-type="string">
            <text:p>1 EVEN wybuchła insurekcja kościuszkowska</text:p>
          </table:table-cell>
          <table:table-cell table:formula="of:=IF(ISBLANK([$Dane.B102]);&quot;&quot;;COM.MICROSOFT.CONCAT([$Dane.B$1];&quot; &quot;;[$Dane.B102]))" office:value-type="string" office:string-value="2 TYPE Historia Polski" calcext:value-type="string">
            <text:p>2 TYPE Historia Polski</text:p>
          </table:table-cell>
          <table:table-cell table:formula="of:=IF(ISBLANK([$Dane.C102]);&quot;&quot;;COM.MICROSOFT.CONCAT([$Dane.C$1];&quot; &quot;;[$Dane.C102]))" office:value-type="string" office:string-value="2 DATE  24 MAR 1794" calcext:value-type="string">
            <text:p>2 DATE <text:s/>24 MAR 1794</text:p>
          </table:table-cell>
          <table:table-cell table:formula="of:=IF(ISBLANK([$Dane.D102]);&quot;&quot;;COM.MICROSOFT.CONCAT([$Dane.D$1];&quot; &quot;;[$Dane.D102]))" office:value-type="string" office:string-value="2 NOTE https://pl.wikipedia.org/wiki/Insurekcja_ko%C5%9Bciuszkowska" calcext:value-type="string">
            <text:p>2 NOTE https://pl.wikipedia.org/wiki/Insurekcja_ko%C5%9Bciuszkowska</text:p>
          </table:table-cell>
        </table:table-row>
        <table:table-row table:style-name="ro1">
          <table:table-cell table:formula="of:=IF(ISBLANK([$Dane.A103]);&quot;&quot;;COM.MICROSOFT.CONCAT([$Dane.A$1];&quot; &quot;;[$Dane.A103]))" office:value-type="string" office:string-value="1 EVEN bitwa pod Racławicami wygrana przez wojska Kościuszki" calcext:value-type="string">
            <text:p>1 EVEN bitwa pod Racławicami wygrana przez wojska Kościuszki</text:p>
          </table:table-cell>
          <table:table-cell table:formula="of:=IF(ISBLANK([$Dane.B103]);&quot;&quot;;COM.MICROSOFT.CONCAT([$Dane.B$1];&quot; &quot;;[$Dane.B103]))" office:value-type="string" office:string-value="2 TYPE Historia Polski" calcext:value-type="string">
            <text:p>2 TYPE Historia Polski</text:p>
          </table:table-cell>
          <table:table-cell table:formula="of:=IF(ISBLANK([$Dane.C103]);&quot;&quot;;COM.MICROSOFT.CONCAT([$Dane.C$1];&quot; &quot;;[$Dane.C103]))" office:value-type="string" office:string-value="2 DATE  4 APR 1794" calcext:value-type="string">
            <text:p>2 DATE <text:s/>4 APR 1794</text:p>
          </table:table-cell>
          <table:table-cell table:formula="of:=IF(ISBLANK([$Dane.D103]);&quot;&quot;;COM.MICROSOFT.CONCAT([$Dane.D$1];&quot; &quot;;[$Dane.D103]))">
            <text:p/>
          </table:table-cell>
        </table:table-row>
        <table:table-row table:style-name="ro1">
          <table:table-cell table:formula="of:=IF(ISBLANK([$Dane.A104]);&quot;&quot;;COM.MICROSOFT.CONCAT([$Dane.A$1];&quot; &quot;;[$Dane.A104]))" office:value-type="string" office:string-value="1 EVEN oddziały rosyjskie dokonały rzezi Pragi" calcext:value-type="string">
            <text:p>1 EVEN oddziały rosyjskie dokonały rzezi Pragi</text:p>
          </table:table-cell>
          <table:table-cell table:formula="of:=IF(ISBLANK([$Dane.B104]);&quot;&quot;;COM.MICROSOFT.CONCAT([$Dane.B$1];&quot; &quot;;[$Dane.B104]))" office:value-type="string" office:string-value="2 TYPE Historia Polski" calcext:value-type="string">
            <text:p>2 TYPE Historia Polski</text:p>
          </table:table-cell>
          <table:table-cell table:formula="of:=IF(ISBLANK([$Dane.C104]);&quot;&quot;;COM.MICROSOFT.CONCAT([$Dane.C$1];&quot; &quot;;[$Dane.C104]))" office:value-type="string" office:string-value="2 DATE  4 SEP 1794" calcext:value-type="string">
            <text:p>2 DATE <text:s/>4 SEP 1794</text:p>
          </table:table-cell>
          <table:table-cell table:formula="of:=IF(ISBLANK([$Dane.D104]);&quot;&quot;;COM.MICROSOFT.CONCAT([$Dane.D$1];&quot; &quot;;[$Dane.D104]))">
            <text:p/>
          </table:table-cell>
        </table:table-row>
        <table:table-row table:style-name="ro1">
          <table:table-cell table:formula="of:=IF(ISBLANK([$Dane.A105]);&quot;&quot;;COM.MICROSOFT.CONCAT([$Dane.A$1];&quot; &quot;;[$Dane.A105]))" office:value-type="string" office:string-value="1 EVEN Rosjanie aresztowali Tomasza Wawrzeckiego – koniec insurekcji kościuszkowskiej" calcext:value-type="string">
            <text:p>1 EVEN Rosjanie aresztowali Tomasza Wawrzeckiego – koniec insurekcji kościuszkowskiej</text:p>
          </table:table-cell>
          <table:table-cell table:formula="of:=IF(ISBLANK([$Dane.B105]);&quot;&quot;;COM.MICROSOFT.CONCAT([$Dane.B$1];&quot; &quot;;[$Dane.B105]))" office:value-type="string" office:string-value="2 TYPE Historia Polski" calcext:value-type="string">
            <text:p>2 TYPE Historia Polski</text:p>
          </table:table-cell>
          <table:table-cell table:formula="of:=IF(ISBLANK([$Dane.C105]);&quot;&quot;;COM.MICROSOFT.CONCAT([$Dane.C$1];&quot; &quot;;[$Dane.C105]))" office:value-type="string" office:string-value="2 DATE  19 NOV 1794" calcext:value-type="string">
            <text:p>2 DATE <text:s/>19 NOV 1794</text:p>
          </table:table-cell>
          <table:table-cell table:formula="of:=IF(ISBLANK([$Dane.D105]);&quot;&quot;;COM.MICROSOFT.CONCAT([$Dane.D$1];&quot; &quot;;[$Dane.D105]))">
            <text:p/>
          </table:table-cell>
        </table:table-row>
        <table:table-row table:style-name="ro1">
          <table:table-cell table:formula="of:=IF(ISBLANK([$Dane.A106]);&quot;&quot;;COM.MICROSOFT.CONCAT([$Dane.A$1];&quot; &quot;;[$Dane.A106]))" office:value-type="string" office:string-value="1 EVEN III rozbiór Polski" calcext:value-type="string">
            <text:p>1 EVEN III rozbiór Polski</text:p>
          </table:table-cell>
          <table:table-cell table:formula="of:=IF(ISBLANK([$Dane.B106]);&quot;&quot;;COM.MICROSOFT.CONCAT([$Dane.B$1];&quot; &quot;;[$Dane.B106]))" office:value-type="string" office:string-value="2 TYPE Historia Polski" calcext:value-type="string">
            <text:p>2 TYPE Historia Polski</text:p>
          </table:table-cell>
          <table:table-cell table:formula="of:=IF(ISBLANK([$Dane.C106]);&quot;&quot;;COM.MICROSOFT.CONCAT([$Dane.C$1];&quot; &quot;;[$Dane.C106]))" office:value-type="string" office:string-value="2 DATE  24 OCT 1795" calcext:value-type="string">
            <text:p>2 DATE <text:s/>24 OCT 1795</text:p>
          </table:table-cell>
          <table:table-cell table:formula="of:=IF(ISBLANK([$Dane.D106]);&quot;&quot;;COM.MICROSOFT.CONCAT([$Dane.D$1];&quot; &quot;;[$Dane.D106]))">
            <text:p/>
          </table:table-cell>
        </table:table-row>
        <table:table-row table:style-name="ro1">
          <table:table-cell table:formula="of:=IF(ISBLANK([$Dane.A107]);&quot;&quot;;COM.MICROSOFT.CONCAT([$Dane.A$1];&quot; &quot;;[$Dane.A107]))" office:value-type="string" office:string-value="1 EVEN Jan Henryk Dąbrowski utworzył Legiony Polskie" calcext:value-type="string">
            <text:p>1 EVEN Jan Henryk Dąbrowski utworzył Legiony Polskie</text:p>
          </table:table-cell>
          <table:table-cell table:formula="of:=IF(ISBLANK([$Dane.B107]);&quot;&quot;;COM.MICROSOFT.CONCAT([$Dane.B$1];&quot; &quot;;[$Dane.B107]))" office:value-type="string" office:string-value="2 TYPE Historia Polski" calcext:value-type="string">
            <text:p>2 TYPE Historia Polski</text:p>
          </table:table-cell>
          <table:table-cell table:formula="of:=IF(ISBLANK([$Dane.C107]);&quot;&quot;;COM.MICROSOFT.CONCAT([$Dane.C$1];&quot; &quot;;[$Dane.C107]))" office:value-type="string" office:string-value="2 DATE  9 JAN 1797" calcext:value-type="string">
            <text:p>2 DATE <text:s/>9 JAN 1797</text:p>
          </table:table-cell>
          <table:table-cell table:formula="of:=IF(ISBLANK([$Dane.D107]);&quot;&quot;;COM.MICROSOFT.CONCAT([$Dane.D$1];&quot; &quot;;[$Dane.D107]))">
            <text:p/>
          </table:table-cell>
        </table:table-row>
        <table:table-row table:style-name="ro1">
          <table:table-cell table:formula="of:=IF(ISBLANK([$Dane.A108]);&quot;&quot;;COM.MICROSOFT.CONCAT([$Dane.A$1];&quot; &quot;;[$Dane.A108]))" office:value-type="string" office:string-value="1 EVEN w Petersburgu zmarł ostatni król Polski Stanisław August Poniatowski" calcext:value-type="string">
            <text:p>1 EVEN w Petersburgu zmarł ostatni król Polski Stanisław August Poniatowski</text:p>
          </table:table-cell>
          <table:table-cell table:formula="of:=IF(ISBLANK([$Dane.B108]);&quot;&quot;;COM.MICROSOFT.CONCAT([$Dane.B$1];&quot; &quot;;[$Dane.B108]))" office:value-type="string" office:string-value="2 TYPE Historia Polski" calcext:value-type="string">
            <text:p>2 TYPE Historia Polski</text:p>
          </table:table-cell>
          <table:table-cell table:formula="of:=IF(ISBLANK([$Dane.C108]);&quot;&quot;;COM.MICROSOFT.CONCAT([$Dane.C$1];&quot; &quot;;[$Dane.C108]))" office:value-type="string" office:string-value="2 DATE  12 FEB 1789" calcext:value-type="string">
            <text:p>2 DATE <text:s/>12 FEB 1789</text:p>
          </table:table-cell>
          <table:table-cell table:formula="of:=IF(ISBLANK([$Dane.D108]);&quot;&quot;;COM.MICROSOFT.CONCAT([$Dane.D$1];&quot; &quot;;[$Dane.D108]))">
            <text:p/>
          </table:table-cell>
        </table:table-row>
        <table:table-row table:style-name="ro1">
          <table:table-cell table:formula="of:=IF(ISBLANK([$Dane.A109]);&quot;&quot;;COM.MICROSOFT.CONCAT([$Dane.A$1];&quot; &quot;;[$Dane.A109]))" office:value-type="string" office:string-value="1 EVEN żołnierze Legionów Polskich zostali wysłani na francuską kolonię San Domingo (ob. Haiti), by tłumić tamtejsze bunty miejscowych" calcext:value-type="string">
            <text:p>1 EVEN żołnierze Legionów Polskich zostali wysłani na francuską kolonię San Domingo (ob. Haiti), by tłumić tamtejsze bunty miejscowych</text:p>
          </table:table-cell>
          <table:table-cell table:formula="of:=IF(ISBLANK([$Dane.B109]);&quot;&quot;;COM.MICROSOFT.CONCAT([$Dane.B$1];&quot; &quot;;[$Dane.B109]))" office:value-type="string" office:string-value="2 TYPE Historia Polski" calcext:value-type="string">
            <text:p>2 TYPE Historia Polski</text:p>
          </table:table-cell>
          <table:table-cell table:formula="of:=IF(ISBLANK([$Dane.C109]);&quot;&quot;;COM.MICROSOFT.CONCAT([$Dane.C$1];&quot; &quot;;[$Dane.C109]))" office:value-type="string" office:string-value="2 DATE  18 MAY 1802" calcext:value-type="string">
            <text:p>2 DATE <text:s/>18 MAY 1802</text:p>
          </table:table-cell>
          <table:table-cell table:formula="of:=IF(ISBLANK([$Dane.D109]);&quot;&quot;;COM.MICROSOFT.CONCAT([$Dane.D$1];&quot; &quot;;[$Dane.D109]))">
            <text:p/>
          </table:table-cell>
        </table:table-row>
        <table:table-row table:style-name="ro1">
          <table:table-cell table:formula="of:=IF(ISBLANK([$Dane.A110]);&quot;&quot;;COM.MICROSOFT.CONCAT([$Dane.A$1];&quot; &quot;;[$Dane.A110]))" office:value-type="string" office:string-value="1 EVEN pod wodzą Jana Henryka Dąbrowskiego i Józefa Wybickiego wybuchło powstanie wielkopolskie" calcext:value-type="string">
            <text:p>1 EVEN pod wodzą Jana Henryka Dąbrowskiego i Józefa Wybickiego wybuchło powstanie wielkopolskie</text:p>
          </table:table-cell>
          <table:table-cell table:formula="of:=IF(ISBLANK([$Dane.B110]);&quot;&quot;;COM.MICROSOFT.CONCAT([$Dane.B$1];&quot; &quot;;[$Dane.B110]))" office:value-type="string" office:string-value="2 TYPE Historia Polski" calcext:value-type="string">
            <text:p>2 TYPE Historia Polski</text:p>
          </table:table-cell>
          <table:table-cell table:formula="of:=IF(ISBLANK([$Dane.C110]);&quot;&quot;;COM.MICROSOFT.CONCAT([$Dane.C$1];&quot; &quot;;[$Dane.C110]))" office:value-type="string" office:string-value="2 DATE  7 NOV 1806" calcext:value-type="string">
            <text:p>2 DATE <text:s/>7 NOV 1806</text:p>
          </table:table-cell>
          <table:table-cell table:formula="of:=IF(ISBLANK([$Dane.D110]);&quot;&quot;;COM.MICROSOFT.CONCAT([$Dane.D$1];&quot; &quot;;[$Dane.D110]))">
            <text:p/>
          </table:table-cell>
        </table:table-row>
        <table:table-row table:style-name="ro1">
          <table:table-cell table:formula="of:=IF(ISBLANK([$Dane.A111]);&quot;&quot;;COM.MICROSOFT.CONCAT([$Dane.A$1];&quot; &quot;;[$Dane.A111]))" office:value-type="string" office:string-value="1 EVEN na mocy pokoju tylżyckiego ustanowiono powstanie Księstwa Warszawskiego" calcext:value-type="string">
            <text:p>1 EVEN na mocy pokoju tylżyckiego ustanowiono powstanie Księstwa Warszawskiego</text:p>
          </table:table-cell>
          <table:table-cell table:formula="of:=IF(ISBLANK([$Dane.B111]);&quot;&quot;;COM.MICROSOFT.CONCAT([$Dane.B$1];&quot; &quot;;[$Dane.B111]))" office:value-type="string" office:string-value="2 TYPE Historia Polski" calcext:value-type="string">
            <text:p>2 TYPE Historia Polski</text:p>
          </table:table-cell>
          <table:table-cell table:formula="of:=IF(ISBLANK([$Dane.C111]);&quot;&quot;;COM.MICROSOFT.CONCAT([$Dane.C$1];&quot; &quot;;[$Dane.C111]))" office:value-type="string" office:string-value="2 DATE  FROM 7 JUL 1807 TO 9 JUL 1807" calcext:value-type="string">
            <text:p>2 DATE <text:s/>FROM 7 JUL 1807 TO 9 JUL 1807</text:p>
          </table:table-cell>
          <table:table-cell table:formula="of:=IF(ISBLANK([$Dane.D111]);&quot;&quot;;COM.MICROSOFT.CONCAT([$Dane.D$1];&quot; &quot;;[$Dane.D111]))">
            <text:p/>
          </table:table-cell>
        </table:table-row>
        <table:table-row table:style-name="ro1">
          <table:table-cell table:formula="of:=IF(ISBLANK([$Dane.A112]);&quot;&quot;;COM.MICROSOFT.CONCAT([$Dane.A$1];&quot; &quot;;[$Dane.A112]))" office:value-type="string" office:string-value="1 EVEN na mocy pokoju francusko-austriackiego w Schönbrunn, Księstwo Warszawskie uzyskało Nową Galicję" calcext:value-type="string">
            <text:p>1 EVEN na mocy pokoju francusko-austriackiego w Schönbrunn, Księstwo Warszawskie uzyskało Nową Galicję</text:p>
          </table:table-cell>
          <table:table-cell table:formula="of:=IF(ISBLANK([$Dane.B112]);&quot;&quot;;COM.MICROSOFT.CONCAT([$Dane.B$1];&quot; &quot;;[$Dane.B112]))" office:value-type="string" office:string-value="2 TYPE Historia Polski" calcext:value-type="string">
            <text:p>2 TYPE Historia Polski</text:p>
          </table:table-cell>
          <table:table-cell table:formula="of:=IF(ISBLANK([$Dane.C112]);&quot;&quot;;COM.MICROSOFT.CONCAT([$Dane.C$1];&quot; &quot;;[$Dane.C112]))" office:value-type="string" office:string-value="2 DATE  14 OCT 1809" calcext:value-type="string">
            <text:p>2 DATE <text:s/>14 OCT 1809</text:p>
          </table:table-cell>
          <table:table-cell table:formula="of:=IF(ISBLANK([$Dane.D112]);&quot;&quot;;COM.MICROSOFT.CONCAT([$Dane.D$1];&quot; &quot;;[$Dane.D112]))">
            <text:p/>
          </table:table-cell>
        </table:table-row>
        <table:table-row table:style-name="ro1">
          <table:table-cell table:formula="of:=IF(ISBLANK([$Dane.A113]);&quot;&quot;;COM.MICROSOFT.CONCAT([$Dane.A$1];&quot; &quot;;[$Dane.A113]))" office:value-type="string" office:string-value="1 EVEN przeprowadzono uwłaszczenie chłopów w Prusach" calcext:value-type="string">
            <text:p>1 EVEN przeprowadzono uwłaszczenie chłopów w Prusach</text:p>
          </table:table-cell>
          <table:table-cell table:formula="of:=IF(ISBLANK([$Dane.B113]);&quot;&quot;;COM.MICROSOFT.CONCAT([$Dane.B$1];&quot; &quot;;[$Dane.B113]))" office:value-type="string" office:string-value="2 TYPE Historia Polski" calcext:value-type="string">
            <text:p>2 TYPE Historia Polski</text:p>
          </table:table-cell>
          <table:table-cell table:formula="of:=IF(ISBLANK([$Dane.C113]);&quot;&quot;;COM.MICROSOFT.CONCAT([$Dane.C$1];&quot; &quot;;[$Dane.C113]))" office:value-type="string" office:string-value="2 DATE  14 SEP 1811" calcext:value-type="string">
            <text:p>2 DATE <text:s/>14 SEP 1811</text:p>
          </table:table-cell>
          <table:table-cell table:formula="of:=IF(ISBLANK([$Dane.D113]);&quot;&quot;;COM.MICROSOFT.CONCAT([$Dane.D$1];&quot; &quot;;[$Dane.D113]))">
            <text:p/>
          </table:table-cell>
        </table:table-row>
        <table:table-row table:style-name="ro1">
          <table:table-cell table:formula="of:=IF(ISBLANK([$Dane.A114]);&quot;&quot;;COM.MICROSOFT.CONCAT([$Dane.A$1];&quot; &quot;;[$Dane.A114]))" office:value-type="string" office:string-value="1 EVEN podczas Bitwy pod Lipskiem zginął książę Józef Poniatowski" calcext:value-type="string">
            <text:p>1 EVEN podczas Bitwy pod Lipskiem zginął książę Józef Poniatowski</text:p>
          </table:table-cell>
          <table:table-cell table:formula="of:=IF(ISBLANK([$Dane.B114]);&quot;&quot;;COM.MICROSOFT.CONCAT([$Dane.B$1];&quot; &quot;;[$Dane.B114]))" office:value-type="string" office:string-value="2 TYPE Historia Polski" calcext:value-type="string">
            <text:p>2 TYPE Historia Polski</text:p>
          </table:table-cell>
          <table:table-cell table:formula="of:=IF(ISBLANK([$Dane.C114]);&quot;&quot;;COM.MICROSOFT.CONCAT([$Dane.C$1];&quot; &quot;;[$Dane.C114]))" office:value-type="string" office:string-value="2 DATE  19 OCT 1813" calcext:value-type="string">
            <text:p>2 DATE <text:s/>19 OCT 1813</text:p>
          </table:table-cell>
          <table:table-cell table:formula="of:=IF(ISBLANK([$Dane.D114]);&quot;&quot;;COM.MICROSOFT.CONCAT([$Dane.D$1];&quot; &quot;;[$Dane.D114]))">
            <text:p/>
          </table:table-cell>
        </table:table-row>
        <table:table-row table:style-name="ro1">
          <table:table-cell table:formula="of:=IF(ISBLANK([$Dane.A115]);&quot;&quot;;COM.MICROSOFT.CONCAT([$Dane.A$1];&quot; &quot;;[$Dane.A115]))" office:value-type="string" office:string-value="1 EVEN Rosja, Prusy i Austria zawarły traktat o podziale ziem polskich: utworzono Królestwo Polskie połączone unią personalną z Rosją, autonomiczne Wielkie Księstwo Poznańskie w granicach Prus oraz Rzeczpospolitą Krakowską władaną przez Austrię" calcext:value-type="string">
            <text:p>1 EVEN Rosja, Prusy i Austria zawarły traktat o podziale ziem polskich: utworzono Królestwo Polskie połączone unią personalną z Rosją, autonomiczne Wielkie Księstwo Poznańskie w granicach Prus oraz Rzeczpospolitą Krakowską władaną przez Austrię</text:p>
          </table:table-cell>
          <table:table-cell table:formula="of:=IF(ISBLANK([$Dane.B115]);&quot;&quot;;COM.MICROSOFT.CONCAT([$Dane.B$1];&quot; &quot;;[$Dane.B115]))" office:value-type="string" office:string-value="2 TYPE Historia Polski" calcext:value-type="string">
            <text:p>2 TYPE Historia Polski</text:p>
          </table:table-cell>
          <table:table-cell table:formula="of:=IF(ISBLANK([$Dane.C115]);&quot;&quot;;COM.MICROSOFT.CONCAT([$Dane.C$1];&quot; &quot;;[$Dane.C115]))" office:value-type="string" office:string-value="2 DATE  3 MAY 1815" calcext:value-type="string">
            <text:p>2 DATE <text:s/>3 MAY 1815</text:p>
          </table:table-cell>
          <table:table-cell table:formula="of:=IF(ISBLANK([$Dane.D115]);&quot;&quot;;COM.MICROSOFT.CONCAT([$Dane.D$1];&quot; &quot;;[$Dane.D115]))">
            <text:p/>
          </table:table-cell>
        </table:table-row>
        <table:table-row table:style-name="ro1">
          <table:table-cell table:formula="of:=IF(ISBLANK([$Dane.A116]);&quot;&quot;;COM.MICROSOFT.CONCAT([$Dane.A$1];&quot; &quot;;[$Dane.A116]))" office:value-type="string" office:string-value="1 EVEN w Szwajcarii zmarł Tadeusz Kościuszko" calcext:value-type="string">
            <text:p>1 EVEN w Szwajcarii zmarł Tadeusz Kościuszko</text:p>
          </table:table-cell>
          <table:table-cell table:formula="of:=IF(ISBLANK([$Dane.B116]);&quot;&quot;;COM.MICROSOFT.CONCAT([$Dane.B$1];&quot; &quot;;[$Dane.B116]))" office:value-type="string" office:string-value="2 TYPE Historia Polski" calcext:value-type="string">
            <text:p>2 TYPE Historia Polski</text:p>
          </table:table-cell>
          <table:table-cell table:formula="of:=IF(ISBLANK([$Dane.C116]);&quot;&quot;;COM.MICROSOFT.CONCAT([$Dane.C$1];&quot; &quot;;[$Dane.C116]))" office:value-type="string" office:string-value="2 DATE  15 OCT 1817" calcext:value-type="string">
            <text:p>2 DATE <text:s/>15 OCT 1817</text:p>
          </table:table-cell>
          <table:table-cell table:formula="of:=IF(ISBLANK([$Dane.D116]);&quot;&quot;;COM.MICROSOFT.CONCAT([$Dane.D$1];&quot; &quot;;[$Dane.D116]))">
            <text:p/>
          </table:table-cell>
        </table:table-row>
        <table:table-row table:style-name="ro1">
          <table:table-cell table:formula="of:=IF(ISBLANK([$Dane.A117]);&quot;&quot;;COM.MICROSOFT.CONCAT([$Dane.A$1];&quot; &quot;;[$Dane.A117]))" office:value-type="string" office:string-value="1 EVEN w zaborze pruskim przeprowadzono reformę uwłaszczeniową" calcext:value-type="string">
            <text:p>1 EVEN w zaborze pruskim przeprowadzono reformę uwłaszczeniową</text:p>
          </table:table-cell>
          <table:table-cell table:formula="of:=IF(ISBLANK([$Dane.B117]);&quot;&quot;;COM.MICROSOFT.CONCAT([$Dane.B$1];&quot; &quot;;[$Dane.B117]))" office:value-type="string" office:string-value="2 TYPE Historia Polski" calcext:value-type="string">
            <text:p>2 TYPE Historia Polski</text:p>
          </table:table-cell>
          <table:table-cell table:formula="of:=IF(ISBLANK([$Dane.C117]);&quot;&quot;;COM.MICROSOFT.CONCAT([$Dane.C$1];&quot; &quot;;[$Dane.C117]))" office:value-type="string" office:string-value="2 DATE  8 APR 1823" calcext:value-type="string">
            <text:p>2 DATE <text:s/>8 APR 1823</text:p>
          </table:table-cell>
          <table:table-cell table:formula="of:=IF(ISBLANK([$Dane.D117]);&quot;&quot;;COM.MICROSOFT.CONCAT([$Dane.D$1];&quot; &quot;;[$Dane.D117]))">
            <text:p/>
          </table:table-cell>
        </table:table-row>
        <table:table-row table:style-name="ro1">
          <table:table-cell table:formula="of:=IF(ISBLANK([$Dane.A118]);&quot;&quot;;COM.MICROSOFT.CONCAT([$Dane.A$1];&quot; &quot;;[$Dane.A118]))" office:value-type="string" office:string-value="1 EVEN zmarł car Aleksander I, tron rosyjski i polski objął jego brat Mikołaj I" calcext:value-type="string">
            <text:p>1 EVEN zmarł car Aleksander I, tron rosyjski i polski objął jego brat Mikołaj I</text:p>
          </table:table-cell>
          <table:table-cell table:formula="of:=IF(ISBLANK([$Dane.B118]);&quot;&quot;;COM.MICROSOFT.CONCAT([$Dane.B$1];&quot; &quot;;[$Dane.B118]))" office:value-type="string" office:string-value="2 TYPE Historia Polski" calcext:value-type="string">
            <text:p>2 TYPE Historia Polski</text:p>
          </table:table-cell>
          <table:table-cell table:formula="of:=IF(ISBLANK([$Dane.C118]);&quot;&quot;;COM.MICROSOFT.CONCAT([$Dane.C$1];&quot; &quot;;[$Dane.C118]))" office:value-type="string" office:string-value="2 DATE  1 DEC 1825" calcext:value-type="string">
            <text:p>2 DATE <text:s/>1 DEC 1825</text:p>
          </table:table-cell>
          <table:table-cell table:formula="of:=IF(ISBLANK([$Dane.D118]);&quot;&quot;;COM.MICROSOFT.CONCAT([$Dane.D$1];&quot; &quot;;[$Dane.D118]))">
            <text:p/>
          </table:table-cell>
        </table:table-row>
        <table:table-row table:style-name="ro1">
          <table:table-cell table:formula="of:=IF(ISBLANK([$Dane.A119]);&quot;&quot;;COM.MICROSOFT.CONCAT([$Dane.A$1];&quot; &quot;;[$Dane.A119]))" office:value-type="string" office:string-value="1 EVEN „noc listopadowa” – początek powstania listopadowego" calcext:value-type="string">
            <text:p>1 EVEN „noc listopadowa” – początek powstania listopadowego</text:p>
          </table:table-cell>
          <table:table-cell table:formula="of:=IF(ISBLANK([$Dane.B119]);&quot;&quot;;COM.MICROSOFT.CONCAT([$Dane.B$1];&quot; &quot;;[$Dane.B119]))" office:value-type="string" office:string-value="2 TYPE Historia Polski" calcext:value-type="string">
            <text:p>2 TYPE Historia Polski</text:p>
          </table:table-cell>
          <table:table-cell table:formula="of:=IF(ISBLANK([$Dane.C119]);&quot;&quot;;COM.MICROSOFT.CONCAT([$Dane.C$1];&quot; &quot;;[$Dane.C119]))" office:value-type="string" office:string-value="2 DATE  FROM 29 NOV 1830 TO 30 NOV 1830" calcext:value-type="string">
            <text:p>2 DATE <text:s/>FROM 29 NOV 1830 TO 30 NOV 1830</text:p>
          </table:table-cell>
          <table:table-cell table:formula="of:=IF(ISBLANK([$Dane.D119]);&quot;&quot;;COM.MICROSOFT.CONCAT([$Dane.D$1];&quot; &quot;;[$Dane.D119]))">
            <text:p/>
          </table:table-cell>
        </table:table-row>
        <table:table-row table:style-name="ro1">
          <table:table-cell table:formula="of:=IF(ISBLANK([$Dane.A120]);&quot;&quot;;COM.MICROSOFT.CONCAT([$Dane.A$1];&quot; &quot;;[$Dane.A120]))" office:value-type="string" office:string-value="1 EVEN Rząd Narodowy ogłosił pobór pospolitego ruszenia" calcext:value-type="string">
            <text:p>1 EVEN Rząd Narodowy ogłosił pobór pospolitego ruszenia</text:p>
          </table:table-cell>
          <table:table-cell table:formula="of:=IF(ISBLANK([$Dane.B120]);&quot;&quot;;COM.MICROSOFT.CONCAT([$Dane.B$1];&quot; &quot;;[$Dane.B120]))" office:value-type="string" office:string-value="2 TYPE Historia Polski" calcext:value-type="string">
            <text:p>2 TYPE Historia Polski</text:p>
          </table:table-cell>
          <table:table-cell table:formula="of:=IF(ISBLANK([$Dane.C120]);&quot;&quot;;COM.MICROSOFT.CONCAT([$Dane.C$1];&quot; &quot;;[$Dane.C120]))" office:value-type="string" office:string-value="2 DATE  21 JUN 1831" calcext:value-type="string">
            <text:p>2 DATE <text:s/>21 JUN 1831</text:p>
          </table:table-cell>
          <table:table-cell table:formula="of:=IF(ISBLANK([$Dane.D120]);&quot;&quot;;COM.MICROSOFT.CONCAT([$Dane.D$1];&quot; &quot;;[$Dane.D120]))" office:value-type="string" office:string-value="2 NOTE https://pl.wikipedia.org/wiki/Powstanie_listopadowe" calcext:value-type="string">
            <text:p>2 NOTE https://pl.wikipedia.org/wiki/Powstanie_listopadowe</text:p>
          </table:table-cell>
        </table:table-row>
        <table:table-row table:style-name="ro1">
          <table:table-cell table:formula="of:=IF(ISBLANK([$Dane.A121]);&quot;&quot;;COM.MICROSOFT.CONCAT([$Dane.A$1];&quot; &quot;;[$Dane.A121]))" office:value-type="string" office:string-value="1 EVEN twierdza Zamość kapitulowała: koniec powstania listopadowego" calcext:value-type="string">
            <text:p>1 EVEN twierdza Zamość kapitulowała: koniec powstania listopadowego</text:p>
          </table:table-cell>
          <table:table-cell table:formula="of:=IF(ISBLANK([$Dane.B121]);&quot;&quot;;COM.MICROSOFT.CONCAT([$Dane.B$1];&quot; &quot;;[$Dane.B121]))" office:value-type="string" office:string-value="2 TYPE Historia Polski" calcext:value-type="string">
            <text:p>2 TYPE Historia Polski</text:p>
          </table:table-cell>
          <table:table-cell table:formula="of:=IF(ISBLANK([$Dane.C121]);&quot;&quot;;COM.MICROSOFT.CONCAT([$Dane.C$1];&quot; &quot;;[$Dane.C121]))" office:value-type="string" office:string-value="2 DATE  21 OCT 1831" calcext:value-type="string">
            <text:p>2 DATE <text:s/>21 OCT 1831</text:p>
          </table:table-cell>
          <table:table-cell table:formula="of:=IF(ISBLANK([$Dane.D121]);&quot;&quot;;COM.MICROSOFT.CONCAT([$Dane.D$1];&quot; &quot;;[$Dane.D121]))">
            <text:p/>
          </table:table-cell>
        </table:table-row>
        <table:table-row table:style-name="ro1">
          <table:table-cell table:formula="of:=IF(ISBLANK([$Dane.A122]);&quot;&quot;;COM.MICROSOFT.CONCAT([$Dane.A$1];&quot; &quot;;[$Dane.A122]))" office:value-type="string" office:string-value="1 EVEN Mikołaj I zniósł konstytucję, wcielił Królestwo do Cesarstwa Rosyjskiego raz zlikwidował polski sejm, armię oraz odrębny budżet" calcext:value-type="string">
            <text:p>1 EVEN Mikołaj I zniósł konstytucję, wcielił Królestwo do Cesarstwa Rosyjskiego raz zlikwidował polski sejm, armię oraz odrębny budżet</text:p>
          </table:table-cell>
          <table:table-cell table:formula="of:=IF(ISBLANK([$Dane.B122]);&quot;&quot;;COM.MICROSOFT.CONCAT([$Dane.B$1];&quot; &quot;;[$Dane.B122]))" office:value-type="string" office:string-value="2 TYPE Historia Polski" calcext:value-type="string">
            <text:p>2 TYPE Historia Polski</text:p>
          </table:table-cell>
          <table:table-cell table:formula="of:=IF(ISBLANK([$Dane.C122]);&quot;&quot;;COM.MICROSOFT.CONCAT([$Dane.C$1];&quot; &quot;;[$Dane.C122]))" office:value-type="string" office:string-value="2 DATE  26 FEB 1832" calcext:value-type="string">
            <text:p>2 DATE <text:s/>26 FEB 1832</text:p>
          </table:table-cell>
          <table:table-cell table:formula="of:=IF(ISBLANK([$Dane.D122]);&quot;&quot;;COM.MICROSOFT.CONCAT([$Dane.D$1];&quot; &quot;;[$Dane.D122]))">
            <text:p/>
          </table:table-cell>
        </table:table-row>
        <table:table-row table:style-name="ro1">
          <table:table-cell table:formula="of:=IF(ISBLANK([$Dane.A123]);&quot;&quot;;COM.MICROSOFT.CONCAT([$Dane.A$1];&quot; &quot;;[$Dane.A123]))" office:value-type="string" office:string-value="1 EVEN językiem urzędowym na ziemiach polskich został język rosyjski" calcext:value-type="string">
            <text:p>1 EVEN językiem urzędowym na ziemiach polskich został język rosyjski</text:p>
          </table:table-cell>
          <table:table-cell table:formula="of:=IF(ISBLANK([$Dane.B123]);&quot;&quot;;COM.MICROSOFT.CONCAT([$Dane.B$1];&quot; &quot;;[$Dane.B123]))" office:value-type="string" office:string-value="2 TYPE Historia Polski" calcext:value-type="string">
            <text:p>2 TYPE Historia Polski</text:p>
          </table:table-cell>
          <table:table-cell table:formula="of:=IF(ISBLANK([$Dane.C123]);&quot;&quot;;COM.MICROSOFT.CONCAT([$Dane.C$1];&quot; &quot;;[$Dane.C123]))" office:value-type="string" office:string-value="2 DATE  1 JAN 1834" calcext:value-type="string">
            <text:p>2 DATE <text:s/>1 JAN 1834</text:p>
          </table:table-cell>
          <table:table-cell table:formula="of:=IF(ISBLANK([$Dane.D123]);&quot;&quot;;COM.MICROSOFT.CONCAT([$Dane.D$1];&quot; &quot;;[$Dane.D123]))">
            <text:p/>
          </table:table-cell>
        </table:table-row>
        <table:table-row table:style-name="ro1">
          <table:table-cell table:formula="of:=IF(ISBLANK([$Dane.A124]);&quot;&quot;;COM.MICROSOFT.CONCAT([$Dane.A$1];&quot; &quot;;[$Dane.A124]))" office:value-type="string" office:string-value="1 EVEN na ziemiach polskich wprowadzono rosyjski system monetarny" calcext:value-type="string">
            <text:p>1 EVEN na ziemiach polskich wprowadzono rosyjski system monetarny</text:p>
          </table:table-cell>
          <table:table-cell table:formula="of:=IF(ISBLANK([$Dane.B124]);&quot;&quot;;COM.MICROSOFT.CONCAT([$Dane.B$1];&quot; &quot;;[$Dane.B124]))" office:value-type="string" office:string-value="2 TYPE Historia Polski" calcext:value-type="string">
            <text:p>2 TYPE Historia Polski</text:p>
          </table:table-cell>
          <table:table-cell table:formula="of:=IF(ISBLANK([$Dane.C124]);&quot;&quot;;COM.MICROSOFT.CONCAT([$Dane.C$1];&quot; &quot;;[$Dane.C124]))" office:value-type="string" office:string-value="2 DATE  1841" calcext:value-type="string">
            <text:p>2 DATE <text:s/>1841</text:p>
          </table:table-cell>
          <table:table-cell table:formula="of:=IF(ISBLANK([$Dane.D124]);&quot;&quot;;COM.MICROSOFT.CONCAT([$Dane.D$1];&quot; &quot;;[$Dane.D124]))">
            <text:p/>
          </table:table-cell>
        </table:table-row>
        <table:table-row table:style-name="ro1">
          <table:table-cell table:formula="of:=IF(ISBLANK([$Dane.A125]);&quot;&quot;;COM.MICROSOFT.CONCAT([$Dane.A$1];&quot; &quot;;[$Dane.A125]))" office:value-type="string" office:string-value="1 EVEN wybuchła rewolucja krakowska" calcext:value-type="string">
            <text:p>1 EVEN wybuchła rewolucja krakowska</text:p>
          </table:table-cell>
          <table:table-cell table:formula="of:=IF(ISBLANK([$Dane.B125]);&quot;&quot;;COM.MICROSOFT.CONCAT([$Dane.B$1];&quot; &quot;;[$Dane.B125]))" office:value-type="string" office:string-value="2 TYPE Historia Polski" calcext:value-type="string">
            <text:p>2 TYPE Historia Polski</text:p>
          </table:table-cell>
          <table:table-cell table:formula="of:=IF(ISBLANK([$Dane.C125]);&quot;&quot;;COM.MICROSOFT.CONCAT([$Dane.C$1];&quot; &quot;;[$Dane.C125]))" office:value-type="string" office:string-value="2 DATE  20 FEB 1846" calcext:value-type="string">
            <text:p>2 DATE <text:s/>20 FEB 1846</text:p>
          </table:table-cell>
          <table:table-cell table:formula="of:=IF(ISBLANK([$Dane.D125]);&quot;&quot;;COM.MICROSOFT.CONCAT([$Dane.D$1];&quot; &quot;;[$Dane.D125]))">
            <text:p/>
          </table:table-cell>
        </table:table-row>
        <table:table-row table:style-name="ro1">
          <table:table-cell table:formula="of:=IF(ISBLANK([$Dane.A126]);&quot;&quot;;COM.MICROSOFT.CONCAT([$Dane.A$1];&quot; &quot;;[$Dane.A126]))" office:value-type="string" office:string-value="1 EVEN wybuchło powstanie wielkopolskie" calcext:value-type="string">
            <text:p>1 EVEN wybuchło powstanie wielkopolskie</text:p>
          </table:table-cell>
          <table:table-cell table:formula="of:=IF(ISBLANK([$Dane.B126]);&quot;&quot;;COM.MICROSOFT.CONCAT([$Dane.B$1];&quot; &quot;;[$Dane.B126]))" office:value-type="string" office:string-value="2 TYPE Historia Polski" calcext:value-type="string">
            <text:p>2 TYPE Historia Polski</text:p>
          </table:table-cell>
          <table:table-cell table:formula="of:=IF(ISBLANK([$Dane.C126]);&quot;&quot;;COM.MICROSOFT.CONCAT([$Dane.C$1];&quot; &quot;;[$Dane.C126]))" office:value-type="string" office:string-value="2 DATE  20 MAR 1848" calcext:value-type="string">
            <text:p>2 DATE <text:s/>20 MAR 1848</text:p>
          </table:table-cell>
          <table:table-cell table:formula="of:=IF(ISBLANK([$Dane.D126]);&quot;&quot;;COM.MICROSOFT.CONCAT([$Dane.D$1];&quot; &quot;;[$Dane.D126]))">
            <text:p/>
          </table:table-cell>
        </table:table-row>
        <table:table-row table:style-name="ro1">
          <table:table-cell table:formula="of:=IF(ISBLANK([$Dane.A127]);&quot;&quot;;COM.MICROSOFT.CONCAT([$Dane.A$1];&quot; &quot;;[$Dane.A127]))" office:value-type="string" office:string-value="1 EVEN w Austrii przeprowadzono uwłaszczenie chłopów" calcext:value-type="string">
            <text:p>1 EVEN w Austrii przeprowadzono uwłaszczenie chłopów</text:p>
          </table:table-cell>
          <table:table-cell table:formula="of:=IF(ISBLANK([$Dane.B127]);&quot;&quot;;COM.MICROSOFT.CONCAT([$Dane.B$1];&quot; &quot;;[$Dane.B127]))" office:value-type="string" office:string-value="2 TYPE Historia Polski" calcext:value-type="string">
            <text:p>2 TYPE Historia Polski</text:p>
          </table:table-cell>
          <table:table-cell table:formula="of:=IF(ISBLANK([$Dane.C127]);&quot;&quot;;COM.MICROSOFT.CONCAT([$Dane.C$1];&quot; &quot;;[$Dane.C127]))" office:value-type="string" office:string-value="2 DATE  7 SEP 1848" calcext:value-type="string">
            <text:p>2 DATE <text:s/>7 SEP 1848</text:p>
          </table:table-cell>
          <table:table-cell table:formula="of:=IF(ISBLANK([$Dane.D127]);&quot;&quot;;COM.MICROSOFT.CONCAT([$Dane.D$1];&quot; &quot;;[$Dane.D127]))">
            <text:p/>
          </table:table-cell>
        </table:table-row>
        <table:table-row table:style-name="ro1">
          <table:table-cell table:formula="of:=IF(ISBLANK([$Dane.A128]);&quot;&quot;;COM.MICROSOFT.CONCAT([$Dane.A$1];&quot; &quot;;[$Dane.A128]))" office:value-type="string" office:string-value="1 EVEN w Paryżu zmarł Fryderyk Chopin" calcext:value-type="string">
            <text:p>1 EVEN w Paryżu zmarł Fryderyk Chopin</text:p>
          </table:table-cell>
          <table:table-cell table:formula="of:=IF(ISBLANK([$Dane.B128]);&quot;&quot;;COM.MICROSOFT.CONCAT([$Dane.B$1];&quot; &quot;;[$Dane.B128]))" office:value-type="string" office:string-value="2 TYPE Historia Polski" calcext:value-type="string">
            <text:p>2 TYPE Historia Polski</text:p>
          </table:table-cell>
          <table:table-cell table:formula="of:=IF(ISBLANK([$Dane.C128]);&quot;&quot;;COM.MICROSOFT.CONCAT([$Dane.C$1];&quot; &quot;;[$Dane.C128]))" office:value-type="string" office:string-value="2 DATE  17 OCT 1849" calcext:value-type="string">
            <text:p>2 DATE <text:s/>17 OCT 1849</text:p>
          </table:table-cell>
          <table:table-cell table:formula="of:=IF(ISBLANK([$Dane.D128]);&quot;&quot;;COM.MICROSOFT.CONCAT([$Dane.D$1];&quot; &quot;;[$Dane.D128]))">
            <text:p/>
          </table:table-cell>
        </table:table-row>
        <table:table-row table:style-name="ro1">
          <table:table-cell table:formula="of:=IF(ISBLANK([$Dane.A129]);&quot;&quot;;COM.MICROSOFT.CONCAT([$Dane.A$1];&quot; &quot;;[$Dane.A129]))" office:value-type="string" office:string-value="1 EVEN zniesiono granicę celną między Królestwem Polskim a Cesarstwem Rosyjskim" calcext:value-type="string">
            <text:p>1 EVEN zniesiono granicę celną między Królestwem Polskim a Cesarstwem Rosyjskim</text:p>
          </table:table-cell>
          <table:table-cell table:formula="of:=IF(ISBLANK([$Dane.B129]);&quot;&quot;;COM.MICROSOFT.CONCAT([$Dane.B$1];&quot; &quot;;[$Dane.B129]))" office:value-type="string" office:string-value="2 TYPE Historia Polski" calcext:value-type="string">
            <text:p>2 TYPE Historia Polski</text:p>
          </table:table-cell>
          <table:table-cell table:formula="of:=IF(ISBLANK([$Dane.C129]);&quot;&quot;;COM.MICROSOFT.CONCAT([$Dane.C$1];&quot; &quot;;[$Dane.C129]))" office:value-type="string" office:string-value="2 DATE  25 OCT 1850" calcext:value-type="string">
            <text:p>2 DATE <text:s/>25 OCT 1850</text:p>
          </table:table-cell>
          <table:table-cell table:formula="of:=IF(ISBLANK([$Dane.D129]);&quot;&quot;;COM.MICROSOFT.CONCAT([$Dane.D$1];&quot; &quot;;[$Dane.D129]))">
            <text:p/>
          </table:table-cell>
        </table:table-row>
        <table:table-row table:style-name="ro1">
          <table:table-cell table:formula="of:=IF(ISBLANK([$Dane.A130]);&quot;&quot;;COM.MICROSOFT.CONCAT([$Dane.A$1];&quot; &quot;;[$Dane.A130]))" office:value-type="string" office:string-value="1 EVEN zmarł car Mikołaj I, tron przejął jego syn Aleksander II" calcext:value-type="string">
            <text:p>1 EVEN zmarł car Mikołaj I, tron przejął jego syn Aleksander II</text:p>
          </table:table-cell>
          <table:table-cell table:formula="of:=IF(ISBLANK([$Dane.B130]);&quot;&quot;;COM.MICROSOFT.CONCAT([$Dane.B$1];&quot; &quot;;[$Dane.B130]))" office:value-type="string" office:string-value="2 TYPE Historia Polski" calcext:value-type="string">
            <text:p>2 TYPE Historia Polski</text:p>
          </table:table-cell>
          <table:table-cell table:formula="of:=IF(ISBLANK([$Dane.C130]);&quot;&quot;;COM.MICROSOFT.CONCAT([$Dane.C$1];&quot; &quot;;[$Dane.C130]))" office:value-type="string" office:string-value="2 DATE  2 MAY 1855" calcext:value-type="string">
            <text:p>2 DATE <text:s/>2 MAY 1855</text:p>
          </table:table-cell>
          <table:table-cell table:formula="of:=IF(ISBLANK([$Dane.D130]);&quot;&quot;;COM.MICROSOFT.CONCAT([$Dane.D$1];&quot; &quot;;[$Dane.D130]))">
            <text:p/>
          </table:table-cell>
        </table:table-row>
        <table:table-row table:style-name="ro1">
          <table:table-cell table:formula="of:=IF(ISBLANK([$Dane.A131]);&quot;&quot;;COM.MICROSOFT.CONCAT([$Dane.A$1];&quot; &quot;;[$Dane.A131]))" office:value-type="string" office:string-value="1 EVEN zmarł Adam Mickiewicz" calcext:value-type="string">
            <text:p>1 EVEN zmarł Adam Mickiewicz</text:p>
          </table:table-cell>
          <table:table-cell table:formula="of:=IF(ISBLANK([$Dane.B131]);&quot;&quot;;COM.MICROSOFT.CONCAT([$Dane.B$1];&quot; &quot;;[$Dane.B131]))" office:value-type="string" office:string-value="2 TYPE Historia Polski" calcext:value-type="string">
            <text:p>2 TYPE Historia Polski</text:p>
          </table:table-cell>
          <table:table-cell table:formula="of:=IF(ISBLANK([$Dane.C131]);&quot;&quot;;COM.MICROSOFT.CONCAT([$Dane.C$1];&quot; &quot;;[$Dane.C131]))" office:value-type="string" office:string-value="2 DATE  26 NOV 1855" calcext:value-type="string">
            <text:p>2 DATE <text:s/>26 NOV 1855</text:p>
          </table:table-cell>
          <table:table-cell table:formula="of:=IF(ISBLANK([$Dane.D131]);&quot;&quot;;COM.MICROSOFT.CONCAT([$Dane.D$1];&quot; &quot;;[$Dane.D131]))">
            <text:p/>
          </table:table-cell>
        </table:table-row>
        <table:table-row table:style-name="ro1">
          <table:table-cell table:formula="of:=IF(ISBLANK([$Dane.A132]);&quot;&quot;;COM.MICROSOFT.CONCAT([$Dane.A$1];&quot; &quot;;[$Dane.A132]))" office:value-type="string" office:string-value="1 EVEN zniesienie pańszczyzny" calcext:value-type="string">
            <text:p>1 EVEN zniesienie pańszczyzny</text:p>
          </table:table-cell>
          <table:table-cell table:formula="of:=IF(ISBLANK([$Dane.B132]);&quot;&quot;;COM.MICROSOFT.CONCAT([$Dane.B$1];&quot; &quot;;[$Dane.B132]))" office:value-type="string" office:string-value="2 TYPE Historia Polski" calcext:value-type="string">
            <text:p>2 TYPE Historia Polski</text:p>
          </table:table-cell>
          <table:table-cell table:formula="of:=IF(ISBLANK([$Dane.C132]);&quot;&quot;;COM.MICROSOFT.CONCAT([$Dane.C$1];&quot; &quot;;[$Dane.C132]))" office:value-type="string" office:string-value="2 DATE  FROM 1861 TO 1864" calcext:value-type="string">
            <text:p>2 DATE <text:s/>FROM 1861 TO 1864</text:p>
          </table:table-cell>
          <table:table-cell table:formula="of:=IF(ISBLANK([$Dane.D132]);&quot;&quot;;COM.MICROSOFT.CONCAT([$Dane.D$1];&quot; &quot;;[$Dane.D132]))">
            <text:p/>
          </table:table-cell>
        </table:table-row>
        <table:table-row table:style-name="ro1">
          <table:table-cell table:formula="of:=IF(ISBLANK([$Dane.A133]);&quot;&quot;;COM.MICROSOFT.CONCAT([$Dane.A$1];&quot; &quot;;[$Dane.A133]))" office:value-type="string" office:string-value="1 EVEN władze carskie przeprowadziły pobór do wojska" calcext:value-type="string">
            <text:p>1 EVEN władze carskie przeprowadziły pobór do wojska</text:p>
          </table:table-cell>
          <table:table-cell table:formula="of:=IF(ISBLANK([$Dane.B133]);&quot;&quot;;COM.MICROSOFT.CONCAT([$Dane.B$1];&quot; &quot;;[$Dane.B133]))" office:value-type="string" office:string-value="2 TYPE Historia Polski" calcext:value-type="string">
            <text:p>2 TYPE Historia Polski</text:p>
          </table:table-cell>
          <table:table-cell table:formula="of:=IF(ISBLANK([$Dane.C133]);&quot;&quot;;COM.MICROSOFT.CONCAT([$Dane.C$1];&quot; &quot;;[$Dane.C133]))" office:value-type="string" office:string-value="2 DATE  OCT 1862" calcext:value-type="string">
            <text:p>2 DATE <text:s/>OCT 1862</text:p>
          </table:table-cell>
          <table:table-cell table:formula="of:=IF(ISBLANK([$Dane.D133]);&quot;&quot;;COM.MICROSOFT.CONCAT([$Dane.D$1];&quot; &quot;;[$Dane.D133]))">
            <text:p/>
          </table:table-cell>
        </table:table-row>
        <table:table-row table:style-name="ro1">
          <table:table-cell table:formula="of:=IF(ISBLANK([$Dane.A134]);&quot;&quot;;COM.MICROSOFT.CONCAT([$Dane.A$1];&quot; &quot;;[$Dane.A134]))" office:value-type="string" office:string-value="1 EVEN do wojska wcielono 1,5 tys. młodych ludzi – początek rosyjskiej branki" calcext:value-type="string">
            <text:p>1 EVEN do wojska wcielono 1,5 tys. młodych ludzi – początek rosyjskiej branki</text:p>
          </table:table-cell>
          <table:table-cell table:formula="of:=IF(ISBLANK([$Dane.B134]);&quot;&quot;;COM.MICROSOFT.CONCAT([$Dane.B$1];&quot; &quot;;[$Dane.B134]))" office:value-type="string" office:string-value="2 TYPE Historia Polski" calcext:value-type="string">
            <text:p>2 TYPE Historia Polski</text:p>
          </table:table-cell>
          <table:table-cell table:formula="of:=IF(ISBLANK([$Dane.C134]);&quot;&quot;;COM.MICROSOFT.CONCAT([$Dane.C$1];&quot; &quot;;[$Dane.C134]))" office:value-type="string" office:string-value="2 DATE  FROM 14 JAN 1868 TO 15 JAN 1863" calcext:value-type="string">
            <text:p>2 DATE <text:s/>FROM 14 JAN 1868 TO 15 JAN 1863</text:p>
          </table:table-cell>
          <table:table-cell table:formula="of:=IF(ISBLANK([$Dane.D134]);&quot;&quot;;COM.MICROSOFT.CONCAT([$Dane.D$1];&quot; &quot;;[$Dane.D134]))">
            <text:p/>
          </table:table-cell>
        </table:table-row>
        <table:table-row table:style-name="ro1">
          <table:table-cell table:formula="of:=IF(ISBLANK([$Dane.A135]);&quot;&quot;;COM.MICROSOFT.CONCAT([$Dane.A$1];&quot; &quot;;[$Dane.A135]))" office:value-type="string" office:string-value="1 EVEN wybuchło powstanie styczniowe – władze w kraju objął Tymczasowy Rząd Narodowy" calcext:value-type="string">
            <text:p>1 EVEN wybuchło powstanie styczniowe – władze w kraju objął Tymczasowy Rząd Narodowy</text:p>
          </table:table-cell>
          <table:table-cell table:formula="of:=IF(ISBLANK([$Dane.B135]);&quot;&quot;;COM.MICROSOFT.CONCAT([$Dane.B$1];&quot; &quot;;[$Dane.B135]))" office:value-type="string" office:string-value="2 TYPE Historia Polski" calcext:value-type="string">
            <text:p>2 TYPE Historia Polski</text:p>
          </table:table-cell>
          <table:table-cell table:formula="of:=IF(ISBLANK([$Dane.C135]);&quot;&quot;;COM.MICROSOFT.CONCAT([$Dane.C$1];&quot; &quot;;[$Dane.C135]))" office:value-type="string" office:string-value="2 DATE  22 JAN 1863" calcext:value-type="string">
            <text:p>2 DATE <text:s/>22 JAN 1863</text:p>
          </table:table-cell>
          <table:table-cell table:formula="of:=IF(ISBLANK([$Dane.D135]);&quot;&quot;;COM.MICROSOFT.CONCAT([$Dane.D$1];&quot; &quot;;[$Dane.D135]))">
            <text:p/>
          </table:table-cell>
        </table:table-row>
        <table:table-row table:style-name="ro1">
          <table:table-cell table:formula="of:=IF(ISBLANK([$Dane.A136]);&quot;&quot;;COM.MICROSOFT.CONCAT([$Dane.A$1];&quot; &quot;;[$Dane.A136]))" office:value-type="string" office:string-value="1 EVEN koniec powstania styczniowego" calcext:value-type="string">
            <text:p>1 EVEN koniec powstania styczniowego</text:p>
          </table:table-cell>
          <table:table-cell table:formula="of:=IF(ISBLANK([$Dane.B136]);&quot;&quot;;COM.MICROSOFT.CONCAT([$Dane.B$1];&quot; &quot;;[$Dane.B136]))" office:value-type="string" office:string-value="2 TYPE Historia Polski" calcext:value-type="string">
            <text:p>2 TYPE Historia Polski</text:p>
          </table:table-cell>
          <table:table-cell table:formula="of:=IF(ISBLANK([$Dane.C136]);&quot;&quot;;COM.MICROSOFT.CONCAT([$Dane.C$1];&quot; &quot;;[$Dane.C136]))" office:value-type="string" office:string-value="2 DATE  1864" calcext:value-type="string">
            <text:p>2 DATE <text:s/>1864</text:p>
          </table:table-cell>
          <table:table-cell table:formula="of:=IF(ISBLANK([$Dane.D136]);&quot;&quot;;COM.MICROSOFT.CONCAT([$Dane.D$1];&quot; &quot;;[$Dane.D136]))">
            <text:p/>
          </table:table-cell>
        </table:table-row>
        <table:table-row table:style-name="ro1">
          <table:table-cell table:formula="of:=IF(ISBLANK([$Dane.A137]);&quot;&quot;;COM.MICROSOFT.CONCAT([$Dane.A$1];&quot; &quot;;[$Dane.A137]))" office:value-type="string" office:string-value="1 EVEN wprowadzono język polski do galicyjskich urzędów" calcext:value-type="string">
            <text:p>1 EVEN wprowadzono język polski do galicyjskich urzędów</text:p>
          </table:table-cell>
          <table:table-cell table:formula="of:=IF(ISBLANK([$Dane.B137]);&quot;&quot;;COM.MICROSOFT.CONCAT([$Dane.B$1];&quot; &quot;;[$Dane.B137]))" office:value-type="string" office:string-value="2 TYPE Historia Polski" calcext:value-type="string">
            <text:p>2 TYPE Historia Polski</text:p>
          </table:table-cell>
          <table:table-cell table:formula="of:=IF(ISBLANK([$Dane.C137]);&quot;&quot;;COM.MICROSOFT.CONCAT([$Dane.C$1];&quot; &quot;;[$Dane.C137]))" office:value-type="string" office:string-value="2 DATE  4 JUN 1869" calcext:value-type="string">
            <text:p>2 DATE <text:s/>4 JUN 1869</text:p>
          </table:table-cell>
          <table:table-cell table:formula="of:=IF(ISBLANK([$Dane.D137]);&quot;&quot;;COM.MICROSOFT.CONCAT([$Dane.D$1];&quot; &quot;;[$Dane.D137]))">
            <text:p/>
          </table:table-cell>
        </table:table-row>
        <table:table-row table:style-name="ro1">
          <table:table-cell table:formula="of:=IF(ISBLANK([$Dane.A138]);&quot;&quot;;COM.MICROSOFT.CONCAT([$Dane.A$1];&quot; &quot;;[$Dane.A138]))" office:value-type="string" office:string-value="1 EVEN Jan Matejko namalował Bitwę pod Grunwaldem" calcext:value-type="string">
            <text:p>1 EVEN Jan Matejko namalował Bitwę pod Grunwaldem</text:p>
          </table:table-cell>
          <table:table-cell table:formula="of:=IF(ISBLANK([$Dane.B138]);&quot;&quot;;COM.MICROSOFT.CONCAT([$Dane.B$1];&quot; &quot;;[$Dane.B138]))" office:value-type="string" office:string-value="2 TYPE Historia Polski" calcext:value-type="string">
            <text:p>2 TYPE Historia Polski</text:p>
          </table:table-cell>
          <table:table-cell table:formula="of:=IF(ISBLANK([$Dane.C138]);&quot;&quot;;COM.MICROSOFT.CONCAT([$Dane.C$1];&quot; &quot;;[$Dane.C138]))" office:value-type="string" office:string-value="2 DATE  1878" calcext:value-type="string">
            <text:p>2 DATE <text:s/>1878</text:p>
          </table:table-cell>
          <table:table-cell table:formula="of:=IF(ISBLANK([$Dane.D138]);&quot;&quot;;COM.MICROSOFT.CONCAT([$Dane.D$1];&quot; &quot;;[$Dane.D138]))">
            <text:p/>
          </table:table-cell>
        </table:table-row>
        <table:table-row table:style-name="ro1">
          <table:table-cell table:formula="of:=IF(ISBLANK([$Dane.A139]);&quot;&quot;;COM.MICROSOFT.CONCAT([$Dane.A$1];&quot; &quot;;[$Dane.A139]))" office:value-type="string" office:string-value="1 EVEN „rugi pruskie”" calcext:value-type="string">
            <text:p>1 EVEN „rugi pruskie”</text:p>
          </table:table-cell>
          <table:table-cell table:formula="of:=IF(ISBLANK([$Dane.B139]);&quot;&quot;;COM.MICROSOFT.CONCAT([$Dane.B$1];&quot; &quot;;[$Dane.B139]))" office:value-type="string" office:string-value="2 TYPE Historia Polski" calcext:value-type="string">
            <text:p>2 TYPE Historia Polski</text:p>
          </table:table-cell>
          <table:table-cell table:formula="of:=IF(ISBLANK([$Dane.C139]);&quot;&quot;;COM.MICROSOFT.CONCAT([$Dane.C$1];&quot; &quot;;[$Dane.C139]))" office:value-type="string" office:string-value="2 DATE  1885" calcext:value-type="string">
            <text:p>2 DATE <text:s/>1885</text:p>
          </table:table-cell>
          <table:table-cell table:formula="of:=IF(ISBLANK([$Dane.D139]);&quot;&quot;;COM.MICROSOFT.CONCAT([$Dane.D$1];&quot; &quot;;[$Dane.D139]))" office:value-type="string" office:string-value="2 NOTE https://pl.wikipedia.org/wiki/Rugi_pruskie" calcext:value-type="string">
            <text:p>2 NOTE https://pl.wikipedia.org/wiki/Rugi_pruskie</text:p>
          </table:table-cell>
        </table:table-row>
        <table:table-row table:style-name="ro1">
          <table:table-cell table:formula="of:=IF(ISBLANK([$Dane.A140]);&quot;&quot;;COM.MICROSOFT.CONCAT([$Dane.A$1];&quot; &quot;;[$Dane.A140]))" office:value-type="string" office:string-value="1 EVEN Jan Matejko stworzył „Poczet królów i książąt polskich”" calcext:value-type="string">
            <text:p>1 EVEN Jan Matejko stworzył „Poczet królów i książąt polskich”</text:p>
          </table:table-cell>
          <table:table-cell table:formula="of:=IF(ISBLANK([$Dane.B140]);&quot;&quot;;COM.MICROSOFT.CONCAT([$Dane.B$1];&quot; &quot;;[$Dane.B140]))" office:value-type="string" office:string-value="2 TYPE Historia Polski" calcext:value-type="string">
            <text:p>2 TYPE Historia Polski</text:p>
          </table:table-cell>
          <table:table-cell table:formula="of:=IF(ISBLANK([$Dane.C140]);&quot;&quot;;COM.MICROSOFT.CONCAT([$Dane.C$1];&quot; &quot;;[$Dane.C140]))" office:value-type="string" office:string-value="2 DATE  1890" calcext:value-type="string">
            <text:p>2 DATE <text:s/>1890</text:p>
          </table:table-cell>
          <table:table-cell table:formula="of:=IF(ISBLANK([$Dane.D140]);&quot;&quot;;COM.MICROSOFT.CONCAT([$Dane.D$1];&quot; &quot;;[$Dane.D140]))">
            <text:p/>
          </table:table-cell>
        </table:table-row>
        <table:table-row table:style-name="ro1">
          <table:table-cell table:formula="of:=IF(ISBLANK([$Dane.A141]);&quot;&quot;;COM.MICROSOFT.CONCAT([$Dane.A$1];&quot; &quot;;[$Dane.A141]))" office:value-type="string" office:string-value="1 EVEN we Wrześni wybuchły strajki szkolne dzieci w obronie języka polskiego" calcext:value-type="string">
            <text:p>1 EVEN we Wrześni wybuchły strajki szkolne dzieci w obronie języka polskiego</text:p>
          </table:table-cell>
          <table:table-cell table:formula="of:=IF(ISBLANK([$Dane.B141]);&quot;&quot;;COM.MICROSOFT.CONCAT([$Dane.B$1];&quot; &quot;;[$Dane.B141]))" office:value-type="string" office:string-value="2 TYPE Historia Polski" calcext:value-type="string">
            <text:p>2 TYPE Historia Polski</text:p>
          </table:table-cell>
          <table:table-cell table:formula="of:=IF(ISBLANK([$Dane.C141]);&quot;&quot;;COM.MICROSOFT.CONCAT([$Dane.C$1];&quot; &quot;;[$Dane.C141]))" office:value-type="string" office:string-value="2 DATE  APR 1901" calcext:value-type="string">
            <text:p>2 DATE <text:s/>APR 1901</text:p>
          </table:table-cell>
          <table:table-cell table:formula="of:=IF(ISBLANK([$Dane.D141]);&quot;&quot;;COM.MICROSOFT.CONCAT([$Dane.D$1];&quot; &quot;;[$Dane.D141]))">
            <text:p/>
          </table:table-cell>
        </table:table-row>
        <table:table-row table:style-name="ro1">
          <table:table-cell table:formula="of:=IF(ISBLANK([$Dane.A142]);&quot;&quot;;COM.MICROSOFT.CONCAT([$Dane.A$1];&quot; &quot;;[$Dane.A142]))" office:value-type="string" office:string-value="1 EVEN Maria Skłodowska-Curie i Piotr Curie otrzymali Nagrodę Nobla z dziedziny fizyki za odkrycie polonu" calcext:value-type="string">
            <text:p>1 EVEN Maria Skłodowska-Curie i Piotr Curie otrzymali Nagrodę Nobla z dziedziny fizyki za odkrycie polonu</text:p>
          </table:table-cell>
          <table:table-cell table:formula="of:=IF(ISBLANK([$Dane.B142]);&quot;&quot;;COM.MICROSOFT.CONCAT([$Dane.B$1];&quot; &quot;;[$Dane.B142]))" office:value-type="string" office:string-value="2 TYPE Historia Polski" calcext:value-type="string">
            <text:p>2 TYPE Historia Polski</text:p>
          </table:table-cell>
          <table:table-cell table:formula="of:=IF(ISBLANK([$Dane.C142]);&quot;&quot;;COM.MICROSOFT.CONCAT([$Dane.C$1];&quot; &quot;;[$Dane.C142]))" office:value-type="string" office:string-value="2 DATE  1903" calcext:value-type="string">
            <text:p>2 DATE <text:s/>1903</text:p>
          </table:table-cell>
          <table:table-cell table:formula="of:=IF(ISBLANK([$Dane.D142]);&quot;&quot;;COM.MICROSOFT.CONCAT([$Dane.D$1];&quot; &quot;;[$Dane.D142]))">
            <text:p/>
          </table:table-cell>
        </table:table-row>
        <table:table-row table:style-name="ro1">
          <table:table-cell table:formula="of:=IF(ISBLANK([$Dane.A143]);&quot;&quot;;COM.MICROSOFT.CONCAT([$Dane.A$1];&quot; &quot;;[$Dane.A143]))" office:value-type="string" office:string-value="1 EVEN Henryk Sienkiewicz otrzymał Nagrodę Nobla za Quo vadis" calcext:value-type="string">
            <text:p>1 EVEN Henryk Sienkiewicz otrzymał Nagrodę Nobla za Quo vadis</text:p>
          </table:table-cell>
          <table:table-cell table:formula="of:=IF(ISBLANK([$Dane.B143]);&quot;&quot;;COM.MICROSOFT.CONCAT([$Dane.B$1];&quot; &quot;;[$Dane.B143]))" office:value-type="string" office:string-value="2 TYPE Historia Polski" calcext:value-type="string">
            <text:p>2 TYPE Historia Polski</text:p>
          </table:table-cell>
          <table:table-cell table:formula="of:=IF(ISBLANK([$Dane.C143]);&quot;&quot;;COM.MICROSOFT.CONCAT([$Dane.C$1];&quot; &quot;;[$Dane.C143]))" office:value-type="string" office:string-value="2 DATE  1905" calcext:value-type="string">
            <text:p>2 DATE <text:s/>1905</text:p>
          </table:table-cell>
          <table:table-cell table:formula="of:=IF(ISBLANK([$Dane.D143]);&quot;&quot;;COM.MICROSOFT.CONCAT([$Dane.D$1];&quot; &quot;;[$Dane.D143]))">
            <text:p/>
          </table:table-cell>
        </table:table-row>
        <table:table-row table:style-name="ro1">
          <table:table-cell table:formula="of:=IF(ISBLANK([$Dane.A144]);&quot;&quot;;COM.MICROSOFT.CONCAT([$Dane.A$1];&quot; &quot;;[$Dane.A144]))" office:value-type="string" office:string-value="1 EVEN Maria Skłodowska-Curie otrzymała Nagrodę Nobla w dziedzinie chemii za pracę nad radem, polonem oraz promieniotwórczością" calcext:value-type="string">
            <text:p>1 EVEN Maria Skłodowska-Curie otrzymała Nagrodę Nobla w dziedzinie chemii za pracę nad radem, polonem oraz promieniotwórczością</text:p>
          </table:table-cell>
          <table:table-cell table:formula="of:=IF(ISBLANK([$Dane.B144]);&quot;&quot;;COM.MICROSOFT.CONCAT([$Dane.B$1];&quot; &quot;;[$Dane.B144]))" office:value-type="string" office:string-value="2 TYPE Historia Polski" calcext:value-type="string">
            <text:p>2 TYPE Historia Polski</text:p>
          </table:table-cell>
          <table:table-cell table:formula="of:=IF(ISBLANK([$Dane.C144]);&quot;&quot;;COM.MICROSOFT.CONCAT([$Dane.C$1];&quot; &quot;;[$Dane.C144]))" office:value-type="string" office:string-value="2 DATE  1911" calcext:value-type="string">
            <text:p>2 DATE <text:s/>1911</text:p>
          </table:table-cell>
          <table:table-cell table:formula="of:=IF(ISBLANK([$Dane.D144]);&quot;&quot;;COM.MICROSOFT.CONCAT([$Dane.D$1];&quot; &quot;;[$Dane.D144]))">
            <text:p/>
          </table:table-cell>
        </table:table-row>
        <table:table-row table:style-name="ro1">
          <table:table-cell table:formula="of:=IF(ISBLANK([$Dane.A145]);&quot;&quot;;COM.MICROSOFT.CONCAT([$Dane.A$1];&quot; &quot;;[$Dane.A145]))" office:value-type="string" office:string-value="1 EVEN początek I wojny światowej" calcext:value-type="string">
            <text:p>1 EVEN początek I wojny światowej</text:p>
          </table:table-cell>
          <table:table-cell table:formula="of:=IF(ISBLANK([$Dane.B145]);&quot;&quot;;COM.MICROSOFT.CONCAT([$Dane.B$1];&quot; &quot;;[$Dane.B145]))" office:value-type="string" office:string-value="2 TYPE Historia Polski" calcext:value-type="string">
            <text:p>2 TYPE Historia Polski</text:p>
          </table:table-cell>
          <table:table-cell table:formula="of:=IF(ISBLANK([$Dane.C145]);&quot;&quot;;COM.MICROSOFT.CONCAT([$Dane.C$1];&quot; &quot;;[$Dane.C145]))" office:value-type="string" office:string-value="2 DATE  28 JUL 1914" calcext:value-type="string">
            <text:p>2 DATE <text:s/>28 JUL 1914</text:p>
          </table:table-cell>
          <table:table-cell table:formula="of:=IF(ISBLANK([$Dane.D145]);&quot;&quot;;COM.MICROSOFT.CONCAT([$Dane.D$1];&quot; &quot;;[$Dane.D145]))">
            <text:p/>
          </table:table-cell>
        </table:table-row>
        <table:table-row table:style-name="ro1">
          <table:table-cell table:formula="of:=IF(ISBLANK([$Dane.A146]);&quot;&quot;;COM.MICROSOFT.CONCAT([$Dane.A$1];&quot; &quot;;[$Dane.A146]))" office:value-type="string" office:string-value="1 EVEN powstały Legiony Polskie" calcext:value-type="string">
            <text:p>1 EVEN powstały Legiony Polskie</text:p>
          </table:table-cell>
          <table:table-cell table:formula="of:=IF(ISBLANK([$Dane.B146]);&quot;&quot;;COM.MICROSOFT.CONCAT([$Dane.B$1];&quot; &quot;;[$Dane.B146]))" office:value-type="string" office:string-value="2 TYPE Historia Polski" calcext:value-type="string">
            <text:p>2 TYPE Historia Polski</text:p>
          </table:table-cell>
          <table:table-cell table:formula="of:=IF(ISBLANK([$Dane.C146]);&quot;&quot;;COM.MICROSOFT.CONCAT([$Dane.C$1];&quot; &quot;;[$Dane.C146]))" office:value-type="string" office:string-value="2 DATE  AUG 1914" calcext:value-type="string">
            <text:p>2 DATE <text:s/>AUG 1914</text:p>
          </table:table-cell>
          <table:table-cell table:formula="of:=IF(ISBLANK([$Dane.D146]);&quot;&quot;;COM.MICROSOFT.CONCAT([$Dane.D$1];&quot; &quot;;[$Dane.D146]))">
            <text:p/>
          </table:table-cell>
        </table:table-row>
        <table:table-row table:style-name="ro1">
          <table:table-cell table:formula="of:=IF(ISBLANK([$Dane.A147]);&quot;&quot;;COM.MICROSOFT.CONCAT([$Dane.A$1];&quot; &quot;;[$Dane.A147]))" office:value-type="string" office:string-value="1 EVEN Niemcy i ententa podpisały zawieszenie broni; Rada Regencyjna przekazała Józefowi Piłsudskiego dowództwo nad Polską Siłą Zbrojną – Polska odzyskała niepodległość" calcext:value-type="string">
            <text:p>1 EVEN Niemcy i ententa podpisały zawieszenie broni; Rada Regencyjna przekazała Józefowi Piłsudskiego dowództwo nad Polską Siłą Zbrojną – Polska odzyskała niepodległość</text:p>
          </table:table-cell>
          <table:table-cell table:formula="of:=IF(ISBLANK([$Dane.B147]);&quot;&quot;;COM.MICROSOFT.CONCAT([$Dane.B$1];&quot; &quot;;[$Dane.B147]))" office:value-type="string" office:string-value="2 TYPE Historia Polski" calcext:value-type="string">
            <text:p>2 TYPE Historia Polski</text:p>
          </table:table-cell>
          <table:table-cell table:formula="of:=IF(ISBLANK([$Dane.C147]);&quot;&quot;;COM.MICROSOFT.CONCAT([$Dane.C$1];&quot; &quot;;[$Dane.C147]))" office:value-type="string" office:string-value="2 DATE  11 NOV 1918" calcext:value-type="string">
            <text:p>2 DATE <text:s/>11 NOV 1918</text:p>
          </table:table-cell>
          <table:table-cell table:formula="of:=IF(ISBLANK([$Dane.D147]);&quot;&quot;;COM.MICROSOFT.CONCAT([$Dane.D$1];&quot; &quot;;[$Dane.D147]))">
            <text:p/>
          </table:table-cell>
        </table:table-row>
        <table:table-row table:style-name="ro1">
          <table:table-cell table:formula="of:=IF(ISBLANK([$Dane.A148]);&quot;&quot;;COM.MICROSOFT.CONCAT([$Dane.A$1];&quot; &quot;;[$Dane.A148]))" office:value-type="string" office:string-value="1 EVEN wybuchło powstanie wielkopolskie" calcext:value-type="string">
            <text:p>1 EVEN wybuchło powstanie wielkopolskie</text:p>
          </table:table-cell>
          <table:table-cell table:formula="of:=IF(ISBLANK([$Dane.B148]);&quot;&quot;;COM.MICROSOFT.CONCAT([$Dane.B$1];&quot; &quot;;[$Dane.B148]))" office:value-type="string" office:string-value="2 TYPE Historia Polski" calcext:value-type="string">
            <text:p>2 TYPE Historia Polski</text:p>
          </table:table-cell>
          <table:table-cell table:formula="of:=IF(ISBLANK([$Dane.C148]);&quot;&quot;;COM.MICROSOFT.CONCAT([$Dane.C$1];&quot; &quot;;[$Dane.C148]))" office:value-type="string" office:string-value="2 DATE  27 DEC 1918" calcext:value-type="string">
            <text:p>2 DATE <text:s/>27 DEC 1918</text:p>
          </table:table-cell>
          <table:table-cell table:formula="of:=IF(ISBLANK([$Dane.D148]);&quot;&quot;;COM.MICROSOFT.CONCAT([$Dane.D$1];&quot; &quot;;[$Dane.D148]))">
            <text:p/>
          </table:table-cell>
        </table:table-row>
        <table:table-row table:style-name="ro1">
          <table:table-cell table:formula="of:=IF(ISBLANK([$Dane.A149]);&quot;&quot;;COM.MICROSOFT.CONCAT([$Dane.A$1];&quot; &quot;;[$Dane.A149]))" office:value-type="string" office:string-value="1 EVEN podpisano traktat wersalski, dzięki któremu Polska otrzymała Wielkopolskę oraz Pomorze" calcext:value-type="string">
            <text:p>1 EVEN podpisano traktat wersalski, dzięki któremu Polska otrzymała Wielkopolskę oraz Pomorze</text:p>
          </table:table-cell>
          <table:table-cell table:formula="of:=IF(ISBLANK([$Dane.B149]);&quot;&quot;;COM.MICROSOFT.CONCAT([$Dane.B$1];&quot; &quot;;[$Dane.B149]))" office:value-type="string" office:string-value="2 TYPE Historia Polski" calcext:value-type="string">
            <text:p>2 TYPE Historia Polski</text:p>
          </table:table-cell>
          <table:table-cell table:formula="of:=IF(ISBLANK([$Dane.C149]);&quot;&quot;;COM.MICROSOFT.CONCAT([$Dane.C$1];&quot; &quot;;[$Dane.C149]))" office:value-type="string" office:string-value="2 DATE  28 JUN 1919" calcext:value-type="string">
            <text:p>2 DATE <text:s/>28 JUN 1919</text:p>
          </table:table-cell>
          <table:table-cell table:formula="of:=IF(ISBLANK([$Dane.D149]);&quot;&quot;;COM.MICROSOFT.CONCAT([$Dane.D$1];&quot; &quot;;[$Dane.D149]))">
            <text:p/>
          </table:table-cell>
        </table:table-row>
        <table:table-row table:style-name="ro1">
          <table:table-cell table:formula="of:=IF(ISBLANK([$Dane.A150]);&quot;&quot;;COM.MICROSOFT.CONCAT([$Dane.A$1];&quot; &quot;;[$Dane.A150]))" office:value-type="string" office:string-value="1 EVEN bitwa warszawska" calcext:value-type="string">
            <text:p>1 EVEN bitwa warszawska</text:p>
          </table:table-cell>
          <table:table-cell table:formula="of:=IF(ISBLANK([$Dane.B150]);&quot;&quot;;COM.MICROSOFT.CONCAT([$Dane.B$1];&quot; &quot;;[$Dane.B150]))" office:value-type="string" office:string-value="2 TYPE Historia Polski" calcext:value-type="string">
            <text:p>2 TYPE Historia Polski</text:p>
          </table:table-cell>
          <table:table-cell table:formula="of:=IF(ISBLANK([$Dane.C150]);&quot;&quot;;COM.MICROSOFT.CONCAT([$Dane.C$1];&quot; &quot;;[$Dane.C150]))" office:value-type="string" office:string-value="2 DATE  FROM 13 AUG 1920 TO 15 AUG 1920" calcext:value-type="string">
            <text:p>2 DATE <text:s/>FROM 13 AUG 1920 TO 15 AUG 1920</text:p>
          </table:table-cell>
          <table:table-cell table:formula="of:=IF(ISBLANK([$Dane.D150]);&quot;&quot;;COM.MICROSOFT.CONCAT([$Dane.D$1];&quot; &quot;;[$Dane.D150]))" office:value-type="string" office:string-value="2 NOTE https://pl.wikipedia.org/wiki/Bitwa_Warszawska" calcext:value-type="string">
            <text:p>2 NOTE https://pl.wikipedia.org/wiki/Bitwa_Warszawska</text:p>
          </table:table-cell>
        </table:table-row>
        <table:table-row table:style-name="ro1">
          <table:table-cell table:formula="of:=IF(ISBLANK([$Dane.A151]);&quot;&quot;;COM.MICROSOFT.CONCAT([$Dane.A$1];&quot; &quot;;[$Dane.A151]))" office:value-type="string" office:string-value="1 EVEN podzielono Śląsk pomiędzy Niemcy i Polskę" calcext:value-type="string">
            <text:p>1 EVEN podzielono Śląsk pomiędzy Niemcy i Polskę</text:p>
          </table:table-cell>
          <table:table-cell table:formula="of:=IF(ISBLANK([$Dane.B151]);&quot;&quot;;COM.MICROSOFT.CONCAT([$Dane.B$1];&quot; &quot;;[$Dane.B151]))" office:value-type="string" office:string-value="2 TYPE Historia Polski" calcext:value-type="string">
            <text:p>2 TYPE Historia Polski</text:p>
          </table:table-cell>
          <table:table-cell table:formula="of:=IF(ISBLANK([$Dane.C151]);&quot;&quot;;COM.MICROSOFT.CONCAT([$Dane.C$1];&quot; &quot;;[$Dane.C151]))" office:value-type="string" office:string-value="2 DATE  12 OCT 1921" calcext:value-type="string">
            <text:p>2 DATE <text:s/>12 OCT 1921</text:p>
          </table:table-cell>
          <table:table-cell table:formula="of:=IF(ISBLANK([$Dane.D151]);&quot;&quot;;COM.MICROSOFT.CONCAT([$Dane.D$1];&quot; &quot;;[$Dane.D151]))">
            <text:p/>
          </table:table-cell>
        </table:table-row>
        <table:table-row table:style-name="ro1">
          <table:table-cell table:formula="of:=IF(ISBLANK([$Dane.A152]);&quot;&quot;;COM.MICROSOFT.CONCAT([$Dane.A$1];&quot; &quot;;[$Dane.A152]))" office:value-type="string" office:string-value="1 EVEN fanatyczny nacjonalista zamordował Gabriela Narutowicza" calcext:value-type="string">
            <text:p>1 EVEN fanatyczny nacjonalista zamordował Gabriela Narutowicza</text:p>
          </table:table-cell>
          <table:table-cell table:formula="of:=IF(ISBLANK([$Dane.B152]);&quot;&quot;;COM.MICROSOFT.CONCAT([$Dane.B$1];&quot; &quot;;[$Dane.B152]))" office:value-type="string" office:string-value="2 TYPE Historia Polski" calcext:value-type="string">
            <text:p>2 TYPE Historia Polski</text:p>
          </table:table-cell>
          <table:table-cell table:formula="of:=IF(ISBLANK([$Dane.C152]);&quot;&quot;;COM.MICROSOFT.CONCAT([$Dane.C$1];&quot; &quot;;[$Dane.C152]))" office:value-type="string" office:string-value="2 DATE  16 DEC 1922" calcext:value-type="string">
            <text:p>2 DATE <text:s/>16 DEC 1922</text:p>
          </table:table-cell>
          <table:table-cell table:formula="of:=IF(ISBLANK([$Dane.D152]);&quot;&quot;;COM.MICROSOFT.CONCAT([$Dane.D$1];&quot; &quot;;[$Dane.D152]))">
            <text:p/>
          </table:table-cell>
        </table:table-row>
        <table:table-row table:style-name="ro1">
          <table:table-cell table:formula="of:=IF(ISBLANK([$Dane.A153]);&quot;&quot;;COM.MICROSOFT.CONCAT([$Dane.A$1];&quot; &quot;;[$Dane.A153]))" office:value-type="string" office:string-value="1 EVEN w wyniku hiperinflacji wybuchł kryzys gospodarczy" calcext:value-type="string">
            <text:p>1 EVEN w wyniku hiperinflacji wybuchł kryzys gospodarczy</text:p>
          </table:table-cell>
          <table:table-cell table:formula="of:=IF(ISBLANK([$Dane.B153]);&quot;&quot;;COM.MICROSOFT.CONCAT([$Dane.B$1];&quot; &quot;;[$Dane.B153]))" office:value-type="string" office:string-value="2 TYPE Historia Polski" calcext:value-type="string">
            <text:p>2 TYPE Historia Polski</text:p>
          </table:table-cell>
          <table:table-cell table:formula="of:=IF(ISBLANK([$Dane.C153]);&quot;&quot;;COM.MICROSOFT.CONCAT([$Dane.C$1];&quot; &quot;;[$Dane.C153]))" office:value-type="string" office:string-value="2 DATE  1923" calcext:value-type="string">
            <text:p>2 DATE <text:s/>1923</text:p>
          </table:table-cell>
          <table:table-cell table:formula="of:=IF(ISBLANK([$Dane.D153]);&quot;&quot;;COM.MICROSOFT.CONCAT([$Dane.D$1];&quot; &quot;;[$Dane.D153]))">
            <text:p/>
          </table:table-cell>
        </table:table-row>
        <table:table-row table:style-name="ro1">
          <table:table-cell table:formula="of:=IF(ISBLANK([$Dane.A154]);&quot;&quot;;COM.MICROSOFT.CONCAT([$Dane.A$1];&quot; &quot;;[$Dane.A154]))" office:value-type="string" office:string-value="1 EVEN Władysław Grabski przeprowadził reformy gospodarcze (m.in. wymianę marki polskiej na złotego)" calcext:value-type="string">
            <text:p>1 EVEN Władysław Grabski przeprowadził reformy gospodarcze (m.in. wymianę marki polskiej na złotego)</text:p>
          </table:table-cell>
          <table:table-cell table:formula="of:=IF(ISBLANK([$Dane.B154]);&quot;&quot;;COM.MICROSOFT.CONCAT([$Dane.B$1];&quot; &quot;;[$Dane.B154]))" office:value-type="string" office:string-value="2 TYPE Historia Polski" calcext:value-type="string">
            <text:p>2 TYPE Historia Polski</text:p>
          </table:table-cell>
          <table:table-cell table:formula="of:=IF(ISBLANK([$Dane.C154]);&quot;&quot;;COM.MICROSOFT.CONCAT([$Dane.C$1];&quot; &quot;;[$Dane.C154]))" office:value-type="string" office:string-value="2 DATE  1924" calcext:value-type="string">
            <text:p>2 DATE <text:s/>1924</text:p>
          </table:table-cell>
          <table:table-cell table:formula="of:=IF(ISBLANK([$Dane.D154]);&quot;&quot;;COM.MICROSOFT.CONCAT([$Dane.D$1];&quot; &quot;;[$Dane.D154]))">
            <text:p/>
          </table:table-cell>
        </table:table-row>
        <table:table-row table:style-name="ro1">
          <table:table-cell table:formula="of:=IF(ISBLANK([$Dane.A155]);&quot;&quot;;COM.MICROSOFT.CONCAT([$Dane.A$1];&quot; &quot;;[$Dane.A155]))" office:value-type="string" office:string-value="1 EVEN prezydentem Polski został Ignacy Mościcki" calcext:value-type="string">
            <text:p>1 EVEN prezydentem Polski został Ignacy Mościcki</text:p>
          </table:table-cell>
          <table:table-cell table:formula="of:=IF(ISBLANK([$Dane.B155]);&quot;&quot;;COM.MICROSOFT.CONCAT([$Dane.B$1];&quot; &quot;;[$Dane.B155]))" office:value-type="string" office:string-value="2 TYPE Historia Polski" calcext:value-type="string">
            <text:p>2 TYPE Historia Polski</text:p>
          </table:table-cell>
          <table:table-cell table:formula="of:=IF(ISBLANK([$Dane.C155]);&quot;&quot;;COM.MICROSOFT.CONCAT([$Dane.C$1];&quot; &quot;;[$Dane.C155]))" office:value-type="string" office:string-value="2 DATE  1 JUN 1926" calcext:value-type="string">
            <text:p>2 DATE <text:s/>1 JUN 1926</text:p>
          </table:table-cell>
          <table:table-cell table:formula="of:=IF(ISBLANK([$Dane.D155]);&quot;&quot;;COM.MICROSOFT.CONCAT([$Dane.D$1];&quot; &quot;;[$Dane.D155]))">
            <text:p/>
          </table:table-cell>
        </table:table-row>
        <table:table-row table:style-name="ro1">
          <table:table-cell table:formula="of:=IF(ISBLANK([$Dane.A156]);&quot;&quot;;COM.MICROSOFT.CONCAT([$Dane.A$1];&quot; &quot;;[$Dane.A156]))" office:value-type="string" office:string-value="1 EVEN zmarł Józef Piłsudski" calcext:value-type="string">
            <text:p>1 EVEN zmarł Józef Piłsudski</text:p>
          </table:table-cell>
          <table:table-cell table:formula="of:=IF(ISBLANK([$Dane.B156]);&quot;&quot;;COM.MICROSOFT.CONCAT([$Dane.B$1];&quot; &quot;;[$Dane.B156]))" office:value-type="string" office:string-value="2 TYPE Historia Polski" calcext:value-type="string">
            <text:p>2 TYPE Historia Polski</text:p>
          </table:table-cell>
          <table:table-cell table:formula="of:=IF(ISBLANK([$Dane.C156]);&quot;&quot;;COM.MICROSOFT.CONCAT([$Dane.C$1];&quot; &quot;;[$Dane.C156]))" office:value-type="string" office:string-value="2 DATE  12 MAY 1935" calcext:value-type="string">
            <text:p>2 DATE <text:s/>12 MAY 1935</text:p>
          </table:table-cell>
          <table:table-cell table:formula="of:=IF(ISBLANK([$Dane.D156]);&quot;&quot;;COM.MICROSOFT.CONCAT([$Dane.D$1];&quot; &quot;;[$Dane.D156]))">
            <text:p/>
          </table:table-cell>
        </table:table-row>
        <table:table-row table:style-name="ro1">
          <table:table-cell table:formula="of:=IF(ISBLANK([$Dane.A157]);&quot;&quot;;COM.MICROSOFT.CONCAT([$Dane.A$1];&quot; &quot;;[$Dane.A157]))" office:value-type="string" office:string-value="1 EVEN zmarł Roman Dmowski" calcext:value-type="string">
            <text:p>1 EVEN zmarł Roman Dmowski</text:p>
          </table:table-cell>
          <table:table-cell table:formula="of:=IF(ISBLANK([$Dane.B157]);&quot;&quot;;COM.MICROSOFT.CONCAT([$Dane.B$1];&quot; &quot;;[$Dane.B157]))" office:value-type="string" office:string-value="2 TYPE Historia Polski" calcext:value-type="string">
            <text:p>2 TYPE Historia Polski</text:p>
          </table:table-cell>
          <table:table-cell table:formula="of:=IF(ISBLANK([$Dane.C157]);&quot;&quot;;COM.MICROSOFT.CONCAT([$Dane.C$1];&quot; &quot;;[$Dane.C157]))" office:value-type="string" office:string-value="2 DATE  2 JAN 1939" calcext:value-type="string">
            <text:p>2 DATE <text:s/>2 JAN 1939</text:p>
          </table:table-cell>
          <table:table-cell table:formula="of:=IF(ISBLANK([$Dane.D157]);&quot;&quot;;COM.MICROSOFT.CONCAT([$Dane.D$1];&quot; &quot;;[$Dane.D157]))">
            <text:p/>
          </table:table-cell>
        </table:table-row>
        <table:table-row table:style-name="ro1">
          <table:table-cell table:formula="of:=IF(ISBLANK([$Dane.A158]);&quot;&quot;;COM.MICROSOFT.CONCAT([$Dane.A$1];&quot; &quot;;[$Dane.A158]))" office:value-type="string" office:string-value="1 EVEN hitlerowskie Niemcy, w porozumieniu ze Związkiem Radzieckim, napadły na Polskę. Początek kampanii wrześniowej w Polsce. Początek II wojny światowej" calcext:value-type="string">
            <text:p>1 EVEN hitlerowskie Niemcy, w porozumieniu ze Związkiem Radzieckim, napadły na Polskę. Początek kampanii wrześniowej w Polsce. Początek II wojny światowej</text:p>
          </table:table-cell>
          <table:table-cell table:formula="of:=IF(ISBLANK([$Dane.B158]);&quot;&quot;;COM.MICROSOFT.CONCAT([$Dane.B$1];&quot; &quot;;[$Dane.B158]))" office:value-type="string" office:string-value="2 TYPE Historia Polski" calcext:value-type="string">
            <text:p>2 TYPE Historia Polski</text:p>
          </table:table-cell>
          <table:table-cell table:formula="of:=IF(ISBLANK([$Dane.C158]);&quot;&quot;;COM.MICROSOFT.CONCAT([$Dane.C$1];&quot; &quot;;[$Dane.C158]))" office:value-type="string" office:string-value="2 DATE  1 SEP 1939" calcext:value-type="string">
            <text:p>2 DATE <text:s/>1 SEP 1939</text:p>
          </table:table-cell>
          <table:table-cell table:formula="of:=IF(ISBLANK([$Dane.D158]);&quot;&quot;;COM.MICROSOFT.CONCAT([$Dane.D$1];&quot; &quot;;[$Dane.D158]))">
            <text:p/>
          </table:table-cell>
        </table:table-row>
        <table:table-row table:style-name="ro1">
          <table:table-cell table:formula="of:=IF(ISBLANK([$Dane.A159]);&quot;&quot;;COM.MICROSOFT.CONCAT([$Dane.A$1];&quot; &quot;;[$Dane.A159]))" office:value-type="string" office:string-value="1 EVEN podpisanie przez III Rzeszę i ZSRR porozumienia dotyczącego podziału ziem polskich" calcext:value-type="string">
            <text:p>1 EVEN podpisanie przez III Rzeszę i ZSRR porozumienia dotyczącego podziału ziem polskich</text:p>
          </table:table-cell>
          <table:table-cell table:formula="of:=IF(ISBLANK([$Dane.B159]);&quot;&quot;;COM.MICROSOFT.CONCAT([$Dane.B$1];&quot; &quot;;[$Dane.B159]))" office:value-type="string" office:string-value="2 TYPE Historia Polski" calcext:value-type="string">
            <text:p>2 TYPE Historia Polski</text:p>
          </table:table-cell>
          <table:table-cell table:formula="of:=IF(ISBLANK([$Dane.C159]);&quot;&quot;;COM.MICROSOFT.CONCAT([$Dane.C$1];&quot; &quot;;[$Dane.C159]))" office:value-type="string" office:string-value="2 DATE  28 SEP 1939" calcext:value-type="string">
            <text:p>2 DATE <text:s/>28 SEP 1939</text:p>
          </table:table-cell>
          <table:table-cell table:formula="of:=IF(ISBLANK([$Dane.D159]);&quot;&quot;;COM.MICROSOFT.CONCAT([$Dane.D$1];&quot; &quot;;[$Dane.D159]))">
            <text:p/>
          </table:table-cell>
        </table:table-row>
        <table:table-row table:style-name="ro1">
          <table:table-cell table:formula="of:=IF(ISBLANK([$Dane.A160]);&quot;&quot;;COM.MICROSOFT.CONCAT([$Dane.A$1];&quot; &quot;;[$Dane.A160]))" office:value-type="string" office:string-value="1 EVEN rozpoczęto deportację Polaków w głąb ZSRR" calcext:value-type="string">
            <text:p>1 EVEN rozpoczęto deportację Polaków w głąb ZSRR</text:p>
          </table:table-cell>
          <table:table-cell table:formula="of:=IF(ISBLANK([$Dane.B160]);&quot;&quot;;COM.MICROSOFT.CONCAT([$Dane.B$1];&quot; &quot;;[$Dane.B160]))" office:value-type="string" office:string-value="2 TYPE Historia Polski" calcext:value-type="string">
            <text:p>2 TYPE Historia Polski</text:p>
          </table:table-cell>
          <table:table-cell table:formula="of:=IF(ISBLANK([$Dane.C160]);&quot;&quot;;COM.MICROSOFT.CONCAT([$Dane.C$1];&quot; &quot;;[$Dane.C160]))" office:value-type="string" office:string-value="2 DATE  10 FEB 1940" calcext:value-type="string">
            <text:p>2 DATE <text:s/>10 FEB 1940</text:p>
          </table:table-cell>
          <table:table-cell table:formula="of:=IF(ISBLANK([$Dane.D160]);&quot;&quot;;COM.MICROSOFT.CONCAT([$Dane.D$1];&quot; &quot;;[$Dane.D160]))">
            <text:p/>
          </table:table-cell>
        </table:table-row>
        <table:table-row table:style-name="ro1">
          <table:table-cell table:formula="of:=IF(ISBLANK([$Dane.A161]);&quot;&quot;;COM.MICROSOFT.CONCAT([$Dane.A$1];&quot; &quot;;[$Dane.A161]))" office:value-type="string" office:string-value="1 EVEN śmierć gen. Władysława Sikorskiego w katastrofie lotniczej pod Gibraltarem" calcext:value-type="string">
            <text:p>1 EVEN śmierć gen. Władysława Sikorskiego w katastrofie lotniczej pod Gibraltarem</text:p>
          </table:table-cell>
          <table:table-cell table:formula="of:=IF(ISBLANK([$Dane.B161]);&quot;&quot;;COM.MICROSOFT.CONCAT([$Dane.B$1];&quot; &quot;;[$Dane.B161]))" office:value-type="string" office:string-value="2 TYPE Historia Polski" calcext:value-type="string">
            <text:p>2 TYPE Historia Polski</text:p>
          </table:table-cell>
          <table:table-cell table:formula="of:=IF(ISBLANK([$Dane.C161]);&quot;&quot;;COM.MICROSOFT.CONCAT([$Dane.C$1];&quot; &quot;;[$Dane.C161]))" office:value-type="string" office:string-value="2 DATE  4 JUL 1943" calcext:value-type="string">
            <text:p>2 DATE <text:s/>4 JUL 1943</text:p>
          </table:table-cell>
          <table:table-cell table:formula="of:=IF(ISBLANK([$Dane.D161]);&quot;&quot;;COM.MICROSOFT.CONCAT([$Dane.D$1];&quot; &quot;;[$Dane.D161]))">
            <text:p/>
          </table:table-cell>
        </table:table-row>
        <table:table-row table:style-name="ro1">
          <table:table-cell table:formula="of:=IF(ISBLANK([$Dane.A162]);&quot;&quot;;COM.MICROSOFT.CONCAT([$Dane.A$1];&quot; &quot;;[$Dane.A162]))" office:value-type="string" office:string-value="1 EVEN wybuchło powstanie warszawskie" calcext:value-type="string">
            <text:p>1 EVEN wybuchło powstanie warszawskie</text:p>
          </table:table-cell>
          <table:table-cell table:formula="of:=IF(ISBLANK([$Dane.B162]);&quot;&quot;;COM.MICROSOFT.CONCAT([$Dane.B$1];&quot; &quot;;[$Dane.B162]))" office:value-type="string" office:string-value="2 TYPE Historia Polski" calcext:value-type="string">
            <text:p>2 TYPE Historia Polski</text:p>
          </table:table-cell>
          <table:table-cell table:formula="of:=IF(ISBLANK([$Dane.C162]);&quot;&quot;;COM.MICROSOFT.CONCAT([$Dane.C$1];&quot; &quot;;[$Dane.C162]))" office:value-type="string" office:string-value="2 DATE  1 AUG 1944" calcext:value-type="string">
            <text:p>2 DATE <text:s/>1 AUG 1944</text:p>
          </table:table-cell>
          <table:table-cell table:formula="of:=IF(ISBLANK([$Dane.D162]);&quot;&quot;;COM.MICROSOFT.CONCAT([$Dane.D$1];&quot; &quot;;[$Dane.D162]))">
            <text:p/>
          </table:table-cell>
        </table:table-row>
        <table:table-row table:style-name="ro1">
          <table:table-cell table:formula="of:=IF(ISBLANK([$Dane.A163]);&quot;&quot;;COM.MICROSOFT.CONCAT([$Dane.A$1];&quot; &quot;;[$Dane.A163]))" office:value-type="string" office:string-value="1 EVEN koniec II wojny światowej w Europie" calcext:value-type="string">
            <text:p>1 EVEN koniec II wojny światowej w Europie</text:p>
          </table:table-cell>
          <table:table-cell table:formula="of:=IF(ISBLANK([$Dane.B163]);&quot;&quot;;COM.MICROSOFT.CONCAT([$Dane.B$1];&quot; &quot;;[$Dane.B163]))" office:value-type="string" office:string-value="2 TYPE Historia Polski" calcext:value-type="string">
            <text:p>2 TYPE Historia Polski</text:p>
          </table:table-cell>
          <table:table-cell table:formula="of:=IF(ISBLANK([$Dane.C163]);&quot;&quot;;COM.MICROSOFT.CONCAT([$Dane.C$1];&quot; &quot;;[$Dane.C163]))" office:value-type="string" office:string-value="2 DATE  8 MAY 1945" calcext:value-type="string">
            <text:p>2 DATE <text:s/>8 MAY 1945</text:p>
          </table:table-cell>
          <table:table-cell table:formula="of:=IF(ISBLANK([$Dane.D163]);&quot;&quot;;COM.MICROSOFT.CONCAT([$Dane.D$1];&quot; &quot;;[$Dane.D163]))">
            <text:p/>
          </table:table-cell>
        </table:table-row>
        <table:table-row table:style-name="ro1">
          <table:table-cell table:formula="of:=IF(ISBLANK([$Dane.A164]);&quot;&quot;;COM.MICROSOFT.CONCAT([$Dane.A$1];&quot; &quot;;[$Dane.A164]))" office:value-type="string" office:string-value="1 EVEN odbyła się konferencja poczdamska. Na konferencji ustalono przebieg zachodniej granicy Polski na linii rzeki Odry i Nysy Łużyckiej. Ziemie na wschód od tych rzek, tzw. Ziemie Zachodnie, weszły w skład państwa polskiego" calcext:value-type="string">
            <text:p>1 EVEN odbyła się konferencja poczdamska. Na konferencji ustalono przebieg zachodniej granicy Polski na linii rzeki Odry i Nysy Łużyckiej. Ziemie na wschód od tych rzek, tzw. Ziemie Zachodnie, weszły w skład państwa polskiego</text:p>
          </table:table-cell>
          <table:table-cell table:formula="of:=IF(ISBLANK([$Dane.B164]);&quot;&quot;;COM.MICROSOFT.CONCAT([$Dane.B$1];&quot; &quot;;[$Dane.B164]))" office:value-type="string" office:string-value="2 TYPE Historia Polski" calcext:value-type="string">
            <text:p>2 TYPE Historia Polski</text:p>
          </table:table-cell>
          <table:table-cell table:formula="of:=IF(ISBLANK([$Dane.C164]);&quot;&quot;;COM.MICROSOFT.CONCAT([$Dane.C$1];&quot; &quot;;[$Dane.C164]))" office:value-type="string" office:string-value="2 DATE  FROM 17 JUL 1945 TO 2 AUG 1945" calcext:value-type="string">
            <text:p>2 DATE <text:s/>FROM 17 JUL 1945 TO 2 AUG 1945</text:p>
          </table:table-cell>
          <table:table-cell table:formula="of:=IF(ISBLANK([$Dane.D164]);&quot;&quot;;COM.MICROSOFT.CONCAT([$Dane.D$1];&quot; &quot;;[$Dane.D164]))">
            <text:p/>
          </table:table-cell>
        </table:table-row>
        <table:table-row table:style-name="ro1">
          <table:table-cell table:formula="of:=IF(ISBLANK([$Dane.A165]);&quot;&quot;;COM.MICROSOFT.CONCAT([$Dane.A$1];&quot; &quot;;[$Dane.A165]))" office:value-type="string" office:string-value="1 EVEN umarł Józef Stalin" calcext:value-type="string">
            <text:p>1 EVEN umarł Józef Stalin</text:p>
          </table:table-cell>
          <table:table-cell table:formula="of:=IF(ISBLANK([$Dane.B165]);&quot;&quot;;COM.MICROSOFT.CONCAT([$Dane.B$1];&quot; &quot;;[$Dane.B165]))" office:value-type="string" office:string-value="2 TYPE Historia Polski" calcext:value-type="string">
            <text:p>2 TYPE Historia Polski</text:p>
          </table:table-cell>
          <table:table-cell table:formula="of:=IF(ISBLANK([$Dane.C165]);&quot;&quot;;COM.MICROSOFT.CONCAT([$Dane.C$1];&quot; &quot;;[$Dane.C165]))" office:value-type="string" office:string-value="2 DATE  5 MAR 1953" calcext:value-type="string">
            <text:p>2 DATE <text:s/>5 MAR 1953</text:p>
          </table:table-cell>
          <table:table-cell table:formula="of:=IF(ISBLANK([$Dane.D165]);&quot;&quot;;COM.MICROSOFT.CONCAT([$Dane.D$1];&quot; &quot;;[$Dane.D165]))">
            <text:p/>
          </table:table-cell>
        </table:table-row>
        <table:table-row table:style-name="ro1">
          <table:table-cell table:formula="of:=IF(ISBLANK([$Dane.A166]);&quot;&quot;;COM.MICROSOFT.CONCAT([$Dane.A$1];&quot; &quot;;[$Dane.A166]))" office:value-type="string" office:string-value="1 EVEN w Moskwie zmarł Bolesław Bierut" calcext:value-type="string">
            <text:p>1 EVEN w Moskwie zmarł Bolesław Bierut</text:p>
          </table:table-cell>
          <table:table-cell table:formula="of:=IF(ISBLANK([$Dane.B166]);&quot;&quot;;COM.MICROSOFT.CONCAT([$Dane.B$1];&quot; &quot;;[$Dane.B166]))" office:value-type="string" office:string-value="2 TYPE Historia Polski" calcext:value-type="string">
            <text:p>2 TYPE Historia Polski</text:p>
          </table:table-cell>
          <table:table-cell table:formula="of:=IF(ISBLANK([$Dane.C166]);&quot;&quot;;COM.MICROSOFT.CONCAT([$Dane.C$1];&quot; &quot;;[$Dane.C166]))" office:value-type="string" office:string-value="2 DATE  12 MAR 1956" calcext:value-type="string">
            <text:p>2 DATE <text:s/>12 MAR 1956</text:p>
          </table:table-cell>
          <table:table-cell table:formula="of:=IF(ISBLANK([$Dane.D166]);&quot;&quot;;COM.MICROSOFT.CONCAT([$Dane.D$1];&quot; &quot;;[$Dane.D166]))">
            <text:p/>
          </table:table-cell>
        </table:table-row>
        <table:table-row table:style-name="ro1">
          <table:table-cell table:formula="of:=IF(ISBLANK([$Dane.A167]);&quot;&quot;;COM.MICROSOFT.CONCAT([$Dane.A$1];&quot; &quot;;[$Dane.A167]))" office:value-type="string" office:string-value="1 EVEN podczas VIII plenum KC PZPR wybrano Gomułkę na stanowisko I sekretarza KC PZPR" calcext:value-type="string">
            <text:p>1 EVEN podczas VIII plenum KC PZPR wybrano Gomułkę na stanowisko I sekretarza KC PZPR</text:p>
          </table:table-cell>
          <table:table-cell table:formula="of:=IF(ISBLANK([$Dane.B167]);&quot;&quot;;COM.MICROSOFT.CONCAT([$Dane.B$1];&quot; &quot;;[$Dane.B167]))" office:value-type="string" office:string-value="2 TYPE Historia Polski" calcext:value-type="string">
            <text:p>2 TYPE Historia Polski</text:p>
          </table:table-cell>
          <table:table-cell table:formula="of:=IF(ISBLANK([$Dane.C167]);&quot;&quot;;COM.MICROSOFT.CONCAT([$Dane.C$1];&quot; &quot;;[$Dane.C167]))" office:value-type="string" office:string-value="2 DATE  21 OCT 1956" calcext:value-type="string">
            <text:p>2 DATE <text:s/>21 OCT 1956</text:p>
          </table:table-cell>
          <table:table-cell table:formula="of:=IF(ISBLANK([$Dane.D167]);&quot;&quot;;COM.MICROSOFT.CONCAT([$Dane.D$1];&quot; &quot;;[$Dane.D167]))">
            <text:p/>
          </table:table-cell>
        </table:table-row>
        <table:table-row table:style-name="ro1">
          <table:table-cell table:formula="of:=IF(ISBLANK([$Dane.A168]);&quot;&quot;;COM.MICROSOFT.CONCAT([$Dane.A$1];&quot; &quot;;[$Dane.A168]))" office:value-type="string" office:string-value="1 EVEN odbyły się centralne obchody Milenium na Jasnej Górze" calcext:value-type="string">
            <text:p>1 EVEN odbyły się centralne obchody Milenium na Jasnej Górze</text:p>
          </table:table-cell>
          <table:table-cell table:formula="of:=IF(ISBLANK([$Dane.B168]);&quot;&quot;;COM.MICROSOFT.CONCAT([$Dane.B$1];&quot; &quot;;[$Dane.B168]))" office:value-type="string" office:string-value="2 TYPE Historia Polski" calcext:value-type="string">
            <text:p>2 TYPE Historia Polski</text:p>
          </table:table-cell>
          <table:table-cell table:formula="of:=IF(ISBLANK([$Dane.C168]);&quot;&quot;;COM.MICROSOFT.CONCAT([$Dane.C$1];&quot; &quot;;[$Dane.C168]))" office:value-type="string" office:string-value="2 DATE  3 MAY 1966" calcext:value-type="string">
            <text:p>2 DATE <text:s/>3 MAY 1966</text:p>
          </table:table-cell>
          <table:table-cell table:formula="of:=IF(ISBLANK([$Dane.D168]);&quot;&quot;;COM.MICROSOFT.CONCAT([$Dane.D$1];&quot; &quot;;[$Dane.D168]))">
            <text:p/>
          </table:table-cell>
        </table:table-row>
        <table:table-row table:style-name="ro1">
          <table:table-cell table:formula="of:=IF(ISBLANK([$Dane.A169]);&quot;&quot;;COM.MICROSOFT.CONCAT([$Dane.A$1];&quot; &quot;;[$Dane.A169]))" office:value-type="string" office:string-value="1 EVEN odsunięto Władysława Gomułki od władzy. Pierwszym sekretarzem KC PZPR został Edward Gierek" calcext:value-type="string">
            <text:p>1 EVEN odsunięto Władysława Gomułki od władzy. Pierwszym sekretarzem KC PZPR został Edward Gierek</text:p>
          </table:table-cell>
          <table:table-cell table:formula="of:=IF(ISBLANK([$Dane.B169]);&quot;&quot;;COM.MICROSOFT.CONCAT([$Dane.B$1];&quot; &quot;;[$Dane.B169]))" office:value-type="string" office:string-value="2 TYPE Historia Polski" calcext:value-type="string">
            <text:p>2 TYPE Historia Polski</text:p>
          </table:table-cell>
          <table:table-cell table:formula="of:=IF(ISBLANK([$Dane.C169]);&quot;&quot;;COM.MICROSOFT.CONCAT([$Dane.C$1];&quot; &quot;;[$Dane.C169]))" office:value-type="string" office:string-value="2 DATE  20 DEC 1970" calcext:value-type="string">
            <text:p>2 DATE <text:s/>20 DEC 1970</text:p>
          </table:table-cell>
          <table:table-cell table:formula="of:=IF(ISBLANK([$Dane.D169]);&quot;&quot;;COM.MICROSOFT.CONCAT([$Dane.D$1];&quot; &quot;;[$Dane.D169]))">
            <text:p/>
          </table:table-cell>
        </table:table-row>
        <table:table-row table:style-name="ro1">
          <table:table-cell table:formula="of:=IF(ISBLANK([$Dane.A170]);&quot;&quot;;COM.MICROSOFT.CONCAT([$Dane.A$1];&quot; &quot;;[$Dane.A170]))" office:value-type="string" office:string-value="1 EVEN wybór kardynała Karola Wojtyły na biskupa Rzymu. Nowy papież przybrał imię Jan Paweł II" calcext:value-type="string">
            <text:p>1 EVEN wybór kardynała Karola Wojtyły na biskupa Rzymu. Nowy papież przybrał imię Jan Paweł II</text:p>
          </table:table-cell>
          <table:table-cell table:formula="of:=IF(ISBLANK([$Dane.B170]);&quot;&quot;;COM.MICROSOFT.CONCAT([$Dane.B$1];&quot; &quot;;[$Dane.B170]))" office:value-type="string" office:string-value="2 TYPE Historia Polski" calcext:value-type="string">
            <text:p>2 TYPE Historia Polski</text:p>
          </table:table-cell>
          <table:table-cell table:formula="of:=IF(ISBLANK([$Dane.C170]);&quot;&quot;;COM.MICROSOFT.CONCAT([$Dane.C$1];&quot; &quot;;[$Dane.C170]))" office:value-type="string" office:string-value="2 DATE  16 OCT 1978" calcext:value-type="string">
            <text:p>2 DATE <text:s/>16 OCT 1978</text:p>
          </table:table-cell>
          <table:table-cell table:formula="of:=IF(ISBLANK([$Dane.D170]);&quot;&quot;;COM.MICROSOFT.CONCAT([$Dane.D$1];&quot; &quot;;[$Dane.D170]))">
            <text:p/>
          </table:table-cell>
        </table:table-row>
        <table:table-row table:style-name="ro1">
          <table:table-cell table:formula="of:=IF(ISBLANK([$Dane.A171]);&quot;&quot;;COM.MICROSOFT.CONCAT([$Dane.A$1];&quot; &quot;;[$Dane.A171]))" office:value-type="string" office:string-value="1 EVEN podpisano porozumienia sierpniowe" calcext:value-type="string">
            <text:p>1 EVEN podpisano porozumienia sierpniowe</text:p>
          </table:table-cell>
          <table:table-cell table:formula="of:=IF(ISBLANK([$Dane.B171]);&quot;&quot;;COM.MICROSOFT.CONCAT([$Dane.B$1];&quot; &quot;;[$Dane.B171]))" office:value-type="string" office:string-value="2 TYPE Historia Polski" calcext:value-type="string">
            <text:p>2 TYPE Historia Polski</text:p>
          </table:table-cell>
          <table:table-cell table:formula="of:=IF(ISBLANK([$Dane.C171]);&quot;&quot;;COM.MICROSOFT.CONCAT([$Dane.C$1];&quot; &quot;;[$Dane.C171]))" office:value-type="string" office:string-value="2 DATE  30 AUG 1980" calcext:value-type="string">
            <text:p>2 DATE <text:s/>30 AUG 1980</text:p>
          </table:table-cell>
          <table:table-cell table:formula="of:=IF(ISBLANK([$Dane.D171]);&quot;&quot;;COM.MICROSOFT.CONCAT([$Dane.D$1];&quot; &quot;;[$Dane.D171]))">
            <text:p/>
          </table:table-cell>
        </table:table-row>
        <table:table-row table:style-name="ro1">
          <table:table-cell table:formula="of:=IF(ISBLANK([$Dane.A172]);&quot;&quot;;COM.MICROSOFT.CONCAT([$Dane.A$1];&quot; &quot;;[$Dane.A172]))" office:value-type="string" office:string-value="1 EVEN zmarł Prymas Polski kardynał Stefan Wyszyński" calcext:value-type="string">
            <text:p>1 EVEN zmarł Prymas Polski kardynał Stefan Wyszyński</text:p>
          </table:table-cell>
          <table:table-cell table:formula="of:=IF(ISBLANK([$Dane.B172]);&quot;&quot;;COM.MICROSOFT.CONCAT([$Dane.B$1];&quot; &quot;;[$Dane.B172]))" office:value-type="string" office:string-value="2 TYPE Historia Polski" calcext:value-type="string">
            <text:p>2 TYPE Historia Polski</text:p>
          </table:table-cell>
          <table:table-cell table:formula="of:=IF(ISBLANK([$Dane.C172]);&quot;&quot;;COM.MICROSOFT.CONCAT([$Dane.C$1];&quot; &quot;;[$Dane.C172]))" office:value-type="string" office:string-value="2 DATE  28 MAY 1981" calcext:value-type="string">
            <text:p>2 DATE <text:s/>28 MAY 1981</text:p>
          </table:table-cell>
          <table:table-cell table:formula="of:=IF(ISBLANK([$Dane.D172]);&quot;&quot;;COM.MICROSOFT.CONCAT([$Dane.D$1];&quot; &quot;;[$Dane.D172]))">
            <text:p/>
          </table:table-cell>
        </table:table-row>
        <table:table-row table:style-name="ro1">
          <table:table-cell table:formula="of:=IF(ISBLANK([$Dane.A173]);&quot;&quot;;COM.MICROSOFT.CONCAT([$Dane.A$1];&quot; &quot;;[$Dane.A173]))" office:value-type="string" office:string-value="1 EVEN premier Wojciech Jaruzelski został także I sekretarzem KC PZPR w miejsce Stanisława Kani" calcext:value-type="string">
            <text:p>1 EVEN premier Wojciech Jaruzelski został także I sekretarzem KC PZPR w miejsce Stanisława Kani</text:p>
          </table:table-cell>
          <table:table-cell table:formula="of:=IF(ISBLANK([$Dane.B173]);&quot;&quot;;COM.MICROSOFT.CONCAT([$Dane.B$1];&quot; &quot;;[$Dane.B173]))" office:value-type="string" office:string-value="2 TYPE Historia Polski" calcext:value-type="string">
            <text:p>2 TYPE Historia Polski</text:p>
          </table:table-cell>
          <table:table-cell table:formula="of:=IF(ISBLANK([$Dane.C173]);&quot;&quot;;COM.MICROSOFT.CONCAT([$Dane.C$1];&quot; &quot;;[$Dane.C173]))" office:value-type="string" office:string-value="2 DATE  18 OCT 1981" calcext:value-type="string">
            <text:p>2 DATE <text:s/>18 OCT 1981</text:p>
          </table:table-cell>
          <table:table-cell table:formula="of:=IF(ISBLANK([$Dane.D173]);&quot;&quot;;COM.MICROSOFT.CONCAT([$Dane.D$1];&quot; &quot;;[$Dane.D173]))">
            <text:p/>
          </table:table-cell>
        </table:table-row>
        <table:table-row table:style-name="ro1">
          <table:table-cell table:formula="of:=IF(ISBLANK([$Dane.A174]);&quot;&quot;;COM.MICROSOFT.CONCAT([$Dane.A$1];&quot; &quot;;[$Dane.A174]))" office:value-type="string" office:string-value="1 EVEN władze komunistyczne PRL wprowadziły w Polsce stan wojenny" calcext:value-type="string">
            <text:p>1 EVEN władze komunistyczne PRL wprowadziły w Polsce stan wojenny</text:p>
          </table:table-cell>
          <table:table-cell table:formula="of:=IF(ISBLANK([$Dane.B174]);&quot;&quot;;COM.MICROSOFT.CONCAT([$Dane.B$1];&quot; &quot;;[$Dane.B174]))" office:value-type="string" office:string-value="2 TYPE Historia Polski" calcext:value-type="string">
            <text:p>2 TYPE Historia Polski</text:p>
          </table:table-cell>
          <table:table-cell table:formula="of:=IF(ISBLANK([$Dane.C174]);&quot;&quot;;COM.MICROSOFT.CONCAT([$Dane.C$1];&quot; &quot;;[$Dane.C174]))" office:value-type="string" office:string-value="2 DATE  13 DEC 1981" calcext:value-type="string">
            <text:p>2 DATE <text:s/>13 DEC 1981</text:p>
          </table:table-cell>
          <table:table-cell table:formula="of:=IF(ISBLANK([$Dane.D174]);&quot;&quot;;COM.MICROSOFT.CONCAT([$Dane.D$1];&quot; &quot;;[$Dane.D174]))">
            <text:p/>
          </table:table-cell>
        </table:table-row>
        <table:table-row table:style-name="ro1">
          <table:table-cell table:formula="of:=IF(ISBLANK([$Dane.A175]);&quot;&quot;;COM.MICROSOFT.CONCAT([$Dane.A$1];&quot; &quot;;[$Dane.A175]))" office:value-type="string" office:string-value="1 EVEN zawieszono stan wojenny" calcext:value-type="string">
            <text:p>1 EVEN zawieszono stan wojenny</text:p>
          </table:table-cell>
          <table:table-cell table:formula="of:=IF(ISBLANK([$Dane.B175]);&quot;&quot;;COM.MICROSOFT.CONCAT([$Dane.B$1];&quot; &quot;;[$Dane.B175]))" office:value-type="string" office:string-value="2 TYPE Historia Polski" calcext:value-type="string">
            <text:p>2 TYPE Historia Polski</text:p>
          </table:table-cell>
          <table:table-cell table:formula="of:=IF(ISBLANK([$Dane.C175]);&quot;&quot;;COM.MICROSOFT.CONCAT([$Dane.C$1];&quot; &quot;;[$Dane.C175]))" office:value-type="string" office:string-value="2 DATE  31 DEC 1982" calcext:value-type="string">
            <text:p>2 DATE <text:s/>31 DEC 1982</text:p>
          </table:table-cell>
          <table:table-cell table:formula="of:=IF(ISBLANK([$Dane.D175]);&quot;&quot;;COM.MICROSOFT.CONCAT([$Dane.D$1];&quot; &quot;;[$Dane.D175]))">
            <text:p/>
          </table:table-cell>
        </table:table-row>
        <table:table-row table:style-name="ro1">
          <table:table-cell table:formula="of:=IF(ISBLANK([$Dane.A176]);&quot;&quot;;COM.MICROSOFT.CONCAT([$Dane.A$1];&quot; &quot;;[$Dane.A176]))" office:value-type="string" office:string-value="1 EVEN zniesiono stan wojenny" calcext:value-type="string">
            <text:p>1 EVEN zniesiono stan wojenny</text:p>
          </table:table-cell>
          <table:table-cell table:formula="of:=IF(ISBLANK([$Dane.B176]);&quot;&quot;;COM.MICROSOFT.CONCAT([$Dane.B$1];&quot; &quot;;[$Dane.B176]))" office:value-type="string" office:string-value="2 TYPE Historia Polski" calcext:value-type="string">
            <text:p>2 TYPE Historia Polski</text:p>
          </table:table-cell>
          <table:table-cell table:formula="of:=IF(ISBLANK([$Dane.C176]);&quot;&quot;;COM.MICROSOFT.CONCAT([$Dane.C$1];&quot; &quot;;[$Dane.C176]))" office:value-type="string" office:string-value="2 DATE  22 JUL 1983" calcext:value-type="string">
            <text:p>2 DATE <text:s/>22 JUL 1983</text:p>
          </table:table-cell>
          <table:table-cell table:formula="of:=IF(ISBLANK([$Dane.D176]);&quot;&quot;;COM.MICROSOFT.CONCAT([$Dane.D$1];&quot; &quot;;[$Dane.D176]))">
            <text:p/>
          </table:table-cell>
        </table:table-row>
        <table:table-row table:style-name="ro1">
          <table:table-cell table:formula="of:=IF(ISBLANK([$Dane.A177]);&quot;&quot;;COM.MICROSOFT.CONCAT([$Dane.A$1];&quot; &quot;;[$Dane.A177]))" office:value-type="string" office:string-value="1 EVEN odbyły się obrady Okrągłego Stołu" calcext:value-type="string">
            <text:p>1 EVEN odbyły się obrady Okrągłego Stołu</text:p>
          </table:table-cell>
          <table:table-cell table:formula="of:=IF(ISBLANK([$Dane.B177]);&quot;&quot;;COM.MICROSOFT.CONCAT([$Dane.B$1];&quot; &quot;;[$Dane.B177]))" office:value-type="string" office:string-value="2 TYPE Historia Polski" calcext:value-type="string">
            <text:p>2 TYPE Historia Polski</text:p>
          </table:table-cell>
          <table:table-cell table:formula="of:=IF(ISBLANK([$Dane.C177]);&quot;&quot;;COM.MICROSOFT.CONCAT([$Dane.C$1];&quot; &quot;;[$Dane.C177]))" office:value-type="string" office:string-value="2 DATE  FROM 6 FEB 1989 TO 5 APR 1989" calcext:value-type="string">
            <text:p>2 DATE <text:s/>FROM 6 FEB 1989 TO 5 APR 1989</text:p>
          </table:table-cell>
          <table:table-cell table:formula="of:=IF(ISBLANK([$Dane.D177]);&quot;&quot;;COM.MICROSOFT.CONCAT([$Dane.D$1];&quot; &quot;;[$Dane.D177]))">
            <text:p/>
          </table:table-cell>
        </table:table-row>
        <table:table-row table:style-name="ro1">
          <table:table-cell table:formula="of:=IF(ISBLANK([$Dane.A178]);&quot;&quot;;COM.MICROSOFT.CONCAT([$Dane.A$1];&quot; &quot;;[$Dane.A178]))" office:value-type="string" office:string-value="1 EVEN Pierwsza tura wyborów do tzw. Sejmu kontraktowego. Umowny koniec władzy komunistycznej w Polsce." calcext:value-type="string">
            <text:p>1 EVEN Pierwsza tura wyborów do tzw. Sejmu kontraktowego. Umowny koniec władzy komunistycznej w Polsce.</text:p>
          </table:table-cell>
          <table:table-cell table:formula="of:=IF(ISBLANK([$Dane.B178]);&quot;&quot;;COM.MICROSOFT.CONCAT([$Dane.B$1];&quot; &quot;;[$Dane.B178]))" office:value-type="string" office:string-value="2 TYPE Historia Polski" calcext:value-type="string">
            <text:p>2 TYPE Historia Polski</text:p>
          </table:table-cell>
          <table:table-cell table:formula="of:=IF(ISBLANK([$Dane.C178]);&quot;&quot;;COM.MICROSOFT.CONCAT([$Dane.C$1];&quot; &quot;;[$Dane.C178]))" office:value-type="string" office:string-value="2 DATE  4 JUN 1989" calcext:value-type="string">
            <text:p>2 DATE <text:s/>4 JUN 1989</text:p>
          </table:table-cell>
          <table:table-cell table:formula="of:=IF(ISBLANK([$Dane.D178]);&quot;&quot;;COM.MICROSOFT.CONCAT([$Dane.D$1];&quot; &quot;;[$Dane.D178]))">
            <text:p/>
          </table:table-cell>
        </table:table-row>
        <table:table-row table:style-name="ro1">
          <table:table-cell table:formula="of:=IF(ISBLANK([$Dane.A179]);&quot;&quot;;COM.MICROSOFT.CONCAT([$Dane.A$1];&quot; &quot;;[$Dane.A179]))" office:value-type="string" office:string-value="1 EVEN urynkowiono ceny żywności – zniesienie systemu kartkowego" calcext:value-type="string">
            <text:p>1 EVEN urynkowiono ceny żywności – zniesienie systemu kartkowego</text:p>
          </table:table-cell>
          <table:table-cell table:formula="of:=IF(ISBLANK([$Dane.B179]);&quot;&quot;;COM.MICROSOFT.CONCAT([$Dane.B$1];&quot; &quot;;[$Dane.B179]))" office:value-type="string" office:string-value="2 TYPE Historia Polski" calcext:value-type="string">
            <text:p>2 TYPE Historia Polski</text:p>
          </table:table-cell>
          <table:table-cell table:formula="of:=IF(ISBLANK([$Dane.C179]);&quot;&quot;;COM.MICROSOFT.CONCAT([$Dane.C$1];&quot; &quot;;[$Dane.C179]))" office:value-type="string" office:string-value="2 DATE  1 AUG 1989" calcext:value-type="string">
            <text:p>2 DATE <text:s/>1 AUG 1989</text:p>
          </table:table-cell>
          <table:table-cell table:formula="of:=IF(ISBLANK([$Dane.D179]);&quot;&quot;;COM.MICROSOFT.CONCAT([$Dane.D$1];&quot; &quot;;[$Dane.D179]))">
            <text:p/>
          </table:table-cell>
        </table:table-row>
        <table:table-row table:style-name="ro1">
          <table:table-cell table:formula="of:=IF(ISBLANK([$Dane.A180]);&quot;&quot;;COM.MICROSOFT.CONCAT([$Dane.A$1];&quot; &quot;;[$Dane.A180]))" office:value-type="string" office:string-value="1 EVEN Sejm i Senat zatwierdziły pakiet reform gospodarczych zwanych planem Balcerowicza" calcext:value-type="string">
            <text:p>1 EVEN Sejm i Senat zatwierdziły pakiet reform gospodarczych zwanych planem Balcerowicza</text:p>
          </table:table-cell>
          <table:table-cell table:formula="of:=IF(ISBLANK([$Dane.B180]);&quot;&quot;;COM.MICROSOFT.CONCAT([$Dane.B$1];&quot; &quot;;[$Dane.B180]))" office:value-type="string" office:string-value="2 TYPE Historia Polski" calcext:value-type="string">
            <text:p>2 TYPE Historia Polski</text:p>
          </table:table-cell>
          <table:table-cell table:formula="of:=IF(ISBLANK([$Dane.C180]);&quot;&quot;;COM.MICROSOFT.CONCAT([$Dane.C$1];&quot; &quot;;[$Dane.C180]))" office:value-type="string" office:string-value="2 DATE  27 DEC 1989" calcext:value-type="string">
            <text:p>2 DATE <text:s/>27 DEC 1989</text:p>
          </table:table-cell>
          <table:table-cell table:formula="of:=IF(ISBLANK([$Dane.D180]);&quot;&quot;;COM.MICROSOFT.CONCAT([$Dane.D$1];&quot; &quot;;[$Dane.D180]))">
            <text:p/>
          </table:table-cell>
        </table:table-row>
        <table:table-row table:style-name="ro1">
          <table:table-cell table:formula="of:=IF(ISBLANK([$Dane.A181]);&quot;&quot;;COM.MICROSOFT.CONCAT([$Dane.A$1];&quot; &quot;;[$Dane.A181]))" office:value-type="string" office:string-value="1 EVEN zmieniono konstytucję Polskiej Rzeczypospolitej Ludowej podczas której m.in. zmieniła nazwę państwa na Rzeczpospolita Polska i przywrócono koronę orłu białemu w Godle Polski" calcext:value-type="string">
            <text:p>1 EVEN zmieniono konstytucję Polskiej Rzeczypospolitej Ludowej podczas której m.in. zmieniła nazwę państwa na Rzeczpospolita Polska i przywrócono koronę orłu białemu w Godle Polski</text:p>
          </table:table-cell>
          <table:table-cell table:formula="of:=IF(ISBLANK([$Dane.B181]);&quot;&quot;;COM.MICROSOFT.CONCAT([$Dane.B$1];&quot; &quot;;[$Dane.B181]))" office:value-type="string" office:string-value="2 TYPE Historia Polski" calcext:value-type="string">
            <text:p>2 TYPE Historia Polski</text:p>
          </table:table-cell>
          <table:table-cell table:formula="of:=IF(ISBLANK([$Dane.C181]);&quot;&quot;;COM.MICROSOFT.CONCAT([$Dane.C$1];&quot; &quot;;[$Dane.C181]))" office:value-type="string" office:string-value="2 DATE  31 DEC 1989" calcext:value-type="string">
            <text:p>2 DATE <text:s/>31 DEC 1989</text:p>
          </table:table-cell>
          <table:table-cell table:formula="of:=IF(ISBLANK([$Dane.D181]);&quot;&quot;;COM.MICROSOFT.CONCAT([$Dane.D$1];&quot; &quot;;[$Dane.D181]))">
            <text:p/>
          </table:table-cell>
        </table:table-row>
        <table:table-row table:style-name="ro1">
          <table:table-cell table:formula="of:=IF(ISBLANK([$Dane.A182]);&quot;&quot;;COM.MICROSOFT.CONCAT([$Dane.A$1];&quot; &quot;;[$Dane.A182]))" office:value-type="string" office:string-value="1 EVEN wybory prezydenckie wygrał Lech Wałęsa" calcext:value-type="string">
            <text:p>1 EVEN wybory prezydenckie wygrał Lech Wałęsa</text:p>
          </table:table-cell>
          <table:table-cell table:formula="of:=IF(ISBLANK([$Dane.B182]);&quot;&quot;;COM.MICROSOFT.CONCAT([$Dane.B$1];&quot; &quot;;[$Dane.B182]))" office:value-type="string" office:string-value="2 TYPE Historia Polski" calcext:value-type="string">
            <text:p>2 TYPE Historia Polski</text:p>
          </table:table-cell>
          <table:table-cell table:formula="of:=IF(ISBLANK([$Dane.C182]);&quot;&quot;;COM.MICROSOFT.CONCAT([$Dane.C$1];&quot; &quot;;[$Dane.C182]))" office:value-type="string" office:string-value="2 DATE  9 DEC 1990" calcext:value-type="string">
            <text:p>2 DATE <text:s/>9 DEC 1990</text:p>
          </table:table-cell>
          <table:table-cell table:formula="of:=IF(ISBLANK([$Dane.D182]);&quot;&quot;;COM.MICROSOFT.CONCAT([$Dane.D$1];&quot; &quot;;[$Dane.D182]))">
            <text:p/>
          </table:table-cell>
        </table:table-row>
        <table:table-row table:style-name="ro1">
          <table:table-cell table:formula="of:=IF(ISBLANK([$Dane.A183]);&quot;&quot;;COM.MICROSOFT.CONCAT([$Dane.A$1];&quot; &quot;;[$Dane.A183]))" office:value-type="string" office:string-value="1 EVEN przeprowadzono denominację złotówki w stosunku 1:10 000" calcext:value-type="string">
            <text:p>1 EVEN przeprowadzono denominację złotówki w stosunku 1:10 000</text:p>
          </table:table-cell>
          <table:table-cell table:formula="of:=IF(ISBLANK([$Dane.B183]);&quot;&quot;;COM.MICROSOFT.CONCAT([$Dane.B$1];&quot; &quot;;[$Dane.B183]))" office:value-type="string" office:string-value="2 TYPE Historia Polski" calcext:value-type="string">
            <text:p>2 TYPE Historia Polski</text:p>
          </table:table-cell>
          <table:table-cell table:formula="of:=IF(ISBLANK([$Dane.C183]);&quot;&quot;;COM.MICROSOFT.CONCAT([$Dane.C$1];&quot; &quot;;[$Dane.C183]))" office:value-type="string" office:string-value="2 DATE  1 JAN 1995" calcext:value-type="string">
            <text:p>2 DATE <text:s/>1 JAN 1995</text:p>
          </table:table-cell>
          <table:table-cell table:formula="of:=IF(ISBLANK([$Dane.D183]);&quot;&quot;;COM.MICROSOFT.CONCAT([$Dane.D$1];&quot; &quot;;[$Dane.D183]))">
            <text:p/>
          </table:table-cell>
        </table:table-row>
        <table:table-row table:style-name="ro1">
          <table:table-cell table:formula="of:=IF(ISBLANK([$Dane.A184]);&quot;&quot;;COM.MICROSOFT.CONCAT([$Dane.A$1];&quot; &quot;;[$Dane.A184]))" office:value-type="string" office:string-value="1 EVEN wybory prezydenckie wygrał Aleksander Kwaśniewski" calcext:value-type="string">
            <text:p>1 EVEN wybory prezydenckie wygrał Aleksander Kwaśniewski</text:p>
          </table:table-cell>
          <table:table-cell table:formula="of:=IF(ISBLANK([$Dane.B184]);&quot;&quot;;COM.MICROSOFT.CONCAT([$Dane.B$1];&quot; &quot;;[$Dane.B184]))" office:value-type="string" office:string-value="2 TYPE Historia Polski" calcext:value-type="string">
            <text:p>2 TYPE Historia Polski</text:p>
          </table:table-cell>
          <table:table-cell table:formula="of:=IF(ISBLANK([$Dane.C184]);&quot;&quot;;COM.MICROSOFT.CONCAT([$Dane.C$1];&quot; &quot;;[$Dane.C184]))" office:value-type="string" office:string-value="2 DATE  19 OCT 1995" calcext:value-type="string">
            <text:p>2 DATE <text:s/>19 OCT 1995</text:p>
          </table:table-cell>
          <table:table-cell table:formula="of:=IF(ISBLANK([$Dane.D184]);&quot;&quot;;COM.MICROSOFT.CONCAT([$Dane.D$1];&quot; &quot;;[$Dane.D184]))">
            <text:p/>
          </table:table-cell>
        </table:table-row>
        <table:table-row table:style-name="ro1">
          <table:table-cell table:formula="of:=IF(ISBLANK([$Dane.A185]);&quot;&quot;;COM.MICROSOFT.CONCAT([$Dane.A$1];&quot; &quot;;[$Dane.A185]))" office:value-type="string" office:string-value="1 EVEN Polska przystąpiła do NATO" calcext:value-type="string">
            <text:p>1 EVEN Polska przystąpiła do NATO</text:p>
          </table:table-cell>
          <table:table-cell table:formula="of:=IF(ISBLANK([$Dane.B185]);&quot;&quot;;COM.MICROSOFT.CONCAT([$Dane.B$1];&quot; &quot;;[$Dane.B185]))" office:value-type="string" office:string-value="2 TYPE Historia Polski" calcext:value-type="string">
            <text:p>2 TYPE Historia Polski</text:p>
          </table:table-cell>
          <table:table-cell table:formula="of:=IF(ISBLANK([$Dane.C185]);&quot;&quot;;COM.MICROSOFT.CONCAT([$Dane.C$1];&quot; &quot;;[$Dane.C185]))" office:value-type="string" office:string-value="2 DATE  12 MAR 1999" calcext:value-type="string">
            <text:p>2 DATE <text:s/>12 MAR 1999</text:p>
          </table:table-cell>
          <table:table-cell table:formula="of:=IF(ISBLANK([$Dane.D185]);&quot;&quot;;COM.MICROSOFT.CONCAT([$Dane.D$1];&quot; &quot;;[$Dane.D185]))">
            <text:p/>
          </table:table-cell>
        </table:table-row>
        <table:table-row table:style-name="ro1">
          <table:table-cell table:formula="of:=IF(ISBLANK([$Dane.A186]);&quot;&quot;;COM.MICROSOFT.CONCAT([$Dane.A$1];&quot; &quot;;[$Dane.A186]))" office:value-type="string" office:string-value="1 EVEN Polska przystąpiła do Unii Europejskiej" calcext:value-type="string">
            <text:p>1 EVEN Polska przystąpiła do Unii Europejskiej</text:p>
          </table:table-cell>
          <table:table-cell table:formula="of:=IF(ISBLANK([$Dane.B186]);&quot;&quot;;COM.MICROSOFT.CONCAT([$Dane.B$1];&quot; &quot;;[$Dane.B186]))" office:value-type="string" office:string-value="2 TYPE Historia Polski" calcext:value-type="string">
            <text:p>2 TYPE Historia Polski</text:p>
          </table:table-cell>
          <table:table-cell table:formula="of:=IF(ISBLANK([$Dane.C186]);&quot;&quot;;COM.MICROSOFT.CONCAT([$Dane.C$1];&quot; &quot;;[$Dane.C186]))" office:value-type="string" office:string-value="2 DATE  1 MAY 2004" calcext:value-type="string">
            <text:p>2 DATE <text:s/>1 MAY 2004</text:p>
          </table:table-cell>
          <table:table-cell table:formula="of:=IF(ISBLANK([$Dane.D186]);&quot;&quot;;COM.MICROSOFT.CONCAT([$Dane.D$1];&quot; &quot;;[$Dane.D186]))">
            <text:p/>
          </table:table-cell>
        </table:table-row>
        <table:table-row table:style-name="ro1">
          <table:table-cell table:formula="of:=IF(ISBLANK([$Dane.A187]);&quot;&quot;;COM.MICROSOFT.CONCAT([$Dane.A$1];&quot; &quot;;[$Dane.A187]))" office:value-type="string" office:string-value="1 EVEN zmarł Jan Paweł II" calcext:value-type="string">
            <text:p>1 EVEN zmarł Jan Paweł II</text:p>
          </table:table-cell>
          <table:table-cell table:formula="of:=IF(ISBLANK([$Dane.B187]);&quot;&quot;;COM.MICROSOFT.CONCAT([$Dane.B$1];&quot; &quot;;[$Dane.B187]))" office:value-type="string" office:string-value="2 TYPE Historia Polski" calcext:value-type="string">
            <text:p>2 TYPE Historia Polski</text:p>
          </table:table-cell>
          <table:table-cell table:formula="of:=IF(ISBLANK([$Dane.C187]);&quot;&quot;;COM.MICROSOFT.CONCAT([$Dane.C$1];&quot; &quot;;[$Dane.C187]))" office:value-type="string" office:string-value="2 DATE  2 APR 2005" calcext:value-type="string">
            <text:p>2 DATE <text:s/>2 APR 2005</text:p>
          </table:table-cell>
          <table:table-cell table:formula="of:=IF(ISBLANK([$Dane.D187]);&quot;&quot;;COM.MICROSOFT.CONCAT([$Dane.D$1];&quot; &quot;;[$Dane.D187]))">
            <text:p/>
          </table:table-cell>
        </table:table-row>
        <table:table-row table:style-name="ro1">
          <table:table-cell table:formula="of:=IF(ISBLANK([$Dane.A188]);&quot;&quot;;COM.MICROSOFT.CONCAT([$Dane.A$1];&quot; &quot;;[$Dane.A188]))" office:value-type="string" office:string-value="1 EVEN II tura wyborów prezydenckich wygrał Lech Kaczyński" calcext:value-type="string">
            <text:p>1 EVEN II tura wyborów prezydenckich wygrał Lech Kaczyński</text:p>
          </table:table-cell>
          <table:table-cell table:formula="of:=IF(ISBLANK([$Dane.B188]);&quot;&quot;;COM.MICROSOFT.CONCAT([$Dane.B$1];&quot; &quot;;[$Dane.B188]))" office:value-type="string" office:string-value="2 TYPE Historia Polski" calcext:value-type="string">
            <text:p>2 TYPE Historia Polski</text:p>
          </table:table-cell>
          <table:table-cell table:formula="of:=IF(ISBLANK([$Dane.C188]);&quot;&quot;;COM.MICROSOFT.CONCAT([$Dane.C$1];&quot; &quot;;[$Dane.C188]))" office:value-type="string" office:string-value="2 DATE  23 OCT 2005" calcext:value-type="string">
            <text:p>2 DATE <text:s/>23 OCT 2005</text:p>
          </table:table-cell>
          <table:table-cell table:formula="of:=IF(ISBLANK([$Dane.D188]);&quot;&quot;;COM.MICROSOFT.CONCAT([$Dane.D$1];&quot; &quot;;[$Dane.D188]))">
            <text:p/>
          </table:table-cell>
        </table:table-row>
        <table:table-row table:style-name="ro1">
          <table:table-cell table:formula="of:=IF(ISBLANK([$Dane.A189]);&quot;&quot;;COM.MICROSOFT.CONCAT([$Dane.A$1];&quot; &quot;;[$Dane.A189]))" office:value-type="string" office:string-value="1 EVEN w katastrofie lotniczej w Smoleńsku zginął prezydent Rzeczypospolitej Polskiej Lech Kaczyński wraz z żoną. Śmierć poniosły także inne osoby, m.in.: ostatni prezydent RP na uchodźstwie Ryszard Kaczorowski. Łącznie zginęło 96 osób" calcext:value-type="string">
            <text:p>1 EVEN w katastrofie lotniczej w Smoleńsku zginął prezydent Rzeczypospolitej Polskiej Lech Kaczyński wraz z żoną. Śmierć poniosły także inne osoby, m.in.: ostatni prezydent RP na uchodźstwie Ryszard Kaczorowski. Łącznie zginęło 96 osób</text:p>
          </table:table-cell>
          <table:table-cell table:formula="of:=IF(ISBLANK([$Dane.B189]);&quot;&quot;;COM.MICROSOFT.CONCAT([$Dane.B$1];&quot; &quot;;[$Dane.B189]))" office:value-type="string" office:string-value="2 TYPE Historia Polski" calcext:value-type="string">
            <text:p>2 TYPE Historia Polski</text:p>
          </table:table-cell>
          <table:table-cell table:formula="of:=IF(ISBLANK([$Dane.C189]);&quot;&quot;;COM.MICROSOFT.CONCAT([$Dane.C$1];&quot; &quot;;[$Dane.C189]))" office:value-type="string" office:string-value="2 DATE  10 APR 2010" calcext:value-type="string">
            <text:p>2 DATE <text:s/>10 APR 2010</text:p>
          </table:table-cell>
          <table:table-cell table:formula="of:=IF(ISBLANK([$Dane.D189]);&quot;&quot;;COM.MICROSOFT.CONCAT([$Dane.D$1];&quot; &quot;;[$Dane.D189]))">
            <text:p/>
          </table:table-cell>
        </table:table-row>
        <table:table-row table:style-name="ro1">
          <table:table-cell table:formula="of:=IF(ISBLANK([$Dane.A190]);&quot;&quot;;COM.MICROSOFT.CONCAT([$Dane.A$1];&quot; &quot;;[$Dane.A190]))" office:value-type="string" office:string-value="1 EVEN II tura wyborów prezydenckich. Bronisław Komorowski został wybrany prezydentem Rzeczypospolitej Polskiej" calcext:value-type="string">
            <text:p>1 EVEN II tura wyborów prezydenckich. Bronisław Komorowski został wybrany prezydentem Rzeczypospolitej Polskiej</text:p>
          </table:table-cell>
          <table:table-cell table:formula="of:=IF(ISBLANK([$Dane.B190]);&quot;&quot;;COM.MICROSOFT.CONCAT([$Dane.B$1];&quot; &quot;;[$Dane.B190]))" office:value-type="string" office:string-value="2 TYPE Historia Polski" calcext:value-type="string">
            <text:p>2 TYPE Historia Polski</text:p>
          </table:table-cell>
          <table:table-cell table:formula="of:=IF(ISBLANK([$Dane.C190]);&quot;&quot;;COM.MICROSOFT.CONCAT([$Dane.C$1];&quot; &quot;;[$Dane.C190]))" office:value-type="string" office:string-value="2 DATE  4 JUL 2010" calcext:value-type="string">
            <text:p>2 DATE <text:s/>4 JUL 2010</text:p>
          </table:table-cell>
          <table:table-cell table:formula="of:=IF(ISBLANK([$Dane.D190]);&quot;&quot;;COM.MICROSOFT.CONCAT([$Dane.D$1];&quot; &quot;;[$Dane.D190]))">
            <text:p/>
          </table:table-cell>
        </table:table-row>
        <table:table-row table:style-name="ro1">
          <table:table-cell table:formula="of:=IF(ISBLANK([$Dane.A191]);&quot;&quot;;COM.MICROSOFT.CONCAT([$Dane.A$1];&quot; &quot;;[$Dane.A191]))" office:value-type="string" office:string-value="1 EVEN II tura wyborów prezydenckich wygrał Andrzej Duda" calcext:value-type="string">
            <text:p>1 EVEN II tura wyborów prezydenckich wygrał Andrzej Duda</text:p>
          </table:table-cell>
          <table:table-cell table:formula="of:=IF(ISBLANK([$Dane.B191]);&quot;&quot;;COM.MICROSOFT.CONCAT([$Dane.B$1];&quot; &quot;;[$Dane.B191]))" office:value-type="string" office:string-value="2 TYPE Historia Polski" calcext:value-type="string">
            <text:p>2 TYPE Historia Polski</text:p>
          </table:table-cell>
          <table:table-cell table:formula="of:=IF(ISBLANK([$Dane.C191]);&quot;&quot;;COM.MICROSOFT.CONCAT([$Dane.C$1];&quot; &quot;;[$Dane.C191]))" office:value-type="string" office:string-value="2 DATE  24 MAY 2015" calcext:value-type="string">
            <text:p>2 DATE <text:s/>24 MAY 2015</text:p>
          </table:table-cell>
          <table:table-cell table:formula="of:=IF(ISBLANK([$Dane.D191]);&quot;&quot;;COM.MICROSOFT.CONCAT([$Dane.D$1];&quot; &quot;;[$Dane.D191]))">
            <text:p/>
          </table:table-cell>
        </table:table-row>
        <table:table-row table:style-name="ro1">
          <table:table-cell table:formula="of:=IF(ISBLANK([$Dane.A192]);&quot;&quot;;COM.MICROSOFT.CONCAT([$Dane.A$1];&quot; &quot;;[$Dane.A192]))" office:value-type="string" office:string-value="1 EVEN II tura wyborów prezydenckich, prezydentem Rzeczypospolitej Polski został ponownie Andrzej Duda" calcext:value-type="string">
            <text:p>1 EVEN II tura wyborów prezydenckich, prezydentem Rzeczypospolitej Polski został ponownie Andrzej Duda</text:p>
          </table:table-cell>
          <table:table-cell table:formula="of:=IF(ISBLANK([$Dane.B192]);&quot;&quot;;COM.MICROSOFT.CONCAT([$Dane.B$1];&quot; &quot;;[$Dane.B192]))" office:value-type="string" office:string-value="2 TYPE Historia Polski" calcext:value-type="string">
            <text:p>2 TYPE Historia Polski</text:p>
          </table:table-cell>
          <table:table-cell table:formula="of:=IF(ISBLANK([$Dane.C192]);&quot;&quot;;COM.MICROSOFT.CONCAT([$Dane.C$1];&quot; &quot;;[$Dane.C192]))" office:value-type="string" office:string-value="2 DATE  12 JUL 2020" calcext:value-type="string">
            <text:p>2 DATE <text:s/>12 JUL 2020</text:p>
          </table:table-cell>
          <table:table-cell table:formula="of:=IF(ISBLANK([$Dane.D192]);&quot;&quot;;COM.MICROSOFT.CONCAT([$Dane.D$1];&quot; &quot;;[$Dane.D192]))">
            <text:p/>
          </table:table-cell>
        </table:table-row>
        <table:table-row table:style-name="ro1">
          <table:table-cell table:formula="of:=IF(ISBLANK([$Dane.A193]);&quot;&quot;;COM.MICROSOFT.CONCAT([$Dane.A$1];&quot; &quot;;[$Dane.A193]))">
            <text:p/>
          </table:table-cell>
          <table:table-cell table:formula="of:=IF(ISBLANK([$Dane.B193]);&quot;&quot;;COM.MICROSOFT.CONCAT([$Dane.B$1];&quot; &quot;;[$Dane.B193]))">
            <text:p/>
          </table:table-cell>
          <table:table-cell table:formula="of:=IF(ISBLANK([$Dane.C193]);&quot;&quot;;COM.MICROSOFT.CONCAT([$Dane.C$1];&quot; &quot;;[$Dane.C193]))">
            <text:p/>
          </table:table-cell>
          <table:table-cell table:formula="of:=IF(ISBLANK([$Dane.D193]);&quot;&quot;;COM.MICROSOFT.CONCAT([$Dane.D$1];&quot; &quot;;[$Dane.D193]))">
            <text:p/>
          </table:table-cell>
        </table:table-row>
        <table:table-row table:style-name="ro1">
          <table:table-cell table:formula="of:=IF(ISBLANK([$Dane.A194]);&quot;&quot;;COM.MICROSOFT.CONCAT([$Dane.A$1];&quot; &quot;;[$Dane.A194]))">
            <text:p/>
          </table:table-cell>
          <table:table-cell table:formula="of:=IF(ISBLANK([$Dane.B194]);&quot;&quot;;COM.MICROSOFT.CONCAT([$Dane.B$1];&quot; &quot;;[$Dane.B194]))">
            <text:p/>
          </table:table-cell>
          <table:table-cell table:formula="of:=IF(ISBLANK([$Dane.C194]);&quot;&quot;;COM.MICROSOFT.CONCAT([$Dane.C$1];&quot; &quot;;[$Dane.C194]))">
            <text:p/>
          </table:table-cell>
          <table:table-cell table:formula="of:=IF(ISBLANK([$Dane.D194]);&quot;&quot;;COM.MICROSOFT.CONCAT([$Dane.D$1];&quot; &quot;;[$Dane.D194]))">
            <text:p/>
          </table:table-cell>
        </table:table-row>
        <table:table-row table:style-name="ro1">
          <table:table-cell table:formula="of:=IF(ISBLANK([$Dane.A195]);&quot;&quot;;COM.MICROSOFT.CONCAT([$Dane.A$1];&quot; &quot;;[$Dane.A195]))">
            <text:p/>
          </table:table-cell>
          <table:table-cell table:formula="of:=IF(ISBLANK([$Dane.B195]);&quot;&quot;;COM.MICROSOFT.CONCAT([$Dane.B$1];&quot; &quot;;[$Dane.B195]))">
            <text:p/>
          </table:table-cell>
          <table:table-cell table:formula="of:=IF(ISBLANK([$Dane.C195]);&quot;&quot;;COM.MICROSOFT.CONCAT([$Dane.C$1];&quot; &quot;;[$Dane.C195]))">
            <text:p/>
          </table:table-cell>
          <table:table-cell table:formula="of:=IF(ISBLANK([$Dane.D195]);&quot;&quot;;COM.MICROSOFT.CONCAT([$Dane.D$1];&quot; &quot;;[$Dane.D195]))">
            <text:p/>
          </table:table-cell>
        </table:table-row>
        <table:table-row table:style-name="ro1">
          <table:table-cell table:formula="of:=IF(ISBLANK([$Dane.A196]);&quot;&quot;;COM.MICROSOFT.CONCAT([$Dane.A$1];&quot; &quot;;[$Dane.A196]))">
            <text:p/>
          </table:table-cell>
          <table:table-cell table:formula="of:=IF(ISBLANK([$Dane.B196]);&quot;&quot;;COM.MICROSOFT.CONCAT([$Dane.B$1];&quot; &quot;;[$Dane.B196]))">
            <text:p/>
          </table:table-cell>
          <table:table-cell table:formula="of:=IF(ISBLANK([$Dane.C196]);&quot;&quot;;COM.MICROSOFT.CONCAT([$Dane.C$1];&quot; &quot;;[$Dane.C196]))">
            <text:p/>
          </table:table-cell>
          <table:table-cell table:formula="of:=IF(ISBLANK([$Dane.D196]);&quot;&quot;;COM.MICROSOFT.CONCAT([$Dane.D$1];&quot; &quot;;[$Dane.D196]))">
            <text:p/>
          </table:table-cell>
        </table:table-row>
        <table:table-row table:style-name="ro1">
          <table:table-cell table:formula="of:=IF(ISBLANK([$Dane.A197]);&quot;&quot;;COM.MICROSOFT.CONCAT([$Dane.A$1];&quot; &quot;;[$Dane.A197]))">
            <text:p/>
          </table:table-cell>
          <table:table-cell table:formula="of:=IF(ISBLANK([$Dane.B197]);&quot;&quot;;COM.MICROSOFT.CONCAT([$Dane.B$1];&quot; &quot;;[$Dane.B197]))">
            <text:p/>
          </table:table-cell>
          <table:table-cell table:formula="of:=IF(ISBLANK([$Dane.C197]);&quot;&quot;;COM.MICROSOFT.CONCAT([$Dane.C$1];&quot; &quot;;[$Dane.C197]))">
            <text:p/>
          </table:table-cell>
          <table:table-cell table:formula="of:=IF(ISBLANK([$Dane.D197]);&quot;&quot;;COM.MICROSOFT.CONCAT([$Dane.D$1];&quot; &quot;;[$Dane.D197]))">
            <text:p/>
          </table:table-cell>
        </table:table-row>
        <table:table-row table:style-name="ro1">
          <table:table-cell table:formula="of:=IF(ISBLANK([$Dane.A198]);&quot;&quot;;COM.MICROSOFT.CONCAT([$Dane.A$1];&quot; &quot;;[$Dane.A198]))">
            <text:p/>
          </table:table-cell>
          <table:table-cell table:formula="of:=IF(ISBLANK([$Dane.B198]);&quot;&quot;;COM.MICROSOFT.CONCAT([$Dane.B$1];&quot; &quot;;[$Dane.B198]))">
            <text:p/>
          </table:table-cell>
          <table:table-cell table:formula="of:=IF(ISBLANK([$Dane.C198]);&quot;&quot;;COM.MICROSOFT.CONCAT([$Dane.C$1];&quot; &quot;;[$Dane.C198]))">
            <text:p/>
          </table:table-cell>
          <table:table-cell table:formula="of:=IF(ISBLANK([$Dane.D198]);&quot;&quot;;COM.MICROSOFT.CONCAT([$Dane.D$1];&quot; &quot;;[$Dane.D198]))">
            <text:p/>
          </table:table-cell>
        </table:table-row>
        <table:table-row table:style-name="ro1">
          <table:table-cell table:formula="of:=IF(ISBLANK([$Dane.A199]);&quot;&quot;;COM.MICROSOFT.CONCAT([$Dane.A$1];&quot; &quot;;[$Dane.A199]))">
            <text:p/>
          </table:table-cell>
          <table:table-cell table:formula="of:=IF(ISBLANK([$Dane.B199]);&quot;&quot;;COM.MICROSOFT.CONCAT([$Dane.B$1];&quot; &quot;;[$Dane.B199]))">
            <text:p/>
          </table:table-cell>
          <table:table-cell table:formula="of:=IF(ISBLANK([$Dane.C199]);&quot;&quot;;COM.MICROSOFT.CONCAT([$Dane.C$1];&quot; &quot;;[$Dane.C199]))">
            <text:p/>
          </table:table-cell>
          <table:table-cell table:formula="of:=IF(ISBLANK([$Dane.D199]);&quot;&quot;;COM.MICROSOFT.CONCAT([$Dane.D$1];&quot; &quot;;[$Dane.D199]))">
            <text:p/>
          </table:table-cell>
        </table:table-row>
        <table:table-row table:style-name="ro1">
          <table:table-cell table:formula="of:=IF(ISBLANK([$Dane.A200]);&quot;&quot;;COM.MICROSOFT.CONCAT([$Dane.A$1];&quot; &quot;;[$Dane.A200]))">
            <text:p/>
          </table:table-cell>
          <table:table-cell table:formula="of:=IF(ISBLANK([$Dane.B200]);&quot;&quot;;COM.MICROSOFT.CONCAT([$Dane.B$1];&quot; &quot;;[$Dane.B200]))">
            <text:p/>
          </table:table-cell>
          <table:table-cell table:formula="of:=IF(ISBLANK([$Dane.C200]);&quot;&quot;;COM.MICROSOFT.CONCAT([$Dane.C$1];&quot; &quot;;[$Dane.C200]))">
            <text:p/>
          </table:table-cell>
          <table:table-cell table:formula="of:=IF(ISBLANK([$Dane.D200]);&quot;&quot;;COM.MICROSOFT.CONCAT([$Dane.D$1];&quot; &quot;;[$Dane.D200]))">
            <text:p/>
          </table:table-cell>
        </table:table-row>
        <table:table-row table:style-name="ro1">
          <table:table-cell table:formula="of:=IF(ISBLANK([$Dane.A201]);&quot;&quot;;COM.MICROSOFT.CONCAT([$Dane.A$1];&quot; &quot;;[$Dane.A201]))">
            <text:p/>
          </table:table-cell>
          <table:table-cell table:formula="of:=IF(ISBLANK([$Dane.B201]);&quot;&quot;;COM.MICROSOFT.CONCAT([$Dane.B$1];&quot; &quot;;[$Dane.B201]))">
            <text:p/>
          </table:table-cell>
          <table:table-cell table:formula="of:=IF(ISBLANK([$Dane.C201]);&quot;&quot;;COM.MICROSOFT.CONCAT([$Dane.C$1];&quot; &quot;;[$Dane.C201]))">
            <text:p/>
          </table:table-cell>
          <table:table-cell table:formula="of:=IF(ISBLANK([$Dane.D201]);&quot;&quot;;COM.MICROSOFT.CONCAT([$Dane.D$1];&quot; &quot;;[$Dane.D201]))">
            <text:p/>
          </table:table-cell>
        </table:table-row>
        <table:table-row table:style-name="ro1">
          <table:table-cell table:formula="of:=IF(ISBLANK([$Dane.A202]);&quot;&quot;;COM.MICROSOFT.CONCAT([$Dane.A$1];&quot; &quot;;[$Dane.A202]))">
            <text:p/>
          </table:table-cell>
          <table:table-cell table:formula="of:=IF(ISBLANK([$Dane.B202]);&quot;&quot;;COM.MICROSOFT.CONCAT([$Dane.B$1];&quot; &quot;;[$Dane.B202]))">
            <text:p/>
          </table:table-cell>
          <table:table-cell table:formula="of:=IF(ISBLANK([$Dane.C202]);&quot;&quot;;COM.MICROSOFT.CONCAT([$Dane.C$1];&quot; &quot;;[$Dane.C202]))">
            <text:p/>
          </table:table-cell>
          <table:table-cell table:formula="of:=IF(ISBLANK([$Dane.D202]);&quot;&quot;;COM.MICROSOFT.CONCAT([$Dane.D$1];&quot; &quot;;[$Dane.D202]))">
            <text:p/>
          </table:table-cell>
        </table:table-row>
        <table:table-row table:style-name="ro1">
          <table:table-cell table:formula="of:=IF(ISBLANK([$Dane.A203]);&quot;&quot;;COM.MICROSOFT.CONCAT([$Dane.A$1];&quot; &quot;;[$Dane.A203]))">
            <text:p/>
          </table:table-cell>
          <table:table-cell table:formula="of:=IF(ISBLANK([$Dane.B203]);&quot;&quot;;COM.MICROSOFT.CONCAT([$Dane.B$1];&quot; &quot;;[$Dane.B203]))">
            <text:p/>
          </table:table-cell>
          <table:table-cell table:formula="of:=IF(ISBLANK([$Dane.C203]);&quot;&quot;;COM.MICROSOFT.CONCAT([$Dane.C$1];&quot; &quot;;[$Dane.C203]))">
            <text:p/>
          </table:table-cell>
          <table:table-cell table:formula="of:=IF(ISBLANK([$Dane.D203]);&quot;&quot;;COM.MICROSOFT.CONCAT([$Dane.D$1];&quot; &quot;;[$Dane.D203]))">
            <text:p/>
          </table:table-cell>
        </table:table-row>
        <table:table-row table:style-name="ro1">
          <table:table-cell table:formula="of:=IF(ISBLANK([$Dane.A204]);&quot;&quot;;COM.MICROSOFT.CONCAT([$Dane.A$1];&quot; &quot;;[$Dane.A204]))">
            <text:p/>
          </table:table-cell>
          <table:table-cell table:formula="of:=IF(ISBLANK([$Dane.B204]);&quot;&quot;;COM.MICROSOFT.CONCAT([$Dane.B$1];&quot; &quot;;[$Dane.B204]))">
            <text:p/>
          </table:table-cell>
          <table:table-cell table:formula="of:=IF(ISBLANK([$Dane.C204]);&quot;&quot;;COM.MICROSOFT.CONCAT([$Dane.C$1];&quot; &quot;;[$Dane.C204]))">
            <text:p/>
          </table:table-cell>
          <table:table-cell table:formula="of:=IF(ISBLANK([$Dane.D204]);&quot;&quot;;COM.MICROSOFT.CONCAT([$Dane.D$1];&quot; &quot;;[$Dane.D204]))">
            <text:p/>
          </table:table-cell>
        </table:table-row>
        <table:table-row table:style-name="ro1">
          <table:table-cell table:formula="of:=IF(ISBLANK([$Dane.A205]);&quot;&quot;;COM.MICROSOFT.CONCAT([$Dane.A$1];&quot; &quot;;[$Dane.A205]))">
            <text:p/>
          </table:table-cell>
          <table:table-cell table:formula="of:=IF(ISBLANK([$Dane.B205]);&quot;&quot;;COM.MICROSOFT.CONCAT([$Dane.B$1];&quot; &quot;;[$Dane.B205]))">
            <text:p/>
          </table:table-cell>
          <table:table-cell table:formula="of:=IF(ISBLANK([$Dane.C205]);&quot;&quot;;COM.MICROSOFT.CONCAT([$Dane.C$1];&quot; &quot;;[$Dane.C205]))">
            <text:p/>
          </table:table-cell>
          <table:table-cell table:formula="of:=IF(ISBLANK([$Dane.D205]);&quot;&quot;;COM.MICROSOFT.CONCAT([$Dane.D$1];&quot; &quot;;[$Dane.D205]))">
            <text:p/>
          </table:table-cell>
        </table:table-row>
        <table:table-row table:style-name="ro1">
          <table:table-cell table:formula="of:=IF(ISBLANK([$Dane.A206]);&quot;&quot;;COM.MICROSOFT.CONCAT([$Dane.A$1];&quot; &quot;;[$Dane.A206]))">
            <text:p/>
          </table:table-cell>
          <table:table-cell table:formula="of:=IF(ISBLANK([$Dane.B206]);&quot;&quot;;COM.MICROSOFT.CONCAT([$Dane.B$1];&quot; &quot;;[$Dane.B206]))">
            <text:p/>
          </table:table-cell>
          <table:table-cell table:formula="of:=IF(ISBLANK([$Dane.C206]);&quot;&quot;;COM.MICROSOFT.CONCAT([$Dane.C$1];&quot; &quot;;[$Dane.C206]))">
            <text:p/>
          </table:table-cell>
          <table:table-cell table:formula="of:=IF(ISBLANK([$Dane.D206]);&quot;&quot;;COM.MICROSOFT.CONCAT([$Dane.D$1];&quot; &quot;;[$Dane.D206]))">
            <text:p/>
          </table:table-cell>
        </table:table-row>
        <table:table-row table:style-name="ro1">
          <table:table-cell table:formula="of:=IF(ISBLANK([$Dane.A207]);&quot;&quot;;COM.MICROSOFT.CONCAT([$Dane.A$1];&quot; &quot;;[$Dane.A207]))">
            <text:p/>
          </table:table-cell>
          <table:table-cell table:formula="of:=IF(ISBLANK([$Dane.B207]);&quot;&quot;;COM.MICROSOFT.CONCAT([$Dane.B$1];&quot; &quot;;[$Dane.B207]))">
            <text:p/>
          </table:table-cell>
          <table:table-cell table:formula="of:=IF(ISBLANK([$Dane.C207]);&quot;&quot;;COM.MICROSOFT.CONCAT([$Dane.C$1];&quot; &quot;;[$Dane.C207]))">
            <text:p/>
          </table:table-cell>
          <table:table-cell table:formula="of:=IF(ISBLANK([$Dane.D207]);&quot;&quot;;COM.MICROSOFT.CONCAT([$Dane.D$1];&quot; &quot;;[$Dane.D207]))">
            <text:p/>
          </table:table-cell>
        </table:table-row>
        <table:table-row table:style-name="ro1">
          <table:table-cell table:formula="of:=IF(ISBLANK([$Dane.A208]);&quot;&quot;;COM.MICROSOFT.CONCAT([$Dane.A$1];&quot; &quot;;[$Dane.A208]))">
            <text:p/>
          </table:table-cell>
          <table:table-cell table:formula="of:=IF(ISBLANK([$Dane.B208]);&quot;&quot;;COM.MICROSOFT.CONCAT([$Dane.B$1];&quot; &quot;;[$Dane.B208]))">
            <text:p/>
          </table:table-cell>
          <table:table-cell table:formula="of:=IF(ISBLANK([$Dane.C208]);&quot;&quot;;COM.MICROSOFT.CONCAT([$Dane.C$1];&quot; &quot;;[$Dane.C208]))">
            <text:p/>
          </table:table-cell>
          <table:table-cell table:formula="of:=IF(ISBLANK([$Dane.D208]);&quot;&quot;;COM.MICROSOFT.CONCAT([$Dane.D$1];&quot; &quot;;[$Dane.D208]))">
            <text:p/>
          </table:table-cell>
        </table:table-row>
        <table:table-row table:style-name="ro1">
          <table:table-cell table:formula="of:=IF(ISBLANK([$Dane.A209]);&quot;&quot;;COM.MICROSOFT.CONCAT([$Dane.A$1];&quot; &quot;;[$Dane.A209]))">
            <text:p/>
          </table:table-cell>
          <table:table-cell table:formula="of:=IF(ISBLANK([$Dane.B209]);&quot;&quot;;COM.MICROSOFT.CONCAT([$Dane.B$1];&quot; &quot;;[$Dane.B209]))">
            <text:p/>
          </table:table-cell>
          <table:table-cell table:formula="of:=IF(ISBLANK([$Dane.C209]);&quot;&quot;;COM.MICROSOFT.CONCAT([$Dane.C$1];&quot; &quot;;[$Dane.C209]))">
            <text:p/>
          </table:table-cell>
          <table:table-cell table:formula="of:=IF(ISBLANK([$Dane.D209]);&quot;&quot;;COM.MICROSOFT.CONCAT([$Dane.D$1];&quot; &quot;;[$Dane.D209]))">
            <text:p/>
          </table:table-cell>
        </table:table-row>
        <table:table-row table:style-name="ro1">
          <table:table-cell table:formula="of:=IF(ISBLANK([$Dane.A210]);&quot;&quot;;COM.MICROSOFT.CONCAT([$Dane.A$1];&quot; &quot;;[$Dane.A210]))">
            <text:p/>
          </table:table-cell>
          <table:table-cell table:formula="of:=IF(ISBLANK([$Dane.B210]);&quot;&quot;;COM.MICROSOFT.CONCAT([$Dane.B$1];&quot; &quot;;[$Dane.B210]))">
            <text:p/>
          </table:table-cell>
          <table:table-cell table:formula="of:=IF(ISBLANK([$Dane.C210]);&quot;&quot;;COM.MICROSOFT.CONCAT([$Dane.C$1];&quot; &quot;;[$Dane.C210]))">
            <text:p/>
          </table:table-cell>
          <table:table-cell table:formula="of:=IF(ISBLANK([$Dane.D210]);&quot;&quot;;COM.MICROSOFT.CONCAT([$Dane.D$1];&quot; &quot;;[$Dane.D210]))">
            <text:p/>
          </table:table-cell>
        </table:table-row>
        <table:table-row table:style-name="ro1">
          <table:table-cell table:formula="of:=IF(ISBLANK([$Dane.A211]);&quot;&quot;;COM.MICROSOFT.CONCAT([$Dane.A$1];&quot; &quot;;[$Dane.A211]))">
            <text:p/>
          </table:table-cell>
          <table:table-cell table:formula="of:=IF(ISBLANK([$Dane.B211]);&quot;&quot;;COM.MICROSOFT.CONCAT([$Dane.B$1];&quot; &quot;;[$Dane.B211]))">
            <text:p/>
          </table:table-cell>
          <table:table-cell table:formula="of:=IF(ISBLANK([$Dane.C211]);&quot;&quot;;COM.MICROSOFT.CONCAT([$Dane.C$1];&quot; &quot;;[$Dane.C211]))">
            <text:p/>
          </table:table-cell>
          <table:table-cell table:formula="of:=IF(ISBLANK([$Dane.D211]);&quot;&quot;;COM.MICROSOFT.CONCAT([$Dane.D$1];&quot; &quot;;[$Dane.D211]))">
            <text:p/>
          </table:table-cell>
        </table:table-row>
        <table:table-row table:style-name="ro1">
          <table:table-cell table:formula="of:=IF(ISBLANK([$Dane.A212]);&quot;&quot;;COM.MICROSOFT.CONCAT([$Dane.A$1];&quot; &quot;;[$Dane.A212]))">
            <text:p/>
          </table:table-cell>
          <table:table-cell table:formula="of:=IF(ISBLANK([$Dane.B212]);&quot;&quot;;COM.MICROSOFT.CONCAT([$Dane.B$1];&quot; &quot;;[$Dane.B212]))">
            <text:p/>
          </table:table-cell>
          <table:table-cell table:formula="of:=IF(ISBLANK([$Dane.C212]);&quot;&quot;;COM.MICROSOFT.CONCAT([$Dane.C$1];&quot; &quot;;[$Dane.C212]))">
            <text:p/>
          </table:table-cell>
          <table:table-cell table:formula="of:=IF(ISBLANK([$Dane.D212]);&quot;&quot;;COM.MICROSOFT.CONCAT([$Dane.D$1];&quot; &quot;;[$Dane.D212]))">
            <text:p/>
          </table:table-cell>
        </table:table-row>
        <table:table-row table:style-name="ro1">
          <table:table-cell table:formula="of:=IF(ISBLANK([$Dane.A213]);&quot;&quot;;COM.MICROSOFT.CONCAT([$Dane.A$1];&quot; &quot;;[$Dane.A213]))">
            <text:p/>
          </table:table-cell>
          <table:table-cell table:formula="of:=IF(ISBLANK([$Dane.B213]);&quot;&quot;;COM.MICROSOFT.CONCAT([$Dane.B$1];&quot; &quot;;[$Dane.B213]))">
            <text:p/>
          </table:table-cell>
          <table:table-cell table:formula="of:=IF(ISBLANK([$Dane.C213]);&quot;&quot;;COM.MICROSOFT.CONCAT([$Dane.C$1];&quot; &quot;;[$Dane.C213]))">
            <text:p/>
          </table:table-cell>
          <table:table-cell table:formula="of:=IF(ISBLANK([$Dane.D213]);&quot;&quot;;COM.MICROSOFT.CONCAT([$Dane.D$1];&quot; &quot;;[$Dane.D213]))">
            <text:p/>
          </table:table-cell>
        </table:table-row>
        <table:table-row table:style-name="ro1">
          <table:table-cell table:formula="of:=IF(ISBLANK([$Dane.A214]);&quot;&quot;;COM.MICROSOFT.CONCAT([$Dane.A$1];&quot; &quot;;[$Dane.A214]))">
            <text:p/>
          </table:table-cell>
          <table:table-cell table:formula="of:=IF(ISBLANK([$Dane.B214]);&quot;&quot;;COM.MICROSOFT.CONCAT([$Dane.B$1];&quot; &quot;;[$Dane.B214]))">
            <text:p/>
          </table:table-cell>
          <table:table-cell table:formula="of:=IF(ISBLANK([$Dane.C214]);&quot;&quot;;COM.MICROSOFT.CONCAT([$Dane.C$1];&quot; &quot;;[$Dane.C214]))">
            <text:p/>
          </table:table-cell>
          <table:table-cell table:formula="of:=IF(ISBLANK([$Dane.D214]);&quot;&quot;;COM.MICROSOFT.CONCAT([$Dane.D$1];&quot; &quot;;[$Dane.D214]))">
            <text:p/>
          </table:table-cell>
        </table:table-row>
        <table:table-row table:style-name="ro1">
          <table:table-cell table:formula="of:=IF(ISBLANK([$Dane.A215]);&quot;&quot;;COM.MICROSOFT.CONCAT([$Dane.A$1];&quot; &quot;;[$Dane.A215]))">
            <text:p/>
          </table:table-cell>
          <table:table-cell table:formula="of:=IF(ISBLANK([$Dane.B215]);&quot;&quot;;COM.MICROSOFT.CONCAT([$Dane.B$1];&quot; &quot;;[$Dane.B215]))">
            <text:p/>
          </table:table-cell>
          <table:table-cell table:formula="of:=IF(ISBLANK([$Dane.C215]);&quot;&quot;;COM.MICROSOFT.CONCAT([$Dane.C$1];&quot; &quot;;[$Dane.C215]))">
            <text:p/>
          </table:table-cell>
          <table:table-cell table:formula="of:=IF(ISBLANK([$Dane.D215]);&quot;&quot;;COM.MICROSOFT.CONCAT([$Dane.D$1];&quot; &quot;;[$Dane.D215]))">
            <text:p/>
          </table:table-cell>
        </table:table-row>
        <table:table-row table:style-name="ro1">
          <table:table-cell table:formula="of:=IF(ISBLANK([$Dane.A216]);&quot;&quot;;COM.MICROSOFT.CONCAT([$Dane.A$1];&quot; &quot;;[$Dane.A216]))">
            <text:p/>
          </table:table-cell>
          <table:table-cell table:formula="of:=IF(ISBLANK([$Dane.B216]);&quot;&quot;;COM.MICROSOFT.CONCAT([$Dane.B$1];&quot; &quot;;[$Dane.B216]))">
            <text:p/>
          </table:table-cell>
          <table:table-cell table:formula="of:=IF(ISBLANK([$Dane.C216]);&quot;&quot;;COM.MICROSOFT.CONCAT([$Dane.C$1];&quot; &quot;;[$Dane.C216]))">
            <text:p/>
          </table:table-cell>
          <table:table-cell table:formula="of:=IF(ISBLANK([$Dane.D216]);&quot;&quot;;COM.MICROSOFT.CONCAT([$Dane.D$1];&quot; &quot;;[$Dane.D216]))">
            <text:p/>
          </table:table-cell>
        </table:table-row>
        <table:table-row table:style-name="ro1">
          <table:table-cell table:formula="of:=IF(ISBLANK([$Dane.A217]);&quot;&quot;;COM.MICROSOFT.CONCAT([$Dane.A$1];&quot; &quot;;[$Dane.A217]))">
            <text:p/>
          </table:table-cell>
          <table:table-cell table:formula="of:=IF(ISBLANK([$Dane.B217]);&quot;&quot;;COM.MICROSOFT.CONCAT([$Dane.B$1];&quot; &quot;;[$Dane.B217]))">
            <text:p/>
          </table:table-cell>
          <table:table-cell table:formula="of:=IF(ISBLANK([$Dane.C217]);&quot;&quot;;COM.MICROSOFT.CONCAT([$Dane.C$1];&quot; &quot;;[$Dane.C217]))">
            <text:p/>
          </table:table-cell>
          <table:table-cell table:formula="of:=IF(ISBLANK([$Dane.D217]);&quot;&quot;;COM.MICROSOFT.CONCAT([$Dane.D$1];&quot; &quot;;[$Dane.D217]))">
            <text:p/>
          </table:table-cell>
        </table:table-row>
        <table:table-row table:style-name="ro1">
          <table:table-cell table:formula="of:=IF(ISBLANK([$Dane.A218]);&quot;&quot;;COM.MICROSOFT.CONCAT([$Dane.A$1];&quot; &quot;;[$Dane.A218]))">
            <text:p/>
          </table:table-cell>
          <table:table-cell table:formula="of:=IF(ISBLANK([$Dane.B218]);&quot;&quot;;COM.MICROSOFT.CONCAT([$Dane.B$1];&quot; &quot;;[$Dane.B218]))">
            <text:p/>
          </table:table-cell>
          <table:table-cell table:formula="of:=IF(ISBLANK([$Dane.C218]);&quot;&quot;;COM.MICROSOFT.CONCAT([$Dane.C$1];&quot; &quot;;[$Dane.C218]))">
            <text:p/>
          </table:table-cell>
          <table:table-cell table:formula="of:=IF(ISBLANK([$Dane.D218]);&quot;&quot;;COM.MICROSOFT.CONCAT([$Dane.D$1];&quot; &quot;;[$Dane.D218]))">
            <text:p/>
          </table:table-cell>
        </table:table-row>
        <table:table-row table:style-name="ro1">
          <table:table-cell table:formula="of:=IF(ISBLANK([$Dane.A219]);&quot;&quot;;COM.MICROSOFT.CONCAT([$Dane.A$1];&quot; &quot;;[$Dane.A219]))">
            <text:p/>
          </table:table-cell>
          <table:table-cell table:formula="of:=IF(ISBLANK([$Dane.B219]);&quot;&quot;;COM.MICROSOFT.CONCAT([$Dane.B$1];&quot; &quot;;[$Dane.B219]))">
            <text:p/>
          </table:table-cell>
          <table:table-cell table:formula="of:=IF(ISBLANK([$Dane.C219]);&quot;&quot;;COM.MICROSOFT.CONCAT([$Dane.C$1];&quot; &quot;;[$Dane.C219]))">
            <text:p/>
          </table:table-cell>
          <table:table-cell table:formula="of:=IF(ISBLANK([$Dane.D219]);&quot;&quot;;COM.MICROSOFT.CONCAT([$Dane.D$1];&quot; &quot;;[$Dane.D219]))">
            <text:p/>
          </table:table-cell>
        </table:table-row>
        <table:table-row table:style-name="ro1">
          <table:table-cell table:formula="of:=IF(ISBLANK([$Dane.A220]);&quot;&quot;;COM.MICROSOFT.CONCAT([$Dane.A$1];&quot; &quot;;[$Dane.A220]))">
            <text:p/>
          </table:table-cell>
          <table:table-cell table:formula="of:=IF(ISBLANK([$Dane.B220]);&quot;&quot;;COM.MICROSOFT.CONCAT([$Dane.B$1];&quot; &quot;;[$Dane.B220]))">
            <text:p/>
          </table:table-cell>
          <table:table-cell table:formula="of:=IF(ISBLANK([$Dane.C220]);&quot;&quot;;COM.MICROSOFT.CONCAT([$Dane.C$1];&quot; &quot;;[$Dane.C220]))">
            <text:p/>
          </table:table-cell>
          <table:table-cell table:formula="of:=IF(ISBLANK([$Dane.D220]);&quot;&quot;;COM.MICROSOFT.CONCAT([$Dane.D$1];&quot; &quot;;[$Dane.D220]))">
            <text:p/>
          </table:table-cell>
        </table:table-row>
        <table:table-row table:style-name="ro1">
          <table:table-cell table:formula="of:=IF(ISBLANK([$Dane.A221]);&quot;&quot;;COM.MICROSOFT.CONCAT([$Dane.A$1];&quot; &quot;;[$Dane.A221]))">
            <text:p/>
          </table:table-cell>
          <table:table-cell table:formula="of:=IF(ISBLANK([$Dane.B221]);&quot;&quot;;COM.MICROSOFT.CONCAT([$Dane.B$1];&quot; &quot;;[$Dane.B221]))">
            <text:p/>
          </table:table-cell>
          <table:table-cell table:formula="of:=IF(ISBLANK([$Dane.C221]);&quot;&quot;;COM.MICROSOFT.CONCAT([$Dane.C$1];&quot; &quot;;[$Dane.C221]))">
            <text:p/>
          </table:table-cell>
          <table:table-cell table:formula="of:=IF(ISBLANK([$Dane.D221]);&quot;&quot;;COM.MICROSOFT.CONCAT([$Dane.D$1];&quot; &quot;;[$Dane.D221]))">
            <text:p/>
          </table:table-cell>
        </table:table-row>
        <table:table-row table:style-name="ro1">
          <table:table-cell table:formula="of:=IF(ISBLANK([$Dane.A222]);&quot;&quot;;COM.MICROSOFT.CONCAT([$Dane.A$1];&quot; &quot;;[$Dane.A222]))">
            <text:p/>
          </table:table-cell>
          <table:table-cell table:formula="of:=IF(ISBLANK([$Dane.B222]);&quot;&quot;;COM.MICROSOFT.CONCAT([$Dane.B$1];&quot; &quot;;[$Dane.B222]))">
            <text:p/>
          </table:table-cell>
          <table:table-cell table:formula="of:=IF(ISBLANK([$Dane.C222]);&quot;&quot;;COM.MICROSOFT.CONCAT([$Dane.C$1];&quot; &quot;;[$Dane.C222]))">
            <text:p/>
          </table:table-cell>
          <table:table-cell table:formula="of:=IF(ISBLANK([$Dane.D222]);&quot;&quot;;COM.MICROSOFT.CONCAT([$Dane.D$1];&quot; &quot;;[$Dane.D222]))">
            <text:p/>
          </table:table-cell>
        </table:table-row>
        <table:table-row table:style-name="ro1">
          <table:table-cell table:formula="of:=IF(ISBLANK([$Dane.A223]);&quot;&quot;;COM.MICROSOFT.CONCAT([$Dane.A$1];&quot; &quot;;[$Dane.A223]))">
            <text:p/>
          </table:table-cell>
          <table:table-cell table:formula="of:=IF(ISBLANK([$Dane.B223]);&quot;&quot;;COM.MICROSOFT.CONCAT([$Dane.B$1];&quot; &quot;;[$Dane.B223]))">
            <text:p/>
          </table:table-cell>
          <table:table-cell table:formula="of:=IF(ISBLANK([$Dane.C223]);&quot;&quot;;COM.MICROSOFT.CONCAT([$Dane.C$1];&quot; &quot;;[$Dane.C223]))">
            <text:p/>
          </table:table-cell>
          <table:table-cell table:formula="of:=IF(ISBLANK([$Dane.D223]);&quot;&quot;;COM.MICROSOFT.CONCAT([$Dane.D$1];&quot; &quot;;[$Dane.D223]))">
            <text:p/>
          </table:table-cell>
        </table:table-row>
        <table:table-row table:style-name="ro1">
          <table:table-cell table:formula="of:=IF(ISBLANK([$Dane.A224]);&quot;&quot;;COM.MICROSOFT.CONCAT([$Dane.A$1];&quot; &quot;;[$Dane.A224]))">
            <text:p/>
          </table:table-cell>
          <table:table-cell table:formula="of:=IF(ISBLANK([$Dane.B224]);&quot;&quot;;COM.MICROSOFT.CONCAT([$Dane.B$1];&quot; &quot;;[$Dane.B224]))">
            <text:p/>
          </table:table-cell>
          <table:table-cell table:formula="of:=IF(ISBLANK([$Dane.C224]);&quot;&quot;;COM.MICROSOFT.CONCAT([$Dane.C$1];&quot; &quot;;[$Dane.C224]))">
            <text:p/>
          </table:table-cell>
          <table:table-cell table:formula="of:=IF(ISBLANK([$Dane.D224]);&quot;&quot;;COM.MICROSOFT.CONCAT([$Dane.D$1];&quot; &quot;;[$Dane.D224]))">
            <text:p/>
          </table:table-cell>
        </table:table-row>
        <table:table-row table:style-name="ro1">
          <table:table-cell table:formula="of:=IF(ISBLANK([$Dane.A225]);&quot;&quot;;COM.MICROSOFT.CONCAT([$Dane.A$1];&quot; &quot;;[$Dane.A225]))">
            <text:p/>
          </table:table-cell>
          <table:table-cell table:formula="of:=IF(ISBLANK([$Dane.B225]);&quot;&quot;;COM.MICROSOFT.CONCAT([$Dane.B$1];&quot; &quot;;[$Dane.B225]))">
            <text:p/>
          </table:table-cell>
          <table:table-cell table:formula="of:=IF(ISBLANK([$Dane.C225]);&quot;&quot;;COM.MICROSOFT.CONCAT([$Dane.C$1];&quot; &quot;;[$Dane.C225]))">
            <text:p/>
          </table:table-cell>
          <table:table-cell table:formula="of:=IF(ISBLANK([$Dane.D225]);&quot;&quot;;COM.MICROSOFT.CONCAT([$Dane.D$1];&quot; &quot;;[$Dane.D225]))">
            <text:p/>
          </table:table-cell>
        </table:table-row>
        <table:table-row table:style-name="ro1">
          <table:table-cell table:formula="of:=IF(ISBLANK([$Dane.A226]);&quot;&quot;;COM.MICROSOFT.CONCAT([$Dane.A$1];&quot; &quot;;[$Dane.A226]))">
            <text:p/>
          </table:table-cell>
          <table:table-cell table:formula="of:=IF(ISBLANK([$Dane.B226]);&quot;&quot;;COM.MICROSOFT.CONCAT([$Dane.B$1];&quot; &quot;;[$Dane.B226]))">
            <text:p/>
          </table:table-cell>
          <table:table-cell table:formula="of:=IF(ISBLANK([$Dane.C226]);&quot;&quot;;COM.MICROSOFT.CONCAT([$Dane.C$1];&quot; &quot;;[$Dane.C226]))">
            <text:p/>
          </table:table-cell>
          <table:table-cell table:formula="of:=IF(ISBLANK([$Dane.D226]);&quot;&quot;;COM.MICROSOFT.CONCAT([$Dane.D$1];&quot; &quot;;[$Dane.D226]))">
            <text:p/>
          </table:table-cell>
        </table:table-row>
        <table:table-row table:style-name="ro1">
          <table:table-cell table:formula="of:=IF(ISBLANK([$Dane.A227]);&quot;&quot;;COM.MICROSOFT.CONCAT([$Dane.A$1];&quot; &quot;;[$Dane.A227]))">
            <text:p/>
          </table:table-cell>
          <table:table-cell table:formula="of:=IF(ISBLANK([$Dane.B227]);&quot;&quot;;COM.MICROSOFT.CONCAT([$Dane.B$1];&quot; &quot;;[$Dane.B227]))">
            <text:p/>
          </table:table-cell>
          <table:table-cell table:formula="of:=IF(ISBLANK([$Dane.C227]);&quot;&quot;;COM.MICROSOFT.CONCAT([$Dane.C$1];&quot; &quot;;[$Dane.C227]))">
            <text:p/>
          </table:table-cell>
          <table:table-cell table:formula="of:=IF(ISBLANK([$Dane.D227]);&quot;&quot;;COM.MICROSOFT.CONCAT([$Dane.D$1];&quot; &quot;;[$Dane.D227]))">
            <text:p/>
          </table:table-cell>
        </table:table-row>
        <table:table-row table:style-name="ro1">
          <table:table-cell table:formula="of:=IF(ISBLANK([$Dane.A228]);&quot;&quot;;COM.MICROSOFT.CONCAT([$Dane.A$1];&quot; &quot;;[$Dane.A228]))">
            <text:p/>
          </table:table-cell>
          <table:table-cell table:formula="of:=IF(ISBLANK([$Dane.B228]);&quot;&quot;;COM.MICROSOFT.CONCAT([$Dane.B$1];&quot; &quot;;[$Dane.B228]))">
            <text:p/>
          </table:table-cell>
          <table:table-cell table:formula="of:=IF(ISBLANK([$Dane.C228]);&quot;&quot;;COM.MICROSOFT.CONCAT([$Dane.C$1];&quot; &quot;;[$Dane.C228]))">
            <text:p/>
          </table:table-cell>
          <table:table-cell table:formula="of:=IF(ISBLANK([$Dane.D228]);&quot;&quot;;COM.MICROSOFT.CONCAT([$Dane.D$1];&quot; &quot;;[$Dane.D228]))">
            <text:p/>
          </table:table-cell>
        </table:table-row>
        <table:table-row table:style-name="ro1">
          <table:table-cell table:formula="of:=IF(ISBLANK([$Dane.A229]);&quot;&quot;;COM.MICROSOFT.CONCAT([$Dane.A$1];&quot; &quot;;[$Dane.A229]))">
            <text:p/>
          </table:table-cell>
          <table:table-cell table:formula="of:=IF(ISBLANK([$Dane.B229]);&quot;&quot;;COM.MICROSOFT.CONCAT([$Dane.B$1];&quot; &quot;;[$Dane.B229]))">
            <text:p/>
          </table:table-cell>
          <table:table-cell table:formula="of:=IF(ISBLANK([$Dane.C229]);&quot;&quot;;COM.MICROSOFT.CONCAT([$Dane.C$1];&quot; &quot;;[$Dane.C229]))">
            <text:p/>
          </table:table-cell>
          <table:table-cell table:formula="of:=IF(ISBLANK([$Dane.D229]);&quot;&quot;;COM.MICROSOFT.CONCAT([$Dane.D$1];&quot; &quot;;[$Dane.D229]))">
            <text:p/>
          </table:table-cell>
        </table:table-row>
        <table:table-row table:style-name="ro1">
          <table:table-cell table:formula="of:=IF(ISBLANK([$Dane.A230]);&quot;&quot;;COM.MICROSOFT.CONCAT([$Dane.A$1];&quot; &quot;;[$Dane.A230]))">
            <text:p/>
          </table:table-cell>
          <table:table-cell table:formula="of:=IF(ISBLANK([$Dane.B230]);&quot;&quot;;COM.MICROSOFT.CONCAT([$Dane.B$1];&quot; &quot;;[$Dane.B230]))">
            <text:p/>
          </table:table-cell>
          <table:table-cell table:formula="of:=IF(ISBLANK([$Dane.C230]);&quot;&quot;;COM.MICROSOFT.CONCAT([$Dane.C$1];&quot; &quot;;[$Dane.C230]))">
            <text:p/>
          </table:table-cell>
          <table:table-cell table:formula="of:=IF(ISBLANK([$Dane.D230]);&quot;&quot;;COM.MICROSOFT.CONCAT([$Dane.D$1];&quot; &quot;;[$Dane.D230]))">
            <text:p/>
          </table:table-cell>
        </table:table-row>
        <table:table-row table:style-name="ro1">
          <table:table-cell table:formula="of:=IF(ISBLANK([$Dane.A231]);&quot;&quot;;COM.MICROSOFT.CONCAT([$Dane.A$1];&quot; &quot;;[$Dane.A231]))">
            <text:p/>
          </table:table-cell>
          <table:table-cell table:formula="of:=IF(ISBLANK([$Dane.B231]);&quot;&quot;;COM.MICROSOFT.CONCAT([$Dane.B$1];&quot; &quot;;[$Dane.B231]))">
            <text:p/>
          </table:table-cell>
          <table:table-cell table:formula="of:=IF(ISBLANK([$Dane.C231]);&quot;&quot;;COM.MICROSOFT.CONCAT([$Dane.C$1];&quot; &quot;;[$Dane.C231]))">
            <text:p/>
          </table:table-cell>
          <table:table-cell table:formula="of:=IF(ISBLANK([$Dane.D231]);&quot;&quot;;COM.MICROSOFT.CONCAT([$Dane.D$1];&quot; &quot;;[$Dane.D231]))">
            <text:p/>
          </table:table-cell>
        </table:table-row>
        <table:table-row table:style-name="ro1">
          <table:table-cell table:formula="of:=IF(ISBLANK([$Dane.A232]);&quot;&quot;;COM.MICROSOFT.CONCAT([$Dane.A$1];&quot; &quot;;[$Dane.A232]))">
            <text:p/>
          </table:table-cell>
          <table:table-cell table:formula="of:=IF(ISBLANK([$Dane.B232]);&quot;&quot;;COM.MICROSOFT.CONCAT([$Dane.B$1];&quot; &quot;;[$Dane.B232]))">
            <text:p/>
          </table:table-cell>
          <table:table-cell table:formula="of:=IF(ISBLANK([$Dane.C232]);&quot;&quot;;COM.MICROSOFT.CONCAT([$Dane.C$1];&quot; &quot;;[$Dane.C232]))">
            <text:p/>
          </table:table-cell>
          <table:table-cell table:formula="of:=IF(ISBLANK([$Dane.D232]);&quot;&quot;;COM.MICROSOFT.CONCAT([$Dane.D$1];&quot; &quot;;[$Dane.D232]))">
            <text:p/>
          </table:table-cell>
        </table:table-row>
        <table:table-row table:style-name="ro1">
          <table:table-cell table:formula="of:=IF(ISBLANK([$Dane.A233]);&quot;&quot;;COM.MICROSOFT.CONCAT([$Dane.A$1];&quot; &quot;;[$Dane.A233]))">
            <text:p/>
          </table:table-cell>
          <table:table-cell table:formula="of:=IF(ISBLANK([$Dane.B233]);&quot;&quot;;COM.MICROSOFT.CONCAT([$Dane.B$1];&quot; &quot;;[$Dane.B233]))">
            <text:p/>
          </table:table-cell>
          <table:table-cell table:formula="of:=IF(ISBLANK([$Dane.C233]);&quot;&quot;;COM.MICROSOFT.CONCAT([$Dane.C$1];&quot; &quot;;[$Dane.C233]))">
            <text:p/>
          </table:table-cell>
          <table:table-cell table:formula="of:=IF(ISBLANK([$Dane.D233]);&quot;&quot;;COM.MICROSOFT.CONCAT([$Dane.D$1];&quot; &quot;;[$Dane.D233]))">
            <text:p/>
          </table:table-cell>
        </table:table-row>
        <table:table-row table:style-name="ro1">
          <table:table-cell table:formula="of:=IF(ISBLANK([$Dane.A234]);&quot;&quot;;COM.MICROSOFT.CONCAT([$Dane.A$1];&quot; &quot;;[$Dane.A234]))">
            <text:p/>
          </table:table-cell>
          <table:table-cell table:formula="of:=IF(ISBLANK([$Dane.B234]);&quot;&quot;;COM.MICROSOFT.CONCAT([$Dane.B$1];&quot; &quot;;[$Dane.B234]))">
            <text:p/>
          </table:table-cell>
          <table:table-cell table:formula="of:=IF(ISBLANK([$Dane.C234]);&quot;&quot;;COM.MICROSOFT.CONCAT([$Dane.C$1];&quot; &quot;;[$Dane.C234]))">
            <text:p/>
          </table:table-cell>
          <table:table-cell table:formula="of:=IF(ISBLANK([$Dane.D234]);&quot;&quot;;COM.MICROSOFT.CONCAT([$Dane.D$1];&quot; &quot;;[$Dane.D234]))">
            <text:p/>
          </table:table-cell>
        </table:table-row>
        <table:table-row table:style-name="ro1">
          <table:table-cell table:formula="of:=IF(ISBLANK([$Dane.A235]);&quot;&quot;;COM.MICROSOFT.CONCAT([$Dane.A$1];&quot; &quot;;[$Dane.A235]))">
            <text:p/>
          </table:table-cell>
          <table:table-cell table:formula="of:=IF(ISBLANK([$Dane.B235]);&quot;&quot;;COM.MICROSOFT.CONCAT([$Dane.B$1];&quot; &quot;;[$Dane.B235]))">
            <text:p/>
          </table:table-cell>
          <table:table-cell table:formula="of:=IF(ISBLANK([$Dane.C235]);&quot;&quot;;COM.MICROSOFT.CONCAT([$Dane.C$1];&quot; &quot;;[$Dane.C235]))">
            <text:p/>
          </table:table-cell>
          <table:table-cell table:formula="of:=IF(ISBLANK([$Dane.D235]);&quot;&quot;;COM.MICROSOFT.CONCAT([$Dane.D$1];&quot; &quot;;[$Dane.D235]))">
            <text:p/>
          </table:table-cell>
        </table:table-row>
        <table:table-row table:style-name="ro1">
          <table:table-cell table:formula="of:=IF(ISBLANK([$Dane.A236]);&quot;&quot;;COM.MICROSOFT.CONCAT([$Dane.A$1];&quot; &quot;;[$Dane.A236]))">
            <text:p/>
          </table:table-cell>
          <table:table-cell table:formula="of:=IF(ISBLANK([$Dane.B236]);&quot;&quot;;COM.MICROSOFT.CONCAT([$Dane.B$1];&quot; &quot;;[$Dane.B236]))">
            <text:p/>
          </table:table-cell>
          <table:table-cell table:formula="of:=IF(ISBLANK([$Dane.C236]);&quot;&quot;;COM.MICROSOFT.CONCAT([$Dane.C$1];&quot; &quot;;[$Dane.C236]))">
            <text:p/>
          </table:table-cell>
          <table:table-cell table:formula="of:=IF(ISBLANK([$Dane.D236]);&quot;&quot;;COM.MICROSOFT.CONCAT([$Dane.D$1];&quot; &quot;;[$Dane.D236]))">
            <text:p/>
          </table:table-cell>
        </table:table-row>
        <table:table-row table:style-name="ro1">
          <table:table-cell table:formula="of:=IF(ISBLANK([$Dane.A237]);&quot;&quot;;COM.MICROSOFT.CONCAT([$Dane.A$1];&quot; &quot;;[$Dane.A237]))">
            <text:p/>
          </table:table-cell>
          <table:table-cell table:formula="of:=IF(ISBLANK([$Dane.B237]);&quot;&quot;;COM.MICROSOFT.CONCAT([$Dane.B$1];&quot; &quot;;[$Dane.B237]))">
            <text:p/>
          </table:table-cell>
          <table:table-cell table:formula="of:=IF(ISBLANK([$Dane.C237]);&quot;&quot;;COM.MICROSOFT.CONCAT([$Dane.C$1];&quot; &quot;;[$Dane.C237]))">
            <text:p/>
          </table:table-cell>
          <table:table-cell table:formula="of:=IF(ISBLANK([$Dane.D237]);&quot;&quot;;COM.MICROSOFT.CONCAT([$Dane.D$1];&quot; &quot;;[$Dane.D237]))">
            <text:p/>
          </table:table-cell>
        </table:table-row>
        <table:table-row table:style-name="ro1">
          <table:table-cell table:formula="of:=IF(ISBLANK([$Dane.A238]);&quot;&quot;;COM.MICROSOFT.CONCAT([$Dane.A$1];&quot; &quot;;[$Dane.A238]))">
            <text:p/>
          </table:table-cell>
          <table:table-cell table:formula="of:=IF(ISBLANK([$Dane.B238]);&quot;&quot;;COM.MICROSOFT.CONCAT([$Dane.B$1];&quot; &quot;;[$Dane.B238]))">
            <text:p/>
          </table:table-cell>
          <table:table-cell table:formula="of:=IF(ISBLANK([$Dane.C238]);&quot;&quot;;COM.MICROSOFT.CONCAT([$Dane.C$1];&quot; &quot;;[$Dane.C238]))">
            <text:p/>
          </table:table-cell>
          <table:table-cell table:formula="of:=IF(ISBLANK([$Dane.D238]);&quot;&quot;;COM.MICROSOFT.CONCAT([$Dane.D$1];&quot; &quot;;[$Dane.D238]))">
            <text:p/>
          </table:table-cell>
        </table:table-row>
        <table:table-row table:style-name="ro1">
          <table:table-cell table:formula="of:=IF(ISBLANK([$Dane.A239]);&quot;&quot;;COM.MICROSOFT.CONCAT([$Dane.A$1];&quot; &quot;;[$Dane.A239]))">
            <text:p/>
          </table:table-cell>
          <table:table-cell table:formula="of:=IF(ISBLANK([$Dane.B239]);&quot;&quot;;COM.MICROSOFT.CONCAT([$Dane.B$1];&quot; &quot;;[$Dane.B239]))">
            <text:p/>
          </table:table-cell>
          <table:table-cell table:formula="of:=IF(ISBLANK([$Dane.C239]);&quot;&quot;;COM.MICROSOFT.CONCAT([$Dane.C$1];&quot; &quot;;[$Dane.C239]))">
            <text:p/>
          </table:table-cell>
          <table:table-cell table:formula="of:=IF(ISBLANK([$Dane.D239]);&quot;&quot;;COM.MICROSOFT.CONCAT([$Dane.D$1];&quot; &quot;;[$Dane.D239]))">
            <text:p/>
          </table:table-cell>
        </table:table-row>
        <table:table-row table:style-name="ro1">
          <table:table-cell table:formula="of:=IF(ISBLANK([$Dane.A240]);&quot;&quot;;COM.MICROSOFT.CONCAT([$Dane.A$1];&quot; &quot;;[$Dane.A240]))">
            <text:p/>
          </table:table-cell>
          <table:table-cell table:formula="of:=IF(ISBLANK([$Dane.B240]);&quot;&quot;;COM.MICROSOFT.CONCAT([$Dane.B$1];&quot; &quot;;[$Dane.B240]))">
            <text:p/>
          </table:table-cell>
          <table:table-cell table:formula="of:=IF(ISBLANK([$Dane.C240]);&quot;&quot;;COM.MICROSOFT.CONCAT([$Dane.C$1];&quot; &quot;;[$Dane.C240]))">
            <text:p/>
          </table:table-cell>
          <table:table-cell table:formula="of:=IF(ISBLANK([$Dane.D240]);&quot;&quot;;COM.MICROSOFT.CONCAT([$Dane.D$1];&quot; &quot;;[$Dane.D240]))">
            <text:p/>
          </table:table-cell>
        </table:table-row>
        <table:table-row table:style-name="ro1">
          <table:table-cell table:formula="of:=IF(ISBLANK([$Dane.A241]);&quot;&quot;;COM.MICROSOFT.CONCAT([$Dane.A$1];&quot; &quot;;[$Dane.A241]))">
            <text:p/>
          </table:table-cell>
          <table:table-cell table:formula="of:=IF(ISBLANK([$Dane.B241]);&quot;&quot;;COM.MICROSOFT.CONCAT([$Dane.B$1];&quot; &quot;;[$Dane.B241]))">
            <text:p/>
          </table:table-cell>
          <table:table-cell table:formula="of:=IF(ISBLANK([$Dane.C241]);&quot;&quot;;COM.MICROSOFT.CONCAT([$Dane.C$1];&quot; &quot;;[$Dane.C241]))">
            <text:p/>
          </table:table-cell>
          <table:table-cell table:formula="of:=IF(ISBLANK([$Dane.D241]);&quot;&quot;;COM.MICROSOFT.CONCAT([$Dane.D$1];&quot; &quot;;[$Dane.D241]))">
            <text:p/>
          </table:table-cell>
        </table:table-row>
        <table:table-row table:style-name="ro1">
          <table:table-cell table:formula="of:=IF(ISBLANK([$Dane.A242]);&quot;&quot;;COM.MICROSOFT.CONCAT([$Dane.A$1];&quot; &quot;;[$Dane.A242]))">
            <text:p/>
          </table:table-cell>
          <table:table-cell table:formula="of:=IF(ISBLANK([$Dane.B242]);&quot;&quot;;COM.MICROSOFT.CONCAT([$Dane.B$1];&quot; &quot;;[$Dane.B242]))">
            <text:p/>
          </table:table-cell>
          <table:table-cell table:formula="of:=IF(ISBLANK([$Dane.C242]);&quot;&quot;;COM.MICROSOFT.CONCAT([$Dane.C$1];&quot; &quot;;[$Dane.C242]))">
            <text:p/>
          </table:table-cell>
          <table:table-cell table:formula="of:=IF(ISBLANK([$Dane.D242]);&quot;&quot;;COM.MICROSOFT.CONCAT([$Dane.D$1];&quot; &quot;;[$Dane.D242]))">
            <text:p/>
          </table:table-cell>
        </table:table-row>
        <table:table-row table:style-name="ro1">
          <table:table-cell table:formula="of:=IF(ISBLANK([$Dane.A243]);&quot;&quot;;COM.MICROSOFT.CONCAT([$Dane.A$1];&quot; &quot;;[$Dane.A243]))">
            <text:p/>
          </table:table-cell>
          <table:table-cell table:formula="of:=IF(ISBLANK([$Dane.B243]);&quot;&quot;;COM.MICROSOFT.CONCAT([$Dane.B$1];&quot; &quot;;[$Dane.B243]))">
            <text:p/>
          </table:table-cell>
          <table:table-cell table:formula="of:=IF(ISBLANK([$Dane.C243]);&quot;&quot;;COM.MICROSOFT.CONCAT([$Dane.C$1];&quot; &quot;;[$Dane.C243]))">
            <text:p/>
          </table:table-cell>
          <table:table-cell table:formula="of:=IF(ISBLANK([$Dane.D243]);&quot;&quot;;COM.MICROSOFT.CONCAT([$Dane.D$1];&quot; &quot;;[$Dane.D243]))">
            <text:p/>
          </table:table-cell>
        </table:table-row>
        <table:table-row table:style-name="ro1">
          <table:table-cell table:formula="of:=IF(ISBLANK([$Dane.A244]);&quot;&quot;;COM.MICROSOFT.CONCAT([$Dane.A$1];&quot; &quot;;[$Dane.A244]))">
            <text:p/>
          </table:table-cell>
          <table:table-cell table:formula="of:=IF(ISBLANK([$Dane.B244]);&quot;&quot;;COM.MICROSOFT.CONCAT([$Dane.B$1];&quot; &quot;;[$Dane.B244]))">
            <text:p/>
          </table:table-cell>
          <table:table-cell table:formula="of:=IF(ISBLANK([$Dane.C244]);&quot;&quot;;COM.MICROSOFT.CONCAT([$Dane.C$1];&quot; &quot;;[$Dane.C244]))">
            <text:p/>
          </table:table-cell>
          <table:table-cell table:formula="of:=IF(ISBLANK([$Dane.D244]);&quot;&quot;;COM.MICROSOFT.CONCAT([$Dane.D$1];&quot; &quot;;[$Dane.D244]))">
            <text:p/>
          </table:table-cell>
        </table:table-row>
        <table:table-row table:style-name="ro1">
          <table:table-cell table:formula="of:=IF(ISBLANK([$Dane.A245]);&quot;&quot;;COM.MICROSOFT.CONCAT([$Dane.A$1];&quot; &quot;;[$Dane.A245]))">
            <text:p/>
          </table:table-cell>
          <table:table-cell table:formula="of:=IF(ISBLANK([$Dane.B245]);&quot;&quot;;COM.MICROSOFT.CONCAT([$Dane.B$1];&quot; &quot;;[$Dane.B245]))">
            <text:p/>
          </table:table-cell>
          <table:table-cell table:formula="of:=IF(ISBLANK([$Dane.C245]);&quot;&quot;;COM.MICROSOFT.CONCAT([$Dane.C$1];&quot; &quot;;[$Dane.C245]))">
            <text:p/>
          </table:table-cell>
          <table:table-cell table:formula="of:=IF(ISBLANK([$Dane.D245]);&quot;&quot;;COM.MICROSOFT.CONCAT([$Dane.D$1];&quot; &quot;;[$Dane.D245]))">
            <text:p/>
          </table:table-cell>
        </table:table-row>
        <table:table-row table:style-name="ro1">
          <table:table-cell table:formula="of:=IF(ISBLANK([$Dane.A246]);&quot;&quot;;COM.MICROSOFT.CONCAT([$Dane.A$1];&quot; &quot;;[$Dane.A246]))">
            <text:p/>
          </table:table-cell>
          <table:table-cell table:formula="of:=IF(ISBLANK([$Dane.B246]);&quot;&quot;;COM.MICROSOFT.CONCAT([$Dane.B$1];&quot; &quot;;[$Dane.B246]))">
            <text:p/>
          </table:table-cell>
          <table:table-cell table:formula="of:=IF(ISBLANK([$Dane.C246]);&quot;&quot;;COM.MICROSOFT.CONCAT([$Dane.C$1];&quot; &quot;;[$Dane.C246]))">
            <text:p/>
          </table:table-cell>
          <table:table-cell table:formula="of:=IF(ISBLANK([$Dane.D246]);&quot;&quot;;COM.MICROSOFT.CONCAT([$Dane.D$1];&quot; &quot;;[$Dane.D246]))">
            <text:p/>
          </table:table-cell>
        </table:table-row>
        <table:table-row table:style-name="ro1">
          <table:table-cell table:formula="of:=IF(ISBLANK([$Dane.A247]);&quot;&quot;;COM.MICROSOFT.CONCAT([$Dane.A$1];&quot; &quot;;[$Dane.A247]))">
            <text:p/>
          </table:table-cell>
          <table:table-cell table:formula="of:=IF(ISBLANK([$Dane.B247]);&quot;&quot;;COM.MICROSOFT.CONCAT([$Dane.B$1];&quot; &quot;;[$Dane.B247]))">
            <text:p/>
          </table:table-cell>
          <table:table-cell table:formula="of:=IF(ISBLANK([$Dane.C247]);&quot;&quot;;COM.MICROSOFT.CONCAT([$Dane.C$1];&quot; &quot;;[$Dane.C247]))">
            <text:p/>
          </table:table-cell>
          <table:table-cell table:formula="of:=IF(ISBLANK([$Dane.D247]);&quot;&quot;;COM.MICROSOFT.CONCAT([$Dane.D$1];&quot; &quot;;[$Dane.D247]))">
            <text:p/>
          </table:table-cell>
        </table:table-row>
        <table:table-row table:style-name="ro1">
          <table:table-cell table:formula="of:=IF(ISBLANK([$Dane.A248]);&quot;&quot;;COM.MICROSOFT.CONCAT([$Dane.A$1];&quot; &quot;;[$Dane.A248]))">
            <text:p/>
          </table:table-cell>
          <table:table-cell table:formula="of:=IF(ISBLANK([$Dane.B248]);&quot;&quot;;COM.MICROSOFT.CONCAT([$Dane.B$1];&quot; &quot;;[$Dane.B248]))">
            <text:p/>
          </table:table-cell>
          <table:table-cell table:formula="of:=IF(ISBLANK([$Dane.C248]);&quot;&quot;;COM.MICROSOFT.CONCAT([$Dane.C$1];&quot; &quot;;[$Dane.C248]))">
            <text:p/>
          </table:table-cell>
          <table:table-cell table:formula="of:=IF(ISBLANK([$Dane.D248]);&quot;&quot;;COM.MICROSOFT.CONCAT([$Dane.D$1];&quot; &quot;;[$Dane.D248]))">
            <text:p/>
          </table:table-cell>
        </table:table-row>
        <table:table-row table:style-name="ro1">
          <table:table-cell table:formula="of:=IF(ISBLANK([$Dane.A249]);&quot;&quot;;COM.MICROSOFT.CONCAT([$Dane.A$1];&quot; &quot;;[$Dane.A249]))">
            <text:p/>
          </table:table-cell>
          <table:table-cell table:formula="of:=IF(ISBLANK([$Dane.B249]);&quot;&quot;;COM.MICROSOFT.CONCAT([$Dane.B$1];&quot; &quot;;[$Dane.B249]))">
            <text:p/>
          </table:table-cell>
          <table:table-cell table:formula="of:=IF(ISBLANK([$Dane.C249]);&quot;&quot;;COM.MICROSOFT.CONCAT([$Dane.C$1];&quot; &quot;;[$Dane.C249]))">
            <text:p/>
          </table:table-cell>
          <table:table-cell table:formula="of:=IF(ISBLANK([$Dane.D249]);&quot;&quot;;COM.MICROSOFT.CONCAT([$Dane.D$1];&quot; &quot;;[$Dane.D249]))">
            <text:p/>
          </table:table-cell>
        </table:table-row>
        <table:table-row table:style-name="ro1">
          <table:table-cell table:formula="of:=IF(ISBLANK([$Dane.A250]);&quot;&quot;;COM.MICROSOFT.CONCAT([$Dane.A$1];&quot; &quot;;[$Dane.A250]))">
            <text:p/>
          </table:table-cell>
          <table:table-cell table:formula="of:=IF(ISBLANK([$Dane.B250]);&quot;&quot;;COM.MICROSOFT.CONCAT([$Dane.B$1];&quot; &quot;;[$Dane.B250]))">
            <text:p/>
          </table:table-cell>
          <table:table-cell table:formula="of:=IF(ISBLANK([$Dane.C250]);&quot;&quot;;COM.MICROSOFT.CONCAT([$Dane.C$1];&quot; &quot;;[$Dane.C250]))">
            <text:p/>
          </table:table-cell>
          <table:table-cell table:formula="of:=IF(ISBLANK([$Dane.D250]);&quot;&quot;;COM.MICROSOFT.CONCAT([$Dane.D$1];&quot; &quot;;[$Dane.D250]))">
            <text:p/>
          </table:table-cell>
        </table:table-row>
        <table:table-row table:style-name="ro1">
          <table:table-cell table:formula="of:=IF(ISBLANK([$Dane.A251]);&quot;&quot;;COM.MICROSOFT.CONCAT([$Dane.A$1];&quot; &quot;;[$Dane.A251]))">
            <text:p/>
          </table:table-cell>
          <table:table-cell table:formula="of:=IF(ISBLANK([$Dane.B251]);&quot;&quot;;COM.MICROSOFT.CONCAT([$Dane.B$1];&quot; &quot;;[$Dane.B251]))">
            <text:p/>
          </table:table-cell>
          <table:table-cell table:formula="of:=IF(ISBLANK([$Dane.C251]);&quot;&quot;;COM.MICROSOFT.CONCAT([$Dane.C$1];&quot; &quot;;[$Dane.C251]))">
            <text:p/>
          </table:table-cell>
          <table:table-cell table:formula="of:=IF(ISBLANK([$Dane.D251]);&quot;&quot;;COM.MICROSOFT.CONCAT([$Dane.D$1];&quot; &quot;;[$Dane.D251]))">
            <text:p/>
          </table:table-cell>
        </table:table-row>
        <table:table-row table:style-name="ro1">
          <table:table-cell table:formula="of:=IF(ISBLANK([$Dane.A252]);&quot;&quot;;COM.MICROSOFT.CONCAT([$Dane.A$1];&quot; &quot;;[$Dane.A252]))">
            <text:p/>
          </table:table-cell>
          <table:table-cell table:formula="of:=IF(ISBLANK([$Dane.B252]);&quot;&quot;;COM.MICROSOFT.CONCAT([$Dane.B$1];&quot; &quot;;[$Dane.B252]))">
            <text:p/>
          </table:table-cell>
          <table:table-cell table:formula="of:=IF(ISBLANK([$Dane.C252]);&quot;&quot;;COM.MICROSOFT.CONCAT([$Dane.C$1];&quot; &quot;;[$Dane.C252]))">
            <text:p/>
          </table:table-cell>
          <table:table-cell table:formula="of:=IF(ISBLANK([$Dane.D252]);&quot;&quot;;COM.MICROSOFT.CONCAT([$Dane.D$1];&quot; &quot;;[$Dane.D252]))">
            <text:p/>
          </table:table-cell>
        </table:table-row>
        <table:table-row table:style-name="ro1">
          <table:table-cell table:formula="of:=IF(ISBLANK([$Dane.A253]);&quot;&quot;;COM.MICROSOFT.CONCAT([$Dane.A$1];&quot; &quot;;[$Dane.A253]))">
            <text:p/>
          </table:table-cell>
          <table:table-cell table:formula="of:=IF(ISBLANK([$Dane.B253]);&quot;&quot;;COM.MICROSOFT.CONCAT([$Dane.B$1];&quot; &quot;;[$Dane.B253]))">
            <text:p/>
          </table:table-cell>
          <table:table-cell table:formula="of:=IF(ISBLANK([$Dane.C253]);&quot;&quot;;COM.MICROSOFT.CONCAT([$Dane.C$1];&quot; &quot;;[$Dane.C253]))">
            <text:p/>
          </table:table-cell>
          <table:table-cell table:formula="of:=IF(ISBLANK([$Dane.D253]);&quot;&quot;;COM.MICROSOFT.CONCAT([$Dane.D$1];&quot; &quot;;[$Dane.D253]))">
            <text:p/>
          </table:table-cell>
        </table:table-row>
        <table:table-row table:style-name="ro1">
          <table:table-cell table:formula="of:=IF(ISBLANK([$Dane.A254]);&quot;&quot;;COM.MICROSOFT.CONCAT([$Dane.A$1];&quot; &quot;;[$Dane.A254]))">
            <text:p/>
          </table:table-cell>
          <table:table-cell table:formula="of:=IF(ISBLANK([$Dane.B254]);&quot;&quot;;COM.MICROSOFT.CONCAT([$Dane.B$1];&quot; &quot;;[$Dane.B254]))">
            <text:p/>
          </table:table-cell>
          <table:table-cell table:formula="of:=IF(ISBLANK([$Dane.C254]);&quot;&quot;;COM.MICROSOFT.CONCAT([$Dane.C$1];&quot; &quot;;[$Dane.C254]))">
            <text:p/>
          </table:table-cell>
          <table:table-cell table:formula="of:=IF(ISBLANK([$Dane.D254]);&quot;&quot;;COM.MICROSOFT.CONCAT([$Dane.D$1];&quot; &quot;;[$Dane.D254]))">
            <text:p/>
          </table:table-cell>
        </table:table-row>
        <table:table-row table:style-name="ro1">
          <table:table-cell table:formula="of:=IF(ISBLANK([$Dane.A255]);&quot;&quot;;COM.MICROSOFT.CONCAT([$Dane.A$1];&quot; &quot;;[$Dane.A255]))">
            <text:p/>
          </table:table-cell>
          <table:table-cell table:formula="of:=IF(ISBLANK([$Dane.B255]);&quot;&quot;;COM.MICROSOFT.CONCAT([$Dane.B$1];&quot; &quot;;[$Dane.B255]))">
            <text:p/>
          </table:table-cell>
          <table:table-cell table:formula="of:=IF(ISBLANK([$Dane.C255]);&quot;&quot;;COM.MICROSOFT.CONCAT([$Dane.C$1];&quot; &quot;;[$Dane.C255]))">
            <text:p/>
          </table:table-cell>
          <table:table-cell table:formula="of:=IF(ISBLANK([$Dane.D255]);&quot;&quot;;COM.MICROSOFT.CONCAT([$Dane.D$1];&quot; &quot;;[$Dane.D255]))">
            <text:p/>
          </table:table-cell>
        </table:table-row>
        <table:table-row table:style-name="ro1">
          <table:table-cell table:formula="of:=IF(ISBLANK([$Dane.A256]);&quot;&quot;;COM.MICROSOFT.CONCAT([$Dane.A$1];&quot; &quot;;[$Dane.A256]))">
            <text:p/>
          </table:table-cell>
          <table:table-cell table:formula="of:=IF(ISBLANK([$Dane.B256]);&quot;&quot;;COM.MICROSOFT.CONCAT([$Dane.B$1];&quot; &quot;;[$Dane.B256]))">
            <text:p/>
          </table:table-cell>
          <table:table-cell table:formula="of:=IF(ISBLANK([$Dane.C256]);&quot;&quot;;COM.MICROSOFT.CONCAT([$Dane.C$1];&quot; &quot;;[$Dane.C256]))">
            <text:p/>
          </table:table-cell>
          <table:table-cell table:formula="of:=IF(ISBLANK([$Dane.D256]);&quot;&quot;;COM.MICROSOFT.CONCAT([$Dane.D$1];&quot; &quot;;[$Dane.D256]))">
            <text:p/>
          </table:table-cell>
        </table:table-row>
        <table:table-row table:style-name="ro1">
          <table:table-cell table:formula="of:=IF(ISBLANK([$Dane.A257]);&quot;&quot;;COM.MICROSOFT.CONCAT([$Dane.A$1];&quot; &quot;;[$Dane.A257]))">
            <text:p/>
          </table:table-cell>
          <table:table-cell table:formula="of:=IF(ISBLANK([$Dane.B257]);&quot;&quot;;COM.MICROSOFT.CONCAT([$Dane.B$1];&quot; &quot;;[$Dane.B257]))">
            <text:p/>
          </table:table-cell>
          <table:table-cell table:formula="of:=IF(ISBLANK([$Dane.C257]);&quot;&quot;;COM.MICROSOFT.CONCAT([$Dane.C$1];&quot; &quot;;[$Dane.C257]))">
            <text:p/>
          </table:table-cell>
          <table:table-cell table:formula="of:=IF(ISBLANK([$Dane.D257]);&quot;&quot;;COM.MICROSOFT.CONCAT([$Dane.D$1];&quot; &quot;;[$Dane.D257]))">
            <text:p/>
          </table:table-cell>
        </table:table-row>
        <table:table-row table:style-name="ro1">
          <table:table-cell table:formula="of:=IF(ISBLANK([$Dane.A258]);&quot;&quot;;COM.MICROSOFT.CONCAT([$Dane.A$1];&quot; &quot;;[$Dane.A258]))">
            <text:p/>
          </table:table-cell>
          <table:table-cell table:formula="of:=IF(ISBLANK([$Dane.B258]);&quot;&quot;;COM.MICROSOFT.CONCAT([$Dane.B$1];&quot; &quot;;[$Dane.B258]))">
            <text:p/>
          </table:table-cell>
          <table:table-cell table:formula="of:=IF(ISBLANK([$Dane.C258]);&quot;&quot;;COM.MICROSOFT.CONCAT([$Dane.C$1];&quot; &quot;;[$Dane.C258]))">
            <text:p/>
          </table:table-cell>
          <table:table-cell table:formula="of:=IF(ISBLANK([$Dane.D258]);&quot;&quot;;COM.MICROSOFT.CONCAT([$Dane.D$1];&quot; &quot;;[$Dane.D258]))">
            <text:p/>
          </table:table-cell>
        </table:table-row>
        <table:table-row table:style-name="ro1">
          <table:table-cell table:formula="of:=IF(ISBLANK([$Dane.A259]);&quot;&quot;;COM.MICROSOFT.CONCAT([$Dane.A$1];&quot; &quot;;[$Dane.A259]))">
            <text:p/>
          </table:table-cell>
          <table:table-cell table:formula="of:=IF(ISBLANK([$Dane.B259]);&quot;&quot;;COM.MICROSOFT.CONCAT([$Dane.B$1];&quot; &quot;;[$Dane.B259]))">
            <text:p/>
          </table:table-cell>
          <table:table-cell table:formula="of:=IF(ISBLANK([$Dane.C259]);&quot;&quot;;COM.MICROSOFT.CONCAT([$Dane.C$1];&quot; &quot;;[$Dane.C259]))">
            <text:p/>
          </table:table-cell>
          <table:table-cell table:formula="of:=IF(ISBLANK([$Dane.D259]);&quot;&quot;;COM.MICROSOFT.CONCAT([$Dane.D$1];&quot; &quot;;[$Dane.D259]))">
            <text:p/>
          </table:table-cell>
        </table:table-row>
        <table:table-row table:style-name="ro1">
          <table:table-cell table:formula="of:=IF(ISBLANK([$Dane.A260]);&quot;&quot;;COM.MICROSOFT.CONCAT([$Dane.A$1];&quot; &quot;;[$Dane.A260]))">
            <text:p/>
          </table:table-cell>
          <table:table-cell table:formula="of:=IF(ISBLANK([$Dane.B260]);&quot;&quot;;COM.MICROSOFT.CONCAT([$Dane.B$1];&quot; &quot;;[$Dane.B260]))">
            <text:p/>
          </table:table-cell>
          <table:table-cell table:formula="of:=IF(ISBLANK([$Dane.C260]);&quot;&quot;;COM.MICROSOFT.CONCAT([$Dane.C$1];&quot; &quot;;[$Dane.C260]))">
            <text:p/>
          </table:table-cell>
          <table:table-cell table:formula="of:=IF(ISBLANK([$Dane.D260]);&quot;&quot;;COM.MICROSOFT.CONCAT([$Dane.D$1];&quot; &quot;;[$Dane.D260]))">
            <text:p/>
          </table:table-cell>
        </table:table-row>
        <table:table-row table:style-name="ro1">
          <table:table-cell table:formula="of:=IF(ISBLANK([$Dane.A261]);&quot;&quot;;COM.MICROSOFT.CONCAT([$Dane.A$1];&quot; &quot;;[$Dane.A261]))">
            <text:p/>
          </table:table-cell>
          <table:table-cell table:formula="of:=IF(ISBLANK([$Dane.B261]);&quot;&quot;;COM.MICROSOFT.CONCAT([$Dane.B$1];&quot; &quot;;[$Dane.B261]))">
            <text:p/>
          </table:table-cell>
          <table:table-cell table:formula="of:=IF(ISBLANK([$Dane.C261]);&quot;&quot;;COM.MICROSOFT.CONCAT([$Dane.C$1];&quot; &quot;;[$Dane.C261]))">
            <text:p/>
          </table:table-cell>
          <table:table-cell table:formula="of:=IF(ISBLANK([$Dane.D261]);&quot;&quot;;COM.MICROSOFT.CONCAT([$Dane.D$1];&quot; &quot;;[$Dane.D261]))">
            <text:p/>
          </table:table-cell>
        </table:table-row>
        <table:table-row table:style-name="ro1">
          <table:table-cell table:formula="of:=IF(ISBLANK([$Dane.A262]);&quot;&quot;;COM.MICROSOFT.CONCAT([$Dane.A$1];&quot; &quot;;[$Dane.A262]))">
            <text:p/>
          </table:table-cell>
          <table:table-cell table:formula="of:=IF(ISBLANK([$Dane.B262]);&quot;&quot;;COM.MICROSOFT.CONCAT([$Dane.B$1];&quot; &quot;;[$Dane.B262]))">
            <text:p/>
          </table:table-cell>
          <table:table-cell table:formula="of:=IF(ISBLANK([$Dane.C262]);&quot;&quot;;COM.MICROSOFT.CONCAT([$Dane.C$1];&quot; &quot;;[$Dane.C262]))">
            <text:p/>
          </table:table-cell>
          <table:table-cell table:formula="of:=IF(ISBLANK([$Dane.D262]);&quot;&quot;;COM.MICROSOFT.CONCAT([$Dane.D$1];&quot; &quot;;[$Dane.D262]))">
            <text:p/>
          </table:table-cell>
        </table:table-row>
        <table:table-row table:style-name="ro1">
          <table:table-cell table:formula="of:=IF(ISBLANK([$Dane.A263]);&quot;&quot;;COM.MICROSOFT.CONCAT([$Dane.A$1];&quot; &quot;;[$Dane.A263]))">
            <text:p/>
          </table:table-cell>
          <table:table-cell table:formula="of:=IF(ISBLANK([$Dane.B263]);&quot;&quot;;COM.MICROSOFT.CONCAT([$Dane.B$1];&quot; &quot;;[$Dane.B263]))">
            <text:p/>
          </table:table-cell>
          <table:table-cell table:formula="of:=IF(ISBLANK([$Dane.C263]);&quot;&quot;;COM.MICROSOFT.CONCAT([$Dane.C$1];&quot; &quot;;[$Dane.C263]))">
            <text:p/>
          </table:table-cell>
          <table:table-cell table:formula="of:=IF(ISBLANK([$Dane.D263]);&quot;&quot;;COM.MICROSOFT.CONCAT([$Dane.D$1];&quot; &quot;;[$Dane.D263]))">
            <text:p/>
          </table:table-cell>
        </table:table-row>
        <table:table-row table:style-name="ro1">
          <table:table-cell table:formula="of:=IF(ISBLANK([$Dane.A264]);&quot;&quot;;COM.MICROSOFT.CONCAT([$Dane.A$1];&quot; &quot;;[$Dane.A264]))">
            <text:p/>
          </table:table-cell>
          <table:table-cell table:formula="of:=IF(ISBLANK([$Dane.B264]);&quot;&quot;;COM.MICROSOFT.CONCAT([$Dane.B$1];&quot; &quot;;[$Dane.B264]))">
            <text:p/>
          </table:table-cell>
          <table:table-cell table:formula="of:=IF(ISBLANK([$Dane.C264]);&quot;&quot;;COM.MICROSOFT.CONCAT([$Dane.C$1];&quot; &quot;;[$Dane.C264]))">
            <text:p/>
          </table:table-cell>
          <table:table-cell table:formula="of:=IF(ISBLANK([$Dane.D264]);&quot;&quot;;COM.MICROSOFT.CONCAT([$Dane.D$1];&quot; &quot;;[$Dane.D264]))">
            <text:p/>
          </table:table-cell>
        </table:table-row>
        <table:table-row table:style-name="ro1">
          <table:table-cell table:formula="of:=IF(ISBLANK([$Dane.A265]);&quot;&quot;;COM.MICROSOFT.CONCAT([$Dane.A$1];&quot; &quot;;[$Dane.A265]))">
            <text:p/>
          </table:table-cell>
          <table:table-cell table:formula="of:=IF(ISBLANK([$Dane.B265]);&quot;&quot;;COM.MICROSOFT.CONCAT([$Dane.B$1];&quot; &quot;;[$Dane.B265]))">
            <text:p/>
          </table:table-cell>
          <table:table-cell table:formula="of:=IF(ISBLANK([$Dane.C265]);&quot;&quot;;COM.MICROSOFT.CONCAT([$Dane.C$1];&quot; &quot;;[$Dane.C265]))">
            <text:p/>
          </table:table-cell>
          <table:table-cell table:formula="of:=IF(ISBLANK([$Dane.D265]);&quot;&quot;;COM.MICROSOFT.CONCAT([$Dane.D$1];&quot; &quot;;[$Dane.D265]))">
            <text:p/>
          </table:table-cell>
        </table:table-row>
        <table:table-row table:style-name="ro1">
          <table:table-cell table:formula="of:=IF(ISBLANK([$Dane.A266]);&quot;&quot;;COM.MICROSOFT.CONCAT([$Dane.A$1];&quot; &quot;;[$Dane.A266]))">
            <text:p/>
          </table:table-cell>
          <table:table-cell table:formula="of:=IF(ISBLANK([$Dane.B266]);&quot;&quot;;COM.MICROSOFT.CONCAT([$Dane.B$1];&quot; &quot;;[$Dane.B266]))">
            <text:p/>
          </table:table-cell>
          <table:table-cell table:formula="of:=IF(ISBLANK([$Dane.C266]);&quot;&quot;;COM.MICROSOFT.CONCAT([$Dane.C$1];&quot; &quot;;[$Dane.C266]))">
            <text:p/>
          </table:table-cell>
          <table:table-cell table:formula="of:=IF(ISBLANK([$Dane.D266]);&quot;&quot;;COM.MICROSOFT.CONCAT([$Dane.D$1];&quot; &quot;;[$Dane.D266]))">
            <text:p/>
          </table:table-cell>
        </table:table-row>
        <table:table-row table:style-name="ro1">
          <table:table-cell table:formula="of:=IF(ISBLANK([$Dane.A267]);&quot;&quot;;COM.MICROSOFT.CONCAT([$Dane.A$1];&quot; &quot;;[$Dane.A267]))">
            <text:p/>
          </table:table-cell>
          <table:table-cell table:formula="of:=IF(ISBLANK([$Dane.B267]);&quot;&quot;;COM.MICROSOFT.CONCAT([$Dane.B$1];&quot; &quot;;[$Dane.B267]))">
            <text:p/>
          </table:table-cell>
          <table:table-cell table:formula="of:=IF(ISBLANK([$Dane.C267]);&quot;&quot;;COM.MICROSOFT.CONCAT([$Dane.C$1];&quot; &quot;;[$Dane.C267]))">
            <text:p/>
          </table:table-cell>
          <table:table-cell table:formula="of:=IF(ISBLANK([$Dane.D267]);&quot;&quot;;COM.MICROSOFT.CONCAT([$Dane.D$1];&quot; &quot;;[$Dane.D267]))">
            <text:p/>
          </table:table-cell>
        </table:table-row>
        <table:table-row table:style-name="ro1">
          <table:table-cell table:formula="of:=IF(ISBLANK([$Dane.A268]);&quot;&quot;;COM.MICROSOFT.CONCAT([$Dane.A$1];&quot; &quot;;[$Dane.A268]))">
            <text:p/>
          </table:table-cell>
          <table:table-cell table:formula="of:=IF(ISBLANK([$Dane.B268]);&quot;&quot;;COM.MICROSOFT.CONCAT([$Dane.B$1];&quot; &quot;;[$Dane.B268]))">
            <text:p/>
          </table:table-cell>
          <table:table-cell table:formula="of:=IF(ISBLANK([$Dane.C268]);&quot;&quot;;COM.MICROSOFT.CONCAT([$Dane.C$1];&quot; &quot;;[$Dane.C268]))">
            <text:p/>
          </table:table-cell>
          <table:table-cell table:formula="of:=IF(ISBLANK([$Dane.D268]);&quot;&quot;;COM.MICROSOFT.CONCAT([$Dane.D$1];&quot; &quot;;[$Dane.D268]))">
            <text:p/>
          </table:table-cell>
        </table:table-row>
        <table:table-row table:style-name="ro1">
          <table:table-cell table:formula="of:=IF(ISBLANK([$Dane.A269]);&quot;&quot;;COM.MICROSOFT.CONCAT([$Dane.A$1];&quot; &quot;;[$Dane.A269]))">
            <text:p/>
          </table:table-cell>
          <table:table-cell table:formula="of:=IF(ISBLANK([$Dane.B269]);&quot;&quot;;COM.MICROSOFT.CONCAT([$Dane.B$1];&quot; &quot;;[$Dane.B269]))">
            <text:p/>
          </table:table-cell>
          <table:table-cell table:formula="of:=IF(ISBLANK([$Dane.C269]);&quot;&quot;;COM.MICROSOFT.CONCAT([$Dane.C$1];&quot; &quot;;[$Dane.C269]))">
            <text:p/>
          </table:table-cell>
          <table:table-cell table:formula="of:=IF(ISBLANK([$Dane.D269]);&quot;&quot;;COM.MICROSOFT.CONCAT([$Dane.D$1];&quot; &quot;;[$Dane.D269]))">
            <text:p/>
          </table:table-cell>
        </table:table-row>
        <table:table-row table:style-name="ro1">
          <table:table-cell table:formula="of:=IF(ISBLANK([$Dane.A270]);&quot;&quot;;COM.MICROSOFT.CONCAT([$Dane.A$1];&quot; &quot;;[$Dane.A270]))">
            <text:p/>
          </table:table-cell>
          <table:table-cell table:formula="of:=IF(ISBLANK([$Dane.B270]);&quot;&quot;;COM.MICROSOFT.CONCAT([$Dane.B$1];&quot; &quot;;[$Dane.B270]))">
            <text:p/>
          </table:table-cell>
          <table:table-cell table:formula="of:=IF(ISBLANK([$Dane.C270]);&quot;&quot;;COM.MICROSOFT.CONCAT([$Dane.C$1];&quot; &quot;;[$Dane.C270]))">
            <text:p/>
          </table:table-cell>
          <table:table-cell table:formula="of:=IF(ISBLANK([$Dane.D270]);&quot;&quot;;COM.MICROSOFT.CONCAT([$Dane.D$1];&quot; &quot;;[$Dane.D270]))">
            <text:p/>
          </table:table-cell>
        </table:table-row>
        <table:table-row table:style-name="ro1">
          <table:table-cell table:formula="of:=IF(ISBLANK([$Dane.A271]);&quot;&quot;;COM.MICROSOFT.CONCAT([$Dane.A$1];&quot; &quot;;[$Dane.A271]))">
            <text:p/>
          </table:table-cell>
          <table:table-cell table:formula="of:=IF(ISBLANK([$Dane.B271]);&quot;&quot;;COM.MICROSOFT.CONCAT([$Dane.B$1];&quot; &quot;;[$Dane.B271]))">
            <text:p/>
          </table:table-cell>
          <table:table-cell table:formula="of:=IF(ISBLANK([$Dane.C271]);&quot;&quot;;COM.MICROSOFT.CONCAT([$Dane.C$1];&quot; &quot;;[$Dane.C271]))">
            <text:p/>
          </table:table-cell>
          <table:table-cell table:formula="of:=IF(ISBLANK([$Dane.D271]);&quot;&quot;;COM.MICROSOFT.CONCAT([$Dane.D$1];&quot; &quot;;[$Dane.D271]))">
            <text:p/>
          </table:table-cell>
        </table:table-row>
        <table:table-row table:style-name="ro1">
          <table:table-cell table:formula="of:=IF(ISBLANK([$Dane.A272]);&quot;&quot;;COM.MICROSOFT.CONCAT([$Dane.A$1];&quot; &quot;;[$Dane.A272]))">
            <text:p/>
          </table:table-cell>
          <table:table-cell table:formula="of:=IF(ISBLANK([$Dane.B272]);&quot;&quot;;COM.MICROSOFT.CONCAT([$Dane.B$1];&quot; &quot;;[$Dane.B272]))">
            <text:p/>
          </table:table-cell>
          <table:table-cell table:formula="of:=IF(ISBLANK([$Dane.C272]);&quot;&quot;;COM.MICROSOFT.CONCAT([$Dane.C$1];&quot; &quot;;[$Dane.C272]))">
            <text:p/>
          </table:table-cell>
          <table:table-cell table:formula="of:=IF(ISBLANK([$Dane.D272]);&quot;&quot;;COM.MICROSOFT.CONCAT([$Dane.D$1];&quot; &quot;;[$Dane.D272]))">
            <text:p/>
          </table:table-cell>
        </table:table-row>
        <table:table-row table:style-name="ro1">
          <table:table-cell table:formula="of:=IF(ISBLANK([$Dane.A273]);&quot;&quot;;COM.MICROSOFT.CONCAT([$Dane.A$1];&quot; &quot;;[$Dane.A273]))">
            <text:p/>
          </table:table-cell>
          <table:table-cell table:formula="of:=IF(ISBLANK([$Dane.B273]);&quot;&quot;;COM.MICROSOFT.CONCAT([$Dane.B$1];&quot; &quot;;[$Dane.B273]))">
            <text:p/>
          </table:table-cell>
          <table:table-cell table:formula="of:=IF(ISBLANK([$Dane.C273]);&quot;&quot;;COM.MICROSOFT.CONCAT([$Dane.C$1];&quot; &quot;;[$Dane.C273]))">
            <text:p/>
          </table:table-cell>
          <table:table-cell table:formula="of:=IF(ISBLANK([$Dane.D273]);&quot;&quot;;COM.MICROSOFT.CONCAT([$Dane.D$1];&quot; &quot;;[$Dane.D273]))">
            <text:p/>
          </table:table-cell>
        </table:table-row>
        <table:table-row table:style-name="ro1">
          <table:table-cell table:formula="of:=IF(ISBLANK([$Dane.A274]);&quot;&quot;;COM.MICROSOFT.CONCAT([$Dane.A$1];&quot; &quot;;[$Dane.A274]))">
            <text:p/>
          </table:table-cell>
          <table:table-cell table:formula="of:=IF(ISBLANK([$Dane.B274]);&quot;&quot;;COM.MICROSOFT.CONCAT([$Dane.B$1];&quot; &quot;;[$Dane.B274]))">
            <text:p/>
          </table:table-cell>
          <table:table-cell table:formula="of:=IF(ISBLANK([$Dane.C274]);&quot;&quot;;COM.MICROSOFT.CONCAT([$Dane.C$1];&quot; &quot;;[$Dane.C274]))">
            <text:p/>
          </table:table-cell>
          <table:table-cell table:formula="of:=IF(ISBLANK([$Dane.D274]);&quot;&quot;;COM.MICROSOFT.CONCAT([$Dane.D$1];&quot; &quot;;[$Dane.D274]))">
            <text:p/>
          </table:table-cell>
        </table:table-row>
        <table:table-row table:style-name="ro1">
          <table:table-cell table:formula="of:=IF(ISBLANK([$Dane.A275]);&quot;&quot;;COM.MICROSOFT.CONCAT([$Dane.A$1];&quot; &quot;;[$Dane.A275]))">
            <text:p/>
          </table:table-cell>
          <table:table-cell table:formula="of:=IF(ISBLANK([$Dane.B275]);&quot;&quot;;COM.MICROSOFT.CONCAT([$Dane.B$1];&quot; &quot;;[$Dane.B275]))">
            <text:p/>
          </table:table-cell>
          <table:table-cell table:formula="of:=IF(ISBLANK([$Dane.C275]);&quot;&quot;;COM.MICROSOFT.CONCAT([$Dane.C$1];&quot; &quot;;[$Dane.C275]))">
            <text:p/>
          </table:table-cell>
          <table:table-cell table:formula="of:=IF(ISBLANK([$Dane.D275]);&quot;&quot;;COM.MICROSOFT.CONCAT([$Dane.D$1];&quot; &quot;;[$Dane.D275]))">
            <text:p/>
          </table:table-cell>
        </table:table-row>
        <table:table-row table:style-name="ro1">
          <table:table-cell table:formula="of:=IF(ISBLANK([$Dane.A276]);&quot;&quot;;COM.MICROSOFT.CONCAT([$Dane.A$1];&quot; &quot;;[$Dane.A276]))">
            <text:p/>
          </table:table-cell>
          <table:table-cell table:formula="of:=IF(ISBLANK([$Dane.B276]);&quot;&quot;;COM.MICROSOFT.CONCAT([$Dane.B$1];&quot; &quot;;[$Dane.B276]))">
            <text:p/>
          </table:table-cell>
          <table:table-cell table:formula="of:=IF(ISBLANK([$Dane.C276]);&quot;&quot;;COM.MICROSOFT.CONCAT([$Dane.C$1];&quot; &quot;;[$Dane.C276]))">
            <text:p/>
          </table:table-cell>
          <table:table-cell table:formula="of:=IF(ISBLANK([$Dane.D276]);&quot;&quot;;COM.MICROSOFT.CONCAT([$Dane.D$1];&quot; &quot;;[$Dane.D276]))">
            <text:p/>
          </table:table-cell>
        </table:table-row>
        <table:table-row table:style-name="ro1">
          <table:table-cell table:formula="of:=IF(ISBLANK([$Dane.A277]);&quot;&quot;;COM.MICROSOFT.CONCAT([$Dane.A$1];&quot; &quot;;[$Dane.A277]))">
            <text:p/>
          </table:table-cell>
          <table:table-cell table:formula="of:=IF(ISBLANK([$Dane.B277]);&quot;&quot;;COM.MICROSOFT.CONCAT([$Dane.B$1];&quot; &quot;;[$Dane.B277]))">
            <text:p/>
          </table:table-cell>
          <table:table-cell table:formula="of:=IF(ISBLANK([$Dane.C277]);&quot;&quot;;COM.MICROSOFT.CONCAT([$Dane.C$1];&quot; &quot;;[$Dane.C277]))">
            <text:p/>
          </table:table-cell>
          <table:table-cell table:formula="of:=IF(ISBLANK([$Dane.D277]);&quot;&quot;;COM.MICROSOFT.CONCAT([$Dane.D$1];&quot; &quot;;[$Dane.D277]))">
            <text:p/>
          </table:table-cell>
        </table:table-row>
        <table:table-row table:style-name="ro1">
          <table:table-cell table:formula="of:=IF(ISBLANK([$Dane.A278]);&quot;&quot;;COM.MICROSOFT.CONCAT([$Dane.A$1];&quot; &quot;;[$Dane.A278]))">
            <text:p/>
          </table:table-cell>
          <table:table-cell table:formula="of:=IF(ISBLANK([$Dane.B278]);&quot;&quot;;COM.MICROSOFT.CONCAT([$Dane.B$1];&quot; &quot;;[$Dane.B278]))">
            <text:p/>
          </table:table-cell>
          <table:table-cell table:formula="of:=IF(ISBLANK([$Dane.C278]);&quot;&quot;;COM.MICROSOFT.CONCAT([$Dane.C$1];&quot; &quot;;[$Dane.C278]))">
            <text:p/>
          </table:table-cell>
          <table:table-cell table:formula="of:=IF(ISBLANK([$Dane.D278]);&quot;&quot;;COM.MICROSOFT.CONCAT([$Dane.D$1];&quot; &quot;;[$Dane.D278]))">
            <text:p/>
          </table:table-cell>
        </table:table-row>
        <table:table-row table:style-name="ro1">
          <table:table-cell table:formula="of:=IF(ISBLANK([$Dane.A279]);&quot;&quot;;COM.MICROSOFT.CONCAT([$Dane.A$1];&quot; &quot;;[$Dane.A279]))">
            <text:p/>
          </table:table-cell>
          <table:table-cell table:formula="of:=IF(ISBLANK([$Dane.B279]);&quot;&quot;;COM.MICROSOFT.CONCAT([$Dane.B$1];&quot; &quot;;[$Dane.B279]))">
            <text:p/>
          </table:table-cell>
          <table:table-cell table:formula="of:=IF(ISBLANK([$Dane.C279]);&quot;&quot;;COM.MICROSOFT.CONCAT([$Dane.C$1];&quot; &quot;;[$Dane.C279]))">
            <text:p/>
          </table:table-cell>
          <table:table-cell table:formula="of:=IF(ISBLANK([$Dane.D279]);&quot;&quot;;COM.MICROSOFT.CONCAT([$Dane.D$1];&quot; &quot;;[$Dane.D279]))">
            <text:p/>
          </table:table-cell>
        </table:table-row>
        <table:table-row table:style-name="ro1">
          <table:table-cell table:formula="of:=IF(ISBLANK([$Dane.A280]);&quot;&quot;;COM.MICROSOFT.CONCAT([$Dane.A$1];&quot; &quot;;[$Dane.A280]))">
            <text:p/>
          </table:table-cell>
          <table:table-cell table:formula="of:=IF(ISBLANK([$Dane.B280]);&quot;&quot;;COM.MICROSOFT.CONCAT([$Dane.B$1];&quot; &quot;;[$Dane.B280]))">
            <text:p/>
          </table:table-cell>
          <table:table-cell table:formula="of:=IF(ISBLANK([$Dane.C280]);&quot;&quot;;COM.MICROSOFT.CONCAT([$Dane.C$1];&quot; &quot;;[$Dane.C280]))">
            <text:p/>
          </table:table-cell>
          <table:table-cell table:formula="of:=IF(ISBLANK([$Dane.D280]);&quot;&quot;;COM.MICROSOFT.CONCAT([$Dane.D$1];&quot; &quot;;[$Dane.D280]))">
            <text:p/>
          </table:table-cell>
        </table:table-row>
        <table:table-row table:style-name="ro1">
          <table:table-cell table:formula="of:=IF(ISBLANK([$Dane.A281]);&quot;&quot;;COM.MICROSOFT.CONCAT([$Dane.A$1];&quot; &quot;;[$Dane.A281]))">
            <text:p/>
          </table:table-cell>
          <table:table-cell table:formula="of:=IF(ISBLANK([$Dane.B281]);&quot;&quot;;COM.MICROSOFT.CONCAT([$Dane.B$1];&quot; &quot;;[$Dane.B281]))">
            <text:p/>
          </table:table-cell>
          <table:table-cell table:formula="of:=IF(ISBLANK([$Dane.C281]);&quot;&quot;;COM.MICROSOFT.CONCAT([$Dane.C$1];&quot; &quot;;[$Dane.C281]))">
            <text:p/>
          </table:table-cell>
          <table:table-cell table:formula="of:=IF(ISBLANK([$Dane.D281]);&quot;&quot;;COM.MICROSOFT.CONCAT([$Dane.D$1];&quot; &quot;;[$Dane.D281]))">
            <text:p/>
          </table:table-cell>
        </table:table-row>
        <table:table-row table:style-name="ro1">
          <table:table-cell table:formula="of:=IF(ISBLANK([$Dane.A282]);&quot;&quot;;COM.MICROSOFT.CONCAT([$Dane.A$1];&quot; &quot;;[$Dane.A282]))">
            <text:p/>
          </table:table-cell>
          <table:table-cell table:formula="of:=IF(ISBLANK([$Dane.B282]);&quot;&quot;;COM.MICROSOFT.CONCAT([$Dane.B$1];&quot; &quot;;[$Dane.B282]))">
            <text:p/>
          </table:table-cell>
          <table:table-cell table:formula="of:=IF(ISBLANK([$Dane.C282]);&quot;&quot;;COM.MICROSOFT.CONCAT([$Dane.C$1];&quot; &quot;;[$Dane.C282]))">
            <text:p/>
          </table:table-cell>
          <table:table-cell table:formula="of:=IF(ISBLANK([$Dane.D282]);&quot;&quot;;COM.MICROSOFT.CONCAT([$Dane.D$1];&quot; &quot;;[$Dane.D282]))">
            <text:p/>
          </table:table-cell>
        </table:table-row>
        <table:table-row table:style-name="ro1">
          <table:table-cell table:formula="of:=IF(ISBLANK([$Dane.A283]);&quot;&quot;;COM.MICROSOFT.CONCAT([$Dane.A$1];&quot; &quot;;[$Dane.A283]))">
            <text:p/>
          </table:table-cell>
          <table:table-cell table:formula="of:=IF(ISBLANK([$Dane.B283]);&quot;&quot;;COM.MICROSOFT.CONCAT([$Dane.B$1];&quot; &quot;;[$Dane.B283]))">
            <text:p/>
          </table:table-cell>
          <table:table-cell table:formula="of:=IF(ISBLANK([$Dane.C283]);&quot;&quot;;COM.MICROSOFT.CONCAT([$Dane.C$1];&quot; &quot;;[$Dane.C283]))">
            <text:p/>
          </table:table-cell>
          <table:table-cell table:formula="of:=IF(ISBLANK([$Dane.D283]);&quot;&quot;;COM.MICROSOFT.CONCAT([$Dane.D$1];&quot; &quot;;[$Dane.D283]))">
            <text:p/>
          </table:table-cell>
        </table:table-row>
        <table:table-row table:style-name="ro1">
          <table:table-cell table:formula="of:=IF(ISBLANK([$Dane.A284]);&quot;&quot;;COM.MICROSOFT.CONCAT([$Dane.A$1];&quot; &quot;;[$Dane.A284]))">
            <text:p/>
          </table:table-cell>
          <table:table-cell table:formula="of:=IF(ISBLANK([$Dane.B284]);&quot;&quot;;COM.MICROSOFT.CONCAT([$Dane.B$1];&quot; &quot;;[$Dane.B284]))">
            <text:p/>
          </table:table-cell>
          <table:table-cell table:formula="of:=IF(ISBLANK([$Dane.C284]);&quot;&quot;;COM.MICROSOFT.CONCAT([$Dane.C$1];&quot; &quot;;[$Dane.C284]))">
            <text:p/>
          </table:table-cell>
          <table:table-cell table:formula="of:=IF(ISBLANK([$Dane.D284]);&quot;&quot;;COM.MICROSOFT.CONCAT([$Dane.D$1];&quot; &quot;;[$Dane.D284]))">
            <text:p/>
          </table:table-cell>
        </table:table-row>
        <table:table-row table:style-name="ro1">
          <table:table-cell table:formula="of:=IF(ISBLANK([$Dane.A285]);&quot;&quot;;COM.MICROSOFT.CONCAT([$Dane.A$1];&quot; &quot;;[$Dane.A285]))">
            <text:p/>
          </table:table-cell>
          <table:table-cell table:formula="of:=IF(ISBLANK([$Dane.B285]);&quot;&quot;;COM.MICROSOFT.CONCAT([$Dane.B$1];&quot; &quot;;[$Dane.B285]))">
            <text:p/>
          </table:table-cell>
          <table:table-cell table:formula="of:=IF(ISBLANK([$Dane.C285]);&quot;&quot;;COM.MICROSOFT.CONCAT([$Dane.C$1];&quot; &quot;;[$Dane.C285]))">
            <text:p/>
          </table:table-cell>
          <table:table-cell table:formula="of:=IF(ISBLANK([$Dane.D285]);&quot;&quot;;COM.MICROSOFT.CONCAT([$Dane.D$1];&quot; &quot;;[$Dane.D285]))">
            <text:p/>
          </table:table-cell>
        </table:table-row>
        <table:table-row table:style-name="ro1">
          <table:table-cell table:formula="of:=IF(ISBLANK([$Dane.A286]);&quot;&quot;;COM.MICROSOFT.CONCAT([$Dane.A$1];&quot; &quot;;[$Dane.A286]))">
            <text:p/>
          </table:table-cell>
          <table:table-cell table:formula="of:=IF(ISBLANK([$Dane.B286]);&quot;&quot;;COM.MICROSOFT.CONCAT([$Dane.B$1];&quot; &quot;;[$Dane.B286]))">
            <text:p/>
          </table:table-cell>
          <table:table-cell table:formula="of:=IF(ISBLANK([$Dane.C286]);&quot;&quot;;COM.MICROSOFT.CONCAT([$Dane.C$1];&quot; &quot;;[$Dane.C286]))">
            <text:p/>
          </table:table-cell>
          <table:table-cell table:formula="of:=IF(ISBLANK([$Dane.D286]);&quot;&quot;;COM.MICROSOFT.CONCAT([$Dane.D$1];&quot; &quot;;[$Dane.D286]))">
            <text:p/>
          </table:table-cell>
        </table:table-row>
        <table:table-row table:style-name="ro1">
          <table:table-cell table:formula="of:=IF(ISBLANK([$Dane.A287]);&quot;&quot;;COM.MICROSOFT.CONCAT([$Dane.A$1];&quot; &quot;;[$Dane.A287]))">
            <text:p/>
          </table:table-cell>
          <table:table-cell table:formula="of:=IF(ISBLANK([$Dane.B287]);&quot;&quot;;COM.MICROSOFT.CONCAT([$Dane.B$1];&quot; &quot;;[$Dane.B287]))">
            <text:p/>
          </table:table-cell>
          <table:table-cell table:formula="of:=IF(ISBLANK([$Dane.C287]);&quot;&quot;;COM.MICROSOFT.CONCAT([$Dane.C$1];&quot; &quot;;[$Dane.C287]))">
            <text:p/>
          </table:table-cell>
          <table:table-cell table:formula="of:=IF(ISBLANK([$Dane.D287]);&quot;&quot;;COM.MICROSOFT.CONCAT([$Dane.D$1];&quot; &quot;;[$Dane.D287]))">
            <text:p/>
          </table:table-cell>
        </table:table-row>
        <table:table-row table:style-name="ro1">
          <table:table-cell table:formula="of:=IF(ISBLANK([$Dane.A288]);&quot;&quot;;COM.MICROSOFT.CONCAT([$Dane.A$1];&quot; &quot;;[$Dane.A288]))">
            <text:p/>
          </table:table-cell>
          <table:table-cell table:formula="of:=IF(ISBLANK([$Dane.B288]);&quot;&quot;;COM.MICROSOFT.CONCAT([$Dane.B$1];&quot; &quot;;[$Dane.B288]))">
            <text:p/>
          </table:table-cell>
          <table:table-cell table:formula="of:=IF(ISBLANK([$Dane.C288]);&quot;&quot;;COM.MICROSOFT.CONCAT([$Dane.C$1];&quot; &quot;;[$Dane.C288]))">
            <text:p/>
          </table:table-cell>
          <table:table-cell table:formula="of:=IF(ISBLANK([$Dane.D288]);&quot;&quot;;COM.MICROSOFT.CONCAT([$Dane.D$1];&quot; &quot;;[$Dane.D288]))">
            <text:p/>
          </table:table-cell>
        </table:table-row>
        <table:table-row table:style-name="ro1">
          <table:table-cell table:formula="of:=IF(ISBLANK([$Dane.A289]);&quot;&quot;;COM.MICROSOFT.CONCAT([$Dane.A$1];&quot; &quot;;[$Dane.A289]))">
            <text:p/>
          </table:table-cell>
          <table:table-cell table:formula="of:=IF(ISBLANK([$Dane.B289]);&quot;&quot;;COM.MICROSOFT.CONCAT([$Dane.B$1];&quot; &quot;;[$Dane.B289]))">
            <text:p/>
          </table:table-cell>
          <table:table-cell table:formula="of:=IF(ISBLANK([$Dane.C289]);&quot;&quot;;COM.MICROSOFT.CONCAT([$Dane.C$1];&quot; &quot;;[$Dane.C289]))">
            <text:p/>
          </table:table-cell>
          <table:table-cell table:formula="of:=IF(ISBLANK([$Dane.D289]);&quot;&quot;;COM.MICROSOFT.CONCAT([$Dane.D$1];&quot; &quot;;[$Dane.D289]))">
            <text:p/>
          </table:table-cell>
        </table:table-row>
        <table:table-row table:style-name="ro1">
          <table:table-cell table:formula="of:=IF(ISBLANK([$Dane.A290]);&quot;&quot;;COM.MICROSOFT.CONCAT([$Dane.A$1];&quot; &quot;;[$Dane.A290]))">
            <text:p/>
          </table:table-cell>
          <table:table-cell table:formula="of:=IF(ISBLANK([$Dane.B290]);&quot;&quot;;COM.MICROSOFT.CONCAT([$Dane.B$1];&quot; &quot;;[$Dane.B290]))">
            <text:p/>
          </table:table-cell>
          <table:table-cell table:formula="of:=IF(ISBLANK([$Dane.C290]);&quot;&quot;;COM.MICROSOFT.CONCAT([$Dane.C$1];&quot; &quot;;[$Dane.C290]))">
            <text:p/>
          </table:table-cell>
          <table:table-cell table:formula="of:=IF(ISBLANK([$Dane.D290]);&quot;&quot;;COM.MICROSOFT.CONCAT([$Dane.D$1];&quot; &quot;;[$Dane.D290]))">
            <text:p/>
          </table:table-cell>
        </table:table-row>
        <table:table-row table:style-name="ro1">
          <table:table-cell table:formula="of:=IF(ISBLANK([$Dane.A291]);&quot;&quot;;COM.MICROSOFT.CONCAT([$Dane.A$1];&quot; &quot;;[$Dane.A291]))">
            <text:p/>
          </table:table-cell>
          <table:table-cell table:formula="of:=IF(ISBLANK([$Dane.B291]);&quot;&quot;;COM.MICROSOFT.CONCAT([$Dane.B$1];&quot; &quot;;[$Dane.B291]))">
            <text:p/>
          </table:table-cell>
          <table:table-cell table:formula="of:=IF(ISBLANK([$Dane.C291]);&quot;&quot;;COM.MICROSOFT.CONCAT([$Dane.C$1];&quot; &quot;;[$Dane.C291]))">
            <text:p/>
          </table:table-cell>
          <table:table-cell table:formula="of:=IF(ISBLANK([$Dane.D291]);&quot;&quot;;COM.MICROSOFT.CONCAT([$Dane.D$1];&quot; &quot;;[$Dane.D291]))">
            <text:p/>
          </table:table-cell>
        </table:table-row>
        <table:table-row table:style-name="ro1">
          <table:table-cell table:formula="of:=IF(ISBLANK([$Dane.A292]);&quot;&quot;;COM.MICROSOFT.CONCAT([$Dane.A$1];&quot; &quot;;[$Dane.A292]))">
            <text:p/>
          </table:table-cell>
          <table:table-cell table:formula="of:=IF(ISBLANK([$Dane.B292]);&quot;&quot;;COM.MICROSOFT.CONCAT([$Dane.B$1];&quot; &quot;;[$Dane.B292]))">
            <text:p/>
          </table:table-cell>
          <table:table-cell table:formula="of:=IF(ISBLANK([$Dane.C292]);&quot;&quot;;COM.MICROSOFT.CONCAT([$Dane.C$1];&quot; &quot;;[$Dane.C292]))">
            <text:p/>
          </table:table-cell>
          <table:table-cell table:formula="of:=IF(ISBLANK([$Dane.D292]);&quot;&quot;;COM.MICROSOFT.CONCAT([$Dane.D$1];&quot; &quot;;[$Dane.D292]))">
            <text:p/>
          </table:table-cell>
        </table:table-row>
        <table:table-row table:style-name="ro1">
          <table:table-cell table:formula="of:=IF(ISBLANK([$Dane.A293]);&quot;&quot;;COM.MICROSOFT.CONCAT([$Dane.A$1];&quot; &quot;;[$Dane.A293]))">
            <text:p/>
          </table:table-cell>
          <table:table-cell table:formula="of:=IF(ISBLANK([$Dane.B293]);&quot;&quot;;COM.MICROSOFT.CONCAT([$Dane.B$1];&quot; &quot;;[$Dane.B293]))">
            <text:p/>
          </table:table-cell>
          <table:table-cell table:formula="of:=IF(ISBLANK([$Dane.C293]);&quot;&quot;;COM.MICROSOFT.CONCAT([$Dane.C$1];&quot; &quot;;[$Dane.C293]))">
            <text:p/>
          </table:table-cell>
          <table:table-cell table:formula="of:=IF(ISBLANK([$Dane.D293]);&quot;&quot;;COM.MICROSOFT.CONCAT([$Dane.D$1];&quot; &quot;;[$Dane.D293]))">
            <text:p/>
          </table:table-cell>
        </table:table-row>
        <table:table-row table:style-name="ro1">
          <table:table-cell table:formula="of:=IF(ISBLANK([$Dane.A294]);&quot;&quot;;COM.MICROSOFT.CONCAT([$Dane.A$1];&quot; &quot;;[$Dane.A294]))">
            <text:p/>
          </table:table-cell>
          <table:table-cell table:formula="of:=IF(ISBLANK([$Dane.B294]);&quot;&quot;;COM.MICROSOFT.CONCAT([$Dane.B$1];&quot; &quot;;[$Dane.B294]))">
            <text:p/>
          </table:table-cell>
          <table:table-cell table:formula="of:=IF(ISBLANK([$Dane.C294]);&quot;&quot;;COM.MICROSOFT.CONCAT([$Dane.C$1];&quot; &quot;;[$Dane.C294]))">
            <text:p/>
          </table:table-cell>
          <table:table-cell table:formula="of:=IF(ISBLANK([$Dane.D294]);&quot;&quot;;COM.MICROSOFT.CONCAT([$Dane.D$1];&quot; &quot;;[$Dane.D294]))">
            <text:p/>
          </table:table-cell>
        </table:table-row>
        <table:table-row table:style-name="ro1">
          <table:table-cell table:formula="of:=IF(ISBLANK([$Dane.A295]);&quot;&quot;;COM.MICROSOFT.CONCAT([$Dane.A$1];&quot; &quot;;[$Dane.A295]))">
            <text:p/>
          </table:table-cell>
          <table:table-cell table:formula="of:=IF(ISBLANK([$Dane.B295]);&quot;&quot;;COM.MICROSOFT.CONCAT([$Dane.B$1];&quot; &quot;;[$Dane.B295]))">
            <text:p/>
          </table:table-cell>
          <table:table-cell table:formula="of:=IF(ISBLANK([$Dane.C295]);&quot;&quot;;COM.MICROSOFT.CONCAT([$Dane.C$1];&quot; &quot;;[$Dane.C295]))">
            <text:p/>
          </table:table-cell>
          <table:table-cell table:formula="of:=IF(ISBLANK([$Dane.D295]);&quot;&quot;;COM.MICROSOFT.CONCAT([$Dane.D$1];&quot; &quot;;[$Dane.D295]))">
            <text:p/>
          </table:table-cell>
        </table:table-row>
        <table:table-row table:style-name="ro1">
          <table:table-cell table:formula="of:=IF(ISBLANK([$Dane.A296]);&quot;&quot;;COM.MICROSOFT.CONCAT([$Dane.A$1];&quot; &quot;;[$Dane.A296]))">
            <text:p/>
          </table:table-cell>
          <table:table-cell table:formula="of:=IF(ISBLANK([$Dane.B296]);&quot;&quot;;COM.MICROSOFT.CONCAT([$Dane.B$1];&quot; &quot;;[$Dane.B296]))">
            <text:p/>
          </table:table-cell>
          <table:table-cell table:formula="of:=IF(ISBLANK([$Dane.C296]);&quot;&quot;;COM.MICROSOFT.CONCAT([$Dane.C$1];&quot; &quot;;[$Dane.C296]))">
            <text:p/>
          </table:table-cell>
          <table:table-cell table:formula="of:=IF(ISBLANK([$Dane.D296]);&quot;&quot;;COM.MICROSOFT.CONCAT([$Dane.D$1];&quot; &quot;;[$Dane.D296]))">
            <text:p/>
          </table:table-cell>
        </table:table-row>
        <table:table-row table:style-name="ro1">
          <table:table-cell table:formula="of:=IF(ISBLANK([$Dane.A297]);&quot;&quot;;COM.MICROSOFT.CONCAT([$Dane.A$1];&quot; &quot;;[$Dane.A297]))">
            <text:p/>
          </table:table-cell>
          <table:table-cell table:formula="of:=IF(ISBLANK([$Dane.B297]);&quot;&quot;;COM.MICROSOFT.CONCAT([$Dane.B$1];&quot; &quot;;[$Dane.B297]))">
            <text:p/>
          </table:table-cell>
          <table:table-cell table:formula="of:=IF(ISBLANK([$Dane.C297]);&quot;&quot;;COM.MICROSOFT.CONCAT([$Dane.C$1];&quot; &quot;;[$Dane.C297]))">
            <text:p/>
          </table:table-cell>
          <table:table-cell table:formula="of:=IF(ISBLANK([$Dane.D297]);&quot;&quot;;COM.MICROSOFT.CONCAT([$Dane.D$1];&quot; &quot;;[$Dane.D297]))">
            <text:p/>
          </table:table-cell>
        </table:table-row>
        <table:table-row table:style-name="ro1">
          <table:table-cell table:formula="of:=IF(ISBLANK([$Dane.A298]);&quot;&quot;;COM.MICROSOFT.CONCAT([$Dane.A$1];&quot; &quot;;[$Dane.A298]))">
            <text:p/>
          </table:table-cell>
          <table:table-cell table:formula="of:=IF(ISBLANK([$Dane.B298]);&quot;&quot;;COM.MICROSOFT.CONCAT([$Dane.B$1];&quot; &quot;;[$Dane.B298]))">
            <text:p/>
          </table:table-cell>
          <table:table-cell table:formula="of:=IF(ISBLANK([$Dane.C298]);&quot;&quot;;COM.MICROSOFT.CONCAT([$Dane.C$1];&quot; &quot;;[$Dane.C298]))">
            <text:p/>
          </table:table-cell>
          <table:table-cell table:formula="of:=IF(ISBLANK([$Dane.D298]);&quot;&quot;;COM.MICROSOFT.CONCAT([$Dane.D$1];&quot; &quot;;[$Dane.D298]))">
            <text:p/>
          </table:table-cell>
        </table:table-row>
        <table:table-row table:style-name="ro1">
          <table:table-cell table:formula="of:=IF(ISBLANK([$Dane.A299]);&quot;&quot;;COM.MICROSOFT.CONCAT([$Dane.A$1];&quot; &quot;;[$Dane.A299]))">
            <text:p/>
          </table:table-cell>
          <table:table-cell table:formula="of:=IF(ISBLANK([$Dane.B299]);&quot;&quot;;COM.MICROSOFT.CONCAT([$Dane.B$1];&quot; &quot;;[$Dane.B299]))">
            <text:p/>
          </table:table-cell>
          <table:table-cell table:formula="of:=IF(ISBLANK([$Dane.C299]);&quot;&quot;;COM.MICROSOFT.CONCAT([$Dane.C$1];&quot; &quot;;[$Dane.C299]))">
            <text:p/>
          </table:table-cell>
          <table:table-cell table:formula="of:=IF(ISBLANK([$Dane.D299]);&quot;&quot;;COM.MICROSOFT.CONCAT([$Dane.D$1];&quot; &quot;;[$Dane.D299]))">
            <text:p/>
          </table:table-cell>
        </table:table-row>
        <table:table-row table:style-name="ro1">
          <table:table-cell table:formula="of:=IF(ISBLANK([$Dane.A300]);&quot;&quot;;COM.MICROSOFT.CONCAT([$Dane.A$1];&quot; &quot;;[$Dane.A300]))">
            <text:p/>
          </table:table-cell>
          <table:table-cell table:formula="of:=IF(ISBLANK([$Dane.B300]);&quot;&quot;;COM.MICROSOFT.CONCAT([$Dane.B$1];&quot; &quot;;[$Dane.B300]))">
            <text:p/>
          </table:table-cell>
          <table:table-cell table:formula="of:=IF(ISBLANK([$Dane.C300]);&quot;&quot;;COM.MICROSOFT.CONCAT([$Dane.C$1];&quot; &quot;;[$Dane.C300]))">
            <text:p/>
          </table:table-cell>
          <table:table-cell table:formula="of:=IF(ISBLANK([$Dane.D300]);&quot;&quot;;COM.MICROSOFT.CONCAT([$Dane.D$1];&quot; &quot;;[$Dane.D300]))">
            <text:p/>
          </table:table-cell>
        </table:table-row>
        <table:table-row table:style-name="ro1">
          <table:table-cell table:formula="of:=IF(ISBLANK([$Dane.A301]);&quot;&quot;;COM.MICROSOFT.CONCAT([$Dane.A$1];&quot; &quot;;[$Dane.A301]))">
            <text:p/>
          </table:table-cell>
          <table:table-cell table:formula="of:=IF(ISBLANK([$Dane.B301]);&quot;&quot;;COM.MICROSOFT.CONCAT([$Dane.B$1];&quot; &quot;;[$Dane.B301]))">
            <text:p/>
          </table:table-cell>
          <table:table-cell table:formula="of:=IF(ISBLANK([$Dane.C301]);&quot;&quot;;COM.MICROSOFT.CONCAT([$Dane.C$1];&quot; &quot;;[$Dane.C301]))">
            <text:p/>
          </table:table-cell>
          <table:table-cell table:formula="of:=IF(ISBLANK([$Dane.D301]);&quot;&quot;;COM.MICROSOFT.CONCAT([$Dane.D$1];&quot; &quot;;[$Dane.D301]))">
            <text:p/>
          </table:table-cell>
        </table:table-row>
        <table:table-row table:style-name="ro1">
          <table:table-cell table:formula="of:=IF(ISBLANK([$Dane.A302]);&quot;&quot;;COM.MICROSOFT.CONCAT([$Dane.A$1];&quot; &quot;;[$Dane.A302]))">
            <text:p/>
          </table:table-cell>
          <table:table-cell table:formula="of:=IF(ISBLANK([$Dane.B302]);&quot;&quot;;COM.MICROSOFT.CONCAT([$Dane.B$1];&quot; &quot;;[$Dane.B302]))">
            <text:p/>
          </table:table-cell>
          <table:table-cell table:formula="of:=IF(ISBLANK([$Dane.C302]);&quot;&quot;;COM.MICROSOFT.CONCAT([$Dane.C$1];&quot; &quot;;[$Dane.C302]))">
            <text:p/>
          </table:table-cell>
          <table:table-cell table:formula="of:=IF(ISBLANK([$Dane.D302]);&quot;&quot;;COM.MICROSOFT.CONCAT([$Dane.D$1];&quot; &quot;;[$Dane.D302]))">
            <text:p/>
          </table:table-cell>
        </table:table-row>
        <table:table-row table:style-name="ro1">
          <table:table-cell table:formula="of:=IF(ISBLANK([$Dane.A303]);&quot;&quot;;COM.MICROSOFT.CONCAT([$Dane.A$1];&quot; &quot;;[$Dane.A303]))">
            <text:p/>
          </table:table-cell>
          <table:table-cell table:formula="of:=IF(ISBLANK([$Dane.B303]);&quot;&quot;;COM.MICROSOFT.CONCAT([$Dane.B$1];&quot; &quot;;[$Dane.B303]))">
            <text:p/>
          </table:table-cell>
          <table:table-cell table:formula="of:=IF(ISBLANK([$Dane.C303]);&quot;&quot;;COM.MICROSOFT.CONCAT([$Dane.C$1];&quot; &quot;;[$Dane.C303]))">
            <text:p/>
          </table:table-cell>
          <table:table-cell table:formula="of:=IF(ISBLANK([$Dane.D303]);&quot;&quot;;COM.MICROSOFT.CONCAT([$Dane.D$1];&quot; &quot;;[$Dane.D303]))">
            <text:p/>
          </table:table-cell>
        </table:table-row>
        <table:table-row table:style-name="ro1">
          <table:table-cell table:formula="of:=IF(ISBLANK([$Dane.A304]);&quot;&quot;;COM.MICROSOFT.CONCAT([$Dane.A$1];&quot; &quot;;[$Dane.A304]))">
            <text:p/>
          </table:table-cell>
          <table:table-cell table:formula="of:=IF(ISBLANK([$Dane.B304]);&quot;&quot;;COM.MICROSOFT.CONCAT([$Dane.B$1];&quot; &quot;;[$Dane.B304]))">
            <text:p/>
          </table:table-cell>
          <table:table-cell table:formula="of:=IF(ISBLANK([$Dane.C304]);&quot;&quot;;COM.MICROSOFT.CONCAT([$Dane.C$1];&quot; &quot;;[$Dane.C304]))">
            <text:p/>
          </table:table-cell>
          <table:table-cell table:formula="of:=IF(ISBLANK([$Dane.D304]);&quot;&quot;;COM.MICROSOFT.CONCAT([$Dane.D$1];&quot; &quot;;[$Dane.D304]))">
            <text:p/>
          </table:table-cell>
        </table:table-row>
        <table:table-row table:style-name="ro1">
          <table:table-cell table:formula="of:=IF(ISBLANK([$Dane.A305]);&quot;&quot;;COM.MICROSOFT.CONCAT([$Dane.A$1];&quot; &quot;;[$Dane.A305]))">
            <text:p/>
          </table:table-cell>
          <table:table-cell table:formula="of:=IF(ISBLANK([$Dane.B305]);&quot;&quot;;COM.MICROSOFT.CONCAT([$Dane.B$1];&quot; &quot;;[$Dane.B305]))">
            <text:p/>
          </table:table-cell>
          <table:table-cell table:formula="of:=IF(ISBLANK([$Dane.C305]);&quot;&quot;;COM.MICROSOFT.CONCAT([$Dane.C$1];&quot; &quot;;[$Dane.C305]))">
            <text:p/>
          </table:table-cell>
          <table:table-cell table:formula="of:=IF(ISBLANK([$Dane.D305]);&quot;&quot;;COM.MICROSOFT.CONCAT([$Dane.D$1];&quot; &quot;;[$Dane.D305]))">
            <text:p/>
          </table:table-cell>
        </table:table-row>
        <table:table-row table:style-name="ro1">
          <table:table-cell table:formula="of:=IF(ISBLANK([$Dane.A306]);&quot;&quot;;COM.MICROSOFT.CONCAT([$Dane.A$1];&quot; &quot;;[$Dane.A306]))">
            <text:p/>
          </table:table-cell>
          <table:table-cell table:formula="of:=IF(ISBLANK([$Dane.B306]);&quot;&quot;;COM.MICROSOFT.CONCAT([$Dane.B$1];&quot; &quot;;[$Dane.B306]))">
            <text:p/>
          </table:table-cell>
          <table:table-cell table:formula="of:=IF(ISBLANK([$Dane.C306]);&quot;&quot;;COM.MICROSOFT.CONCAT([$Dane.C$1];&quot; &quot;;[$Dane.C306]))">
            <text:p/>
          </table:table-cell>
          <table:table-cell table:formula="of:=IF(ISBLANK([$Dane.D306]);&quot;&quot;;COM.MICROSOFT.CONCAT([$Dane.D$1];&quot; &quot;;[$Dane.D306]))">
            <text:p/>
          </table:table-cell>
        </table:table-row>
        <table:table-row table:style-name="ro1">
          <table:table-cell table:formula="of:=IF(ISBLANK([$Dane.A307]);&quot;&quot;;COM.MICROSOFT.CONCAT([$Dane.A$1];&quot; &quot;;[$Dane.A307]))">
            <text:p/>
          </table:table-cell>
          <table:table-cell table:formula="of:=IF(ISBLANK([$Dane.B307]);&quot;&quot;;COM.MICROSOFT.CONCAT([$Dane.B$1];&quot; &quot;;[$Dane.B307]))">
            <text:p/>
          </table:table-cell>
          <table:table-cell table:formula="of:=IF(ISBLANK([$Dane.C307]);&quot;&quot;;COM.MICROSOFT.CONCAT([$Dane.C$1];&quot; &quot;;[$Dane.C307]))">
            <text:p/>
          </table:table-cell>
          <table:table-cell table:formula="of:=IF(ISBLANK([$Dane.D307]);&quot;&quot;;COM.MICROSOFT.CONCAT([$Dane.D$1];&quot; &quot;;[$Dane.D307]))">
            <text:p/>
          </table:table-cell>
        </table:table-row>
        <table:table-row table:style-name="ro1">
          <table:table-cell table:formula="of:=IF(ISBLANK([$Dane.A308]);&quot;&quot;;COM.MICROSOFT.CONCAT([$Dane.A$1];&quot; &quot;;[$Dane.A308]))">
            <text:p/>
          </table:table-cell>
          <table:table-cell table:formula="of:=IF(ISBLANK([$Dane.B308]);&quot;&quot;;COM.MICROSOFT.CONCAT([$Dane.B$1];&quot; &quot;;[$Dane.B308]))">
            <text:p/>
          </table:table-cell>
          <table:table-cell table:formula="of:=IF(ISBLANK([$Dane.C308]);&quot;&quot;;COM.MICROSOFT.CONCAT([$Dane.C$1];&quot; &quot;;[$Dane.C308]))">
            <text:p/>
          </table:table-cell>
          <table:table-cell table:formula="of:=IF(ISBLANK([$Dane.D308]);&quot;&quot;;COM.MICROSOFT.CONCAT([$Dane.D$1];&quot; &quot;;[$Dane.D308]))">
            <text:p/>
          </table:table-cell>
        </table:table-row>
        <table:table-row table:style-name="ro1">
          <table:table-cell table:formula="of:=IF(ISBLANK([$Dane.A309]);&quot;&quot;;COM.MICROSOFT.CONCAT([$Dane.A$1];&quot; &quot;;[$Dane.A309]))">
            <text:p/>
          </table:table-cell>
          <table:table-cell table:formula="of:=IF(ISBLANK([$Dane.B309]);&quot;&quot;;COM.MICROSOFT.CONCAT([$Dane.B$1];&quot; &quot;;[$Dane.B309]))">
            <text:p/>
          </table:table-cell>
          <table:table-cell table:formula="of:=IF(ISBLANK([$Dane.C309]);&quot;&quot;;COM.MICROSOFT.CONCAT([$Dane.C$1];&quot; &quot;;[$Dane.C309]))">
            <text:p/>
          </table:table-cell>
          <table:table-cell table:formula="of:=IF(ISBLANK([$Dane.D309]);&quot;&quot;;COM.MICROSOFT.CONCAT([$Dane.D$1];&quot; &quot;;[$Dane.D309]))">
            <text:p/>
          </table:table-cell>
        </table:table-row>
        <table:table-row table:style-name="ro1">
          <table:table-cell table:formula="of:=IF(ISBLANK([$Dane.A310]);&quot;&quot;;COM.MICROSOFT.CONCAT([$Dane.A$1];&quot; &quot;;[$Dane.A310]))">
            <text:p/>
          </table:table-cell>
          <table:table-cell table:formula="of:=IF(ISBLANK([$Dane.B310]);&quot;&quot;;COM.MICROSOFT.CONCAT([$Dane.B$1];&quot; &quot;;[$Dane.B310]))">
            <text:p/>
          </table:table-cell>
          <table:table-cell table:formula="of:=IF(ISBLANK([$Dane.C310]);&quot;&quot;;COM.MICROSOFT.CONCAT([$Dane.C$1];&quot; &quot;;[$Dane.C310]))">
            <text:p/>
          </table:table-cell>
          <table:table-cell table:formula="of:=IF(ISBLANK([$Dane.D310]);&quot;&quot;;COM.MICROSOFT.CONCAT([$Dane.D$1];&quot; &quot;;[$Dane.D310]))">
            <text:p/>
          </table:table-cell>
        </table:table-row>
        <table:table-row table:style-name="ro1">
          <table:table-cell table:formula="of:=IF(ISBLANK([$Dane.A311]);&quot;&quot;;COM.MICROSOFT.CONCAT([$Dane.A$1];&quot; &quot;;[$Dane.A311]))">
            <text:p/>
          </table:table-cell>
          <table:table-cell table:formula="of:=IF(ISBLANK([$Dane.B311]);&quot;&quot;;COM.MICROSOFT.CONCAT([$Dane.B$1];&quot; &quot;;[$Dane.B311]))">
            <text:p/>
          </table:table-cell>
          <table:table-cell table:formula="of:=IF(ISBLANK([$Dane.C311]);&quot;&quot;;COM.MICROSOFT.CONCAT([$Dane.C$1];&quot; &quot;;[$Dane.C311]))">
            <text:p/>
          </table:table-cell>
          <table:table-cell table:formula="of:=IF(ISBLANK([$Dane.D311]);&quot;&quot;;COM.MICROSOFT.CONCAT([$Dane.D$1];&quot; &quot;;[$Dane.D311]))">
            <text:p/>
          </table:table-cell>
        </table:table-row>
        <table:table-row table:style-name="ro1">
          <table:table-cell table:formula="of:=IF(ISBLANK([$Dane.A312]);&quot;&quot;;COM.MICROSOFT.CONCAT([$Dane.A$1];&quot; &quot;;[$Dane.A312]))">
            <text:p/>
          </table:table-cell>
          <table:table-cell table:formula="of:=IF(ISBLANK([$Dane.B312]);&quot;&quot;;COM.MICROSOFT.CONCAT([$Dane.B$1];&quot; &quot;;[$Dane.B312]))">
            <text:p/>
          </table:table-cell>
          <table:table-cell table:formula="of:=IF(ISBLANK([$Dane.C312]);&quot;&quot;;COM.MICROSOFT.CONCAT([$Dane.C$1];&quot; &quot;;[$Dane.C312]))">
            <text:p/>
          </table:table-cell>
          <table:table-cell table:formula="of:=IF(ISBLANK([$Dane.D312]);&quot;&quot;;COM.MICROSOFT.CONCAT([$Dane.D$1];&quot; &quot;;[$Dane.D312]))">
            <text:p/>
          </table:table-cell>
        </table:table-row>
        <table:table-row table:style-name="ro1">
          <table:table-cell table:formula="of:=IF(ISBLANK([$Dane.A313]);&quot;&quot;;COM.MICROSOFT.CONCAT([$Dane.A$1];&quot; &quot;;[$Dane.A313]))">
            <text:p/>
          </table:table-cell>
          <table:table-cell table:formula="of:=IF(ISBLANK([$Dane.B313]);&quot;&quot;;COM.MICROSOFT.CONCAT([$Dane.B$1];&quot; &quot;;[$Dane.B313]))">
            <text:p/>
          </table:table-cell>
          <table:table-cell table:formula="of:=IF(ISBLANK([$Dane.C313]);&quot;&quot;;COM.MICROSOFT.CONCAT([$Dane.C$1];&quot; &quot;;[$Dane.C313]))">
            <text:p/>
          </table:table-cell>
          <table:table-cell table:formula="of:=IF(ISBLANK([$Dane.D313]);&quot;&quot;;COM.MICROSOFT.CONCAT([$Dane.D$1];&quot; &quot;;[$Dane.D313]))">
            <text:p/>
          </table:table-cell>
        </table:table-row>
        <table:table-row table:style-name="ro1">
          <table:table-cell table:formula="of:=IF(ISBLANK([$Dane.A314]);&quot;&quot;;COM.MICROSOFT.CONCAT([$Dane.A$1];&quot; &quot;;[$Dane.A314]))">
            <text:p/>
          </table:table-cell>
          <table:table-cell table:formula="of:=IF(ISBLANK([$Dane.B314]);&quot;&quot;;COM.MICROSOFT.CONCAT([$Dane.B$1];&quot; &quot;;[$Dane.B314]))">
            <text:p/>
          </table:table-cell>
          <table:table-cell table:formula="of:=IF(ISBLANK([$Dane.C314]);&quot;&quot;;COM.MICROSOFT.CONCAT([$Dane.C$1];&quot; &quot;;[$Dane.C314]))">
            <text:p/>
          </table:table-cell>
          <table:table-cell table:formula="of:=IF(ISBLANK([$Dane.D314]);&quot;&quot;;COM.MICROSOFT.CONCAT([$Dane.D$1];&quot; &quot;;[$Dane.D314]))">
            <text:p/>
          </table:table-cell>
        </table:table-row>
        <table:table-row table:style-name="ro1">
          <table:table-cell table:formula="of:=IF(ISBLANK([$Dane.A315]);&quot;&quot;;COM.MICROSOFT.CONCAT([$Dane.A$1];&quot; &quot;;[$Dane.A315]))">
            <text:p/>
          </table:table-cell>
          <table:table-cell table:formula="of:=IF(ISBLANK([$Dane.B315]);&quot;&quot;;COM.MICROSOFT.CONCAT([$Dane.B$1];&quot; &quot;;[$Dane.B315]))">
            <text:p/>
          </table:table-cell>
          <table:table-cell table:formula="of:=IF(ISBLANK([$Dane.C315]);&quot;&quot;;COM.MICROSOFT.CONCAT([$Dane.C$1];&quot; &quot;;[$Dane.C315]))">
            <text:p/>
          </table:table-cell>
          <table:table-cell table:formula="of:=IF(ISBLANK([$Dane.D315]);&quot;&quot;;COM.MICROSOFT.CONCAT([$Dane.D$1];&quot; &quot;;[$Dane.D315]))">
            <text:p/>
          </table:table-cell>
        </table:table-row>
        <table:table-row table:style-name="ro1">
          <table:table-cell table:formula="of:=IF(ISBLANK([$Dane.A316]);&quot;&quot;;COM.MICROSOFT.CONCAT([$Dane.A$1];&quot; &quot;;[$Dane.A316]))">
            <text:p/>
          </table:table-cell>
          <table:table-cell table:formula="of:=IF(ISBLANK([$Dane.B316]);&quot;&quot;;COM.MICROSOFT.CONCAT([$Dane.B$1];&quot; &quot;;[$Dane.B316]))">
            <text:p/>
          </table:table-cell>
          <table:table-cell table:formula="of:=IF(ISBLANK([$Dane.C316]);&quot;&quot;;COM.MICROSOFT.CONCAT([$Dane.C$1];&quot; &quot;;[$Dane.C316]))">
            <text:p/>
          </table:table-cell>
          <table:table-cell table:formula="of:=IF(ISBLANK([$Dane.D316]);&quot;&quot;;COM.MICROSOFT.CONCAT([$Dane.D$1];&quot; &quot;;[$Dane.D316]))">
            <text:p/>
          </table:table-cell>
        </table:table-row>
      </table:table>
      <table:table table:name="Wynik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table:formula="of:=IF(ISBLANK([$Dane.A2]);&quot;&quot;;COM.MICROSOFT.CONCAT(CHAR(34);[$Pola.A2];&quot;\n&quot;;[$Pola.B2];&quot;\n&quot;;[$Pola.C2];&quot;\n&quot;;IF(ISBLANK([$Dane.D2]);&quot;&quot;;COM.MICROSOFT.CONCAT([$Pola.D2];&quot;\n&quot;));CHAR(34);&quot;,&quot;))" office:value-type="string" office:string-value="&quot;1 EVEN Chrzest Polski\n2 TYPE Historia Polski\n2 DATE  966\n2 NOTE https://pl.wikipedia.org/wiki/Chrzest_Polski\n&quot;," calcext:value-type="string">
            <text:p>"1 EVEN Chrzest Polski\n2 TYPE Historia Polski\n2 DATE <text:s/>966\n2 NOTE https://pl.wikipedia.org/wiki/Chrzest_Polski\n",</text:p>
          </table:table-cell>
        </table:table-row>
        <table:table-row table:style-name="ro1">
          <table:table-cell table:formula="of:=IF(ISBLANK([$Dane.A3]);&quot;&quot;;COM.MICROSOFT.CONCAT(CHAR(34);[$Pola.A3];&quot;\n&quot;;[$Pola.B3];&quot;\n&quot;;[$Pola.C3];&quot;\n&quot;;IF(ISBLANK([$Dane.D3]);&quot;&quot;;COM.MICROSOFT.CONCAT([$Pola.D3];&quot;\n&quot;));CHAR(34);&quot;,&quot;))" office:value-type="string" office:string-value="&quot;1 EVEN początek panowania Mieszka I\n2 TYPE Historia Polski\n2 DATE  ABT 960\n&quot;," calcext:value-type="string">
            <text:p>"1 EVEN początek panowania Mieszka I\n2 TYPE Historia Polski\n2 DATE <text:s/>ABT 960\n",</text:p>
          </table:table-cell>
        </table:table-row>
        <table:table-row table:style-name="ro1">
          <table:table-cell table:formula="of:=IF(ISBLANK([$Dane.A4]);&quot;&quot;;COM.MICROSOFT.CONCAT(CHAR(34);[$Pola.A4];&quot;\n&quot;;[$Pola.B4];&quot;\n&quot;;[$Pola.C4];&quot;\n&quot;;IF(ISBLANK([$Dane.D4]);&quot;&quot;;COM.MICROSOFT.CONCAT([$Pola.D4];&quot;\n&quot;));CHAR(34);&quot;,&quot;))" office:value-type="string" office:string-value="&quot;1 EVEN zmarł Mieszko I\n2 TYPE Historia Polski\n2 DATE  25 MAY 992\n&quot;," calcext:value-type="string">
            <text:p>"1 EVEN zmarł Mieszko I\n2 TYPE Historia Polski\n2 DATE <text:s/>25 MAY 992\n",</text:p>
          </table:table-cell>
        </table:table-row>
        <table:table-row table:style-name="ro1">
          <table:table-cell table:formula="of:=IF(ISBLANK([$Dane.A5]);&quot;&quot;;COM.MICROSOFT.CONCAT(CHAR(34);[$Pola.A5];&quot;\n&quot;;[$Pola.B5];&quot;\n&quot;;[$Pola.C5];&quot;\n&quot;;IF(ISBLANK([$Dane.D5]);&quot;&quot;;COM.MICROSOFT.CONCAT([$Pola.D5];&quot;\n&quot;));CHAR(34);&quot;,&quot;))" office:value-type="string" office:string-value="&quot;1 EVEN początek panowania Bolesława Chrobrego\n2 TYPE Historia Polski\n2 DATE  992\n&quot;," calcext:value-type="string">
            <text:p>"1 EVEN początek panowania Bolesława Chrobrego\n2 TYPE Historia Polski\n2 DATE <text:s/>992\n",</text:p>
          </table:table-cell>
        </table:table-row>
        <table:table-row table:style-name="ro1">
          <table:table-cell table:formula="of:=IF(ISBLANK([$Dane.A6]);&quot;&quot;;COM.MICROSOFT.CONCAT(CHAR(34);[$Pola.A6];&quot;\n&quot;;[$Pola.B6];&quot;\n&quot;;[$Pola.C6];&quot;\n&quot;;IF(ISBLANK([$Dane.D6]);&quot;&quot;;COM.MICROSOFT.CONCAT([$Pola.D6];&quot;\n&quot;));CHAR(34);&quot;,&quot;))" office:value-type="string" office:string-value="&quot;1 EVEN zmarł Bolesław Chrobry\n2 TYPE Historia Polski\n2 DATE  17 JUN 1025\n&quot;," calcext:value-type="string">
            <text:p>"1 EVEN zmarł Bolesław Chrobry\n2 TYPE Historia Polski\n2 DATE <text:s/>17 JUN 1025\n",</text:p>
          </table:table-cell>
        </table:table-row>
        <table:table-row table:style-name="ro1">
          <table:table-cell table:formula="of:=IF(ISBLANK([$Dane.A7]);&quot;&quot;;COM.MICROSOFT.CONCAT(CHAR(34);[$Pola.A7];&quot;\n&quot;;[$Pola.B7];&quot;\n&quot;;[$Pola.C7];&quot;\n&quot;;IF(ISBLANK([$Dane.D7]);&quot;&quot;;COM.MICROSOFT.CONCAT([$Pola.D7];&quot;\n&quot;));CHAR(34);&quot;,&quot;))" office:value-type="string" office:string-value="&quot;1 EVEN zmarł Mieszko II Lambert\n2 TYPE Historia Polski\n2 DATE  1034\n&quot;," calcext:value-type="string">
            <text:p>"1 EVEN zmarł Mieszko II Lambert\n2 TYPE Historia Polski\n2 DATE <text:s/>1034\n",</text:p>
          </table:table-cell>
        </table:table-row>
        <table:table-row table:style-name="ro1">
          <table:table-cell table:formula="of:=IF(ISBLANK([$Dane.A8]);&quot;&quot;;COM.MICROSOFT.CONCAT(CHAR(34);[$Pola.A8];&quot;\n&quot;;[$Pola.B8];&quot;\n&quot;;[$Pola.C8];&quot;\n&quot;;IF(ISBLANK([$Dane.D8]);&quot;&quot;;COM.MICROSOFT.CONCAT([$Pola.D8];&quot;\n&quot;));CHAR(34);&quot;,&quot;))" office:value-type="string" office:string-value="&quot;1 EVEN początek panowania Kazimierza Odnowiciela\n2 TYPE Historia Polski\n2 DATE  1034\n&quot;," calcext:value-type="string">
            <text:p>"1 EVEN początek panowania Kazimierza Odnowiciela\n2 TYPE Historia Polski\n2 DATE <text:s/>1034\n",</text:p>
          </table:table-cell>
        </table:table-row>
        <table:table-row table:style-name="ro1">
          <table:table-cell table:formula="of:=IF(ISBLANK([$Dane.A9]);&quot;&quot;;COM.MICROSOFT.CONCAT(CHAR(34);[$Pola.A9];&quot;\n&quot;;[$Pola.B9];&quot;\n&quot;;[$Pola.C9];&quot;\n&quot;;IF(ISBLANK([$Dane.D9]);&quot;&quot;;COM.MICROSOFT.CONCAT([$Pola.D9];&quot;\n&quot;));CHAR(34);&quot;,&quot;))" office:value-type="string" office:string-value="&quot;1 EVEN nową stolicą Polski został Kraków\n2 TYPE Historia Polski\n2 DATE  1039\n&quot;," calcext:value-type="string">
            <text:p>"1 EVEN nową stolicą Polski został Kraków\n2 TYPE Historia Polski\n2 DATE <text:s/>1039\n",</text:p>
          </table:table-cell>
        </table:table-row>
        <table:table-row table:style-name="ro1">
          <table:table-cell table:formula="of:=IF(ISBLANK([$Dane.A10]);&quot;&quot;;COM.MICROSOFT.CONCAT(CHAR(34);[$Pola.A10];&quot;\n&quot;;[$Pola.B10];&quot;\n&quot;;[$Pola.C10];&quot;\n&quot;;IF(ISBLANK([$Dane.D10]);&quot;&quot;;COM.MICROSOFT.CONCAT([$Pola.D10];&quot;\n&quot;));CHAR(34);&quot;,&quot;))" office:value-type="string" office:string-value="&quot;1 EVEN zmarł Kazimierz Odnowiciel\n2 TYPE Historia Polski\n2 DATE  1058\n&quot;," calcext:value-type="string">
            <text:p>"1 EVEN zmarł Kazimierz Odnowiciel\n2 TYPE Historia Polski\n2 DATE <text:s/>1058\n",</text:p>
          </table:table-cell>
        </table:table-row>
        <table:table-row table:style-name="ro1">
          <table:table-cell table:formula="of:=IF(ISBLANK([$Dane.A11]);&quot;&quot;;COM.MICROSOFT.CONCAT(CHAR(34);[$Pola.A11];&quot;\n&quot;;[$Pola.B11];&quot;\n&quot;;[$Pola.C11];&quot;\n&quot;;IF(ISBLANK([$Dane.D11]);&quot;&quot;;COM.MICROSOFT.CONCAT([$Pola.D11];&quot;\n&quot;));CHAR(34);&quot;,&quot;))" office:value-type="string" office:string-value="&quot;1 EVEN początek panowania Bolesława II Szczodrego\n2 TYPE Historia Polski\n2 DATE  1058\n&quot;," calcext:value-type="string">
            <text:p>"1 EVEN początek panowania Bolesława II Szczodrego\n2 TYPE Historia Polski\n2 DATE <text:s/>1058\n",</text:p>
          </table:table-cell>
        </table:table-row>
        <table:table-row table:style-name="ro1">
          <table:table-cell table:formula="of:=IF(ISBLANK([$Dane.A12]);&quot;&quot;;COM.MICROSOFT.CONCAT(CHAR(34);[$Pola.A12];&quot;\n&quot;;[$Pola.B12];&quot;\n&quot;;[$Pola.C12];&quot;\n&quot;;IF(ISBLANK([$Dane.D12]);&quot;&quot;;COM.MICROSOFT.CONCAT([$Pola.D12];&quot;\n&quot;));CHAR(34);&quot;,&quot;))" office:value-type="string" office:string-value="&quot;1 EVEN w wyniku buntu Bolesław II uciekł z kraju\n2 TYPE Historia Polski\n2 DATE  1079\n&quot;," calcext:value-type="string">
            <text:p>"1 EVEN w wyniku buntu Bolesław II uciekł z kraju\n2 TYPE Historia Polski\n2 DATE <text:s/>1079\n",</text:p>
          </table:table-cell>
        </table:table-row>
        <table:table-row table:style-name="ro1">
          <table:table-cell table:formula="of:=IF(ISBLANK([$Dane.A13]);&quot;&quot;;COM.MICROSOFT.CONCAT(CHAR(34);[$Pola.A13];&quot;\n&quot;;[$Pola.B13];&quot;\n&quot;;[$Pola.C13];&quot;\n&quot;;IF(ISBLANK([$Dane.D13]);&quot;&quot;;COM.MICROSOFT.CONCAT([$Pola.D13];&quot;\n&quot;));CHAR(34);&quot;,&quot;))" office:value-type="string" office:string-value="&quot;1 EVEN początek panowania Władysława I Hermana\n2 TYPE Historia Polski\n2 DATE  1079\n&quot;," calcext:value-type="string">
            <text:p>"1 EVEN początek panowania Władysława I Hermana\n2 TYPE Historia Polski\n2 DATE <text:s/>1079\n",</text:p>
          </table:table-cell>
        </table:table-row>
        <table:table-row table:style-name="ro1">
          <table:table-cell table:formula="of:=IF(ISBLANK([$Dane.A14]);&quot;&quot;;COM.MICROSOFT.CONCAT(CHAR(34);[$Pola.A14];&quot;\n&quot;;[$Pola.B14];&quot;\n&quot;;[$Pola.C14];&quot;\n&quot;;IF(ISBLANK([$Dane.D14]);&quot;&quot;;COM.MICROSOFT.CONCAT([$Pola.D14];&quot;\n&quot;));CHAR(34);&quot;,&quot;))" office:value-type="string" office:string-value="&quot;1 EVEN zmarł Władysław I\n2 TYPE Historia Polski\n2 DATE  1102\n&quot;," calcext:value-type="string">
            <text:p>"1 EVEN zmarł Władysław I\n2 TYPE Historia Polski\n2 DATE <text:s/>1102\n",</text:p>
          </table:table-cell>
        </table:table-row>
        <table:table-row table:style-name="ro1">
          <table:table-cell table:formula="of:=IF(ISBLANK([$Dane.A15]);&quot;&quot;;COM.MICROSOFT.CONCAT(CHAR(34);[$Pola.A15];&quot;\n&quot;;[$Pola.B15];&quot;\n&quot;;[$Pola.C15];&quot;\n&quot;;IF(ISBLANK([$Dane.D15]);&quot;&quot;;COM.MICROSOFT.CONCAT([$Pola.D15];&quot;\n&quot;));CHAR(34);&quot;,&quot;))" office:value-type="string" office:string-value="&quot;1 EVEN początek panowania Bolesława III Krzywoustego\n2 TYPE Historia Polski\n2 DATE  1102\n&quot;," calcext:value-type="string">
            <text:p>"1 EVEN początek panowania Bolesława III Krzywoustego\n2 TYPE Historia Polski\n2 DATE <text:s/>1102\n",</text:p>
          </table:table-cell>
        </table:table-row>
        <table:table-row table:style-name="ro1">
          <table:table-cell table:formula="of:=IF(ISBLANK([$Dane.A16]);&quot;&quot;;COM.MICROSOFT.CONCAT(CHAR(34);[$Pola.A16];&quot;\n&quot;;[$Pola.B16];&quot;\n&quot;;[$Pola.C16];&quot;\n&quot;;IF(ISBLANK([$Dane.D16]);&quot;&quot;;COM.MICROSOFT.CONCAT([$Pola.D16];&quot;\n&quot;));CHAR(34);&quot;,&quot;))" office:value-type="string" office:string-value="&quot;1 EVEN zmarł Bolesław Krzywousty; początek rozbicia dzielnicowego\n2 TYPE Historia Polski\n2 DATE  28 OCT 1138\n&quot;," calcext:value-type="string">
            <text:p>"1 EVEN zmarł Bolesław Krzywousty; początek rozbicia dzielnicowego\n2 TYPE Historia Polski\n2 DATE <text:s/>28 OCT 1138\n",</text:p>
          </table:table-cell>
        </table:table-row>
        <table:table-row table:style-name="ro1">
          <table:table-cell table:formula="of:=IF(ISBLANK([$Dane.A17]);&quot;&quot;;COM.MICROSOFT.CONCAT(CHAR(34);[$Pola.A17];&quot;\n&quot;;[$Pola.B17];&quot;\n&quot;;[$Pola.C17];&quot;\n&quot;;IF(ISBLANK([$Dane.D17]);&quot;&quot;;COM.MICROSOFT.CONCAT([$Pola.D17];&quot;\n&quot;));CHAR(34);&quot;,&quot;))" office:value-type="string" office:string-value="&quot;1 EVEN zakon krzyżacki otrzymał od Konrada Mazowieckiego w dzierżawę ziemię chełmińską\n2 TYPE Historia Polski\n2 DATE  1228\n&quot;," calcext:value-type="string">
            <text:p>"1 EVEN zakon krzyżacki otrzymał od Konrada Mazowieckiego w dzierżawę ziemię chełmińską\n2 TYPE Historia Polski\n2 DATE <text:s/>1228\n",</text:p>
          </table:table-cell>
        </table:table-row>
        <table:table-row table:style-name="ro1">
          <table:table-cell table:formula="of:=IF(ISBLANK([$Dane.A18]);&quot;&quot;;COM.MICROSOFT.CONCAT(CHAR(34);[$Pola.A18];&quot;\n&quot;;[$Pola.B18];&quot;\n&quot;;[$Pola.C18];&quot;\n&quot;;IF(ISBLANK([$Dane.D18]);&quot;&quot;;COM.MICROSOFT.CONCAT([$Pola.D18];&quot;\n&quot;));CHAR(34);&quot;,&quot;))" office:value-type="string" office:string-value="&quot;1 EVEN najazd Tatarów na Polskę\n2 TYPE Historia Polski\n2 DATE  1241\n&quot;," calcext:value-type="string">
            <text:p>"1 EVEN najazd Tatarów na Polskę\n2 TYPE Historia Polski\n2 DATE <text:s/>1241\n",</text:p>
          </table:table-cell>
        </table:table-row>
        <table:table-row table:style-name="ro1">
          <table:table-cell table:formula="of:=IF(ISBLANK([$Dane.A19]);&quot;&quot;;COM.MICROSOFT.CONCAT(CHAR(34);[$Pola.A19];&quot;\n&quot;;[$Pola.B19];&quot;\n&quot;;[$Pola.C19];&quot;\n&quot;;IF(ISBLANK([$Dane.D19]);&quot;&quot;;COM.MICROSOFT.CONCAT([$Pola.D19];&quot;\n&quot;));CHAR(34);&quot;,&quot;))" office:value-type="string" office:string-value="&quot;1 EVEN drugi najazd Tatarów na Polskę\n2 TYPE Historia Polski\n2 DATE  FROM 1259 TO 1260\n&quot;," calcext:value-type="string">
            <text:p>"1 EVEN drugi najazd Tatarów na Polskę\n2 TYPE Historia Polski\n2 DATE <text:s/>FROM 1259 TO 1260\n",</text:p>
          </table:table-cell>
        </table:table-row>
        <table:table-row table:style-name="ro1">
          <table:table-cell table:formula="of:=IF(ISBLANK([$Dane.A20]);&quot;&quot;;COM.MICROSOFT.CONCAT(CHAR(34);[$Pola.A20];&quot;\n&quot;;[$Pola.B20];&quot;\n&quot;;[$Pola.C20];&quot;\n&quot;;IF(ISBLANK([$Dane.D20]);&quot;&quot;;COM.MICROSOFT.CONCAT([$Pola.D20];&quot;\n&quot;));CHAR(34);&quot;,&quot;))" office:value-type="string" office:string-value="&quot;1 EVEN Krzyżacy dokonali rzezi mieszkańców Gdańska\n2 TYPE Historia Polski\n2 DATE  1308\n&quot;," calcext:value-type="string">
            <text:p>"1 EVEN Krzyżacy dokonali rzezi mieszkańców Gdańska\n2 TYPE Historia Polski\n2 DATE <text:s/>1308\n",</text:p>
          </table:table-cell>
        </table:table-row>
        <table:table-row table:style-name="ro1">
          <table:table-cell table:formula="of:=IF(ISBLANK([$Dane.A21]);&quot;&quot;;COM.MICROSOFT.CONCAT(CHAR(34);[$Pola.A21];&quot;\n&quot;;[$Pola.B21];&quot;\n&quot;;[$Pola.C21];&quot;\n&quot;;IF(ISBLANK([$Dane.D21]);&quot;&quot;;COM.MICROSOFT.CONCAT([$Pola.D21];&quot;\n&quot;));CHAR(34);&quot;,&quot;))" office:value-type="string" office:string-value="&quot;1 EVEN w Krakowie koronowano Władysława Łokietka; ponowne zjednoczenie Polski i koniec rozbicia dzielnicowego\n2 TYPE Historia Polski\n2 DATE  20 JAN 1320\n&quot;," calcext:value-type="string">
            <text:p>"1 EVEN w Krakowie koronowano Władysława Łokietka; ponowne zjednoczenie Polski i koniec rozbicia dzielnicowego\n2 TYPE Historia Polski\n2 DATE <text:s/>20 JAN 1320\n",</text:p>
          </table:table-cell>
        </table:table-row>
        <table:table-row table:style-name="ro1">
          <table:table-cell table:formula="of:=IF(ISBLANK([$Dane.A22]);&quot;&quot;;COM.MICROSOFT.CONCAT(CHAR(34);[$Pola.A22];&quot;\n&quot;;[$Pola.B22];&quot;\n&quot;;[$Pola.C22];&quot;\n&quot;;IF(ISBLANK([$Dane.D22]);&quot;&quot;;COM.MICROSOFT.CONCAT([$Pola.D22];&quot;\n&quot;));CHAR(34);&quot;,&quot;))" office:value-type="string" office:string-value="&quot;1 EVEN Władysław Łokietek pokonał Krzyżaków w bitwie pod Płowcami\n2 TYPE Historia Polski\n2 DATE  27 SEP 1331\n&quot;," calcext:value-type="string">
            <text:p>"1 EVEN Władysław Łokietek pokonał Krzyżaków w bitwie pod Płowcami\n2 TYPE Historia Polski\n2 DATE <text:s/>27 SEP 1331\n",</text:p>
          </table:table-cell>
        </table:table-row>
        <table:table-row table:style-name="ro1">
          <table:table-cell table:formula="of:=IF(ISBLANK([$Dane.A23]);&quot;&quot;;COM.MICROSOFT.CONCAT(CHAR(34);[$Pola.A23];&quot;\n&quot;;[$Pola.B23];&quot;\n&quot;;[$Pola.C23];&quot;\n&quot;;IF(ISBLANK([$Dane.D23]);&quot;&quot;;COM.MICROSOFT.CONCAT([$Pola.D23];&quot;\n&quot;));CHAR(34);&quot;,&quot;))" office:value-type="string" office:string-value="&quot;1 EVEN zmarł Władysław Łokietek\n2 TYPE Historia Polski\n2 DATE  2 MAR 1333\n&quot;," calcext:value-type="string">
            <text:p>"1 EVEN zmarł Władysław Łokietek\n2 TYPE Historia Polski\n2 DATE <text:s/>2 MAR 1333\n",</text:p>
          </table:table-cell>
        </table:table-row>
        <table:table-row table:style-name="ro1">
          <table:table-cell table:formula="of:=IF(ISBLANK([$Dane.A24]);&quot;&quot;;COM.MICROSOFT.CONCAT(CHAR(34);[$Pola.A24];&quot;\n&quot;;[$Pola.B24];&quot;\n&quot;;[$Pola.C24];&quot;\n&quot;;IF(ISBLANK([$Dane.D24]);&quot;&quot;;COM.MICROSOFT.CONCAT([$Pola.D24];&quot;\n&quot;));CHAR(34);&quot;,&quot;))" office:value-type="string" office:string-value="&quot;1 EVEN w katedrze wawelskiej koronowano Kazimierza Wielkiego\n2 TYPE Historia Polski\n2 DATE  25 APR 1333\n&quot;," calcext:value-type="string">
            <text:p>"1 EVEN w katedrze wawelskiej koronowano Kazimierza Wielkiego\n2 TYPE Historia Polski\n2 DATE <text:s/>25 APR 1333\n",</text:p>
          </table:table-cell>
        </table:table-row>
        <table:table-row table:style-name="ro1">
          <table:table-cell table:formula="of:=IF(ISBLANK([$Dane.A25]);&quot;&quot;;COM.MICROSOFT.CONCAT(CHAR(34);[$Pola.A25];&quot;\n&quot;;[$Pola.B25];&quot;\n&quot;;[$Pola.C25];&quot;\n&quot;;IF(ISBLANK([$Dane.D25]);&quot;&quot;;COM.MICROSOFT.CONCAT([$Pola.D25];&quot;\n&quot;));CHAR(34);&quot;,&quot;))" office:value-type="string" office:string-value="&quot;1 EVEN Kazimierz Wielki założył Akademię Krakowską\n2 TYPE Historia Polski\n2 DATE  12 MAY 1364\n&quot;," calcext:value-type="string">
            <text:p>"1 EVEN Kazimierz Wielki założył Akademię Krakowską\n2 TYPE Historia Polski\n2 DATE <text:s/>12 MAY 1364\n",</text:p>
          </table:table-cell>
        </table:table-row>
        <table:table-row table:style-name="ro1">
          <table:table-cell table:formula="of:=IF(ISBLANK([$Dane.A26]);&quot;&quot;;COM.MICROSOFT.CONCAT(CHAR(34);[$Pola.A26];&quot;\n&quot;;[$Pola.B26];&quot;\n&quot;;[$Pola.C26];&quot;\n&quot;;IF(ISBLANK([$Dane.D26]);&quot;&quot;;COM.MICROSOFT.CONCAT([$Pola.D26];&quot;\n&quot;));CHAR(34);&quot;,&quot;))" office:value-type="string" office:string-value="&quot;1 EVEN zmarł Kazimierz Wielki\n2 TYPE Historia Polski\n2 DATE  5 NOV 1370\n&quot;," calcext:value-type="string">
            <text:p>"1 EVEN zmarł Kazimierz Wielki\n2 TYPE Historia Polski\n2 DATE <text:s/>5 NOV 1370\n",</text:p>
          </table:table-cell>
        </table:table-row>
        <table:table-row table:style-name="ro1">
          <table:table-cell table:formula="of:=IF(ISBLANK([$Dane.A27]);&quot;&quot;;COM.MICROSOFT.CONCAT(CHAR(34);[$Pola.A27];&quot;\n&quot;;[$Pola.B27];&quot;\n&quot;;[$Pola.C27];&quot;\n&quot;;IF(ISBLANK([$Dane.D27]);&quot;&quot;;COM.MICROSOFT.CONCAT([$Pola.D27];&quot;\n&quot;));CHAR(34);&quot;,&quot;))" office:value-type="string" office:string-value="&quot;1 EVEN koronowano Ludwika Węgierskiego\n2 TYPE Historia Polski\n2 DATE  17 NOV 1370\n&quot;," calcext:value-type="string">
            <text:p>"1 EVEN koronowano Ludwika Węgierskiego\n2 TYPE Historia Polski\n2 DATE <text:s/>17 NOV 1370\n",</text:p>
          </table:table-cell>
        </table:table-row>
        <table:table-row table:style-name="ro1">
          <table:table-cell table:formula="of:=IF(ISBLANK([$Dane.A28]);&quot;&quot;;COM.MICROSOFT.CONCAT(CHAR(34);[$Pola.A28];&quot;\n&quot;;[$Pola.B28];&quot;\n&quot;;[$Pola.C28];&quot;\n&quot;;IF(ISBLANK([$Dane.D28]);&quot;&quot;;COM.MICROSOFT.CONCAT([$Pola.D28];&quot;\n&quot;));CHAR(34);&quot;,&quot;))" office:value-type="string" office:string-value="&quot;1 EVEN zmarł Ludwik Węgierski\n2 TYPE Historia Polski\n2 DATE  1382\n&quot;," calcext:value-type="string">
            <text:p>"1 EVEN zmarł Ludwik Węgierski\n2 TYPE Historia Polski\n2 DATE <text:s/>1382\n",</text:p>
          </table:table-cell>
        </table:table-row>
        <table:table-row table:style-name="ro1">
          <table:table-cell table:formula="of:=IF(ISBLANK([$Dane.A29]);&quot;&quot;;COM.MICROSOFT.CONCAT(CHAR(34);[$Pola.A29];&quot;\n&quot;;[$Pola.B29];&quot;\n&quot;;[$Pola.C29];&quot;\n&quot;;IF(ISBLANK([$Dane.D29]);&quot;&quot;;COM.MICROSOFT.CONCAT([$Pola.D29];&quot;\n&quot;));CHAR(34);&quot;,&quot;))" office:value-type="string" office:string-value="&quot;1 EVEN koronowano Jadwigę Andegaweńską\n2 TYPE Historia Polski\n2 DATE  16 OCT 1384\n&quot;," calcext:value-type="string">
            <text:p>"1 EVEN koronowano Jadwigę Andegaweńską\n2 TYPE Historia Polski\n2 DATE <text:s/>16 OCT 1384\n",</text:p>
          </table:table-cell>
        </table:table-row>
        <table:table-row table:style-name="ro1">
          <table:table-cell table:formula="of:=IF(ISBLANK([$Dane.A30]);&quot;&quot;;COM.MICROSOFT.CONCAT(CHAR(34);[$Pola.A30];&quot;\n&quot;;[$Pola.B30];&quot;\n&quot;;[$Pola.C30];&quot;\n&quot;;IF(ISBLANK([$Dane.D30]);&quot;&quot;;COM.MICROSOFT.CONCAT([$Pola.D30];&quot;\n&quot;));CHAR(34);&quot;,&quot;))" office:value-type="string" office:string-value="&quot;1 EVEN Polska z Litwą zawarły unię w Krewie\n2 TYPE Historia Polski\n2 DATE  14 AUG 1385\n&quot;," calcext:value-type="string">
            <text:p>"1 EVEN Polska z Litwą zawarły unię w Krewie\n2 TYPE Historia Polski\n2 DATE <text:s/>14 AUG 1385\n",</text:p>
          </table:table-cell>
        </table:table-row>
        <table:table-row table:style-name="ro1">
          <table:table-cell table:formula="of:=IF(ISBLANK([$Dane.A31]);&quot;&quot;;COM.MICROSOFT.CONCAT(CHAR(34);[$Pola.A31];&quot;\n&quot;;[$Pola.B31];&quot;\n&quot;;[$Pola.C31];&quot;\n&quot;;IF(ISBLANK([$Dane.D31]);&quot;&quot;;COM.MICROSOFT.CONCAT([$Pola.D31];&quot;\n&quot;));CHAR(34);&quot;,&quot;))" office:value-type="string" office:string-value="&quot;1 EVEN koronowano Władysława Jagiełły\n2 TYPE Historia Polski\n2 DATE  15 FEB 1386\n&quot;," calcext:value-type="string">
            <text:p>"1 EVEN koronowano Władysława Jagiełły\n2 TYPE Historia Polski\n2 DATE <text:s/>15 FEB 1386\n",</text:p>
          </table:table-cell>
        </table:table-row>
        <table:table-row table:style-name="ro1">
          <table:table-cell table:formula="of:=IF(ISBLANK([$Dane.A32]);&quot;&quot;;COM.MICROSOFT.CONCAT(CHAR(34);[$Pola.A32];&quot;\n&quot;;[$Pola.B32];&quot;\n&quot;;[$Pola.C32];&quot;\n&quot;;IF(ISBLANK([$Dane.D32]);&quot;&quot;;COM.MICROSOFT.CONCAT([$Pola.D32];&quot;\n&quot;));CHAR(34);&quot;,&quot;))" office:value-type="string" office:string-value="&quot;1 EVEN zmarła Jadwiga Andegaweńska\n2 TYPE Historia Polski\n2 DATE  17 JUL 1399\n&quot;," calcext:value-type="string">
            <text:p>"1 EVEN zmarła Jadwiga Andegaweńska\n2 TYPE Historia Polski\n2 DATE <text:s/>17 JUL 1399\n",</text:p>
          </table:table-cell>
        </table:table-row>
        <table:table-row table:style-name="ro1">
          <table:table-cell table:formula="of:=IF(ISBLANK([$Dane.A33]);&quot;&quot;;COM.MICROSOFT.CONCAT(CHAR(34);[$Pola.A33];&quot;\n&quot;;[$Pola.B33];&quot;\n&quot;;[$Pola.C33];&quot;\n&quot;;IF(ISBLANK([$Dane.D33]);&quot;&quot;;COM.MICROSOFT.CONCAT([$Pola.D33];&quot;\n&quot;));CHAR(34);&quot;,&quot;))" office:value-type="string" office:string-value="&quot;1 EVEN brat Władysława Jagiełły, Witold, został wielki księciem litewskim\n2 TYPE Historia Polski\n2 DATE  1401\n&quot;," calcext:value-type="string">
            <text:p>"1 EVEN brat Władysława Jagiełły, Witold, został wielki księciem litewskim\n2 TYPE Historia Polski\n2 DATE <text:s/>1401\n",</text:p>
          </table:table-cell>
        </table:table-row>
        <table:table-row table:style-name="ro1">
          <table:table-cell table:formula="of:=IF(ISBLANK([$Dane.A34]);&quot;&quot;;COM.MICROSOFT.CONCAT(CHAR(34);[$Pola.A34];&quot;\n&quot;;[$Pola.B34];&quot;\n&quot;;[$Pola.C34];&quot;\n&quot;;IF(ISBLANK([$Dane.D34]);&quot;&quot;;COM.MICROSOFT.CONCAT([$Pola.D34];&quot;\n&quot;));CHAR(34);&quot;,&quot;))" office:value-type="string" office:string-value="&quot;1 EVEN Krzyżacy wkroczyli na Kujawy i ziemię dobrzyńską; początek wielkiej wojny z zakonem krzyżackim\n2 TYPE Historia Polski\n2 DATE  12 AUG 1409\n&quot;," calcext:value-type="string">
            <text:p>"1 EVEN Krzyżacy wkroczyli na Kujawy i ziemię dobrzyńską; początek wielkiej wojny z zakonem krzyżackim\n2 TYPE Historia Polski\n2 DATE <text:s/>12 AUG 1409\n",</text:p>
          </table:table-cell>
        </table:table-row>
        <table:table-row table:style-name="ro1">
          <table:table-cell table:formula="of:=IF(ISBLANK([$Dane.A35]);&quot;&quot;;COM.MICROSOFT.CONCAT(CHAR(34);[$Pola.A35];&quot;\n&quot;;[$Pola.B35];&quot;\n&quot;;[$Pola.C35];&quot;\n&quot;;IF(ISBLANK([$Dane.D35]);&quot;&quot;;COM.MICROSOFT.CONCAT([$Pola.D35];&quot;\n&quot;));CHAR(34);&quot;,&quot;))" office:value-type="string" office:string-value="&quot;1 EVEN bitwa pod Grunwaldem\n2 TYPE Historia Polski\n2 DATE  15 JUL 1410\n&quot;," calcext:value-type="string">
            <text:p>"1 EVEN bitwa pod Grunwaldem\n2 TYPE Historia Polski\n2 DATE <text:s/>15 JUL 1410\n",</text:p>
          </table:table-cell>
        </table:table-row>
        <table:table-row table:style-name="ro1">
          <table:table-cell table:formula="of:=IF(ISBLANK([$Dane.A36]);&quot;&quot;;COM.MICROSOFT.CONCAT(CHAR(34);[$Pola.A36];&quot;\n&quot;;[$Pola.B36];&quot;\n&quot;;[$Pola.C36];&quot;\n&quot;;IF(ISBLANK([$Dane.D36]);&quot;&quot;;COM.MICROSOFT.CONCAT([$Pola.D36];&quot;\n&quot;));CHAR(34);&quot;,&quot;))" office:value-type="string" office:string-value="&quot;1 EVEN w Toruniu zawarto pokój, na mocy którego Krzyżacy oddali Polsce ziemię dobrzyńską oraz Litwie Żmudź\n2 TYPE Historia Polski\n2 DATE  1 FEB 1411\n&quot;," calcext:value-type="string">
            <text:p>"1 EVEN w Toruniu zawarto pokój, na mocy którego Krzyżacy oddali Polsce ziemię dobrzyńską oraz Litwie Żmudź\n2 TYPE Historia Polski\n2 DATE <text:s/>1 FEB 1411\n",</text:p>
          </table:table-cell>
        </table:table-row>
        <table:table-row table:style-name="ro1">
          <table:table-cell table:formula="of:=IF(ISBLANK([$Dane.A37]);&quot;&quot;;COM.MICROSOFT.CONCAT(CHAR(34);[$Pola.A37];&quot;\n&quot;;[$Pola.B37];&quot;\n&quot;;[$Pola.C37];&quot;\n&quot;;IF(ISBLANK([$Dane.D37]);&quot;&quot;;COM.MICROSOFT.CONCAT([$Pola.D37];&quot;\n&quot;));CHAR(34);&quot;,&quot;))" office:value-type="string" office:string-value="&quot;1 EVEN zmarł wielki książę litewski Witold\n2 TYPE Historia Polski\n2 DATE  27 OCT 1430\n&quot;," calcext:value-type="string">
            <text:p>"1 EVEN zmarł wielki książę litewski Witold\n2 TYPE Historia Polski\n2 DATE <text:s/>27 OCT 1430\n",</text:p>
          </table:table-cell>
        </table:table-row>
        <table:table-row table:style-name="ro1">
          <table:table-cell table:formula="of:=IF(ISBLANK([$Dane.A38]);&quot;&quot;;COM.MICROSOFT.CONCAT(CHAR(34);[$Pola.A38];&quot;\n&quot;;[$Pola.B38];&quot;\n&quot;;[$Pola.C38];&quot;\n&quot;;IF(ISBLANK([$Dane.D38]);&quot;&quot;;COM.MICROSOFT.CONCAT([$Pola.D38];&quot;\n&quot;));CHAR(34);&quot;,&quot;))" office:value-type="string" office:string-value="&quot;1 EVEN zmarł Władysław Jagiełło\n2 TYPE Historia Polski\n2 DATE  1 JUN 1434\n&quot;," calcext:value-type="string">
            <text:p>"1 EVEN zmarł Władysław Jagiełło\n2 TYPE Historia Polski\n2 DATE <text:s/>1 JUN 1434\n",</text:p>
          </table:table-cell>
        </table:table-row>
        <table:table-row table:style-name="ro1">
          <table:table-cell table:formula="of:=IF(ISBLANK([$Dane.A39]);&quot;&quot;;COM.MICROSOFT.CONCAT(CHAR(34);[$Pola.A39];&quot;\n&quot;;[$Pola.B39];&quot;\n&quot;;[$Pola.C39];&quot;\n&quot;;IF(ISBLANK([$Dane.D39]);&quot;&quot;;COM.MICROSOFT.CONCAT([$Pola.D39];&quot;\n&quot;));CHAR(34);&quot;,&quot;))" office:value-type="string" office:string-value="&quot;1 EVEN koronowano Władysława III Warneńczyka\n2 TYPE Historia Polski\n2 DATE  25 JUL 1434\n&quot;," calcext:value-type="string">
            <text:p>"1 EVEN koronowano Władysława III Warneńczyka\n2 TYPE Historia Polski\n2 DATE <text:s/>25 JUL 1434\n",</text:p>
          </table:table-cell>
        </table:table-row>
        <table:table-row table:style-name="ro1">
          <table:table-cell table:formula="of:=IF(ISBLANK([$Dane.A40]);&quot;&quot;;COM.MICROSOFT.CONCAT(CHAR(34);[$Pola.A40];&quot;\n&quot;;[$Pola.B40];&quot;\n&quot;;[$Pola.C40];&quot;\n&quot;;IF(ISBLANK([$Dane.D40]);&quot;&quot;;COM.MICROSOFT.CONCAT([$Pola.D40];&quot;\n&quot;));CHAR(34);&quot;,&quot;))" office:value-type="string" office:string-value="&quot;1 EVEN wojska węgierskie przegrały z Turkami pod Warną – podczas bitwy zginął Władysław III\n2 TYPE Historia Polski\n2 DATE  10 NOV 1434\n&quot;," calcext:value-type="string">
            <text:p>"1 EVEN wojska węgierskie przegrały z Turkami pod Warną – podczas bitwy zginął Władysław III\n2 TYPE Historia Polski\n2 DATE <text:s/>10 NOV 1434\n",</text:p>
          </table:table-cell>
        </table:table-row>
        <table:table-row table:style-name="ro1">
          <table:table-cell table:formula="of:=IF(ISBLANK([$Dane.A41]);&quot;&quot;;COM.MICROSOFT.CONCAT(CHAR(34);[$Pola.A41];&quot;\n&quot;;[$Pola.B41];&quot;\n&quot;;[$Pola.C41];&quot;\n&quot;;IF(ISBLANK([$Dane.D41]);&quot;&quot;;COM.MICROSOFT.CONCAT([$Pola.D41];&quot;\n&quot;));CHAR(34);&quot;,&quot;))" office:value-type="string" office:string-value="&quot;1 EVEN królem Polski i Litwy został Kazimierz Jagiellończyk – podczas koronacji zawarto unię personalną obu państw na zasadzie równorzędności\n2 TYPE Historia Polski\n2 DATE  25 JUN 1447\n&quot;," calcext:value-type="string">
            <text:p>"1 EVEN królem Polski i Litwy został Kazimierz Jagiellończyk – podczas koronacji zawarto unię personalną obu państw na zasadzie równorzędności\n2 TYPE Historia Polski\n2 DATE <text:s/>25 JUN 1447\n",</text:p>
          </table:table-cell>
        </table:table-row>
        <table:table-row table:style-name="ro1">
          <table:table-cell table:formula="of:=IF(ISBLANK([$Dane.A42]);&quot;&quot;;COM.MICROSOFT.CONCAT(CHAR(34);[$Pola.A42];&quot;\n&quot;;[$Pola.B42];&quot;\n&quot;;[$Pola.C42];&quot;\n&quot;;IF(ISBLANK([$Dane.D42]);&quot;&quot;;COM.MICROSOFT.CONCAT([$Pola.D42];&quot;\n&quot;));CHAR(34);&quot;,&quot;))" office:value-type="string" office:string-value="&quot;1 EVEN początek wojny trzynastoletniej\n2 TYPE Historia Polski\n2 DATE  1454\n&quot;," calcext:value-type="string">
            <text:p>"1 EVEN początek wojny trzynastoletniej\n2 TYPE Historia Polski\n2 DATE <text:s/>1454\n",</text:p>
          </table:table-cell>
        </table:table-row>
        <table:table-row table:style-name="ro1">
          <table:table-cell table:formula="of:=IF(ISBLANK([$Dane.A43]);&quot;&quot;;COM.MICROSOFT.CONCAT(CHAR(34);[$Pola.A43];&quot;\n&quot;;[$Pola.B43];&quot;\n&quot;;[$Pola.C43];&quot;\n&quot;;IF(ISBLANK([$Dane.D43]);&quot;&quot;;COM.MICROSOFT.CONCAT([$Pola.D43];&quot;\n&quot;));CHAR(34);&quot;,&quot;))" office:value-type="string" office:string-value="&quot;1 EVEN Kazimierz Jagiellończyk inkorporował Prusy do Królestwa Polskiego\n2 TYPE Historia Polski\n2 DATE  6 MAR 1454\n&quot;," calcext:value-type="string">
            <text:p>"1 EVEN Kazimierz Jagiellończyk inkorporował Prusy do Królestwa Polskiego\n2 TYPE Historia Polski\n2 DATE <text:s/>6 MAR 1454\n",</text:p>
          </table:table-cell>
        </table:table-row>
        <table:table-row table:style-name="ro1">
          <table:table-cell table:formula="of:=IF(ISBLANK([$Dane.A44]);&quot;&quot;;COM.MICROSOFT.CONCAT(CHAR(34);[$Pola.A44];&quot;\n&quot;;[$Pola.B44];&quot;\n&quot;;[$Pola.C44];&quot;\n&quot;;IF(ISBLANK([$Dane.D44]);&quot;&quot;;COM.MICROSOFT.CONCAT([$Pola.D44];&quot;\n&quot;));CHAR(34);&quot;,&quot;))" office:value-type="string" office:string-value="&quot;1 EVEN na mocy II pokoju toruńskiego zakończono wojnę trzynastoletnią\n2 TYPE Historia Polski\n2 DATE  19 OCT 1466\n&quot;," calcext:value-type="string">
            <text:p>"1 EVEN na mocy II pokoju toruńskiego zakończono wojnę trzynastoletnią\n2 TYPE Historia Polski\n2 DATE <text:s/>19 OCT 1466\n",</text:p>
          </table:table-cell>
        </table:table-row>
        <table:table-row table:style-name="ro1">
          <table:table-cell table:formula="of:=IF(ISBLANK([$Dane.A45]);&quot;&quot;;COM.MICROSOFT.CONCAT(CHAR(34);[$Pola.A45];&quot;\n&quot;;[$Pola.B45];&quot;\n&quot;;[$Pola.C45];&quot;\n&quot;;IF(ISBLANK([$Dane.D45]);&quot;&quot;;COM.MICROSOFT.CONCAT([$Pola.D45];&quot;\n&quot;));CHAR(34);&quot;,&quot;))" office:value-type="string" office:string-value="&quot;1 EVEN urodził się Mikołaj Kopernik\n2 TYPE Historia Polski\n2 DATE  19 FEB 1473\n&quot;," calcext:value-type="string">
            <text:p>"1 EVEN urodził się Mikołaj Kopernik\n2 TYPE Historia Polski\n2 DATE <text:s/>19 FEB 1473\n",</text:p>
          </table:table-cell>
        </table:table-row>
        <table:table-row table:style-name="ro1">
          <table:table-cell table:formula="of:=IF(ISBLANK([$Dane.A46]);&quot;&quot;;COM.MICROSOFT.CONCAT(CHAR(34);[$Pola.A46];&quot;\n&quot;;[$Pola.B46];&quot;\n&quot;;[$Pola.C46];&quot;\n&quot;;IF(ISBLANK([$Dane.D46]);&quot;&quot;;COM.MICROSOFT.CONCAT([$Pola.D46];&quot;\n&quot;));CHAR(34);&quot;,&quot;))" office:value-type="string" office:string-value="&quot;1 EVEN początek panowania Jana Olbrachta; zerwano unię personalną pomiędzy Polską a Litwą w wyniku obsadzenia syna Kazimierza Jagiellończyka, Aleksandra, na wielkiego księcia litewskiego\n2 TYPE Historia Polski\n2 DATE  1492\n&quot;," calcext:value-type="string">
            <text:p>"1 EVEN początek panowania Jana Olbrachta; zerwano unię personalną pomiędzy Polską a Litwą w wyniku obsadzenia syna Kazimierza Jagiellończyka, Aleksandra, na wielkiego księcia litewskiego\n2 TYPE Historia Polski\n2 DATE <text:s/>1492\n",</text:p>
          </table:table-cell>
        </table:table-row>
        <table:table-row table:style-name="ro1">
          <table:table-cell table:formula="of:=IF(ISBLANK([$Dane.A47]);&quot;&quot;;COM.MICROSOFT.CONCAT(CHAR(34);[$Pola.A47];&quot;\n&quot;;[$Pola.B47];&quot;\n&quot;;[$Pola.C47];&quot;\n&quot;;IF(ISBLANK([$Dane.D47]);&quot;&quot;;COM.MICROSOFT.CONCAT([$Pola.D47];&quot;\n&quot;));CHAR(34);&quot;,&quot;))" office:value-type="string" office:string-value="&quot;1 EVEN zmarł Jan Olbracht\n2 TYPE Historia Polski\n2 DATE  17 JUN 1501\n&quot;," calcext:value-type="string">
            <text:p>"1 EVEN zmarł Jan Olbracht\n2 TYPE Historia Polski\n2 DATE <text:s/>17 JUN 1501\n",</text:p>
          </table:table-cell>
        </table:table-row>
        <table:table-row table:style-name="ro1">
          <table:table-cell table:formula="of:=IF(ISBLANK([$Dane.A48]);&quot;&quot;;COM.MICROSOFT.CONCAT(CHAR(34);[$Pola.A48];&quot;\n&quot;;[$Pola.B48];&quot;\n&quot;;[$Pola.C48];&quot;\n&quot;;IF(ISBLANK([$Dane.D48]);&quot;&quot;;COM.MICROSOFT.CONCAT([$Pola.D48];&quot;\n&quot;));CHAR(34);&quot;,&quot;))" office:value-type="string" office:string-value="&quot;1 EVEN Aleksander Jagiellończyk został koronowany\n2 TYPE Historia Polski\n2 DATE  12 DEC 1501\n&quot;," calcext:value-type="string">
            <text:p>"1 EVEN Aleksander Jagiellończyk został koronowany\n2 TYPE Historia Polski\n2 DATE <text:s/>12 DEC 1501\n",</text:p>
          </table:table-cell>
        </table:table-row>
        <table:table-row table:style-name="ro1">
          <table:table-cell table:formula="of:=IF(ISBLANK([$Dane.A49]);&quot;&quot;;COM.MICROSOFT.CONCAT(CHAR(34);[$Pola.A49];&quot;\n&quot;;[$Pola.B49];&quot;\n&quot;;[$Pola.C49];&quot;\n&quot;;IF(ISBLANK([$Dane.D49]);&quot;&quot;;COM.MICROSOFT.CONCAT([$Pola.D49];&quot;\n&quot;));CHAR(34);&quot;,&quot;))" office:value-type="string" office:string-value="&quot;1 EVEN zmarł Aleksander Jagiellończyk\n2 TYPE Historia Polski\n2 DATE  1506\n&quot;," calcext:value-type="string">
            <text:p>"1 EVEN zmarł Aleksander Jagiellończyk\n2 TYPE Historia Polski\n2 DATE <text:s/>1506\n",</text:p>
          </table:table-cell>
        </table:table-row>
        <table:table-row table:style-name="ro1">
          <table:table-cell table:formula="of:=IF(ISBLANK([$Dane.A50]);&quot;&quot;;COM.MICROSOFT.CONCAT(CHAR(34);[$Pola.A50];&quot;\n&quot;;[$Pola.B50];&quot;\n&quot;;[$Pola.C50];&quot;\n&quot;;IF(ISBLANK([$Dane.D50]);&quot;&quot;;COM.MICROSOFT.CONCAT([$Pola.D50];&quot;\n&quot;));CHAR(34);&quot;,&quot;))" office:value-type="string" office:string-value="&quot;1 EVEN sejm zebrany w Piotrkowie wybrał Zygmunta Starego na króla polski i wielkiego księcia litewskiego\n2 TYPE Historia Polski\n2 DATE  8 DEC 1506\n&quot;," calcext:value-type="string">
            <text:p>"1 EVEN sejm zebrany w Piotrkowie wybrał Zygmunta Starego na króla polski i wielkiego księcia litewskiego\n2 TYPE Historia Polski\n2 DATE <text:s/>8 DEC 1506\n",</text:p>
          </table:table-cell>
        </table:table-row>
        <table:table-row table:style-name="ro1">
          <table:table-cell table:formula="of:=IF(ISBLANK([$Dane.A51]);&quot;&quot;;COM.MICROSOFT.CONCAT(CHAR(34);[$Pola.A51];&quot;\n&quot;;[$Pola.B51];&quot;\n&quot;;[$Pola.C51];&quot;\n&quot;;IF(ISBLANK([$Dane.D51]);&quot;&quot;;COM.MICROSOFT.CONCAT([$Pola.D51];&quot;\n&quot;));CHAR(34);&quot;,&quot;))" office:value-type="string" office:string-value="&quot;1 EVEN koronowano Zygmunta Starego\n2 TYPE Historia Polski\n2 DATE  24 JAN 1507\n&quot;," calcext:value-type="string">
            <text:p>"1 EVEN koronowano Zygmunta Starego\n2 TYPE Historia Polski\n2 DATE <text:s/>24 JAN 1507\n",</text:p>
          </table:table-cell>
        </table:table-row>
        <table:table-row table:style-name="ro1">
          <table:table-cell table:formula="of:=IF(ISBLANK([$Dane.A52]);&quot;&quot;;COM.MICROSOFT.CONCAT(CHAR(34);[$Pola.A52];&quot;\n&quot;;[$Pola.B52];&quot;\n&quot;;[$Pola.C52];&quot;\n&quot;;IF(ISBLANK([$Dane.D52]);&quot;&quot;;COM.MICROSOFT.CONCAT([$Pola.D52];&quot;\n&quot;));CHAR(34);&quot;,&quot;))" office:value-type="string" office:string-value="&quot;1 EVEN ślub Zygmunta Starego z Boną Sforzą\n2 TYPE Historia Polski\n2 DATE  18 APR 1518\n&quot;," calcext:value-type="string">
            <text:p>"1 EVEN ślub Zygmunta Starego z Boną Sforzą\n2 TYPE Historia Polski\n2 DATE <text:s/>18 APR 1518\n",</text:p>
          </table:table-cell>
        </table:table-row>
        <table:table-row table:style-name="ro1">
          <table:table-cell table:formula="of:=IF(ISBLANK([$Dane.A53]);&quot;&quot;;COM.MICROSOFT.CONCAT(CHAR(34);[$Pola.A53];&quot;\n&quot;;[$Pola.B53];&quot;\n&quot;;[$Pola.C53];&quot;\n&quot;;IF(ISBLANK([$Dane.D53]);&quot;&quot;;COM.MICROSOFT.CONCAT([$Pola.D53];&quot;\n&quot;));CHAR(34);&quot;,&quot;))" office:value-type="string" office:string-value="&quot;1 EVEN Albrecht Hohenzollern złożył w Krakowie hołd lenny Zygmuntowi Staremu\n2 TYPE Historia Polski\n2 DATE  10 APR 1525\n&quot;," calcext:value-type="string">
            <text:p>"1 EVEN Albrecht Hohenzollern złożył w Krakowie hołd lenny Zygmuntowi Staremu\n2 TYPE Historia Polski\n2 DATE <text:s/>10 APR 1525\n",</text:p>
          </table:table-cell>
        </table:table-row>
        <table:table-row table:style-name="ro1">
          <table:table-cell table:formula="of:=IF(ISBLANK([$Dane.A54]);&quot;&quot;;COM.MICROSOFT.CONCAT(CHAR(34);[$Pola.A54];&quot;\n&quot;;[$Pola.B54];&quot;\n&quot;;[$Pola.C54];&quot;\n&quot;;IF(ISBLANK([$Dane.D54]);&quot;&quot;;COM.MICROSOFT.CONCAT([$Pola.D54];&quot;\n&quot;));CHAR(34);&quot;,&quot;))" office:value-type="string" office:string-value="&quot;1 EVEN na mocy vivente rege koronowano Zygmunta Augusta\n2 TYPE Historia Polski\n2 DATE  18 DEC 1530\n&quot;," calcext:value-type="string">
            <text:p>"1 EVEN na mocy vivente rege koronowano Zygmunta Augusta\n2 TYPE Historia Polski\n2 DATE <text:s/>18 DEC 1530\n",</text:p>
          </table:table-cell>
        </table:table-row>
        <table:table-row table:style-name="ro1">
          <table:table-cell table:formula="of:=IF(ISBLANK([$Dane.A55]);&quot;&quot;;COM.MICROSOFT.CONCAT(CHAR(34);[$Pola.A55];&quot;\n&quot;;[$Pola.B55];&quot;\n&quot;;[$Pola.C55];&quot;\n&quot;;IF(ISBLANK([$Dane.D55]);&quot;&quot;;COM.MICROSOFT.CONCAT([$Pola.D55];&quot;\n&quot;));CHAR(34);&quot;,&quot;))" office:value-type="string" office:string-value="&quot;1 EVEN Mikołaj Kopernik wydał traktat O obrotach ciał niebieskich, w którym udowodnił, że Ziemia kręci się wokół Słońca\n2 TYPE Historia Polski\n2 DATE  1543\n&quot;," calcext:value-type="string">
            <text:p>"1 EVEN Mikołaj Kopernik wydał traktat O obrotach ciał niebieskich, w którym udowodnił, że Ziemia kręci się wokół Słońca\n2 TYPE Historia Polski\n2 DATE <text:s/>1543\n",</text:p>
          </table:table-cell>
        </table:table-row>
        <table:table-row table:style-name="ro1">
          <table:table-cell table:formula="of:=IF(ISBLANK([$Dane.A56]);&quot;&quot;;COM.MICROSOFT.CONCAT(CHAR(34);[$Pola.A56];&quot;\n&quot;;[$Pola.B56];&quot;\n&quot;;[$Pola.C56];&quot;\n&quot;;IF(ISBLANK([$Dane.D56]);&quot;&quot;;COM.MICROSOFT.CONCAT([$Pola.D56];&quot;\n&quot;));CHAR(34);&quot;,&quot;))" office:value-type="string" office:string-value="&quot;1 EVEN zmarł Zygmunt Stary\n2 TYPE Historia Polski\n2 DATE  1 APR 1548\n&quot;," calcext:value-type="string">
            <text:p>"1 EVEN zmarł Zygmunt Stary\n2 TYPE Historia Polski\n2 DATE <text:s/>1 APR 1548\n",</text:p>
          </table:table-cell>
        </table:table-row>
        <table:table-row table:style-name="ro1">
          <table:table-cell table:formula="of:=IF(ISBLANK([$Dane.A57]);&quot;&quot;;COM.MICROSOFT.CONCAT(CHAR(34);[$Pola.A57];&quot;\n&quot;;[$Pola.B57];&quot;\n&quot;;[$Pola.C57];&quot;\n&quot;;IF(ISBLANK([$Dane.D57]);&quot;&quot;;COM.MICROSOFT.CONCAT([$Pola.D57];&quot;\n&quot;));CHAR(34);&quot;,&quot;))" office:value-type="string" office:string-value="&quot;1 EVEN Barbara Radziwiłłówna została koronowana\n2 TYPE Historia Polski\n2 DATE  1550\n&quot;," calcext:value-type="string">
            <text:p>"1 EVEN Barbara Radziwiłłówna została koronowana\n2 TYPE Historia Polski\n2 DATE <text:s/>1550\n",</text:p>
          </table:table-cell>
        </table:table-row>
        <table:table-row table:style-name="ro1">
          <table:table-cell table:formula="of:=IF(ISBLANK([$Dane.A58]);&quot;&quot;;COM.MICROSOFT.CONCAT(CHAR(34);[$Pola.A58];&quot;\n&quot;;[$Pola.B58];&quot;\n&quot;;[$Pola.C58];&quot;\n&quot;;IF(ISBLANK([$Dane.D58]);&quot;&quot;;COM.MICROSOFT.CONCAT([$Pola.D58];&quot;\n&quot;));CHAR(34);&quot;,&quot;))" office:value-type="string" office:string-value="&quot;1 EVEN zmarła Barbara Radziwiłłówna\n2 TYPE Historia Polski\n2 DATE  8 MAY 1551\n&quot;," calcext:value-type="string">
            <text:p>"1 EVEN zmarła Barbara Radziwiłłówna\n2 TYPE Historia Polski\n2 DATE <text:s/>8 MAY 1551\n",</text:p>
          </table:table-cell>
        </table:table-row>
        <table:table-row table:style-name="ro1">
          <table:table-cell table:formula="of:=IF(ISBLANK([$Dane.A59]);&quot;&quot;;COM.MICROSOFT.CONCAT(CHAR(34);[$Pola.A59];&quot;\n&quot;;[$Pola.B59];&quot;\n&quot;;[$Pola.C59];&quot;\n&quot;;IF(ISBLANK([$Dane.D59]);&quot;&quot;;COM.MICROSOFT.CONCAT([$Pola.D59];&quot;\n&quot;));CHAR(34);&quot;,&quot;))" office:value-type="string" office:string-value="&quot;1 EVEN mistrz zakonu inflanckiego Gothard Kettler sekularyzował Inflanty i przekazał je Polsce i Litwie\n2 TYPE Historia Polski\n2 DATE  1561\n&quot;," calcext:value-type="string">
            <text:p>"1 EVEN mistrz zakonu inflanckiego Gothard Kettler sekularyzował Inflanty i przekazał je Polsce i Litwie\n2 TYPE Historia Polski\n2 DATE <text:s/>1561\n",</text:p>
          </table:table-cell>
        </table:table-row>
        <table:table-row table:style-name="ro1">
          <table:table-cell table:formula="of:=IF(ISBLANK([$Dane.A60]);&quot;&quot;;COM.MICROSOFT.CONCAT(CHAR(34);[$Pola.A60];&quot;\n&quot;;[$Pola.B60];&quot;\n&quot;;[$Pola.C60];&quot;\n&quot;;IF(ISBLANK([$Dane.D60]);&quot;&quot;;COM.MICROSOFT.CONCAT([$Pola.D60];&quot;\n&quot;));CHAR(34);&quot;,&quot;))" office:value-type="string" office:string-value="&quot;1 EVEN Polska i Litwa zawarły unię lubelską, na mocy którego oba państwa połączyły się w jeden kraj\n2 TYPE Historia Polski\n2 DATE  1 JUL 1569\n&quot;," calcext:value-type="string">
            <text:p>"1 EVEN Polska i Litwa zawarły unię lubelską, na mocy którego oba państwa połączyły się w jeden kraj\n2 TYPE Historia Polski\n2 DATE <text:s/>1 JUL 1569\n",</text:p>
          </table:table-cell>
        </table:table-row>
        <table:table-row table:style-name="ro1">
          <table:table-cell table:formula="of:=IF(ISBLANK([$Dane.A61]);&quot;&quot;;COM.MICROSOFT.CONCAT(CHAR(34);[$Pola.A61];&quot;\n&quot;;[$Pola.B61];&quot;\n&quot;;[$Pola.C61];&quot;\n&quot;;IF(ISBLANK([$Dane.D61]);&quot;&quot;;COM.MICROSOFT.CONCAT([$Pola.D61];&quot;\n&quot;));CHAR(34);&quot;,&quot;))" office:value-type="string" office:string-value="&quot;1 EVEN zmarł Zygmunt August – koniec dynastii Jagiellonów\n2 TYPE Historia Polski\n2 DATE  7 JUL 1572\n&quot;," calcext:value-type="string">
            <text:p>"1 EVEN zmarł Zygmunt August – koniec dynastii Jagiellonów\n2 TYPE Historia Polski\n2 DATE <text:s/>7 JUL 1572\n",</text:p>
          </table:table-cell>
        </table:table-row>
        <table:table-row table:style-name="ro1">
          <table:table-cell table:formula="of:=IF(ISBLANK([$Dane.A62]);&quot;&quot;;COM.MICROSOFT.CONCAT(CHAR(34);[$Pola.A62];&quot;\n&quot;;[$Pola.B62];&quot;\n&quot;;[$Pola.C62];&quot;\n&quot;;IF(ISBLANK([$Dane.D62]);&quot;&quot;;COM.MICROSOFT.CONCAT([$Pola.D62];&quot;\n&quot;));CHAR(34);&quot;,&quot;))" office:value-type="string" office:string-value="&quot;1 EVEN koronowano Henryka Walezego\n2 TYPE Historia Polski\n2 DATE  21 FEB 1574\n&quot;," calcext:value-type="string">
            <text:p>"1 EVEN koronowano Henryka Walezego\n2 TYPE Historia Polski\n2 DATE <text:s/>21 FEB 1574\n",</text:p>
          </table:table-cell>
        </table:table-row>
        <table:table-row table:style-name="ro1">
          <table:table-cell table:formula="of:=IF(ISBLANK([$Dane.A63]);&quot;&quot;;COM.MICROSOFT.CONCAT(CHAR(34);[$Pola.A63];&quot;\n&quot;;[$Pola.B63];&quot;\n&quot;;[$Pola.C63];&quot;\n&quot;;IF(ISBLANK([$Dane.D63]);&quot;&quot;;COM.MICROSOFT.CONCAT([$Pola.D63];&quot;\n&quot;));CHAR(34);&quot;,&quot;))" office:value-type="string" office:string-value="&quot;1 EVEN Stefan Batory ożenił się z Anną Jagiellonką i został koronowany na króla Polski\n2 TYPE Historia Polski\n2 DATE  1 MAY 1576\n&quot;," calcext:value-type="string">
            <text:p>"1 EVEN Stefan Batory ożenił się z Anną Jagiellonką i został koronowany na króla Polski\n2 TYPE Historia Polski\n2 DATE <text:s/>1 MAY 1576\n",</text:p>
          </table:table-cell>
        </table:table-row>
        <table:table-row table:style-name="ro1">
          <table:table-cell table:formula="of:=IF(ISBLANK([$Dane.A64]);&quot;&quot;;COM.MICROSOFT.CONCAT(CHAR(34);[$Pola.A64];&quot;\n&quot;;[$Pola.B64];&quot;\n&quot;;[$Pola.C64];&quot;\n&quot;;IF(ISBLANK([$Dane.D64]);&quot;&quot;;COM.MICROSOFT.CONCAT([$Pola.D64];&quot;\n&quot;));CHAR(34);&quot;,&quot;))" office:value-type="string" office:string-value="&quot;1 EVEN w Grodnie zmarł Stefan Batory\n2 TYPE Historia Polski\n2 DATE  12 DEC 1586\n&quot;," calcext:value-type="string">
            <text:p>"1 EVEN w Grodnie zmarł Stefan Batory\n2 TYPE Historia Polski\n2 DATE <text:s/>12 DEC 1586\n",</text:p>
          </table:table-cell>
        </table:table-row>
        <table:table-row table:style-name="ro1">
          <table:table-cell table:formula="of:=IF(ISBLANK([$Dane.A65]);&quot;&quot;;COM.MICROSOFT.CONCAT(CHAR(34);[$Pola.A65];&quot;\n&quot;;[$Pola.B65];&quot;\n&quot;;[$Pola.C65];&quot;\n&quot;;IF(ISBLANK([$Dane.D65]);&quot;&quot;;COM.MICROSOFT.CONCAT([$Pola.D65];&quot;\n&quot;));CHAR(34);&quot;,&quot;))" office:value-type="string" office:string-value="&quot;1 EVEN koronowano Zygmunta Wazę\n2 TYPE Historia Polski\n2 DATE  27 DEC 1587\n&quot;," calcext:value-type="string">
            <text:p>"1 EVEN koronowano Zygmunta Wazę\n2 TYPE Historia Polski\n2 DATE <text:s/>27 DEC 1587\n",</text:p>
          </table:table-cell>
        </table:table-row>
        <table:table-row table:style-name="ro1">
          <table:table-cell table:formula="of:=IF(ISBLANK([$Dane.A66]);&quot;&quot;;COM.MICROSOFT.CONCAT(CHAR(34);[$Pola.A66];&quot;\n&quot;;[$Pola.B66];&quot;\n&quot;;[$Pola.C66];&quot;\n&quot;;IF(ISBLANK([$Dane.D66]);&quot;&quot;;COM.MICROSOFT.CONCAT([$Pola.D66];&quot;\n&quot;));CHAR(34);&quot;,&quot;))" office:value-type="string" office:string-value="&quot;1 EVEN Polska inkorporowała Estonię\n2 TYPE Historia Polski\n2 DATE  12 MAR 1600\n&quot;," calcext:value-type="string">
            <text:p>"1 EVEN Polska inkorporowała Estonię\n2 TYPE Historia Polski\n2 DATE <text:s/>12 MAR 1600\n",</text:p>
          </table:table-cell>
        </table:table-row>
        <table:table-row table:style-name="ro1">
          <table:table-cell table:formula="of:=IF(ISBLANK([$Dane.A67]);&quot;&quot;;COM.MICROSOFT.CONCAT(CHAR(34);[$Pola.A67];&quot;\n&quot;;[$Pola.B67];&quot;\n&quot;;[$Pola.C67];&quot;\n&quot;;IF(ISBLANK([$Dane.D67]);&quot;&quot;;COM.MICROSOFT.CONCAT([$Pola.D67];&quot;\n&quot;));CHAR(34);&quot;,&quot;))" office:value-type="string" office:string-value="&quot;1 EVEN pod Kircholmem wojska hetmana polnego litewskiego Jana Chodkiewicza pokonały trzykrotnie silniejszą armię szwedzką\n2 TYPE Historia Polski\n2 DATE  27 SEP 1605\n&quot;," calcext:value-type="string">
            <text:p>"1 EVEN pod Kircholmem wojska hetmana polnego litewskiego Jana Chodkiewicza pokonały trzykrotnie silniejszą armię szwedzką\n2 TYPE Historia Polski\n2 DATE <text:s/>27 SEP 1605\n",</text:p>
          </table:table-cell>
        </table:table-row>
        <table:table-row table:style-name="ro1">
          <table:table-cell table:formula="of:=IF(ISBLANK([$Dane.A68]);&quot;&quot;;COM.MICROSOFT.CONCAT(CHAR(34);[$Pola.A68];&quot;\n&quot;;[$Pola.B68];&quot;\n&quot;;[$Pola.C68];&quot;\n&quot;;IF(ISBLANK([$Dane.D68]);&quot;&quot;;COM.MICROSOFT.CONCAT([$Pola.D68];&quot;\n&quot;));CHAR(34);&quot;,&quot;))" office:value-type="string" office:string-value="&quot;1 EVEN Zygmunt III Waza przeniósł siedzibę królestwa z Krakowa do Warszawy\n2 TYPE Historia Polski\n2 DATE  28 MAY 1609\n&quot;," calcext:value-type="string">
            <text:p>"1 EVEN Zygmunt III Waza przeniósł siedzibę królestwa z Krakowa do Warszawy\n2 TYPE Historia Polski\n2 DATE <text:s/>28 MAY 1609\n",</text:p>
          </table:table-cell>
        </table:table-row>
        <table:table-row table:style-name="ro1">
          <table:table-cell table:formula="of:=IF(ISBLANK([$Dane.A69]);&quot;&quot;;COM.MICROSOFT.CONCAT(CHAR(34);[$Pola.A69];&quot;\n&quot;;[$Pola.B69];&quot;\n&quot;;[$Pola.C69];&quot;\n&quot;;IF(ISBLANK([$Dane.D69]);&quot;&quot;;COM.MICROSOFT.CONCAT([$Pola.D69];&quot;\n&quot;));CHAR(34);&quot;,&quot;))" office:value-type="string" office:string-value="&quot;1 EVEN Polska pokonała flotę szwedzką pod Oliw\n2 TYPE Historia Polski\n2 DATE  28 NOV 1627\n&quot;," calcext:value-type="string">
            <text:p>"1 EVEN Polska pokonała flotę szwedzką pod Oliw\n2 TYPE Historia Polski\n2 DATE <text:s/>28 NOV 1627\n",</text:p>
          </table:table-cell>
        </table:table-row>
        <table:table-row table:style-name="ro1">
          <table:table-cell table:formula="of:=IF(ISBLANK([$Dane.A70]);&quot;&quot;;COM.MICROSOFT.CONCAT(CHAR(34);[$Pola.A70];&quot;\n&quot;;[$Pola.B70];&quot;\n&quot;;[$Pola.C70];&quot;\n&quot;;IF(ISBLANK([$Dane.D70]);&quot;&quot;;COM.MICROSOFT.CONCAT([$Pola.D70];&quot;\n&quot;));CHAR(34);&quot;,&quot;))" office:value-type="string" office:string-value="&quot;1 EVEN zmarł Zygmunt III Waza\n2 TYPE Historia Polski\n2 DATE  30 APR 1632\n&quot;," calcext:value-type="string">
            <text:p>"1 EVEN zmarł Zygmunt III Waza\n2 TYPE Historia Polski\n2 DATE <text:s/>30 APR 1632\n",</text:p>
          </table:table-cell>
        </table:table-row>
        <table:table-row table:style-name="ro1">
          <table:table-cell table:formula="of:=IF(ISBLANK([$Dane.A71]);&quot;&quot;;COM.MICROSOFT.CONCAT(CHAR(34);[$Pola.A71];&quot;\n&quot;;[$Pola.B71];&quot;\n&quot;;[$Pola.C71];&quot;\n&quot;;IF(ISBLANK([$Dane.D71]);&quot;&quot;;COM.MICROSOFT.CONCAT([$Pola.D71];&quot;\n&quot;));CHAR(34);&quot;,&quot;))" office:value-type="string" office:string-value="&quot;1 EVEN Władysław IV został wybrany na króla Polski\n2 TYPE Historia Polski\n2 DATE  8 NOV 1632\n&quot;," calcext:value-type="string">
            <text:p>"1 EVEN Władysław IV został wybrany na króla Polski\n2 TYPE Historia Polski\n2 DATE <text:s/>8 NOV 1632\n",</text:p>
          </table:table-cell>
        </table:table-row>
        <table:table-row table:style-name="ro1">
          <table:table-cell table:formula="of:=IF(ISBLANK([$Dane.A72]);&quot;&quot;;COM.MICROSOFT.CONCAT(CHAR(34);[$Pola.A72];&quot;\n&quot;;[$Pola.B72];&quot;\n&quot;;[$Pola.C72];&quot;\n&quot;;IF(ISBLANK([$Dane.D72]);&quot;&quot;;COM.MICROSOFT.CONCAT([$Pola.D72];&quot;\n&quot;));CHAR(34);&quot;,&quot;))" office:value-type="string" office:string-value="&quot;1 EVEN odsłonięto kolumnę Zygmunta III Wazy\n2 TYPE Historia Polski\n2 DATE  1644\n&quot;," calcext:value-type="string">
            <text:p>"1 EVEN odsłonięto kolumnę Zygmunta III Wazy\n2 TYPE Historia Polski\n2 DATE <text:s/>1644\n",</text:p>
          </table:table-cell>
        </table:table-row>
        <table:table-row table:style-name="ro1">
          <table:table-cell table:formula="of:=IF(ISBLANK([$Dane.A73]);&quot;&quot;;COM.MICROSOFT.CONCAT(CHAR(34);[$Pola.A73];&quot;\n&quot;;[$Pola.B73];&quot;\n&quot;;[$Pola.C73];&quot;\n&quot;;IF(ISBLANK([$Dane.D73]);&quot;&quot;;COM.MICROSOFT.CONCAT([$Pola.D73];&quot;\n&quot;));CHAR(34);&quot;,&quot;))" office:value-type="string" office:string-value="&quot;1 EVEN zmarł Władysław IV Waza\n2 TYPE Historia Polski\n2 DATE  20 MAY 1648\n&quot;," calcext:value-type="string">
            <text:p>"1 EVEN zmarł Władysław IV Waza\n2 TYPE Historia Polski\n2 DATE <text:s/>20 MAY 1648\n",</text:p>
          </table:table-cell>
        </table:table-row>
        <table:table-row table:style-name="ro1">
          <table:table-cell table:formula="of:=IF(ISBLANK([$Dane.A74]);&quot;&quot;;COM.MICROSOFT.CONCAT(CHAR(34);[$Pola.A74];&quot;\n&quot;;[$Pola.B74];&quot;\n&quot;;[$Pola.C74];&quot;\n&quot;;IF(ISBLANK([$Dane.D74]);&quot;&quot;;COM.MICROSOFT.CONCAT([$Pola.D74];&quot;\n&quot;));CHAR(34);&quot;,&quot;))" office:value-type="string" office:string-value="&quot;1 EVEN wybuchło powstanie Chmielnickiego na Ukrainie\n2 TYPE Historia Polski\n2 DATE  1648\n&quot;," calcext:value-type="string">
            <text:p>"1 EVEN wybuchło powstanie Chmielnickiego na Ukrainie\n2 TYPE Historia Polski\n2 DATE <text:s/>1648\n",</text:p>
          </table:table-cell>
        </table:table-row>
        <table:table-row table:style-name="ro1">
          <table:table-cell table:formula="of:=IF(ISBLANK([$Dane.A75]);&quot;&quot;;COM.MICROSOFT.CONCAT(CHAR(34);[$Pola.A75];&quot;\n&quot;;[$Pola.B75];&quot;\n&quot;;[$Pola.C75];&quot;\n&quot;;IF(ISBLANK([$Dane.D75]);&quot;&quot;;COM.MICROSOFT.CONCAT([$Pola.D75];&quot;\n&quot;));CHAR(34);&quot;,&quot;))" office:value-type="string" office:string-value="&quot;1 EVEN elekcja Jana Kazimierza na króla polskiego\n2 TYPE Historia Polski\n2 DATE  20 NOV 1648\n&quot;," calcext:value-type="string">
            <text:p>"1 EVEN elekcja Jana Kazimierza na króla polskiego\n2 TYPE Historia Polski\n2 DATE <text:s/>20 NOV 1648\n",</text:p>
          </table:table-cell>
        </table:table-row>
        <table:table-row table:style-name="ro1">
          <table:table-cell table:formula="of:=IF(ISBLANK([$Dane.A76]);&quot;&quot;;COM.MICROSOFT.CONCAT(CHAR(34);[$Pola.A76];&quot;\n&quot;;[$Pola.B76];&quot;\n&quot;;[$Pola.C76];&quot;\n&quot;;IF(ISBLANK([$Dane.D76]);&quot;&quot;;COM.MICROSOFT.CONCAT([$Pola.D76];&quot;\n&quot;));CHAR(34);&quot;,&quot;))" office:value-type="string" office:string-value="&quot;1 EVEN król Karol X wypowiedział wojnę Rzeczypospolitej – początek potopu szwedzkiego\n2 TYPE Historia Polski\n2 DATE  19 JUL 1655\n&quot;," calcext:value-type="string">
            <text:p>"1 EVEN król Karol X wypowiedział wojnę Rzeczypospolitej – początek potopu szwedzkiego\n2 TYPE Historia Polski\n2 DATE <text:s/>19 JUL 1655\n",</text:p>
          </table:table-cell>
        </table:table-row>
        <table:table-row table:style-name="ro1">
          <table:table-cell table:formula="of:=IF(ISBLANK([$Dane.A77]);&quot;&quot;;COM.MICROSOFT.CONCAT(CHAR(34);[$Pola.A77];&quot;\n&quot;;[$Pola.B77];&quot;\n&quot;;[$Pola.C77];&quot;\n&quot;;IF(ISBLANK([$Dane.D77]);&quot;&quot;;COM.MICROSOFT.CONCAT([$Pola.D77];&quot;\n&quot;));CHAR(34);&quot;,&quot;))" office:value-type="string" office:string-value="&quot;1 EVEN wypędzono braci polskich\n2 TYPE Historia Polski\n2 DATE  1658\n&quot;," calcext:value-type="string">
            <text:p>"1 EVEN wypędzono braci polskich\n2 TYPE Historia Polski\n2 DATE <text:s/>1658\n",</text:p>
          </table:table-cell>
        </table:table-row>
        <table:table-row table:style-name="ro1">
          <table:table-cell table:formula="of:=IF(ISBLANK([$Dane.A78]);&quot;&quot;;COM.MICROSOFT.CONCAT(CHAR(34);[$Pola.A78];&quot;\n&quot;;[$Pola.B78];&quot;\n&quot;;[$Pola.C78];&quot;\n&quot;;IF(ISBLANK([$Dane.D78]);&quot;&quot;;COM.MICROSOFT.CONCAT([$Pola.D78];&quot;\n&quot;));CHAR(34);&quot;,&quot;))" office:value-type="string" office:string-value="&quot;1 EVEN abdykacja Jana Kazimierza\n2 TYPE Historia Polski\n2 DATE  1668\n&quot;," calcext:value-type="string">
            <text:p>"1 EVEN abdykacja Jana Kazimierza\n2 TYPE Historia Polski\n2 DATE <text:s/>1668\n",</text:p>
          </table:table-cell>
        </table:table-row>
        <table:table-row table:style-name="ro1">
          <table:table-cell table:formula="of:=IF(ISBLANK([$Dane.A79]);&quot;&quot;;COM.MICROSOFT.CONCAT(CHAR(34);[$Pola.A79];&quot;\n&quot;;[$Pola.B79];&quot;\n&quot;;[$Pola.C79];&quot;\n&quot;;IF(ISBLANK([$Dane.D79]);&quot;&quot;;COM.MICROSOFT.CONCAT([$Pola.D79];&quot;\n&quot;));CHAR(34);&quot;,&quot;))" office:value-type="string" office:string-value="&quot;1 EVEN koronowano Michała Korybuta Wiśniowieckiego\n2 TYPE Historia Polski\n2 DATE  29 NOV 1669\n&quot;," calcext:value-type="string">
            <text:p>"1 EVEN koronowano Michała Korybuta Wiśniowieckiego\n2 TYPE Historia Polski\n2 DATE <text:s/>29 NOV 1669\n",</text:p>
          </table:table-cell>
        </table:table-row>
        <table:table-row table:style-name="ro1">
          <table:table-cell table:formula="of:=IF(ISBLANK([$Dane.A80]);&quot;&quot;;COM.MICROSOFT.CONCAT(CHAR(34);[$Pola.A80];&quot;\n&quot;;[$Pola.B80];&quot;\n&quot;;[$Pola.C80];&quot;\n&quot;;IF(ISBLANK([$Dane.D80]);&quot;&quot;;COM.MICROSOFT.CONCAT([$Pola.D80];&quot;\n&quot;));CHAR(34);&quot;,&quot;))" office:value-type="string" office:string-value="&quot;1 EVEN Turcja wypowiedziała wojnę Rzeczypospolitej\n2 TYPE Historia Polski\n2 DATE  10 DEC 1671\n&quot;," calcext:value-type="string">
            <text:p>"1 EVEN Turcja wypowiedziała wojnę Rzeczypospolitej\n2 TYPE Historia Polski\n2 DATE <text:s/>10 DEC 1671\n",</text:p>
          </table:table-cell>
        </table:table-row>
        <table:table-row table:style-name="ro1">
          <table:table-cell table:formula="of:=IF(ISBLANK([$Dane.A81]);&quot;&quot;;COM.MICROSOFT.CONCAT(CHAR(34);[$Pola.A81];&quot;\n&quot;;[$Pola.B81];&quot;\n&quot;;[$Pola.C81];&quot;\n&quot;;IF(ISBLANK([$Dane.D81]);&quot;&quot;;COM.MICROSOFT.CONCAT([$Pola.D81];&quot;\n&quot;));CHAR(34);&quot;,&quot;))" office:value-type="string" office:string-value="&quot;1 EVEN zmarł Michał Korybut Wiśniowiecki\n2 TYPE Historia Polski\n2 DATE  10 NOV 1673\n&quot;," calcext:value-type="string">
            <text:p>"1 EVEN zmarł Michał Korybut Wiśniowiecki\n2 TYPE Historia Polski\n2 DATE <text:s/>10 NOV 1673\n",</text:p>
          </table:table-cell>
        </table:table-row>
        <table:table-row table:style-name="ro1">
          <table:table-cell table:formula="of:=IF(ISBLANK([$Dane.A82]);&quot;&quot;;COM.MICROSOFT.CONCAT(CHAR(34);[$Pola.A82];&quot;\n&quot;;[$Pola.B82];&quot;\n&quot;;[$Pola.C82];&quot;\n&quot;;IF(ISBLANK([$Dane.D82]);&quot;&quot;;COM.MICROSOFT.CONCAT([$Pola.D82];&quot;\n&quot;));CHAR(34);&quot;,&quot;))" office:value-type="string" office:string-value="&quot;1 EVEN Jan Sobieski został królem Polski\n2 TYPE Historia Polski\n2 DATE  21 MAY 1674\n&quot;," calcext:value-type="string">
            <text:p>"1 EVEN Jan Sobieski został królem Polski\n2 TYPE Historia Polski\n2 DATE <text:s/>21 MAY 1674\n",</text:p>
          </table:table-cell>
        </table:table-row>
        <table:table-row table:style-name="ro1">
          <table:table-cell table:formula="of:=IF(ISBLANK([$Dane.A83]);&quot;&quot;;COM.MICROSOFT.CONCAT(CHAR(34);[$Pola.A83];&quot;\n&quot;;[$Pola.B83];&quot;\n&quot;;[$Pola.C83];&quot;\n&quot;;IF(ISBLANK([$Dane.D83]);&quot;&quot;;COM.MICROSOFT.CONCAT([$Pola.D83];&quot;\n&quot;));CHAR(34);&quot;,&quot;))" office:value-type="string" office:string-value="&quot;1 EVEN koronowano Jana III Sobieskiego\n2 TYPE Historia Polski\n2 DATE  2 FEB 1676\n&quot;," calcext:value-type="string">
            <text:p>"1 EVEN koronowano Jana III Sobieskiego\n2 TYPE Historia Polski\n2 DATE <text:s/>2 FEB 1676\n",</text:p>
          </table:table-cell>
        </table:table-row>
        <table:table-row table:style-name="ro1">
          <table:table-cell table:formula="of:=IF(ISBLANK([$Dane.A84]);&quot;&quot;;COM.MICROSOFT.CONCAT(CHAR(34);[$Pola.A84];&quot;\n&quot;;[$Pola.B84];&quot;\n&quot;;[$Pola.C84];&quot;\n&quot;;IF(ISBLANK([$Dane.D84]);&quot;&quot;;COM.MICROSOFT.CONCAT([$Pola.D84];&quot;\n&quot;));CHAR(34);&quot;,&quot;))" office:value-type="string" office:string-value="&quot;1 EVEN Jan Heweliusz wydał traktat astronomiczny Machina coelestis\n2 TYPE Historia Polski\n2 DATE  1679\n&quot;," calcext:value-type="string">
            <text:p>"1 EVEN Jan Heweliusz wydał traktat astronomiczny Machina coelestis\n2 TYPE Historia Polski\n2 DATE <text:s/>1679\n",</text:p>
          </table:table-cell>
        </table:table-row>
        <table:table-row table:style-name="ro1">
          <table:table-cell table:formula="of:=IF(ISBLANK([$Dane.A85]);&quot;&quot;;COM.MICROSOFT.CONCAT(CHAR(34);[$Pola.A85];&quot;\n&quot;;[$Pola.B85];&quot;\n&quot;;[$Pola.C85];&quot;\n&quot;;IF(ISBLANK([$Dane.D85]);&quot;&quot;;COM.MICROSOFT.CONCAT([$Pola.D85];&quot;\n&quot;));CHAR(34);&quot;,&quot;))" office:value-type="string" office:string-value="&quot;1 EVEN bitwa pod Wiedniem: siły koalicji austriacko-niemiecko-polskiej pod dowództwem Jana III Sobieskiego pokonały wojska tureckie\n2 TYPE Historia Polski\n2 DATE  12 SEP 1683\n&quot;," calcext:value-type="string">
            <text:p>"1 EVEN bitwa pod Wiedniem: siły koalicji austriacko-niemiecko-polskiej pod dowództwem Jana III Sobieskiego pokonały wojska tureckie\n2 TYPE Historia Polski\n2 DATE <text:s/>12 SEP 1683\n",</text:p>
          </table:table-cell>
        </table:table-row>
        <table:table-row table:style-name="ro1">
          <table:table-cell table:formula="of:=IF(ISBLANK([$Dane.A86]);&quot;&quot;;COM.MICROSOFT.CONCAT(CHAR(34);[$Pola.A86];&quot;\n&quot;;[$Pola.B86];&quot;\n&quot;;[$Pola.C86];&quot;\n&quot;;IF(ISBLANK([$Dane.D86]);&quot;&quot;;COM.MICROSOFT.CONCAT([$Pola.D86];&quot;\n&quot;));CHAR(34);&quot;,&quot;))" office:value-type="string" office:string-value="&quot;1 EVEN zmarł król Jan III Sobieski\n2 TYPE Historia Polski\n2 DATE  17 JUN 1696\n&quot;," calcext:value-type="string">
            <text:p>"1 EVEN zmarł król Jan III Sobieski\n2 TYPE Historia Polski\n2 DATE <text:s/>17 JUN 1696\n",</text:p>
          </table:table-cell>
        </table:table-row>
        <table:table-row table:style-name="ro1">
          <table:table-cell table:formula="of:=IF(ISBLANK([$Dane.A87]);&quot;&quot;;COM.MICROSOFT.CONCAT(CHAR(34);[$Pola.A87];&quot;\n&quot;;[$Pola.B87];&quot;\n&quot;;[$Pola.C87];&quot;\n&quot;;IF(ISBLANK([$Dane.D87]);&quot;&quot;;COM.MICROSOFT.CONCAT([$Pola.D87];&quot;\n&quot;));CHAR(34);&quot;,&quot;))" office:value-type="string" office:string-value="&quot;1 EVEN koronowano Augusta II Mocnego\n2 TYPE Historia Polski\n2 DATE  15 SEP 1697\n&quot;," calcext:value-type="string">
            <text:p>"1 EVEN koronowano Augusta II Mocnego\n2 TYPE Historia Polski\n2 DATE <text:s/>15 SEP 1697\n",</text:p>
          </table:table-cell>
        </table:table-row>
        <table:table-row table:style-name="ro1">
          <table:table-cell table:formula="of:=IF(ISBLANK([$Dane.A88]);&quot;&quot;;COM.MICROSOFT.CONCAT(CHAR(34);[$Pola.A88];&quot;\n&quot;;[$Pola.B88];&quot;\n&quot;;[$Pola.C88];&quot;\n&quot;;IF(ISBLANK([$Dane.D88]);&quot;&quot;;COM.MICROSOFT.CONCAT([$Pola.D88];&quot;\n&quot;));CHAR(34);&quot;,&quot;))" office:value-type="string" office:string-value="&quot;1 EVEN odbył się zjazd szlachty w Warszawie, podczas którego detronizowano Augusta II i wybrano Stanisława Leszczyńskiego na króla Polski\n2 TYPE Historia Polski\n2 DATE  12 JUL 1704\n&quot;," calcext:value-type="string">
            <text:p>"1 EVEN odbył się zjazd szlachty w Warszawie, podczas którego detronizowano Augusta II i wybrano Stanisława Leszczyńskiego na króla Polski\n2 TYPE Historia Polski\n2 DATE <text:s/>12 JUL 1704\n",</text:p>
          </table:table-cell>
        </table:table-row>
        <table:table-row table:style-name="ro1">
          <table:table-cell table:formula="of:=IF(ISBLANK([$Dane.A89]);&quot;&quot;;COM.MICROSOFT.CONCAT(CHAR(34);[$Pola.A89];&quot;\n&quot;;[$Pola.B89];&quot;\n&quot;;[$Pola.C89];&quot;\n&quot;;IF(ISBLANK([$Dane.D89]);&quot;&quot;;COM.MICROSOFT.CONCAT([$Pola.D89];&quot;\n&quot;));CHAR(34);&quot;,&quot;))" office:value-type="string" office:string-value="&quot;1 EVEN w katedrze warszawskiej koronowano Stanisława Leszczyńskiego\n2 TYPE Historia Polski\n2 DATE  4 OCT 1705\n&quot;," calcext:value-type="string">
            <text:p>"1 EVEN w katedrze warszawskiej koronowano Stanisława Leszczyńskiego\n2 TYPE Historia Polski\n2 DATE <text:s/>4 OCT 1705\n",</text:p>
          </table:table-cell>
        </table:table-row>
        <table:table-row table:style-name="ro1">
          <table:table-cell table:formula="of:=IF(ISBLANK([$Dane.A90]);&quot;&quot;;COM.MICROSOFT.CONCAT(CHAR(34);[$Pola.A90];&quot;\n&quot;;[$Pola.B90];&quot;\n&quot;;[$Pola.C90];&quot;\n&quot;;IF(ISBLANK([$Dane.D90]);&quot;&quot;;COM.MICROSOFT.CONCAT([$Pola.D90];&quot;\n&quot;));CHAR(34);&quot;,&quot;))" office:value-type="string" office:string-value="&quot;1 EVEN konfederacja sandomierska nie uznała władz Leszczyńskiego i oddała się pod protekcję cara Rosji\n2 TYPE Historia Polski\n2 DATE  JUN 1707\n&quot;," calcext:value-type="string">
            <text:p>"1 EVEN konfederacja sandomierska nie uznała władz Leszczyńskiego i oddała się pod protekcję cara Rosji\n2 TYPE Historia Polski\n2 DATE <text:s/>JUN 1707\n",</text:p>
          </table:table-cell>
        </table:table-row>
        <table:table-row table:style-name="ro1">
          <table:table-cell table:formula="of:=IF(ISBLANK([$Dane.A91]);&quot;&quot;;COM.MICROSOFT.CONCAT(CHAR(34);[$Pola.A91];&quot;\n&quot;;[$Pola.B91];&quot;\n&quot;;[$Pola.C91];&quot;\n&quot;;IF(ISBLANK([$Dane.D91]);&quot;&quot;;COM.MICROSOFT.CONCAT([$Pola.D91];&quot;\n&quot;));CHAR(34);&quot;,&quot;))" office:value-type="string" office:string-value="&quot;1 EVEN August II wrócił do Rzeczypospolitej, Stanisław Leszczyński uciekł z Polski\n2 TYPE Historia Polski\n2 DATE  AUG 1709\n&quot;," calcext:value-type="string">
            <text:p>"1 EVEN August II wrócił do Rzeczypospolitej, Stanisław Leszczyński uciekł z Polski\n2 TYPE Historia Polski\n2 DATE <text:s/>AUG 1709\n",</text:p>
          </table:table-cell>
        </table:table-row>
        <table:table-row table:style-name="ro1">
          <table:table-cell table:formula="of:=IF(ISBLANK([$Dane.A92]);&quot;&quot;;COM.MICROSOFT.CONCAT(CHAR(34);[$Pola.A92];&quot;\n&quot;;[$Pola.B92];&quot;\n&quot;;[$Pola.C92];&quot;\n&quot;;IF(ISBLANK([$Dane.D92]);&quot;&quot;;COM.MICROSOFT.CONCAT([$Pola.D92];&quot;\n&quot;));CHAR(34);&quot;,&quot;))" office:value-type="string" office:string-value="&quot;1 EVEN zmarł August II Mocny\n2 TYPE Historia Polski\n2 DATE  1 FEB 1733\n&quot;," calcext:value-type="string">
            <text:p>"1 EVEN zmarł August II Mocny\n2 TYPE Historia Polski\n2 DATE <text:s/>1 FEB 1733\n",</text:p>
          </table:table-cell>
        </table:table-row>
        <table:table-row table:style-name="ro1">
          <table:table-cell table:formula="of:=IF(ISBLANK([$Dane.A93]);&quot;&quot;;COM.MICROSOFT.CONCAT(CHAR(34);[$Pola.A93];&quot;\n&quot;;[$Pola.B93];&quot;\n&quot;;[$Pola.C93];&quot;\n&quot;;IF(ISBLANK([$Dane.D93]);&quot;&quot;;COM.MICROSOFT.CONCAT([$Pola.D93];&quot;\n&quot;));CHAR(34);&quot;,&quot;))" office:value-type="string" office:string-value="&quot;1 EVEN koronowano Augusta III\n2 TYPE Historia Polski\n2 DATE  17 JAN 1734\n&quot;," calcext:value-type="string">
            <text:p>"1 EVEN koronowano Augusta III\n2 TYPE Historia Polski\n2 DATE <text:s/>17 JAN 1734\n",</text:p>
          </table:table-cell>
        </table:table-row>
        <table:table-row table:style-name="ro1">
          <table:table-cell table:formula="of:=IF(ISBLANK([$Dane.A94]);&quot;&quot;;COM.MICROSOFT.CONCAT(CHAR(34);[$Pola.A94];&quot;\n&quot;;[$Pola.B94];&quot;\n&quot;;[$Pola.C94];&quot;\n&quot;;IF(ISBLANK([$Dane.D94]);&quot;&quot;;COM.MICROSOFT.CONCAT([$Pola.D94];&quot;\n&quot;));CHAR(34);&quot;,&quot;))" office:value-type="string" office:string-value="&quot;1 EVEN abdykacja Stanisława Leszczyńskiego\n2 TYPE Historia Polski\n2 DATE  26 JAN 1736\n&quot;," calcext:value-type="string">
            <text:p>"1 EVEN abdykacja Stanisława Leszczyńskiego\n2 TYPE Historia Polski\n2 DATE <text:s/>26 JAN 1736\n",</text:p>
          </table:table-cell>
        </table:table-row>
        <table:table-row table:style-name="ro1">
          <table:table-cell table:formula="of:=IF(ISBLANK([$Dane.A95]);&quot;&quot;;COM.MICROSOFT.CONCAT(CHAR(34);[$Pola.A95];&quot;\n&quot;;[$Pola.B95];&quot;\n&quot;;[$Pola.C95];&quot;\n&quot;;IF(ISBLANK([$Dane.D95]);&quot;&quot;;COM.MICROSOFT.CONCAT([$Pola.D95];&quot;\n&quot;));CHAR(34);&quot;,&quot;))" office:value-type="string" office:string-value="&quot;1 EVEN Andrzej Zamoyski zniósł poddaństwo chłopów w swoich dobrach\n2 TYPE Historia Polski\n2 DATE  1760\n&quot;," calcext:value-type="string">
            <text:p>"1 EVEN Andrzej Zamoyski zniósł poddaństwo chłopów w swoich dobrach\n2 TYPE Historia Polski\n2 DATE <text:s/>1760\n",</text:p>
          </table:table-cell>
        </table:table-row>
        <table:table-row table:style-name="ro1">
          <table:table-cell table:formula="of:=IF(ISBLANK([$Dane.A96]);&quot;&quot;;COM.MICROSOFT.CONCAT(CHAR(34);[$Pola.A96];&quot;\n&quot;;[$Pola.B96];&quot;\n&quot;;[$Pola.C96];&quot;\n&quot;;IF(ISBLANK([$Dane.D96]);&quot;&quot;;COM.MICROSOFT.CONCAT([$Pola.D96];&quot;\n&quot;));CHAR(34);&quot;,&quot;))" office:value-type="string" office:string-value="&quot;1 EVEN zmarł August III Sas\n2 TYPE Historia Polski\n2 DATE  5 OCT 1763\n&quot;," calcext:value-type="string">
            <text:p>"1 EVEN zmarł August III Sas\n2 TYPE Historia Polski\n2 DATE <text:s/>5 OCT 1763\n",</text:p>
          </table:table-cell>
        </table:table-row>
        <table:table-row table:style-name="ro1">
          <table:table-cell table:formula="of:=IF(ISBLANK([$Dane.A97]);&quot;&quot;;COM.MICROSOFT.CONCAT(CHAR(34);[$Pola.A97];&quot;\n&quot;;[$Pola.B97];&quot;\n&quot;;[$Pola.C97];&quot;\n&quot;;IF(ISBLANK([$Dane.D97]);&quot;&quot;;COM.MICROSOFT.CONCAT([$Pola.D97];&quot;\n&quot;));CHAR(34);&quot;,&quot;))" office:value-type="string" office:string-value="&quot;1 EVEN elekcja Stanisława Augusta Poniatowskiego\n2 TYPE Historia Polski\n2 DATE  6 SEP 1764\n&quot;," calcext:value-type="string">
            <text:p>"1 EVEN elekcja Stanisława Augusta Poniatowskiego\n2 TYPE Historia Polski\n2 DATE <text:s/>6 SEP 1764\n",</text:p>
          </table:table-cell>
        </table:table-row>
        <table:table-row table:style-name="ro1">
          <table:table-cell table:formula="of:=IF(ISBLANK([$Dane.A98]);&quot;&quot;;COM.MICROSOFT.CONCAT(CHAR(34);[$Pola.A98];&quot;\n&quot;;[$Pola.B98];&quot;\n&quot;;[$Pola.C98];&quot;\n&quot;;IF(ISBLANK([$Dane.D98]);&quot;&quot;;COM.MICROSOFT.CONCAT([$Pola.D98];&quot;\n&quot;));CHAR(34);&quot;,&quot;))" office:value-type="string" office:string-value="&quot;1 EVEN I rozbiór Polski między Prusy, Rosję i Austrię\n2 TYPE Historia Polski\n2 DATE  5 AUG 1772\n&quot;," calcext:value-type="string">
            <text:p>"1 EVEN I rozbiór Polski między Prusy, Rosję i Austrię\n2 TYPE Historia Polski\n2 DATE <text:s/>5 AUG 1772\n",</text:p>
          </table:table-cell>
        </table:table-row>
        <table:table-row table:style-name="ro1">
          <table:table-cell table:formula="of:=IF(ISBLANK([$Dane.A99]);&quot;&quot;;COM.MICROSOFT.CONCAT(CHAR(34);[$Pola.A99];&quot;\n&quot;;[$Pola.B99];&quot;\n&quot;;[$Pola.C99];&quot;\n&quot;;IF(ISBLANK([$Dane.D99]);&quot;&quot;;COM.MICROSOFT.CONCAT([$Pola.D99];&quot;\n&quot;));CHAR(34);&quot;,&quot;))" office:value-type="string" office:string-value="&quot;1 EVEN odbył się pierwszy w historii spis powszechny\n2 TYPE Historia Polski\n2 DATE  FROM 1789 TO 1790\n&quot;," calcext:value-type="string">
            <text:p>"1 EVEN odbył się pierwszy w historii spis powszechny\n2 TYPE Historia Polski\n2 DATE <text:s/>FROM 1789 TO 1790\n",</text:p>
          </table:table-cell>
        </table:table-row>
        <table:table-row table:style-name="ro1">
          <table:table-cell table:formula="of:=IF(ISBLANK([$Dane.A100]);&quot;&quot;;COM.MICROSOFT.CONCAT(CHAR(34);[$Pola.A100];&quot;\n&quot;;[$Pola.B100];&quot;\n&quot;;[$Pola.C100];&quot;\n&quot;;IF(ISBLANK([$Dane.D100]);&quot;&quot;;COM.MICROSOFT.CONCAT([$Pola.D100];&quot;\n&quot;));CHAR(34);&quot;,&quot;))" office:value-type="string" office:string-value="&quot;1 EVEN uchwalono pierwszą polską konstytucję (Konstytucja 3 maja)\n2 TYPE Historia Polski\n2 DATE  3 MAY 1791\n&quot;," calcext:value-type="string">
            <text:p>"1 EVEN uchwalono pierwszą polską konstytucję (Konstytucja 3 maja)\n2 TYPE Historia Polski\n2 DATE <text:s/>3 MAY 1791\n",</text:p>
          </table:table-cell>
        </table:table-row>
        <table:table-row table:style-name="ro1">
          <table:table-cell table:formula="of:=IF(ISBLANK([$Dane.A101]);&quot;&quot;;COM.MICROSOFT.CONCAT(CHAR(34);[$Pola.A101];&quot;\n&quot;;[$Pola.B101];&quot;\n&quot;;[$Pola.C101];&quot;\n&quot;;IF(ISBLANK([$Dane.D101]);&quot;&quot;;COM.MICROSOFT.CONCAT([$Pola.D101];&quot;\n&quot;));CHAR(34);&quot;,&quot;))" office:value-type="string" office:string-value="&quot;1 EVEN II rozbiór Polski\n2 TYPE Historia Polski\n2 DATE  21 JAN 1793\n&quot;," calcext:value-type="string">
            <text:p>"1 EVEN II rozbiór Polski\n2 TYPE Historia Polski\n2 DATE <text:s/>21 JAN 1793\n",</text:p>
          </table:table-cell>
        </table:table-row>
        <table:table-row table:style-name="ro1">
          <table:table-cell table:formula="of:=IF(ISBLANK([$Dane.A102]);&quot;&quot;;COM.MICROSOFT.CONCAT(CHAR(34);[$Pola.A102];&quot;\n&quot;;[$Pola.B102];&quot;\n&quot;;[$Pola.C102];&quot;\n&quot;;IF(ISBLANK([$Dane.D102]);&quot;&quot;;COM.MICROSOFT.CONCAT([$Pola.D102];&quot;\n&quot;));CHAR(34);&quot;,&quot;))" office:value-type="string" office:string-value="&quot;1 EVEN wybuchła insurekcja kościuszkowska\n2 TYPE Historia Polski\n2 DATE  24 MAR 1794\n2 NOTE https://pl.wikipedia.org/wiki/Insurekcja_ko%C5%9Bciuszkowska\n&quot;," calcext:value-type="string">
            <text:p>"1 EVEN wybuchła insurekcja kościuszkowska\n2 TYPE Historia Polski\n2 DATE <text:s/>24 MAR 1794\n2 NOTE https://pl.wikipedia.org/wiki/Insurekcja_ko%C5%9Bciuszkowska\n",</text:p>
          </table:table-cell>
        </table:table-row>
        <table:table-row table:style-name="ro1">
          <table:table-cell table:formula="of:=IF(ISBLANK([$Dane.A103]);&quot;&quot;;COM.MICROSOFT.CONCAT(CHAR(34);[$Pola.A103];&quot;\n&quot;;[$Pola.B103];&quot;\n&quot;;[$Pola.C103];&quot;\n&quot;;IF(ISBLANK([$Dane.D103]);&quot;&quot;;COM.MICROSOFT.CONCAT([$Pola.D103];&quot;\n&quot;));CHAR(34);&quot;,&quot;))" office:value-type="string" office:string-value="&quot;1 EVEN bitwa pod Racławicami wygrana przez wojska Kościuszki\n2 TYPE Historia Polski\n2 DATE  4 APR 1794\n&quot;," calcext:value-type="string">
            <text:p>"1 EVEN bitwa pod Racławicami wygrana przez wojska Kościuszki\n2 TYPE Historia Polski\n2 DATE <text:s/>4 APR 1794\n",</text:p>
          </table:table-cell>
        </table:table-row>
        <table:table-row table:style-name="ro1">
          <table:table-cell table:formula="of:=IF(ISBLANK([$Dane.A104]);&quot;&quot;;COM.MICROSOFT.CONCAT(CHAR(34);[$Pola.A104];&quot;\n&quot;;[$Pola.B104];&quot;\n&quot;;[$Pola.C104];&quot;\n&quot;;IF(ISBLANK([$Dane.D104]);&quot;&quot;;COM.MICROSOFT.CONCAT([$Pola.D104];&quot;\n&quot;));CHAR(34);&quot;,&quot;))" office:value-type="string" office:string-value="&quot;1 EVEN oddziały rosyjskie dokonały rzezi Pragi\n2 TYPE Historia Polski\n2 DATE  4 SEP 1794\n&quot;," calcext:value-type="string">
            <text:p>"1 EVEN oddziały rosyjskie dokonały rzezi Pragi\n2 TYPE Historia Polski\n2 DATE <text:s/>4 SEP 1794\n",</text:p>
          </table:table-cell>
        </table:table-row>
        <table:table-row table:style-name="ro1">
          <table:table-cell table:formula="of:=IF(ISBLANK([$Dane.A105]);&quot;&quot;;COM.MICROSOFT.CONCAT(CHAR(34);[$Pola.A105];&quot;\n&quot;;[$Pola.B105];&quot;\n&quot;;[$Pola.C105];&quot;\n&quot;;IF(ISBLANK([$Dane.D105]);&quot;&quot;;COM.MICROSOFT.CONCAT([$Pola.D105];&quot;\n&quot;));CHAR(34);&quot;,&quot;))" office:value-type="string" office:string-value="&quot;1 EVEN Rosjanie aresztowali Tomasza Wawrzeckiego – koniec insurekcji kościuszkowskiej\n2 TYPE Historia Polski\n2 DATE  19 NOV 1794\n&quot;," calcext:value-type="string">
            <text:p>"1 EVEN Rosjanie aresztowali Tomasza Wawrzeckiego – koniec insurekcji kościuszkowskiej\n2 TYPE Historia Polski\n2 DATE <text:s/>19 NOV 1794\n",</text:p>
          </table:table-cell>
        </table:table-row>
        <table:table-row table:style-name="ro1">
          <table:table-cell table:formula="of:=IF(ISBLANK([$Dane.A106]);&quot;&quot;;COM.MICROSOFT.CONCAT(CHAR(34);[$Pola.A106];&quot;\n&quot;;[$Pola.B106];&quot;\n&quot;;[$Pola.C106];&quot;\n&quot;;IF(ISBLANK([$Dane.D106]);&quot;&quot;;COM.MICROSOFT.CONCAT([$Pola.D106];&quot;\n&quot;));CHAR(34);&quot;,&quot;))" office:value-type="string" office:string-value="&quot;1 EVEN III rozbiór Polski\n2 TYPE Historia Polski\n2 DATE  24 OCT 1795\n&quot;," calcext:value-type="string">
            <text:p>"1 EVEN III rozbiór Polski\n2 TYPE Historia Polski\n2 DATE <text:s/>24 OCT 1795\n",</text:p>
          </table:table-cell>
        </table:table-row>
        <table:table-row table:style-name="ro1">
          <table:table-cell table:formula="of:=IF(ISBLANK([$Dane.A107]);&quot;&quot;;COM.MICROSOFT.CONCAT(CHAR(34);[$Pola.A107];&quot;\n&quot;;[$Pola.B107];&quot;\n&quot;;[$Pola.C107];&quot;\n&quot;;IF(ISBLANK([$Dane.D107]);&quot;&quot;;COM.MICROSOFT.CONCAT([$Pola.D107];&quot;\n&quot;));CHAR(34);&quot;,&quot;))" office:value-type="string" office:string-value="&quot;1 EVEN Jan Henryk Dąbrowski utworzył Legiony Polskie\n2 TYPE Historia Polski\n2 DATE  9 JAN 1797\n&quot;," calcext:value-type="string">
            <text:p>"1 EVEN Jan Henryk Dąbrowski utworzył Legiony Polskie\n2 TYPE Historia Polski\n2 DATE <text:s/>9 JAN 1797\n",</text:p>
          </table:table-cell>
        </table:table-row>
        <table:table-row table:style-name="ro1">
          <table:table-cell table:formula="of:=IF(ISBLANK([$Dane.A108]);&quot;&quot;;COM.MICROSOFT.CONCAT(CHAR(34);[$Pola.A108];&quot;\n&quot;;[$Pola.B108];&quot;\n&quot;;[$Pola.C108];&quot;\n&quot;;IF(ISBLANK([$Dane.D108]);&quot;&quot;;COM.MICROSOFT.CONCAT([$Pola.D108];&quot;\n&quot;));CHAR(34);&quot;,&quot;))" office:value-type="string" office:string-value="&quot;1 EVEN w Petersburgu zmarł ostatni król Polski Stanisław August Poniatowski\n2 TYPE Historia Polski\n2 DATE  12 FEB 1789\n&quot;," calcext:value-type="string">
            <text:p>"1 EVEN w Petersburgu zmarł ostatni król Polski Stanisław August Poniatowski\n2 TYPE Historia Polski\n2 DATE <text:s/>12 FEB 1789\n",</text:p>
          </table:table-cell>
        </table:table-row>
        <table:table-row table:style-name="ro1">
          <table:table-cell table:formula="of:=IF(ISBLANK([$Dane.A109]);&quot;&quot;;COM.MICROSOFT.CONCAT(CHAR(34);[$Pola.A109];&quot;\n&quot;;[$Pola.B109];&quot;\n&quot;;[$Pola.C109];&quot;\n&quot;;IF(ISBLANK([$Dane.D109]);&quot;&quot;;COM.MICROSOFT.CONCAT([$Pola.D109];&quot;\n&quot;));CHAR(34);&quot;,&quot;))" office:value-type="string" office:string-value="&quot;1 EVEN żołnierze Legionów Polskich zostali wysłani na francuską kolonię San Domingo (ob. Haiti), by tłumić tamtejsze bunty miejscowych\n2 TYPE Historia Polski\n2 DATE  18 MAY 1802\n&quot;," calcext:value-type="string">
            <text:p>"1 EVEN żołnierze Legionów Polskich zostali wysłani na francuską kolonię San Domingo (ob. Haiti), by tłumić tamtejsze bunty miejscowych\n2 TYPE Historia Polski\n2 DATE <text:s/>18 MAY 1802\n",</text:p>
          </table:table-cell>
        </table:table-row>
        <table:table-row table:style-name="ro1">
          <table:table-cell table:formula="of:=IF(ISBLANK([$Dane.A110]);&quot;&quot;;COM.MICROSOFT.CONCAT(CHAR(34);[$Pola.A110];&quot;\n&quot;;[$Pola.B110];&quot;\n&quot;;[$Pola.C110];&quot;\n&quot;;IF(ISBLANK([$Dane.D110]);&quot;&quot;;COM.MICROSOFT.CONCAT([$Pola.D110];&quot;\n&quot;));CHAR(34);&quot;,&quot;))" office:value-type="string" office:string-value="&quot;1 EVEN pod wodzą Jana Henryka Dąbrowskiego i Józefa Wybickiego wybuchło powstanie wielkopolskie\n2 TYPE Historia Polski\n2 DATE  7 NOV 1806\n&quot;," calcext:value-type="string">
            <text:p>"1 EVEN pod wodzą Jana Henryka Dąbrowskiego i Józefa Wybickiego wybuchło powstanie wielkopolskie\n2 TYPE Historia Polski\n2 DATE <text:s/>7 NOV 1806\n",</text:p>
          </table:table-cell>
        </table:table-row>
        <table:table-row table:style-name="ro1">
          <table:table-cell table:formula="of:=IF(ISBLANK([$Dane.A111]);&quot;&quot;;COM.MICROSOFT.CONCAT(CHAR(34);[$Pola.A111];&quot;\n&quot;;[$Pola.B111];&quot;\n&quot;;[$Pola.C111];&quot;\n&quot;;IF(ISBLANK([$Dane.D111]);&quot;&quot;;COM.MICROSOFT.CONCAT([$Pola.D111];&quot;\n&quot;));CHAR(34);&quot;,&quot;))" office:value-type="string" office:string-value="&quot;1 EVEN na mocy pokoju tylżyckiego ustanowiono powstanie Księstwa Warszawskiego\n2 TYPE Historia Polski\n2 DATE  FROM 7 JUL 1807 TO 9 JUL 1807\n&quot;," calcext:value-type="string">
            <text:p>"1 EVEN na mocy pokoju tylżyckiego ustanowiono powstanie Księstwa Warszawskiego\n2 TYPE Historia Polski\n2 DATE <text:s/>FROM 7 JUL 1807 TO 9 JUL 1807\n",</text:p>
          </table:table-cell>
        </table:table-row>
        <table:table-row table:style-name="ro1">
          <table:table-cell table:formula="of:=IF(ISBLANK([$Dane.A112]);&quot;&quot;;COM.MICROSOFT.CONCAT(CHAR(34);[$Pola.A112];&quot;\n&quot;;[$Pola.B112];&quot;\n&quot;;[$Pola.C112];&quot;\n&quot;;IF(ISBLANK([$Dane.D112]);&quot;&quot;;COM.MICROSOFT.CONCAT([$Pola.D112];&quot;\n&quot;));CHAR(34);&quot;,&quot;))" office:value-type="string" office:string-value="&quot;1 EVEN na mocy pokoju francusko-austriackiego w Schönbrunn, Księstwo Warszawskie uzyskało Nową Galicję\n2 TYPE Historia Polski\n2 DATE  14 OCT 1809\n&quot;," calcext:value-type="string">
            <text:p>"1 EVEN na mocy pokoju francusko-austriackiego w Schönbrunn, Księstwo Warszawskie uzyskało Nową Galicję\n2 TYPE Historia Polski\n2 DATE <text:s/>14 OCT 1809\n",</text:p>
          </table:table-cell>
        </table:table-row>
        <table:table-row table:style-name="ro1">
          <table:table-cell table:formula="of:=IF(ISBLANK([$Dane.A113]);&quot;&quot;;COM.MICROSOFT.CONCAT(CHAR(34);[$Pola.A113];&quot;\n&quot;;[$Pola.B113];&quot;\n&quot;;[$Pola.C113];&quot;\n&quot;;IF(ISBLANK([$Dane.D113]);&quot;&quot;;COM.MICROSOFT.CONCAT([$Pola.D113];&quot;\n&quot;));CHAR(34);&quot;,&quot;))" office:value-type="string" office:string-value="&quot;1 EVEN przeprowadzono uwłaszczenie chłopów w Prusach\n2 TYPE Historia Polski\n2 DATE  14 SEP 1811\n&quot;," calcext:value-type="string">
            <text:p>"1 EVEN przeprowadzono uwłaszczenie chłopów w Prusach\n2 TYPE Historia Polski\n2 DATE <text:s/>14 SEP 1811\n",</text:p>
          </table:table-cell>
        </table:table-row>
        <table:table-row table:style-name="ro1">
          <table:table-cell table:formula="of:=IF(ISBLANK([$Dane.A114]);&quot;&quot;;COM.MICROSOFT.CONCAT(CHAR(34);[$Pola.A114];&quot;\n&quot;;[$Pola.B114];&quot;\n&quot;;[$Pola.C114];&quot;\n&quot;;IF(ISBLANK([$Dane.D114]);&quot;&quot;;COM.MICROSOFT.CONCAT([$Pola.D114];&quot;\n&quot;));CHAR(34);&quot;,&quot;))" office:value-type="string" office:string-value="&quot;1 EVEN podczas Bitwy pod Lipskiem zginął książę Józef Poniatowski\n2 TYPE Historia Polski\n2 DATE  19 OCT 1813\n&quot;," calcext:value-type="string">
            <text:p>"1 EVEN podczas Bitwy pod Lipskiem zginął książę Józef Poniatowski\n2 TYPE Historia Polski\n2 DATE <text:s/>19 OCT 1813\n",</text:p>
          </table:table-cell>
        </table:table-row>
        <table:table-row table:style-name="ro1">
          <table:table-cell table:formula="of:=IF(ISBLANK([$Dane.A115]);&quot;&quot;;COM.MICROSOFT.CONCAT(CHAR(34);[$Pola.A115];&quot;\n&quot;;[$Pola.B115];&quot;\n&quot;;[$Pola.C115];&quot;\n&quot;;IF(ISBLANK([$Dane.D115]);&quot;&quot;;COM.MICROSOFT.CONCAT([$Pola.D115];&quot;\n&quot;));CHAR(34);&quot;,&quot;))" office:value-type="string" office:string-value="&quot;1 EVEN Rosja, Prusy i Austria zawarły traktat o podziale ziem polskich: utworzono Królestwo Polskie połączone unią personalną z Rosją, autonomiczne Wielkie Księstwo Poznańskie w granicach Prus oraz Rzeczpospolitą Krakowską władaną przez Austrię\n2 TYPE Historia Polski\n2 DATE  3 MAY 1815\n&quot;," calcext:value-type="string">
            <text:p>"1 EVEN Rosja, Prusy i Austria zawarły traktat o podziale ziem polskich: utworzono Królestwo Polskie połączone unią personalną z Rosją, autonomiczne Wielkie Księstwo Poznańskie w granicach Prus oraz Rzeczpospolitą Krakowską władaną przez Austrię\n2 TYPE Historia Polski\n2 DATE <text:s/>3 MAY 1815\n",</text:p>
          </table:table-cell>
        </table:table-row>
        <table:table-row table:style-name="ro1">
          <table:table-cell table:formula="of:=IF(ISBLANK([$Dane.A116]);&quot;&quot;;COM.MICROSOFT.CONCAT(CHAR(34);[$Pola.A116];&quot;\n&quot;;[$Pola.B116];&quot;\n&quot;;[$Pola.C116];&quot;\n&quot;;IF(ISBLANK([$Dane.D116]);&quot;&quot;;COM.MICROSOFT.CONCAT([$Pola.D116];&quot;\n&quot;));CHAR(34);&quot;,&quot;))" office:value-type="string" office:string-value="&quot;1 EVEN w Szwajcarii zmarł Tadeusz Kościuszko\n2 TYPE Historia Polski\n2 DATE  15 OCT 1817\n&quot;," calcext:value-type="string">
            <text:p>"1 EVEN w Szwajcarii zmarł Tadeusz Kościuszko\n2 TYPE Historia Polski\n2 DATE <text:s/>15 OCT 1817\n",</text:p>
          </table:table-cell>
        </table:table-row>
        <table:table-row table:style-name="ro1">
          <table:table-cell table:formula="of:=IF(ISBLANK([$Dane.A117]);&quot;&quot;;COM.MICROSOFT.CONCAT(CHAR(34);[$Pola.A117];&quot;\n&quot;;[$Pola.B117];&quot;\n&quot;;[$Pola.C117];&quot;\n&quot;;IF(ISBLANK([$Dane.D117]);&quot;&quot;;COM.MICROSOFT.CONCAT([$Pola.D117];&quot;\n&quot;));CHAR(34);&quot;,&quot;))" office:value-type="string" office:string-value="&quot;1 EVEN w zaborze pruskim przeprowadzono reformę uwłaszczeniową\n2 TYPE Historia Polski\n2 DATE  8 APR 1823\n&quot;," calcext:value-type="string">
            <text:p>"1 EVEN w zaborze pruskim przeprowadzono reformę uwłaszczeniową\n2 TYPE Historia Polski\n2 DATE <text:s/>8 APR 1823\n",</text:p>
          </table:table-cell>
        </table:table-row>
        <table:table-row table:style-name="ro1">
          <table:table-cell table:formula="of:=IF(ISBLANK([$Dane.A118]);&quot;&quot;;COM.MICROSOFT.CONCAT(CHAR(34);[$Pola.A118];&quot;\n&quot;;[$Pola.B118];&quot;\n&quot;;[$Pola.C118];&quot;\n&quot;;IF(ISBLANK([$Dane.D118]);&quot;&quot;;COM.MICROSOFT.CONCAT([$Pola.D118];&quot;\n&quot;));CHAR(34);&quot;,&quot;))" office:value-type="string" office:string-value="&quot;1 EVEN zmarł car Aleksander I, tron rosyjski i polski objął jego brat Mikołaj I\n2 TYPE Historia Polski\n2 DATE  1 DEC 1825\n&quot;," calcext:value-type="string">
            <text:p>"1 EVEN zmarł car Aleksander I, tron rosyjski i polski objął jego brat Mikołaj I\n2 TYPE Historia Polski\n2 DATE <text:s/>1 DEC 1825\n",</text:p>
          </table:table-cell>
        </table:table-row>
        <table:table-row table:style-name="ro1">
          <table:table-cell table:formula="of:=IF(ISBLANK([$Dane.A119]);&quot;&quot;;COM.MICROSOFT.CONCAT(CHAR(34);[$Pola.A119];&quot;\n&quot;;[$Pola.B119];&quot;\n&quot;;[$Pola.C119];&quot;\n&quot;;IF(ISBLANK([$Dane.D119]);&quot;&quot;;COM.MICROSOFT.CONCAT([$Pola.D119];&quot;\n&quot;));CHAR(34);&quot;,&quot;))" office:value-type="string" office:string-value="&quot;1 EVEN „noc listopadowa” – początek powstania listopadowego\n2 TYPE Historia Polski\n2 DATE  FROM 29 NOV 1830 TO 30 NOV 1830\n&quot;," calcext:value-type="string">
            <text:p>"1 EVEN „noc listopadowa” – początek powstania listopadowego\n2 TYPE Historia Polski\n2 DATE <text:s/>FROM 29 NOV 1830 TO 30 NOV 1830\n",</text:p>
          </table:table-cell>
        </table:table-row>
        <table:table-row table:style-name="ro1">
          <table:table-cell table:formula="of:=IF(ISBLANK([$Dane.A120]);&quot;&quot;;COM.MICROSOFT.CONCAT(CHAR(34);[$Pola.A120];&quot;\n&quot;;[$Pola.B120];&quot;\n&quot;;[$Pola.C120];&quot;\n&quot;;IF(ISBLANK([$Dane.D120]);&quot;&quot;;COM.MICROSOFT.CONCAT([$Pola.D120];&quot;\n&quot;));CHAR(34);&quot;,&quot;))" office:value-type="string" office:string-value="&quot;1 EVEN Rząd Narodowy ogłosił pobór pospolitego ruszenia\n2 TYPE Historia Polski\n2 DATE  21 JUN 1831\n2 NOTE https://pl.wikipedia.org/wiki/Powstanie_listopadowe\n&quot;," calcext:value-type="string">
            <text:p>"1 EVEN Rząd Narodowy ogłosił pobór pospolitego ruszenia\n2 TYPE Historia Polski\n2 DATE <text:s/>21 JUN 1831\n2 NOTE https://pl.wikipedia.org/wiki/Powstanie_listopadowe\n",</text:p>
          </table:table-cell>
        </table:table-row>
        <table:table-row table:style-name="ro1">
          <table:table-cell table:formula="of:=IF(ISBLANK([$Dane.A121]);&quot;&quot;;COM.MICROSOFT.CONCAT(CHAR(34);[$Pola.A121];&quot;\n&quot;;[$Pola.B121];&quot;\n&quot;;[$Pola.C121];&quot;\n&quot;;IF(ISBLANK([$Dane.D121]);&quot;&quot;;COM.MICROSOFT.CONCAT([$Pola.D121];&quot;\n&quot;));CHAR(34);&quot;,&quot;))" office:value-type="string" office:string-value="&quot;1 EVEN twierdza Zamość kapitulowała: koniec powstania listopadowego\n2 TYPE Historia Polski\n2 DATE  21 OCT 1831\n&quot;," calcext:value-type="string">
            <text:p>"1 EVEN twierdza Zamość kapitulowała: koniec powstania listopadowego\n2 TYPE Historia Polski\n2 DATE <text:s/>21 OCT 1831\n",</text:p>
          </table:table-cell>
        </table:table-row>
        <table:table-row table:style-name="ro1">
          <table:table-cell table:formula="of:=IF(ISBLANK([$Dane.A122]);&quot;&quot;;COM.MICROSOFT.CONCAT(CHAR(34);[$Pola.A122];&quot;\n&quot;;[$Pola.B122];&quot;\n&quot;;[$Pola.C122];&quot;\n&quot;;IF(ISBLANK([$Dane.D122]);&quot;&quot;;COM.MICROSOFT.CONCAT([$Pola.D122];&quot;\n&quot;));CHAR(34);&quot;,&quot;))" office:value-type="string" office:string-value="&quot;1 EVEN Mikołaj I zniósł konstytucję, wcielił Królestwo do Cesarstwa Rosyjskiego raz zlikwidował polski sejm, armię oraz odrębny budżet\n2 TYPE Historia Polski\n2 DATE  26 FEB 1832\n&quot;," calcext:value-type="string">
            <text:p>"1 EVEN Mikołaj I zniósł konstytucję, wcielił Królestwo do Cesarstwa Rosyjskiego raz zlikwidował polski sejm, armię oraz odrębny budżet\n2 TYPE Historia Polski\n2 DATE <text:s/>26 FEB 1832\n",</text:p>
          </table:table-cell>
        </table:table-row>
        <table:table-row table:style-name="ro1">
          <table:table-cell table:formula="of:=IF(ISBLANK([$Dane.A123]);&quot;&quot;;COM.MICROSOFT.CONCAT(CHAR(34);[$Pola.A123];&quot;\n&quot;;[$Pola.B123];&quot;\n&quot;;[$Pola.C123];&quot;\n&quot;;IF(ISBLANK([$Dane.D123]);&quot;&quot;;COM.MICROSOFT.CONCAT([$Pola.D123];&quot;\n&quot;));CHAR(34);&quot;,&quot;))" office:value-type="string" office:string-value="&quot;1 EVEN językiem urzędowym na ziemiach polskich został język rosyjski\n2 TYPE Historia Polski\n2 DATE  1 JAN 1834\n&quot;," calcext:value-type="string">
            <text:p>"1 EVEN językiem urzędowym na ziemiach polskich został język rosyjski\n2 TYPE Historia Polski\n2 DATE <text:s/>1 JAN 1834\n",</text:p>
          </table:table-cell>
        </table:table-row>
        <table:table-row table:style-name="ro1">
          <table:table-cell table:formula="of:=IF(ISBLANK([$Dane.A124]);&quot;&quot;;COM.MICROSOFT.CONCAT(CHAR(34);[$Pola.A124];&quot;\n&quot;;[$Pola.B124];&quot;\n&quot;;[$Pola.C124];&quot;\n&quot;;IF(ISBLANK([$Dane.D124]);&quot;&quot;;COM.MICROSOFT.CONCAT([$Pola.D124];&quot;\n&quot;));CHAR(34);&quot;,&quot;))" office:value-type="string" office:string-value="&quot;1 EVEN na ziemiach polskich wprowadzono rosyjski system monetarny\n2 TYPE Historia Polski\n2 DATE  1841\n&quot;," calcext:value-type="string">
            <text:p>"1 EVEN na ziemiach polskich wprowadzono rosyjski system monetarny\n2 TYPE Historia Polski\n2 DATE <text:s/>1841\n",</text:p>
          </table:table-cell>
        </table:table-row>
        <table:table-row table:style-name="ro1">
          <table:table-cell table:formula="of:=IF(ISBLANK([$Dane.A125]);&quot;&quot;;COM.MICROSOFT.CONCAT(CHAR(34);[$Pola.A125];&quot;\n&quot;;[$Pola.B125];&quot;\n&quot;;[$Pola.C125];&quot;\n&quot;;IF(ISBLANK([$Dane.D125]);&quot;&quot;;COM.MICROSOFT.CONCAT([$Pola.D125];&quot;\n&quot;));CHAR(34);&quot;,&quot;))" office:value-type="string" office:string-value="&quot;1 EVEN wybuchła rewolucja krakowska\n2 TYPE Historia Polski\n2 DATE  20 FEB 1846\n&quot;," calcext:value-type="string">
            <text:p>"1 EVEN wybuchła rewolucja krakowska\n2 TYPE Historia Polski\n2 DATE <text:s/>20 FEB 1846\n",</text:p>
          </table:table-cell>
        </table:table-row>
        <table:table-row table:style-name="ro1">
          <table:table-cell table:formula="of:=IF(ISBLANK([$Dane.A126]);&quot;&quot;;COM.MICROSOFT.CONCAT(CHAR(34);[$Pola.A126];&quot;\n&quot;;[$Pola.B126];&quot;\n&quot;;[$Pola.C126];&quot;\n&quot;;IF(ISBLANK([$Dane.D126]);&quot;&quot;;COM.MICROSOFT.CONCAT([$Pola.D126];&quot;\n&quot;));CHAR(34);&quot;,&quot;))" office:value-type="string" office:string-value="&quot;1 EVEN wybuchło powstanie wielkopolskie\n2 TYPE Historia Polski\n2 DATE  20 MAR 1848\n&quot;," calcext:value-type="string">
            <text:p>"1 EVEN wybuchło powstanie wielkopolskie\n2 TYPE Historia Polski\n2 DATE <text:s/>20 MAR 1848\n",</text:p>
          </table:table-cell>
        </table:table-row>
        <table:table-row table:style-name="ro1">
          <table:table-cell table:formula="of:=IF(ISBLANK([$Dane.A127]);&quot;&quot;;COM.MICROSOFT.CONCAT(CHAR(34);[$Pola.A127];&quot;\n&quot;;[$Pola.B127];&quot;\n&quot;;[$Pola.C127];&quot;\n&quot;;IF(ISBLANK([$Dane.D127]);&quot;&quot;;COM.MICROSOFT.CONCAT([$Pola.D127];&quot;\n&quot;));CHAR(34);&quot;,&quot;))" office:value-type="string" office:string-value="&quot;1 EVEN w Austrii przeprowadzono uwłaszczenie chłopów\n2 TYPE Historia Polski\n2 DATE  7 SEP 1848\n&quot;," calcext:value-type="string">
            <text:p>"1 EVEN w Austrii przeprowadzono uwłaszczenie chłopów\n2 TYPE Historia Polski\n2 DATE <text:s/>7 SEP 1848\n",</text:p>
          </table:table-cell>
        </table:table-row>
        <table:table-row table:style-name="ro1">
          <table:table-cell table:formula="of:=IF(ISBLANK([$Dane.A128]);&quot;&quot;;COM.MICROSOFT.CONCAT(CHAR(34);[$Pola.A128];&quot;\n&quot;;[$Pola.B128];&quot;\n&quot;;[$Pola.C128];&quot;\n&quot;;IF(ISBLANK([$Dane.D128]);&quot;&quot;;COM.MICROSOFT.CONCAT([$Pola.D128];&quot;\n&quot;));CHAR(34);&quot;,&quot;))" office:value-type="string" office:string-value="&quot;1 EVEN w Paryżu zmarł Fryderyk Chopin\n2 TYPE Historia Polski\n2 DATE  17 OCT 1849\n&quot;," calcext:value-type="string">
            <text:p>"1 EVEN w Paryżu zmarł Fryderyk Chopin\n2 TYPE Historia Polski\n2 DATE <text:s/>17 OCT 1849\n",</text:p>
          </table:table-cell>
        </table:table-row>
        <table:table-row table:style-name="ro1">
          <table:table-cell table:formula="of:=IF(ISBLANK([$Dane.A129]);&quot;&quot;;COM.MICROSOFT.CONCAT(CHAR(34);[$Pola.A129];&quot;\n&quot;;[$Pola.B129];&quot;\n&quot;;[$Pola.C129];&quot;\n&quot;;IF(ISBLANK([$Dane.D129]);&quot;&quot;;COM.MICROSOFT.CONCAT([$Pola.D129];&quot;\n&quot;));CHAR(34);&quot;,&quot;))" office:value-type="string" office:string-value="&quot;1 EVEN zniesiono granicę celną między Królestwem Polskim a Cesarstwem Rosyjskim\n2 TYPE Historia Polski\n2 DATE  25 OCT 1850\n&quot;," calcext:value-type="string">
            <text:p>"1 EVEN zniesiono granicę celną między Królestwem Polskim a Cesarstwem Rosyjskim\n2 TYPE Historia Polski\n2 DATE <text:s/>25 OCT 1850\n",</text:p>
          </table:table-cell>
        </table:table-row>
        <table:table-row table:style-name="ro1">
          <table:table-cell table:formula="of:=IF(ISBLANK([$Dane.A130]);&quot;&quot;;COM.MICROSOFT.CONCAT(CHAR(34);[$Pola.A130];&quot;\n&quot;;[$Pola.B130];&quot;\n&quot;;[$Pola.C130];&quot;\n&quot;;IF(ISBLANK([$Dane.D130]);&quot;&quot;;COM.MICROSOFT.CONCAT([$Pola.D130];&quot;\n&quot;));CHAR(34);&quot;,&quot;))" office:value-type="string" office:string-value="&quot;1 EVEN zmarł car Mikołaj I, tron przejął jego syn Aleksander II\n2 TYPE Historia Polski\n2 DATE  2 MAY 1855\n&quot;," calcext:value-type="string">
            <text:p>"1 EVEN zmarł car Mikołaj I, tron przejął jego syn Aleksander II\n2 TYPE Historia Polski\n2 DATE <text:s/>2 MAY 1855\n",</text:p>
          </table:table-cell>
        </table:table-row>
        <table:table-row table:style-name="ro1">
          <table:table-cell table:formula="of:=IF(ISBLANK([$Dane.A131]);&quot;&quot;;COM.MICROSOFT.CONCAT(CHAR(34);[$Pola.A131];&quot;\n&quot;;[$Pola.B131];&quot;\n&quot;;[$Pola.C131];&quot;\n&quot;;IF(ISBLANK([$Dane.D131]);&quot;&quot;;COM.MICROSOFT.CONCAT([$Pola.D131];&quot;\n&quot;));CHAR(34);&quot;,&quot;))" office:value-type="string" office:string-value="&quot;1 EVEN zmarł Adam Mickiewicz\n2 TYPE Historia Polski\n2 DATE  26 NOV 1855\n&quot;," calcext:value-type="string">
            <text:p>"1 EVEN zmarł Adam Mickiewicz\n2 TYPE Historia Polski\n2 DATE <text:s/>26 NOV 1855\n",</text:p>
          </table:table-cell>
        </table:table-row>
        <table:table-row table:style-name="ro1">
          <table:table-cell table:formula="of:=IF(ISBLANK([$Dane.A132]);&quot;&quot;;COM.MICROSOFT.CONCAT(CHAR(34);[$Pola.A132];&quot;\n&quot;;[$Pola.B132];&quot;\n&quot;;[$Pola.C132];&quot;\n&quot;;IF(ISBLANK([$Dane.D132]);&quot;&quot;;COM.MICROSOFT.CONCAT([$Pola.D132];&quot;\n&quot;));CHAR(34);&quot;,&quot;))" office:value-type="string" office:string-value="&quot;1 EVEN zniesienie pańszczyzny\n2 TYPE Historia Polski\n2 DATE  FROM 1861 TO 1864\n&quot;," calcext:value-type="string">
            <text:p>"1 EVEN zniesienie pańszczyzny\n2 TYPE Historia Polski\n2 DATE <text:s/>FROM 1861 TO 1864\n",</text:p>
          </table:table-cell>
        </table:table-row>
        <table:table-row table:style-name="ro1">
          <table:table-cell table:formula="of:=IF(ISBLANK([$Dane.A133]);&quot;&quot;;COM.MICROSOFT.CONCAT(CHAR(34);[$Pola.A133];&quot;\n&quot;;[$Pola.B133];&quot;\n&quot;;[$Pola.C133];&quot;\n&quot;;IF(ISBLANK([$Dane.D133]);&quot;&quot;;COM.MICROSOFT.CONCAT([$Pola.D133];&quot;\n&quot;));CHAR(34);&quot;,&quot;))" office:value-type="string" office:string-value="&quot;1 EVEN władze carskie przeprowadziły pobór do wojska\n2 TYPE Historia Polski\n2 DATE  OCT 1862\n&quot;," calcext:value-type="string">
            <text:p>"1 EVEN władze carskie przeprowadziły pobór do wojska\n2 TYPE Historia Polski\n2 DATE <text:s/>OCT 1862\n",</text:p>
          </table:table-cell>
        </table:table-row>
        <table:table-row table:style-name="ro1">
          <table:table-cell table:formula="of:=IF(ISBLANK([$Dane.A134]);&quot;&quot;;COM.MICROSOFT.CONCAT(CHAR(34);[$Pola.A134];&quot;\n&quot;;[$Pola.B134];&quot;\n&quot;;[$Pola.C134];&quot;\n&quot;;IF(ISBLANK([$Dane.D134]);&quot;&quot;;COM.MICROSOFT.CONCAT([$Pola.D134];&quot;\n&quot;));CHAR(34);&quot;,&quot;))" office:value-type="string" office:string-value="&quot;1 EVEN do wojska wcielono 1,5 tys. młodych ludzi – początek rosyjskiej branki\n2 TYPE Historia Polski\n2 DATE  FROM 14 JAN 1868 TO 15 JAN 1863\n&quot;," calcext:value-type="string">
            <text:p>"1 EVEN do wojska wcielono 1,5 tys. młodych ludzi – początek rosyjskiej branki\n2 TYPE Historia Polski\n2 DATE <text:s/>FROM 14 JAN 1868 TO 15 JAN 1863\n",</text:p>
          </table:table-cell>
        </table:table-row>
        <table:table-row table:style-name="ro1">
          <table:table-cell table:formula="of:=IF(ISBLANK([$Dane.A135]);&quot;&quot;;COM.MICROSOFT.CONCAT(CHAR(34);[$Pola.A135];&quot;\n&quot;;[$Pola.B135];&quot;\n&quot;;[$Pola.C135];&quot;\n&quot;;IF(ISBLANK([$Dane.D135]);&quot;&quot;;COM.MICROSOFT.CONCAT([$Pola.D135];&quot;\n&quot;));CHAR(34);&quot;,&quot;))" office:value-type="string" office:string-value="&quot;1 EVEN wybuchło powstanie styczniowe – władze w kraju objął Tymczasowy Rząd Narodowy\n2 TYPE Historia Polski\n2 DATE  22 JAN 1863\n&quot;," calcext:value-type="string">
            <text:p>"1 EVEN wybuchło powstanie styczniowe – władze w kraju objął Tymczasowy Rząd Narodowy\n2 TYPE Historia Polski\n2 DATE <text:s/>22 JAN 1863\n",</text:p>
          </table:table-cell>
        </table:table-row>
        <table:table-row table:style-name="ro1">
          <table:table-cell table:formula="of:=IF(ISBLANK([$Dane.A136]);&quot;&quot;;COM.MICROSOFT.CONCAT(CHAR(34);[$Pola.A136];&quot;\n&quot;;[$Pola.B136];&quot;\n&quot;;[$Pola.C136];&quot;\n&quot;;IF(ISBLANK([$Dane.D136]);&quot;&quot;;COM.MICROSOFT.CONCAT([$Pola.D136];&quot;\n&quot;));CHAR(34);&quot;,&quot;))" office:value-type="string" office:string-value="&quot;1 EVEN koniec powstania styczniowego\n2 TYPE Historia Polski\n2 DATE  1864\n&quot;," calcext:value-type="string">
            <text:p>"1 EVEN koniec powstania styczniowego\n2 TYPE Historia Polski\n2 DATE <text:s/>1864\n",</text:p>
          </table:table-cell>
        </table:table-row>
        <table:table-row table:style-name="ro1">
          <table:table-cell table:formula="of:=IF(ISBLANK([$Dane.A137]);&quot;&quot;;COM.MICROSOFT.CONCAT(CHAR(34);[$Pola.A137];&quot;\n&quot;;[$Pola.B137];&quot;\n&quot;;[$Pola.C137];&quot;\n&quot;;IF(ISBLANK([$Dane.D137]);&quot;&quot;;COM.MICROSOFT.CONCAT([$Pola.D137];&quot;\n&quot;));CHAR(34);&quot;,&quot;))" office:value-type="string" office:string-value="&quot;1 EVEN wprowadzono język polski do galicyjskich urzędów\n2 TYPE Historia Polski\n2 DATE  4 JUN 1869\n&quot;," calcext:value-type="string">
            <text:p>"1 EVEN wprowadzono język polski do galicyjskich urzędów\n2 TYPE Historia Polski\n2 DATE <text:s/>4 JUN 1869\n",</text:p>
          </table:table-cell>
        </table:table-row>
        <table:table-row table:style-name="ro1">
          <table:table-cell table:formula="of:=IF(ISBLANK([$Dane.A138]);&quot;&quot;;COM.MICROSOFT.CONCAT(CHAR(34);[$Pola.A138];&quot;\n&quot;;[$Pola.B138];&quot;\n&quot;;[$Pola.C138];&quot;\n&quot;;IF(ISBLANK([$Dane.D138]);&quot;&quot;;COM.MICROSOFT.CONCAT([$Pola.D138];&quot;\n&quot;));CHAR(34);&quot;,&quot;))" office:value-type="string" office:string-value="&quot;1 EVEN Jan Matejko namalował Bitwę pod Grunwaldem\n2 TYPE Historia Polski\n2 DATE  1878\n&quot;," calcext:value-type="string">
            <text:p>"1 EVEN Jan Matejko namalował Bitwę pod Grunwaldem\n2 TYPE Historia Polski\n2 DATE <text:s/>1878\n",</text:p>
          </table:table-cell>
        </table:table-row>
        <table:table-row table:style-name="ro1">
          <table:table-cell table:formula="of:=IF(ISBLANK([$Dane.A139]);&quot;&quot;;COM.MICROSOFT.CONCAT(CHAR(34);[$Pola.A139];&quot;\n&quot;;[$Pola.B139];&quot;\n&quot;;[$Pola.C139];&quot;\n&quot;;IF(ISBLANK([$Dane.D139]);&quot;&quot;;COM.MICROSOFT.CONCAT([$Pola.D139];&quot;\n&quot;));CHAR(34);&quot;,&quot;))" office:value-type="string" office:string-value="&quot;1 EVEN „rugi pruskie”\n2 TYPE Historia Polski\n2 DATE  1885\n2 NOTE https://pl.wikipedia.org/wiki/Rugi_pruskie\n&quot;," calcext:value-type="string">
            <text:p>"1 EVEN „rugi pruskie”\n2 TYPE Historia Polski\n2 DATE <text:s/>1885\n2 NOTE https://pl.wikipedia.org/wiki/Rugi_pruskie\n",</text:p>
          </table:table-cell>
        </table:table-row>
        <table:table-row table:style-name="ro1">
          <table:table-cell table:formula="of:=IF(ISBLANK([$Dane.A140]);&quot;&quot;;COM.MICROSOFT.CONCAT(CHAR(34);[$Pola.A140];&quot;\n&quot;;[$Pola.B140];&quot;\n&quot;;[$Pola.C140];&quot;\n&quot;;IF(ISBLANK([$Dane.D140]);&quot;&quot;;COM.MICROSOFT.CONCAT([$Pola.D140];&quot;\n&quot;));CHAR(34);&quot;,&quot;))" office:value-type="string" office:string-value="&quot;1 EVEN Jan Matejko stworzył „Poczet królów i książąt polskich”\n2 TYPE Historia Polski\n2 DATE  1890\n&quot;," calcext:value-type="string">
            <text:p>"1 EVEN Jan Matejko stworzył „Poczet królów i książąt polskich”\n2 TYPE Historia Polski\n2 DATE <text:s/>1890\n",</text:p>
          </table:table-cell>
        </table:table-row>
        <table:table-row table:style-name="ro1">
          <table:table-cell table:formula="of:=IF(ISBLANK([$Dane.A141]);&quot;&quot;;COM.MICROSOFT.CONCAT(CHAR(34);[$Pola.A141];&quot;\n&quot;;[$Pola.B141];&quot;\n&quot;;[$Pola.C141];&quot;\n&quot;;IF(ISBLANK([$Dane.D141]);&quot;&quot;;COM.MICROSOFT.CONCAT([$Pola.D141];&quot;\n&quot;));CHAR(34);&quot;,&quot;))" office:value-type="string" office:string-value="&quot;1 EVEN we Wrześni wybuchły strajki szkolne dzieci w obronie języka polskiego\n2 TYPE Historia Polski\n2 DATE  APR 1901\n&quot;," calcext:value-type="string">
            <text:p>"1 EVEN we Wrześni wybuchły strajki szkolne dzieci w obronie języka polskiego\n2 TYPE Historia Polski\n2 DATE <text:s/>APR 1901\n",</text:p>
          </table:table-cell>
        </table:table-row>
        <table:table-row table:style-name="ro1">
          <table:table-cell table:formula="of:=IF(ISBLANK([$Dane.A142]);&quot;&quot;;COM.MICROSOFT.CONCAT(CHAR(34);[$Pola.A142];&quot;\n&quot;;[$Pola.B142];&quot;\n&quot;;[$Pola.C142];&quot;\n&quot;;IF(ISBLANK([$Dane.D142]);&quot;&quot;;COM.MICROSOFT.CONCAT([$Pola.D142];&quot;\n&quot;));CHAR(34);&quot;,&quot;))" office:value-type="string" office:string-value="&quot;1 EVEN Maria Skłodowska-Curie i Piotr Curie otrzymali Nagrodę Nobla z dziedziny fizyki za odkrycie polonu\n2 TYPE Historia Polski\n2 DATE  1903\n&quot;," calcext:value-type="string">
            <text:p>"1 EVEN Maria Skłodowska-Curie i Piotr Curie otrzymali Nagrodę Nobla z dziedziny fizyki za odkrycie polonu\n2 TYPE Historia Polski\n2 DATE <text:s/>1903\n",</text:p>
          </table:table-cell>
        </table:table-row>
        <table:table-row table:style-name="ro1">
          <table:table-cell table:formula="of:=IF(ISBLANK([$Dane.A143]);&quot;&quot;;COM.MICROSOFT.CONCAT(CHAR(34);[$Pola.A143];&quot;\n&quot;;[$Pola.B143];&quot;\n&quot;;[$Pola.C143];&quot;\n&quot;;IF(ISBLANK([$Dane.D143]);&quot;&quot;;COM.MICROSOFT.CONCAT([$Pola.D143];&quot;\n&quot;));CHAR(34);&quot;,&quot;))" office:value-type="string" office:string-value="&quot;1 EVEN Henryk Sienkiewicz otrzymał Nagrodę Nobla za Quo vadis\n2 TYPE Historia Polski\n2 DATE  1905\n&quot;," calcext:value-type="string">
            <text:p>"1 EVEN Henryk Sienkiewicz otrzymał Nagrodę Nobla za Quo vadis\n2 TYPE Historia Polski\n2 DATE <text:s/>1905\n",</text:p>
          </table:table-cell>
        </table:table-row>
        <table:table-row table:style-name="ro1">
          <table:table-cell table:formula="of:=IF(ISBLANK([$Dane.A144]);&quot;&quot;;COM.MICROSOFT.CONCAT(CHAR(34);[$Pola.A144];&quot;\n&quot;;[$Pola.B144];&quot;\n&quot;;[$Pola.C144];&quot;\n&quot;;IF(ISBLANK([$Dane.D144]);&quot;&quot;;COM.MICROSOFT.CONCAT([$Pola.D144];&quot;\n&quot;));CHAR(34);&quot;,&quot;))" office:value-type="string" office:string-value="&quot;1 EVEN Maria Skłodowska-Curie otrzymała Nagrodę Nobla w dziedzinie chemii za pracę nad radem, polonem oraz promieniotwórczością\n2 TYPE Historia Polski\n2 DATE  1911\n&quot;," calcext:value-type="string">
            <text:p>"1 EVEN Maria Skłodowska-Curie otrzymała Nagrodę Nobla w dziedzinie chemii za pracę nad radem, polonem oraz promieniotwórczością\n2 TYPE Historia Polski\n2 DATE <text:s/>1911\n",</text:p>
          </table:table-cell>
        </table:table-row>
        <table:table-row table:style-name="ro1">
          <table:table-cell table:formula="of:=IF(ISBLANK([$Dane.A145]);&quot;&quot;;COM.MICROSOFT.CONCAT(CHAR(34);[$Pola.A145];&quot;\n&quot;;[$Pola.B145];&quot;\n&quot;;[$Pola.C145];&quot;\n&quot;;IF(ISBLANK([$Dane.D145]);&quot;&quot;;COM.MICROSOFT.CONCAT([$Pola.D145];&quot;\n&quot;));CHAR(34);&quot;,&quot;))" office:value-type="string" office:string-value="&quot;1 EVEN początek I wojny światowej\n2 TYPE Historia Polski\n2 DATE  28 JUL 1914\n&quot;," calcext:value-type="string">
            <text:p>"1 EVEN początek I wojny światowej\n2 TYPE Historia Polski\n2 DATE <text:s/>28 JUL 1914\n",</text:p>
          </table:table-cell>
        </table:table-row>
        <table:table-row table:style-name="ro1">
          <table:table-cell table:formula="of:=IF(ISBLANK([$Dane.A146]);&quot;&quot;;COM.MICROSOFT.CONCAT(CHAR(34);[$Pola.A146];&quot;\n&quot;;[$Pola.B146];&quot;\n&quot;;[$Pola.C146];&quot;\n&quot;;IF(ISBLANK([$Dane.D146]);&quot;&quot;;COM.MICROSOFT.CONCAT([$Pola.D146];&quot;\n&quot;));CHAR(34);&quot;,&quot;))" office:value-type="string" office:string-value="&quot;1 EVEN powstały Legiony Polskie\n2 TYPE Historia Polski\n2 DATE  AUG 1914\n&quot;," calcext:value-type="string">
            <text:p>"1 EVEN powstały Legiony Polskie\n2 TYPE Historia Polski\n2 DATE <text:s/>AUG 1914\n",</text:p>
          </table:table-cell>
        </table:table-row>
        <table:table-row table:style-name="ro1">
          <table:table-cell table:formula="of:=IF(ISBLANK([$Dane.A147]);&quot;&quot;;COM.MICROSOFT.CONCAT(CHAR(34);[$Pola.A147];&quot;\n&quot;;[$Pola.B147];&quot;\n&quot;;[$Pola.C147];&quot;\n&quot;;IF(ISBLANK([$Dane.D147]);&quot;&quot;;COM.MICROSOFT.CONCAT([$Pola.D147];&quot;\n&quot;));CHAR(34);&quot;,&quot;))" office:value-type="string" office:string-value="&quot;1 EVEN Niemcy i ententa podpisały zawieszenie broni; Rada Regencyjna przekazała Józefowi Piłsudskiego dowództwo nad Polską Siłą Zbrojną – Polska odzyskała niepodległość\n2 TYPE Historia Polski\n2 DATE  11 NOV 1918\n&quot;," calcext:value-type="string">
            <text:p>"1 EVEN Niemcy i ententa podpisały zawieszenie broni; Rada Regencyjna przekazała Józefowi Piłsudskiego dowództwo nad Polską Siłą Zbrojną – Polska odzyskała niepodległość\n2 TYPE Historia Polski\n2 DATE <text:s/>11 NOV 1918\n",</text:p>
          </table:table-cell>
        </table:table-row>
        <table:table-row table:style-name="ro1">
          <table:table-cell table:formula="of:=IF(ISBLANK([$Dane.A148]);&quot;&quot;;COM.MICROSOFT.CONCAT(CHAR(34);[$Pola.A148];&quot;\n&quot;;[$Pola.B148];&quot;\n&quot;;[$Pola.C148];&quot;\n&quot;;IF(ISBLANK([$Dane.D148]);&quot;&quot;;COM.MICROSOFT.CONCAT([$Pola.D148];&quot;\n&quot;));CHAR(34);&quot;,&quot;))" office:value-type="string" office:string-value="&quot;1 EVEN wybuchło powstanie wielkopolskie\n2 TYPE Historia Polski\n2 DATE  27 DEC 1918\n&quot;," calcext:value-type="string">
            <text:p>"1 EVEN wybuchło powstanie wielkopolskie\n2 TYPE Historia Polski\n2 DATE <text:s/>27 DEC 1918\n",</text:p>
          </table:table-cell>
        </table:table-row>
        <table:table-row table:style-name="ro1">
          <table:table-cell table:formula="of:=IF(ISBLANK([$Dane.A149]);&quot;&quot;;COM.MICROSOFT.CONCAT(CHAR(34);[$Pola.A149];&quot;\n&quot;;[$Pola.B149];&quot;\n&quot;;[$Pola.C149];&quot;\n&quot;;IF(ISBLANK([$Dane.D149]);&quot;&quot;;COM.MICROSOFT.CONCAT([$Pola.D149];&quot;\n&quot;));CHAR(34);&quot;,&quot;))" office:value-type="string" office:string-value="&quot;1 EVEN podpisano traktat wersalski, dzięki któremu Polska otrzymała Wielkopolskę oraz Pomorze\n2 TYPE Historia Polski\n2 DATE  28 JUN 1919\n&quot;," calcext:value-type="string">
            <text:p>"1 EVEN podpisano traktat wersalski, dzięki któremu Polska otrzymała Wielkopolskę oraz Pomorze\n2 TYPE Historia Polski\n2 DATE <text:s/>28 JUN 1919\n",</text:p>
          </table:table-cell>
        </table:table-row>
        <table:table-row table:style-name="ro1">
          <table:table-cell table:formula="of:=IF(ISBLANK([$Dane.A150]);&quot;&quot;;COM.MICROSOFT.CONCAT(CHAR(34);[$Pola.A150];&quot;\n&quot;;[$Pola.B150];&quot;\n&quot;;[$Pola.C150];&quot;\n&quot;;IF(ISBLANK([$Dane.D150]);&quot;&quot;;COM.MICROSOFT.CONCAT([$Pola.D150];&quot;\n&quot;));CHAR(34);&quot;,&quot;))" office:value-type="string" office:string-value="&quot;1 EVEN bitwa warszawska\n2 TYPE Historia Polski\n2 DATE  FROM 13 AUG 1920 TO 15 AUG 1920\n2 NOTE https://pl.wikipedia.org/wiki/Bitwa_Warszawska\n&quot;," calcext:value-type="string">
            <text:p>"1 EVEN bitwa warszawska\n2 TYPE Historia Polski\n2 DATE <text:s/>FROM 13 AUG 1920 TO 15 AUG 1920\n2 NOTE https://pl.wikipedia.org/wiki/Bitwa_Warszawska\n",</text:p>
          </table:table-cell>
        </table:table-row>
        <table:table-row table:style-name="ro1">
          <table:table-cell table:formula="of:=IF(ISBLANK([$Dane.A151]);&quot;&quot;;COM.MICROSOFT.CONCAT(CHAR(34);[$Pola.A151];&quot;\n&quot;;[$Pola.B151];&quot;\n&quot;;[$Pola.C151];&quot;\n&quot;;IF(ISBLANK([$Dane.D151]);&quot;&quot;;COM.MICROSOFT.CONCAT([$Pola.D151];&quot;\n&quot;));CHAR(34);&quot;,&quot;))" office:value-type="string" office:string-value="&quot;1 EVEN podzielono Śląsk pomiędzy Niemcy i Polskę\n2 TYPE Historia Polski\n2 DATE  12 OCT 1921\n&quot;," calcext:value-type="string">
            <text:p>"1 EVEN podzielono Śląsk pomiędzy Niemcy i Polskę\n2 TYPE Historia Polski\n2 DATE <text:s/>12 OCT 1921\n",</text:p>
          </table:table-cell>
        </table:table-row>
        <table:table-row table:style-name="ro1">
          <table:table-cell table:formula="of:=IF(ISBLANK([$Dane.A152]);&quot;&quot;;COM.MICROSOFT.CONCAT(CHAR(34);[$Pola.A152];&quot;\n&quot;;[$Pola.B152];&quot;\n&quot;;[$Pola.C152];&quot;\n&quot;;IF(ISBLANK([$Dane.D152]);&quot;&quot;;COM.MICROSOFT.CONCAT([$Pola.D152];&quot;\n&quot;));CHAR(34);&quot;,&quot;))" office:value-type="string" office:string-value="&quot;1 EVEN fanatyczny nacjonalista zamordował Gabriela Narutowicza\n2 TYPE Historia Polski\n2 DATE  16 DEC 1922\n&quot;," calcext:value-type="string">
            <text:p>"1 EVEN fanatyczny nacjonalista zamordował Gabriela Narutowicza\n2 TYPE Historia Polski\n2 DATE <text:s/>16 DEC 1922\n",</text:p>
          </table:table-cell>
        </table:table-row>
        <table:table-row table:style-name="ro1">
          <table:table-cell table:formula="of:=IF(ISBLANK([$Dane.A153]);&quot;&quot;;COM.MICROSOFT.CONCAT(CHAR(34);[$Pola.A153];&quot;\n&quot;;[$Pola.B153];&quot;\n&quot;;[$Pola.C153];&quot;\n&quot;;IF(ISBLANK([$Dane.D153]);&quot;&quot;;COM.MICROSOFT.CONCAT([$Pola.D153];&quot;\n&quot;));CHAR(34);&quot;,&quot;))" office:value-type="string" office:string-value="&quot;1 EVEN w wyniku hiperinflacji wybuchł kryzys gospodarczy\n2 TYPE Historia Polski\n2 DATE  1923\n&quot;," calcext:value-type="string">
            <text:p>"1 EVEN w wyniku hiperinflacji wybuchł kryzys gospodarczy\n2 TYPE Historia Polski\n2 DATE <text:s/>1923\n",</text:p>
          </table:table-cell>
        </table:table-row>
        <table:table-row table:style-name="ro1">
          <table:table-cell table:formula="of:=IF(ISBLANK([$Dane.A154]);&quot;&quot;;COM.MICROSOFT.CONCAT(CHAR(34);[$Pola.A154];&quot;\n&quot;;[$Pola.B154];&quot;\n&quot;;[$Pola.C154];&quot;\n&quot;;IF(ISBLANK([$Dane.D154]);&quot;&quot;;COM.MICROSOFT.CONCAT([$Pola.D154];&quot;\n&quot;));CHAR(34);&quot;,&quot;))" office:value-type="string" office:string-value="&quot;1 EVEN Władysław Grabski przeprowadził reformy gospodarcze (m.in. wymianę marki polskiej na złotego)\n2 TYPE Historia Polski\n2 DATE  1924\n&quot;," calcext:value-type="string">
            <text:p>"1 EVEN Władysław Grabski przeprowadził reformy gospodarcze (m.in. wymianę marki polskiej na złotego)\n2 TYPE Historia Polski\n2 DATE <text:s/>1924\n",</text:p>
          </table:table-cell>
        </table:table-row>
        <table:table-row table:style-name="ro1">
          <table:table-cell table:formula="of:=IF(ISBLANK([$Dane.A155]);&quot;&quot;;COM.MICROSOFT.CONCAT(CHAR(34);[$Pola.A155];&quot;\n&quot;;[$Pola.B155];&quot;\n&quot;;[$Pola.C155];&quot;\n&quot;;IF(ISBLANK([$Dane.D155]);&quot;&quot;;COM.MICROSOFT.CONCAT([$Pola.D155];&quot;\n&quot;));CHAR(34);&quot;,&quot;))" office:value-type="string" office:string-value="&quot;1 EVEN prezydentem Polski został Ignacy Mościcki\n2 TYPE Historia Polski\n2 DATE  1 JUN 1926\n&quot;," calcext:value-type="string">
            <text:p>"1 EVEN prezydentem Polski został Ignacy Mościcki\n2 TYPE Historia Polski\n2 DATE <text:s/>1 JUN 1926\n",</text:p>
          </table:table-cell>
        </table:table-row>
        <table:table-row table:style-name="ro1">
          <table:table-cell table:formula="of:=IF(ISBLANK([$Dane.A156]);&quot;&quot;;COM.MICROSOFT.CONCAT(CHAR(34);[$Pola.A156];&quot;\n&quot;;[$Pola.B156];&quot;\n&quot;;[$Pola.C156];&quot;\n&quot;;IF(ISBLANK([$Dane.D156]);&quot;&quot;;COM.MICROSOFT.CONCAT([$Pola.D156];&quot;\n&quot;));CHAR(34);&quot;,&quot;))" office:value-type="string" office:string-value="&quot;1 EVEN zmarł Józef Piłsudski\n2 TYPE Historia Polski\n2 DATE  12 MAY 1935\n&quot;," calcext:value-type="string">
            <text:p>"1 EVEN zmarł Józef Piłsudski\n2 TYPE Historia Polski\n2 DATE <text:s/>12 MAY 1935\n",</text:p>
          </table:table-cell>
        </table:table-row>
        <table:table-row table:style-name="ro1">
          <table:table-cell table:formula="of:=IF(ISBLANK([$Dane.A157]);&quot;&quot;;COM.MICROSOFT.CONCAT(CHAR(34);[$Pola.A157];&quot;\n&quot;;[$Pola.B157];&quot;\n&quot;;[$Pola.C157];&quot;\n&quot;;IF(ISBLANK([$Dane.D157]);&quot;&quot;;COM.MICROSOFT.CONCAT([$Pola.D157];&quot;\n&quot;));CHAR(34);&quot;,&quot;))" office:value-type="string" office:string-value="&quot;1 EVEN zmarł Roman Dmowski\n2 TYPE Historia Polski\n2 DATE  2 JAN 1939\n&quot;," calcext:value-type="string">
            <text:p>"1 EVEN zmarł Roman Dmowski\n2 TYPE Historia Polski\n2 DATE <text:s/>2 JAN 1939\n",</text:p>
          </table:table-cell>
        </table:table-row>
        <table:table-row table:style-name="ro1">
          <table:table-cell table:formula="of:=IF(ISBLANK([$Dane.A158]);&quot;&quot;;COM.MICROSOFT.CONCAT(CHAR(34);[$Pola.A158];&quot;\n&quot;;[$Pola.B158];&quot;\n&quot;;[$Pola.C158];&quot;\n&quot;;IF(ISBLANK([$Dane.D158]);&quot;&quot;;COM.MICROSOFT.CONCAT([$Pola.D158];&quot;\n&quot;));CHAR(34);&quot;,&quot;))" office:value-type="string" office:string-value="&quot;1 EVEN hitlerowskie Niemcy, w porozumieniu ze Związkiem Radzieckim, napadły na Polskę. Początek kampanii wrześniowej w Polsce. Początek II wojny światowej\n2 TYPE Historia Polski\n2 DATE  1 SEP 1939\n&quot;," calcext:value-type="string">
            <text:p>"1 EVEN hitlerowskie Niemcy, w porozumieniu ze Związkiem Radzieckim, napadły na Polskę. Początek kampanii wrześniowej w Polsce. Początek II wojny światowej\n2 TYPE Historia Polski\n2 DATE <text:s/>1 SEP 1939\n",</text:p>
          </table:table-cell>
        </table:table-row>
        <table:table-row table:style-name="ro1">
          <table:table-cell table:formula="of:=IF(ISBLANK([$Dane.A159]);&quot;&quot;;COM.MICROSOFT.CONCAT(CHAR(34);[$Pola.A159];&quot;\n&quot;;[$Pola.B159];&quot;\n&quot;;[$Pola.C159];&quot;\n&quot;;IF(ISBLANK([$Dane.D159]);&quot;&quot;;COM.MICROSOFT.CONCAT([$Pola.D159];&quot;\n&quot;));CHAR(34);&quot;,&quot;))" office:value-type="string" office:string-value="&quot;1 EVEN podpisanie przez III Rzeszę i ZSRR porozumienia dotyczącego podziału ziem polskich\n2 TYPE Historia Polski\n2 DATE  28 SEP 1939\n&quot;," calcext:value-type="string">
            <text:p>"1 EVEN podpisanie przez III Rzeszę i ZSRR porozumienia dotyczącego podziału ziem polskich\n2 TYPE Historia Polski\n2 DATE <text:s/>28 SEP 1939\n",</text:p>
          </table:table-cell>
        </table:table-row>
        <table:table-row table:style-name="ro1">
          <table:table-cell table:formula="of:=IF(ISBLANK([$Dane.A160]);&quot;&quot;;COM.MICROSOFT.CONCAT(CHAR(34);[$Pola.A160];&quot;\n&quot;;[$Pola.B160];&quot;\n&quot;;[$Pola.C160];&quot;\n&quot;;IF(ISBLANK([$Dane.D160]);&quot;&quot;;COM.MICROSOFT.CONCAT([$Pola.D160];&quot;\n&quot;));CHAR(34);&quot;,&quot;))" office:value-type="string" office:string-value="&quot;1 EVEN rozpoczęto deportację Polaków w głąb ZSRR\n2 TYPE Historia Polski\n2 DATE  10 FEB 1940\n&quot;," calcext:value-type="string">
            <text:p>"1 EVEN rozpoczęto deportację Polaków w głąb ZSRR\n2 TYPE Historia Polski\n2 DATE <text:s/>10 FEB 1940\n",</text:p>
          </table:table-cell>
        </table:table-row>
        <table:table-row table:style-name="ro1">
          <table:table-cell table:formula="of:=IF(ISBLANK([$Dane.A161]);&quot;&quot;;COM.MICROSOFT.CONCAT(CHAR(34);[$Pola.A161];&quot;\n&quot;;[$Pola.B161];&quot;\n&quot;;[$Pola.C161];&quot;\n&quot;;IF(ISBLANK([$Dane.D161]);&quot;&quot;;COM.MICROSOFT.CONCAT([$Pola.D161];&quot;\n&quot;));CHAR(34);&quot;,&quot;))" office:value-type="string" office:string-value="&quot;1 EVEN śmierć gen. Władysława Sikorskiego w katastrofie lotniczej pod Gibraltarem\n2 TYPE Historia Polski\n2 DATE  4 JUL 1943\n&quot;," calcext:value-type="string">
            <text:p>"1 EVEN śmierć gen. Władysława Sikorskiego w katastrofie lotniczej pod Gibraltarem\n2 TYPE Historia Polski\n2 DATE <text:s/>4 JUL 1943\n",</text:p>
          </table:table-cell>
        </table:table-row>
        <table:table-row table:style-name="ro1">
          <table:table-cell table:formula="of:=IF(ISBLANK([$Dane.A162]);&quot;&quot;;COM.MICROSOFT.CONCAT(CHAR(34);[$Pola.A162];&quot;\n&quot;;[$Pola.B162];&quot;\n&quot;;[$Pola.C162];&quot;\n&quot;;IF(ISBLANK([$Dane.D162]);&quot;&quot;;COM.MICROSOFT.CONCAT([$Pola.D162];&quot;\n&quot;));CHAR(34);&quot;,&quot;))" office:value-type="string" office:string-value="&quot;1 EVEN wybuchło powstanie warszawskie\n2 TYPE Historia Polski\n2 DATE  1 AUG 1944\n&quot;," calcext:value-type="string">
            <text:p>"1 EVEN wybuchło powstanie warszawskie\n2 TYPE Historia Polski\n2 DATE <text:s/>1 AUG 1944\n",</text:p>
          </table:table-cell>
        </table:table-row>
        <table:table-row table:style-name="ro1">
          <table:table-cell table:formula="of:=IF(ISBLANK([$Dane.A163]);&quot;&quot;;COM.MICROSOFT.CONCAT(CHAR(34);[$Pola.A163];&quot;\n&quot;;[$Pola.B163];&quot;\n&quot;;[$Pola.C163];&quot;\n&quot;;IF(ISBLANK([$Dane.D163]);&quot;&quot;;COM.MICROSOFT.CONCAT([$Pola.D163];&quot;\n&quot;));CHAR(34);&quot;,&quot;))" office:value-type="string" office:string-value="&quot;1 EVEN koniec II wojny światowej w Europie\n2 TYPE Historia Polski\n2 DATE  8 MAY 1945\n&quot;," calcext:value-type="string">
            <text:p>"1 EVEN koniec II wojny światowej w Europie\n2 TYPE Historia Polski\n2 DATE <text:s/>8 MAY 1945\n",</text:p>
          </table:table-cell>
        </table:table-row>
        <table:table-row table:style-name="ro1">
          <table:table-cell table:formula="of:=IF(ISBLANK([$Dane.A164]);&quot;&quot;;COM.MICROSOFT.CONCAT(CHAR(34);[$Pola.A164];&quot;\n&quot;;[$Pola.B164];&quot;\n&quot;;[$Pola.C164];&quot;\n&quot;;IF(ISBLANK([$Dane.D164]);&quot;&quot;;COM.MICROSOFT.CONCAT([$Pola.D164];&quot;\n&quot;));CHAR(34);&quot;,&quot;))" office:value-type="string" office:string-value="&quot;1 EVEN odbyła się konferencja poczdamska. Na konferencji ustalono przebieg zachodniej granicy Polski na linii rzeki Odry i Nysy Łużyckiej. Ziemie na wschód od tych rzek, tzw. Ziemie Zachodnie, weszły w skład państwa polskiego\n2 TYPE Historia Polski\n2 DATE  FROM 17 JUL 1945 TO 2 AUG 1945\n&quot;," calcext:value-type="string">
            <text:p>"1 EVEN odbyła się konferencja poczdamska. Na konferencji ustalono przebieg zachodniej granicy Polski na linii rzeki Odry i Nysy Łużyckiej. Ziemie na wschód od tych rzek, tzw. Ziemie Zachodnie, weszły w skład państwa polskiego\n2 TYPE Historia Polski\n2 DATE <text:s/>FROM 17 JUL 1945 TO 2 AUG 1945\n",</text:p>
          </table:table-cell>
        </table:table-row>
        <table:table-row table:style-name="ro1">
          <table:table-cell table:formula="of:=IF(ISBLANK([$Dane.A165]);&quot;&quot;;COM.MICROSOFT.CONCAT(CHAR(34);[$Pola.A165];&quot;\n&quot;;[$Pola.B165];&quot;\n&quot;;[$Pola.C165];&quot;\n&quot;;IF(ISBLANK([$Dane.D165]);&quot;&quot;;COM.MICROSOFT.CONCAT([$Pola.D165];&quot;\n&quot;));CHAR(34);&quot;,&quot;))" office:value-type="string" office:string-value="&quot;1 EVEN umarł Józef Stalin\n2 TYPE Historia Polski\n2 DATE  5 MAR 1953\n&quot;," calcext:value-type="string">
            <text:p>"1 EVEN umarł Józef Stalin\n2 TYPE Historia Polski\n2 DATE <text:s/>5 MAR 1953\n",</text:p>
          </table:table-cell>
        </table:table-row>
        <table:table-row table:style-name="ro1">
          <table:table-cell table:formula="of:=IF(ISBLANK([$Dane.A166]);&quot;&quot;;COM.MICROSOFT.CONCAT(CHAR(34);[$Pola.A166];&quot;\n&quot;;[$Pola.B166];&quot;\n&quot;;[$Pola.C166];&quot;\n&quot;;IF(ISBLANK([$Dane.D166]);&quot;&quot;;COM.MICROSOFT.CONCAT([$Pola.D166];&quot;\n&quot;));CHAR(34);&quot;,&quot;))" office:value-type="string" office:string-value="&quot;1 EVEN w Moskwie zmarł Bolesław Bierut\n2 TYPE Historia Polski\n2 DATE  12 MAR 1956\n&quot;," calcext:value-type="string">
            <text:p>"1 EVEN w Moskwie zmarł Bolesław Bierut\n2 TYPE Historia Polski\n2 DATE <text:s/>12 MAR 1956\n",</text:p>
          </table:table-cell>
        </table:table-row>
        <table:table-row table:style-name="ro1">
          <table:table-cell table:formula="of:=IF(ISBLANK([$Dane.A167]);&quot;&quot;;COM.MICROSOFT.CONCAT(CHAR(34);[$Pola.A167];&quot;\n&quot;;[$Pola.B167];&quot;\n&quot;;[$Pola.C167];&quot;\n&quot;;IF(ISBLANK([$Dane.D167]);&quot;&quot;;COM.MICROSOFT.CONCAT([$Pola.D167];&quot;\n&quot;));CHAR(34);&quot;,&quot;))" office:value-type="string" office:string-value="&quot;1 EVEN podczas VIII plenum KC PZPR wybrano Gomułkę na stanowisko I sekretarza KC PZPR\n2 TYPE Historia Polski\n2 DATE  21 OCT 1956\n&quot;," calcext:value-type="string">
            <text:p>"1 EVEN podczas VIII plenum KC PZPR wybrano Gomułkę na stanowisko I sekretarza KC PZPR\n2 TYPE Historia Polski\n2 DATE <text:s/>21 OCT 1956\n",</text:p>
          </table:table-cell>
        </table:table-row>
        <table:table-row table:style-name="ro1">
          <table:table-cell table:formula="of:=IF(ISBLANK([$Dane.A168]);&quot;&quot;;COM.MICROSOFT.CONCAT(CHAR(34);[$Pola.A168];&quot;\n&quot;;[$Pola.B168];&quot;\n&quot;;[$Pola.C168];&quot;\n&quot;;IF(ISBLANK([$Dane.D168]);&quot;&quot;;COM.MICROSOFT.CONCAT([$Pola.D168];&quot;\n&quot;));CHAR(34);&quot;,&quot;))" office:value-type="string" office:string-value="&quot;1 EVEN odbyły się centralne obchody Milenium na Jasnej Górze\n2 TYPE Historia Polski\n2 DATE  3 MAY 1966\n&quot;," calcext:value-type="string">
            <text:p>"1 EVEN odbyły się centralne obchody Milenium na Jasnej Górze\n2 TYPE Historia Polski\n2 DATE <text:s/>3 MAY 1966\n",</text:p>
          </table:table-cell>
        </table:table-row>
        <table:table-row table:style-name="ro1">
          <table:table-cell table:formula="of:=IF(ISBLANK([$Dane.A169]);&quot;&quot;;COM.MICROSOFT.CONCAT(CHAR(34);[$Pola.A169];&quot;\n&quot;;[$Pola.B169];&quot;\n&quot;;[$Pola.C169];&quot;\n&quot;;IF(ISBLANK([$Dane.D169]);&quot;&quot;;COM.MICROSOFT.CONCAT([$Pola.D169];&quot;\n&quot;));CHAR(34);&quot;,&quot;))" office:value-type="string" office:string-value="&quot;1 EVEN odsunięto Władysława Gomułki od władzy. Pierwszym sekretarzem KC PZPR został Edward Gierek\n2 TYPE Historia Polski\n2 DATE  20 DEC 1970\n&quot;," calcext:value-type="string">
            <text:p>"1 EVEN odsunięto Władysława Gomułki od władzy. Pierwszym sekretarzem KC PZPR został Edward Gierek\n2 TYPE Historia Polski\n2 DATE <text:s/>20 DEC 1970\n",</text:p>
          </table:table-cell>
        </table:table-row>
        <table:table-row table:style-name="ro1">
          <table:table-cell table:formula="of:=IF(ISBLANK([$Dane.A170]);&quot;&quot;;COM.MICROSOFT.CONCAT(CHAR(34);[$Pola.A170];&quot;\n&quot;;[$Pola.B170];&quot;\n&quot;;[$Pola.C170];&quot;\n&quot;;IF(ISBLANK([$Dane.D170]);&quot;&quot;;COM.MICROSOFT.CONCAT([$Pola.D170];&quot;\n&quot;));CHAR(34);&quot;,&quot;))" office:value-type="string" office:string-value="&quot;1 EVEN wybór kardynała Karola Wojtyły na biskupa Rzymu. Nowy papież przybrał imię Jan Paweł II\n2 TYPE Historia Polski\n2 DATE  16 OCT 1978\n&quot;," calcext:value-type="string">
            <text:p>"1 EVEN wybór kardynała Karola Wojtyły na biskupa Rzymu. Nowy papież przybrał imię Jan Paweł II\n2 TYPE Historia Polski\n2 DATE <text:s/>16 OCT 1978\n",</text:p>
          </table:table-cell>
        </table:table-row>
        <table:table-row table:style-name="ro1">
          <table:table-cell table:formula="of:=IF(ISBLANK([$Dane.A171]);&quot;&quot;;COM.MICROSOFT.CONCAT(CHAR(34);[$Pola.A171];&quot;\n&quot;;[$Pola.B171];&quot;\n&quot;;[$Pola.C171];&quot;\n&quot;;IF(ISBLANK([$Dane.D171]);&quot;&quot;;COM.MICROSOFT.CONCAT([$Pola.D171];&quot;\n&quot;));CHAR(34);&quot;,&quot;))" office:value-type="string" office:string-value="&quot;1 EVEN podpisano porozumienia sierpniowe\n2 TYPE Historia Polski\n2 DATE  30 AUG 1980\n&quot;," calcext:value-type="string">
            <text:p>"1 EVEN podpisano porozumienia sierpniowe\n2 TYPE Historia Polski\n2 DATE <text:s/>30 AUG 1980\n",</text:p>
          </table:table-cell>
        </table:table-row>
        <table:table-row table:style-name="ro1">
          <table:table-cell table:formula="of:=IF(ISBLANK([$Dane.A172]);&quot;&quot;;COM.MICROSOFT.CONCAT(CHAR(34);[$Pola.A172];&quot;\n&quot;;[$Pola.B172];&quot;\n&quot;;[$Pola.C172];&quot;\n&quot;;IF(ISBLANK([$Dane.D172]);&quot;&quot;;COM.MICROSOFT.CONCAT([$Pola.D172];&quot;\n&quot;));CHAR(34);&quot;,&quot;))" office:value-type="string" office:string-value="&quot;1 EVEN zmarł Prymas Polski kardynał Stefan Wyszyński\n2 TYPE Historia Polski\n2 DATE  28 MAY 1981\n&quot;," calcext:value-type="string">
            <text:p>"1 EVEN zmarł Prymas Polski kardynał Stefan Wyszyński\n2 TYPE Historia Polski\n2 DATE <text:s/>28 MAY 1981\n",</text:p>
          </table:table-cell>
        </table:table-row>
        <table:table-row table:style-name="ro1">
          <table:table-cell table:formula="of:=IF(ISBLANK([$Dane.A173]);&quot;&quot;;COM.MICROSOFT.CONCAT(CHAR(34);[$Pola.A173];&quot;\n&quot;;[$Pola.B173];&quot;\n&quot;;[$Pola.C173];&quot;\n&quot;;IF(ISBLANK([$Dane.D173]);&quot;&quot;;COM.MICROSOFT.CONCAT([$Pola.D173];&quot;\n&quot;));CHAR(34);&quot;,&quot;))" office:value-type="string" office:string-value="&quot;1 EVEN premier Wojciech Jaruzelski został także I sekretarzem KC PZPR w miejsce Stanisława Kani\n2 TYPE Historia Polski\n2 DATE  18 OCT 1981\n&quot;," calcext:value-type="string">
            <text:p>"1 EVEN premier Wojciech Jaruzelski został także I sekretarzem KC PZPR w miejsce Stanisława Kani\n2 TYPE Historia Polski\n2 DATE <text:s/>18 OCT 1981\n",</text:p>
          </table:table-cell>
        </table:table-row>
        <table:table-row table:style-name="ro1">
          <table:table-cell table:formula="of:=IF(ISBLANK([$Dane.A174]);&quot;&quot;;COM.MICROSOFT.CONCAT(CHAR(34);[$Pola.A174];&quot;\n&quot;;[$Pola.B174];&quot;\n&quot;;[$Pola.C174];&quot;\n&quot;;IF(ISBLANK([$Dane.D174]);&quot;&quot;;COM.MICROSOFT.CONCAT([$Pola.D174];&quot;\n&quot;));CHAR(34);&quot;,&quot;))" office:value-type="string" office:string-value="&quot;1 EVEN władze komunistyczne PRL wprowadziły w Polsce stan wojenny\n2 TYPE Historia Polski\n2 DATE  13 DEC 1981\n&quot;," calcext:value-type="string">
            <text:p>"1 EVEN władze komunistyczne PRL wprowadziły w Polsce stan wojenny\n2 TYPE Historia Polski\n2 DATE <text:s/>13 DEC 1981\n",</text:p>
          </table:table-cell>
        </table:table-row>
        <table:table-row table:style-name="ro1">
          <table:table-cell table:formula="of:=IF(ISBLANK([$Dane.A175]);&quot;&quot;;COM.MICROSOFT.CONCAT(CHAR(34);[$Pola.A175];&quot;\n&quot;;[$Pola.B175];&quot;\n&quot;;[$Pola.C175];&quot;\n&quot;;IF(ISBLANK([$Dane.D175]);&quot;&quot;;COM.MICROSOFT.CONCAT([$Pola.D175];&quot;\n&quot;));CHAR(34);&quot;,&quot;))" office:value-type="string" office:string-value="&quot;1 EVEN zawieszono stan wojenny\n2 TYPE Historia Polski\n2 DATE  31 DEC 1982\n&quot;," calcext:value-type="string">
            <text:p>"1 EVEN zawieszono stan wojenny\n2 TYPE Historia Polski\n2 DATE <text:s/>31 DEC 1982\n",</text:p>
          </table:table-cell>
        </table:table-row>
        <table:table-row table:style-name="ro1">
          <table:table-cell table:formula="of:=IF(ISBLANK([$Dane.A176]);&quot;&quot;;COM.MICROSOFT.CONCAT(CHAR(34);[$Pola.A176];&quot;\n&quot;;[$Pola.B176];&quot;\n&quot;;[$Pola.C176];&quot;\n&quot;;IF(ISBLANK([$Dane.D176]);&quot;&quot;;COM.MICROSOFT.CONCAT([$Pola.D176];&quot;\n&quot;));CHAR(34);&quot;,&quot;))" office:value-type="string" office:string-value="&quot;1 EVEN zniesiono stan wojenny\n2 TYPE Historia Polski\n2 DATE  22 JUL 1983\n&quot;," calcext:value-type="string">
            <text:p>"1 EVEN zniesiono stan wojenny\n2 TYPE Historia Polski\n2 DATE <text:s/>22 JUL 1983\n",</text:p>
          </table:table-cell>
        </table:table-row>
        <table:table-row table:style-name="ro1">
          <table:table-cell table:formula="of:=IF(ISBLANK([$Dane.A177]);&quot;&quot;;COM.MICROSOFT.CONCAT(CHAR(34);[$Pola.A177];&quot;\n&quot;;[$Pola.B177];&quot;\n&quot;;[$Pola.C177];&quot;\n&quot;;IF(ISBLANK([$Dane.D177]);&quot;&quot;;COM.MICROSOFT.CONCAT([$Pola.D177];&quot;\n&quot;));CHAR(34);&quot;,&quot;))" office:value-type="string" office:string-value="&quot;1 EVEN odbyły się obrady Okrągłego Stołu\n2 TYPE Historia Polski\n2 DATE  FROM 6 FEB 1989 TO 5 APR 1989\n&quot;," calcext:value-type="string">
            <text:p>"1 EVEN odbyły się obrady Okrągłego Stołu\n2 TYPE Historia Polski\n2 DATE <text:s/>FROM 6 FEB 1989 TO 5 APR 1989\n",</text:p>
          </table:table-cell>
        </table:table-row>
        <table:table-row table:style-name="ro1">
          <table:table-cell table:formula="of:=IF(ISBLANK([$Dane.A178]);&quot;&quot;;COM.MICROSOFT.CONCAT(CHAR(34);[$Pola.A178];&quot;\n&quot;;[$Pola.B178];&quot;\n&quot;;[$Pola.C178];&quot;\n&quot;;IF(ISBLANK([$Dane.D178]);&quot;&quot;;COM.MICROSOFT.CONCAT([$Pola.D178];&quot;\n&quot;));CHAR(34);&quot;,&quot;))" office:value-type="string" office:string-value="&quot;1 EVEN Pierwsza tura wyborów do tzw. Sejmu kontraktowego. Umowny koniec władzy komunistycznej w Polsce.\n2 TYPE Historia Polski\n2 DATE  4 JUN 1989\n&quot;," calcext:value-type="string">
            <text:p>"1 EVEN Pierwsza tura wyborów do tzw. Sejmu kontraktowego. Umowny koniec władzy komunistycznej w Polsce.\n2 TYPE Historia Polski\n2 DATE <text:s/>4 JUN 1989\n",</text:p>
          </table:table-cell>
        </table:table-row>
        <table:table-row table:style-name="ro1">
          <table:table-cell table:formula="of:=IF(ISBLANK([$Dane.A179]);&quot;&quot;;COM.MICROSOFT.CONCAT(CHAR(34);[$Pola.A179];&quot;\n&quot;;[$Pola.B179];&quot;\n&quot;;[$Pola.C179];&quot;\n&quot;;IF(ISBLANK([$Dane.D179]);&quot;&quot;;COM.MICROSOFT.CONCAT([$Pola.D179];&quot;\n&quot;));CHAR(34);&quot;,&quot;))" office:value-type="string" office:string-value="&quot;1 EVEN urynkowiono ceny żywności – zniesienie systemu kartkowego\n2 TYPE Historia Polski\n2 DATE  1 AUG 1989\n&quot;," calcext:value-type="string">
            <text:p>"1 EVEN urynkowiono ceny żywności – zniesienie systemu kartkowego\n2 TYPE Historia Polski\n2 DATE <text:s/>1 AUG 1989\n",</text:p>
          </table:table-cell>
        </table:table-row>
        <table:table-row table:style-name="ro1">
          <table:table-cell table:formula="of:=IF(ISBLANK([$Dane.A180]);&quot;&quot;;COM.MICROSOFT.CONCAT(CHAR(34);[$Pola.A180];&quot;\n&quot;;[$Pola.B180];&quot;\n&quot;;[$Pola.C180];&quot;\n&quot;;IF(ISBLANK([$Dane.D180]);&quot;&quot;;COM.MICROSOFT.CONCAT([$Pola.D180];&quot;\n&quot;));CHAR(34);&quot;,&quot;))" office:value-type="string" office:string-value="&quot;1 EVEN Sejm i Senat zatwierdziły pakiet reform gospodarczych zwanych planem Balcerowicza\n2 TYPE Historia Polski\n2 DATE  27 DEC 1989\n&quot;," calcext:value-type="string">
            <text:p>"1 EVEN Sejm i Senat zatwierdziły pakiet reform gospodarczych zwanych planem Balcerowicza\n2 TYPE Historia Polski\n2 DATE <text:s/>27 DEC 1989\n",</text:p>
          </table:table-cell>
        </table:table-row>
        <table:table-row table:style-name="ro1">
          <table:table-cell table:formula="of:=IF(ISBLANK([$Dane.A181]);&quot;&quot;;COM.MICROSOFT.CONCAT(CHAR(34);[$Pola.A181];&quot;\n&quot;;[$Pola.B181];&quot;\n&quot;;[$Pola.C181];&quot;\n&quot;;IF(ISBLANK([$Dane.D181]);&quot;&quot;;COM.MICROSOFT.CONCAT([$Pola.D181];&quot;\n&quot;));CHAR(34);&quot;,&quot;))" office:value-type="string" office:string-value="&quot;1 EVEN zmieniono konstytucję Polskiej Rzeczypospolitej Ludowej podczas której m.in. zmieniła nazwę państwa na Rzeczpospolita Polska i przywrócono koronę orłu białemu w Godle Polski\n2 TYPE Historia Polski\n2 DATE  31 DEC 1989\n&quot;," calcext:value-type="string">
            <text:p>"1 EVEN zmieniono konstytucję Polskiej Rzeczypospolitej Ludowej podczas której m.in. zmieniła nazwę państwa na Rzeczpospolita Polska i przywrócono koronę orłu białemu w Godle Polski\n2 TYPE Historia Polski\n2 DATE <text:s/>31 DEC 1989\n",</text:p>
          </table:table-cell>
        </table:table-row>
        <table:table-row table:style-name="ro1">
          <table:table-cell table:formula="of:=IF(ISBLANK([$Dane.A182]);&quot;&quot;;COM.MICROSOFT.CONCAT(CHAR(34);[$Pola.A182];&quot;\n&quot;;[$Pola.B182];&quot;\n&quot;;[$Pola.C182];&quot;\n&quot;;IF(ISBLANK([$Dane.D182]);&quot;&quot;;COM.MICROSOFT.CONCAT([$Pola.D182];&quot;\n&quot;));CHAR(34);&quot;,&quot;))" office:value-type="string" office:string-value="&quot;1 EVEN wybory prezydenckie wygrał Lech Wałęsa\n2 TYPE Historia Polski\n2 DATE  9 DEC 1990\n&quot;," calcext:value-type="string">
            <text:p>"1 EVEN wybory prezydenckie wygrał Lech Wałęsa\n2 TYPE Historia Polski\n2 DATE <text:s/>9 DEC 1990\n",</text:p>
          </table:table-cell>
        </table:table-row>
        <table:table-row table:style-name="ro1">
          <table:table-cell table:formula="of:=IF(ISBLANK([$Dane.A183]);&quot;&quot;;COM.MICROSOFT.CONCAT(CHAR(34);[$Pola.A183];&quot;\n&quot;;[$Pola.B183];&quot;\n&quot;;[$Pola.C183];&quot;\n&quot;;IF(ISBLANK([$Dane.D183]);&quot;&quot;;COM.MICROSOFT.CONCAT([$Pola.D183];&quot;\n&quot;));CHAR(34);&quot;,&quot;))" office:value-type="string" office:string-value="&quot;1 EVEN przeprowadzono denominację złotówki w stosunku 1:10 000\n2 TYPE Historia Polski\n2 DATE  1 JAN 1995\n&quot;," calcext:value-type="string">
            <text:p>"1 EVEN przeprowadzono denominację złotówki w stosunku 1:10 000\n2 TYPE Historia Polski\n2 DATE <text:s/>1 JAN 1995\n",</text:p>
          </table:table-cell>
        </table:table-row>
        <table:table-row table:style-name="ro1">
          <table:table-cell table:formula="of:=IF(ISBLANK([$Dane.A184]);&quot;&quot;;COM.MICROSOFT.CONCAT(CHAR(34);[$Pola.A184];&quot;\n&quot;;[$Pola.B184];&quot;\n&quot;;[$Pola.C184];&quot;\n&quot;;IF(ISBLANK([$Dane.D184]);&quot;&quot;;COM.MICROSOFT.CONCAT([$Pola.D184];&quot;\n&quot;));CHAR(34);&quot;,&quot;))" office:value-type="string" office:string-value="&quot;1 EVEN wybory prezydenckie wygrał Aleksander Kwaśniewski\n2 TYPE Historia Polski\n2 DATE  19 OCT 1995\n&quot;," calcext:value-type="string">
            <text:p>"1 EVEN wybory prezydenckie wygrał Aleksander Kwaśniewski\n2 TYPE Historia Polski\n2 DATE <text:s/>19 OCT 1995\n",</text:p>
          </table:table-cell>
        </table:table-row>
        <table:table-row table:style-name="ro1">
          <table:table-cell table:formula="of:=IF(ISBLANK([$Dane.A185]);&quot;&quot;;COM.MICROSOFT.CONCAT(CHAR(34);[$Pola.A185];&quot;\n&quot;;[$Pola.B185];&quot;\n&quot;;[$Pola.C185];&quot;\n&quot;;IF(ISBLANK([$Dane.D185]);&quot;&quot;;COM.MICROSOFT.CONCAT([$Pola.D185];&quot;\n&quot;));CHAR(34);&quot;,&quot;))" office:value-type="string" office:string-value="&quot;1 EVEN Polska przystąpiła do NATO\n2 TYPE Historia Polski\n2 DATE  12 MAR 1999\n&quot;," calcext:value-type="string">
            <text:p>"1 EVEN Polska przystąpiła do NATO\n2 TYPE Historia Polski\n2 DATE <text:s/>12 MAR 1999\n",</text:p>
          </table:table-cell>
        </table:table-row>
        <table:table-row table:style-name="ro1">
          <table:table-cell table:formula="of:=IF(ISBLANK([$Dane.A186]);&quot;&quot;;COM.MICROSOFT.CONCAT(CHAR(34);[$Pola.A186];&quot;\n&quot;;[$Pola.B186];&quot;\n&quot;;[$Pola.C186];&quot;\n&quot;;IF(ISBLANK([$Dane.D186]);&quot;&quot;;COM.MICROSOFT.CONCAT([$Pola.D186];&quot;\n&quot;));CHAR(34);&quot;,&quot;))" office:value-type="string" office:string-value="&quot;1 EVEN Polska przystąpiła do Unii Europejskiej\n2 TYPE Historia Polski\n2 DATE  1 MAY 2004\n&quot;," calcext:value-type="string">
            <text:p>"1 EVEN Polska przystąpiła do Unii Europejskiej\n2 TYPE Historia Polski\n2 DATE <text:s/>1 MAY 2004\n",</text:p>
          </table:table-cell>
        </table:table-row>
        <table:table-row table:style-name="ro1">
          <table:table-cell table:formula="of:=IF(ISBLANK([$Dane.A187]);&quot;&quot;;COM.MICROSOFT.CONCAT(CHAR(34);[$Pola.A187];&quot;\n&quot;;[$Pola.B187];&quot;\n&quot;;[$Pola.C187];&quot;\n&quot;;IF(ISBLANK([$Dane.D187]);&quot;&quot;;COM.MICROSOFT.CONCAT([$Pola.D187];&quot;\n&quot;));CHAR(34);&quot;,&quot;))" office:value-type="string" office:string-value="&quot;1 EVEN zmarł Jan Paweł II\n2 TYPE Historia Polski\n2 DATE  2 APR 2005\n&quot;," calcext:value-type="string">
            <text:p>"1 EVEN zmarł Jan Paweł II\n2 TYPE Historia Polski\n2 DATE <text:s/>2 APR 2005\n",</text:p>
          </table:table-cell>
        </table:table-row>
        <table:table-row table:style-name="ro1">
          <table:table-cell table:formula="of:=IF(ISBLANK([$Dane.A188]);&quot;&quot;;COM.MICROSOFT.CONCAT(CHAR(34);[$Pola.A188];&quot;\n&quot;;[$Pola.B188];&quot;\n&quot;;[$Pola.C188];&quot;\n&quot;;IF(ISBLANK([$Dane.D188]);&quot;&quot;;COM.MICROSOFT.CONCAT([$Pola.D188];&quot;\n&quot;));CHAR(34);&quot;,&quot;))" office:value-type="string" office:string-value="&quot;1 EVEN II tura wyborów prezydenckich wygrał Lech Kaczyński\n2 TYPE Historia Polski\n2 DATE  23 OCT 2005\n&quot;," calcext:value-type="string">
            <text:p>"1 EVEN II tura wyborów prezydenckich wygrał Lech Kaczyński\n2 TYPE Historia Polski\n2 DATE <text:s/>23 OCT 2005\n",</text:p>
          </table:table-cell>
        </table:table-row>
        <table:table-row table:style-name="ro1">
          <table:table-cell table:formula="of:=IF(ISBLANK([$Dane.A189]);&quot;&quot;;COM.MICROSOFT.CONCAT(CHAR(34);[$Pola.A189];&quot;\n&quot;;[$Pola.B189];&quot;\n&quot;;[$Pola.C189];&quot;\n&quot;;IF(ISBLANK([$Dane.D189]);&quot;&quot;;COM.MICROSOFT.CONCAT([$Pola.D189];&quot;\n&quot;));CHAR(34);&quot;,&quot;))" office:value-type="string" office:string-value="&quot;1 EVEN w katastrofie lotniczej w Smoleńsku zginął prezydent Rzeczypospolitej Polskiej Lech Kaczyński wraz z żoną. Śmierć poniosły także inne osoby, m.in.: ostatni prezydent RP na uchodźstwie Ryszard Kaczorowski. Łącznie zginęło 96 osób\n2 TYPE Historia Polski\n2 DATE  10 APR 2010\n&quot;," calcext:value-type="string">
            <text:p>"1 EVEN w katastrofie lotniczej w Smoleńsku zginął prezydent Rzeczypospolitej Polskiej Lech Kaczyński wraz z żoną. Śmierć poniosły także inne osoby, m.in.: ostatni prezydent RP na uchodźstwie Ryszard Kaczorowski. Łącznie zginęło 96 osób\n2 TYPE Historia Polski\n2 DATE <text:s/>10 APR 2010\n",</text:p>
          </table:table-cell>
        </table:table-row>
        <table:table-row table:style-name="ro1">
          <table:table-cell table:formula="of:=IF(ISBLANK([$Dane.A190]);&quot;&quot;;COM.MICROSOFT.CONCAT(CHAR(34);[$Pola.A190];&quot;\n&quot;;[$Pola.B190];&quot;\n&quot;;[$Pola.C190];&quot;\n&quot;;IF(ISBLANK([$Dane.D190]);&quot;&quot;;COM.MICROSOFT.CONCAT([$Pola.D190];&quot;\n&quot;));CHAR(34);&quot;,&quot;))" office:value-type="string" office:string-value="&quot;1 EVEN II tura wyborów prezydenckich. Bronisław Komorowski został wybrany prezydentem Rzeczypospolitej Polskiej\n2 TYPE Historia Polski\n2 DATE  4 JUL 2010\n&quot;," calcext:value-type="string">
            <text:p>"1 EVEN II tura wyborów prezydenckich. Bronisław Komorowski został wybrany prezydentem Rzeczypospolitej Polskiej\n2 TYPE Historia Polski\n2 DATE <text:s/>4 JUL 2010\n",</text:p>
          </table:table-cell>
        </table:table-row>
        <table:table-row table:style-name="ro1">
          <table:table-cell table:formula="of:=IF(ISBLANK([$Dane.A191]);&quot;&quot;;COM.MICROSOFT.CONCAT(CHAR(34);[$Pola.A191];&quot;\n&quot;;[$Pola.B191];&quot;\n&quot;;[$Pola.C191];&quot;\n&quot;;IF(ISBLANK([$Dane.D191]);&quot;&quot;;COM.MICROSOFT.CONCAT([$Pola.D191];&quot;\n&quot;));CHAR(34);&quot;,&quot;))" office:value-type="string" office:string-value="&quot;1 EVEN II tura wyborów prezydenckich wygrał Andrzej Duda\n2 TYPE Historia Polski\n2 DATE  24 MAY 2015\n&quot;," calcext:value-type="string">
            <text:p>"1 EVEN II tura wyborów prezydenckich wygrał Andrzej Duda\n2 TYPE Historia Polski\n2 DATE <text:s/>24 MAY 2015\n",</text:p>
          </table:table-cell>
        </table:table-row>
        <table:table-row table:style-name="ro1">
          <table:table-cell table:formula="of:=IF(ISBLANK([$Dane.A192]);&quot;&quot;;COM.MICROSOFT.CONCAT(CHAR(34);[$Pola.A192];&quot;\n&quot;;[$Pola.B192];&quot;\n&quot;;[$Pola.C192];&quot;\n&quot;;IF(ISBLANK([$Dane.D192]);&quot;&quot;;COM.MICROSOFT.CONCAT([$Pola.D192];&quot;\n&quot;));CHAR(34);&quot;,&quot;))" office:value-type="string" office:string-value="&quot;1 EVEN II tura wyborów prezydenckich, prezydentem Rzeczypospolitej Polski został ponownie Andrzej Duda\n2 TYPE Historia Polski\n2 DATE  12 JUL 2020\n&quot;," calcext:value-type="string">
            <text:p>"1 EVEN II tura wyborów prezydenckich, prezydentem Rzeczypospolitej Polski został ponownie Andrzej Duda\n2 TYPE Historia Polski\n2 DATE <text:s/>12 JUL 2020\n",</text:p>
          </table:table-cell>
        </table:table-row>
        <table:table-row table:style-name="ro1">
          <table:table-cell table:formula="of:=IF(ISBLANK([$Dane.A193]);&quot;&quot;;COM.MICROSOFT.CONCAT(CHAR(34);[$Pola.A193];&quot;\n&quot;;[$Pola.B193];&quot;\n&quot;;[$Pola.C193];&quot;\n&quot;;IF(ISBLANK([$Dane.D193]);&quot;&quot;;COM.MICROSOFT.CONCAT([$Pola.D193];&quot;\n&quot;));CHAR(34);&quot;,&quot;))">
            <text:p/>
          </table:table-cell>
        </table:table-row>
        <table:table-row table:style-name="ro1">
          <table:table-cell table:formula="of:=IF(ISBLANK([$Dane.A194]);&quot;&quot;;COM.MICROSOFT.CONCAT(CHAR(34);[$Pola.A194];&quot;\n&quot;;[$Pola.B194];&quot;\n&quot;;[$Pola.C194];&quot;\n&quot;;IF(ISBLANK([$Dane.D194]);&quot;&quot;;COM.MICROSOFT.CONCAT([$Pola.D194];&quot;\n&quot;));CHAR(34);&quot;,&quot;))">
            <text:p/>
          </table:table-cell>
        </table:table-row>
        <table:table-row table:style-name="ro1">
          <table:table-cell table:formula="of:=IF(ISBLANK([$Dane.A195]);&quot;&quot;;COM.MICROSOFT.CONCAT(CHAR(34);[$Pola.A195];&quot;\n&quot;;[$Pola.B195];&quot;\n&quot;;[$Pola.C195];&quot;\n&quot;;IF(ISBLANK([$Dane.D195]);&quot;&quot;;COM.MICROSOFT.CONCAT([$Pola.D195];&quot;\n&quot;));CHAR(34);&quot;,&quot;))">
            <text:p/>
          </table:table-cell>
        </table:table-row>
        <table:table-row table:style-name="ro1">
          <table:table-cell table:formula="of:=IF(ISBLANK([$Dane.A196]);&quot;&quot;;COM.MICROSOFT.CONCAT(CHAR(34);[$Pola.A196];&quot;\n&quot;;[$Pola.B196];&quot;\n&quot;;[$Pola.C196];&quot;\n&quot;;IF(ISBLANK([$Dane.D196]);&quot;&quot;;COM.MICROSOFT.CONCAT([$Pola.D196];&quot;\n&quot;));CHAR(34);&quot;,&quot;))">
            <text:p/>
          </table:table-cell>
        </table:table-row>
        <table:table-row table:style-name="ro1">
          <table:table-cell table:formula="of:=IF(ISBLANK([$Dane.A197]);&quot;&quot;;COM.MICROSOFT.CONCAT(CHAR(34);[$Pola.A197];&quot;\n&quot;;[$Pola.B197];&quot;\n&quot;;[$Pola.C197];&quot;\n&quot;;IF(ISBLANK([$Dane.D197]);&quot;&quot;;COM.MICROSOFT.CONCAT([$Pola.D197];&quot;\n&quot;));CHAR(34);&quot;,&quot;))">
            <text:p/>
          </table:table-cell>
        </table:table-row>
        <table:table-row table:style-name="ro1">
          <table:table-cell table:formula="of:=IF(ISBLANK([$Dane.A198]);&quot;&quot;;COM.MICROSOFT.CONCAT(CHAR(34);[$Pola.A198];&quot;\n&quot;;[$Pola.B198];&quot;\n&quot;;[$Pola.C198];&quot;\n&quot;;IF(ISBLANK([$Dane.D198]);&quot;&quot;;COM.MICROSOFT.CONCAT([$Pola.D198];&quot;\n&quot;));CHAR(34);&quot;,&quot;))">
            <text:p/>
          </table:table-cell>
        </table:table-row>
        <table:table-row table:style-name="ro1">
          <table:table-cell table:formula="of:=IF(ISBLANK([$Dane.A199]);&quot;&quot;;COM.MICROSOFT.CONCAT(CHAR(34);[$Pola.A199];&quot;\n&quot;;[$Pola.B199];&quot;\n&quot;;[$Pola.C199];&quot;\n&quot;;IF(ISBLANK([$Dane.D199]);&quot;&quot;;COM.MICROSOFT.CONCAT([$Pola.D199];&quot;\n&quot;));CHAR(34);&quot;,&quot;))">
            <text:p/>
          </table:table-cell>
        </table:table-row>
        <table:table-row table:style-name="ro1">
          <table:table-cell table:formula="of:=IF(ISBLANK([$Dane.A200]);&quot;&quot;;COM.MICROSOFT.CONCAT(CHAR(34);[$Pola.A200];&quot;\n&quot;;[$Pola.B200];&quot;\n&quot;;[$Pola.C200];&quot;\n&quot;;IF(ISBLANK([$Dane.D200]);&quot;&quot;;COM.MICROSOFT.CONCAT([$Pola.D200];&quot;\n&quot;));CHAR(34);&quot;,&quot;))">
            <text:p/>
          </table:table-cell>
        </table:table-row>
        <table:table-row table:style-name="ro1">
          <table:table-cell table:formula="of:=IF(ISBLANK([$Dane.A201]);&quot;&quot;;COM.MICROSOFT.CONCAT(CHAR(34);[$Pola.A201];&quot;\n&quot;;[$Pola.B201];&quot;\n&quot;;[$Pola.C201];&quot;\n&quot;;IF(ISBLANK([$Dane.D201]);&quot;&quot;;COM.MICROSOFT.CONCAT([$Pola.D201];&quot;\n&quot;));CHAR(34);&quot;,&quot;))">
            <text:p/>
          </table:table-cell>
        </table:table-row>
        <table:table-row table:style-name="ro1">
          <table:table-cell table:formula="of:=IF(ISBLANK([$Dane.A202]);&quot;&quot;;COM.MICROSOFT.CONCAT(CHAR(34);[$Pola.A202];&quot;\n&quot;;[$Pola.B202];&quot;\n&quot;;[$Pola.C202];&quot;\n&quot;;IF(ISBLANK([$Dane.D202]);&quot;&quot;;COM.MICROSOFT.CONCAT([$Pola.D202];&quot;\n&quot;));CHAR(34);&quot;,&quot;))">
            <text:p/>
          </table:table-cell>
        </table:table-row>
        <table:table-row table:style-name="ro1">
          <table:table-cell table:formula="of:=IF(ISBLANK([$Dane.A203]);&quot;&quot;;COM.MICROSOFT.CONCAT(CHAR(34);[$Pola.A203];&quot;\n&quot;;[$Pola.B203];&quot;\n&quot;;[$Pola.C203];&quot;\n&quot;;IF(ISBLANK([$Dane.D203]);&quot;&quot;;COM.MICROSOFT.CONCAT([$Pola.D203];&quot;\n&quot;));CHAR(34);&quot;,&quot;))">
            <text:p/>
          </table:table-cell>
        </table:table-row>
        <table:table-row table:style-name="ro1">
          <table:table-cell table:formula="of:=IF(ISBLANK([$Dane.A204]);&quot;&quot;;COM.MICROSOFT.CONCAT(CHAR(34);[$Pola.A204];&quot;\n&quot;;[$Pola.B204];&quot;\n&quot;;[$Pola.C204];&quot;\n&quot;;IF(ISBLANK([$Dane.D204]);&quot;&quot;;COM.MICROSOFT.CONCAT([$Pola.D204];&quot;\n&quot;));CHAR(34);&quot;,&quot;))">
            <text:p/>
          </table:table-cell>
        </table:table-row>
        <table:table-row table:style-name="ro1">
          <table:table-cell table:formula="of:=IF(ISBLANK([$Dane.A205]);&quot;&quot;;COM.MICROSOFT.CONCAT(CHAR(34);[$Pola.A205];&quot;\n&quot;;[$Pola.B205];&quot;\n&quot;;[$Pola.C205];&quot;\n&quot;;IF(ISBLANK([$Dane.D205]);&quot;&quot;;COM.MICROSOFT.CONCAT([$Pola.D205];&quot;\n&quot;));CHAR(34);&quot;,&quot;))">
            <text:p/>
          </table:table-cell>
        </table:table-row>
        <table:table-row table:style-name="ro1">
          <table:table-cell table:formula="of:=IF(ISBLANK([$Dane.A206]);&quot;&quot;;COM.MICROSOFT.CONCAT(CHAR(34);[$Pola.A206];&quot;\n&quot;;[$Pola.B206];&quot;\n&quot;;[$Pola.C206];&quot;\n&quot;;IF(ISBLANK([$Dane.D206]);&quot;&quot;;COM.MICROSOFT.CONCAT([$Pola.D206];&quot;\n&quot;));CHAR(34);&quot;,&quot;))">
            <text:p/>
          </table:table-cell>
        </table:table-row>
        <table:table-row table:style-name="ro1">
          <table:table-cell table:formula="of:=IF(ISBLANK([$Dane.A207]);&quot;&quot;;COM.MICROSOFT.CONCAT(CHAR(34);[$Pola.A207];&quot;\n&quot;;[$Pola.B207];&quot;\n&quot;;[$Pola.C207];&quot;\n&quot;;IF(ISBLANK([$Dane.D207]);&quot;&quot;;COM.MICROSOFT.CONCAT([$Pola.D207];&quot;\n&quot;));CHAR(34);&quot;,&quot;))">
            <text:p/>
          </table:table-cell>
        </table:table-row>
        <table:table-row table:style-name="ro1">
          <table:table-cell table:formula="of:=IF(ISBLANK([$Dane.A208]);&quot;&quot;;COM.MICROSOFT.CONCAT(CHAR(34);[$Pola.A208];&quot;\n&quot;;[$Pola.B208];&quot;\n&quot;;[$Pola.C208];&quot;\n&quot;;IF(ISBLANK([$Dane.D208]);&quot;&quot;;COM.MICROSOFT.CONCAT([$Pola.D208];&quot;\n&quot;));CHAR(34);&quot;,&quot;))">
            <text:p/>
          </table:table-cell>
        </table:table-row>
        <table:table-row table:style-name="ro1">
          <table:table-cell table:formula="of:=IF(ISBLANK([$Dane.A209]);&quot;&quot;;COM.MICROSOFT.CONCAT(CHAR(34);[$Pola.A209];&quot;\n&quot;;[$Pola.B209];&quot;\n&quot;;[$Pola.C209];&quot;\n&quot;;IF(ISBLANK([$Dane.D209]);&quot;&quot;;COM.MICROSOFT.CONCAT([$Pola.D209];&quot;\n&quot;));CHAR(34);&quot;,&quot;))">
            <text:p/>
          </table:table-cell>
        </table:table-row>
        <table:table-row table:style-name="ro1">
          <table:table-cell table:formula="of:=IF(ISBLANK([$Dane.A210]);&quot;&quot;;COM.MICROSOFT.CONCAT(CHAR(34);[$Pola.A210];&quot;\n&quot;;[$Pola.B210];&quot;\n&quot;;[$Pola.C210];&quot;\n&quot;;IF(ISBLANK([$Dane.D210]);&quot;&quot;;COM.MICROSOFT.CONCAT([$Pola.D210];&quot;\n&quot;));CHAR(34);&quot;,&quot;))">
            <text:p/>
          </table:table-cell>
        </table:table-row>
        <table:table-row table:style-name="ro1">
          <table:table-cell table:formula="of:=IF(ISBLANK([$Dane.A211]);&quot;&quot;;COM.MICROSOFT.CONCAT(CHAR(34);[$Pola.A211];&quot;\n&quot;;[$Pola.B211];&quot;\n&quot;;[$Pola.C211];&quot;\n&quot;;IF(ISBLANK([$Dane.D211]);&quot;&quot;;COM.MICROSOFT.CONCAT([$Pola.D211];&quot;\n&quot;));CHAR(34);&quot;,&quot;))">
            <text:p/>
          </table:table-cell>
        </table:table-row>
        <table:table-row table:style-name="ro1">
          <table:table-cell table:formula="of:=IF(ISBLANK([$Dane.A212]);&quot;&quot;;COM.MICROSOFT.CONCAT(CHAR(34);[$Pola.A212];&quot;\n&quot;;[$Pola.B212];&quot;\n&quot;;[$Pola.C212];&quot;\n&quot;;IF(ISBLANK([$Dane.D212]);&quot;&quot;;COM.MICROSOFT.CONCAT([$Pola.D212];&quot;\n&quot;));CHAR(34);&quot;,&quot;))">
            <text:p/>
          </table:table-cell>
        </table:table-row>
        <table:table-row table:style-name="ro1">
          <table:table-cell table:formula="of:=IF(ISBLANK([$Dane.A213]);&quot;&quot;;COM.MICROSOFT.CONCAT(CHAR(34);[$Pola.A213];&quot;\n&quot;;[$Pola.B213];&quot;\n&quot;;[$Pola.C213];&quot;\n&quot;;IF(ISBLANK([$Dane.D213]);&quot;&quot;;COM.MICROSOFT.CONCAT([$Pola.D213];&quot;\n&quot;));CHAR(34);&quot;,&quot;))">
            <text:p/>
          </table:table-cell>
        </table:table-row>
        <table:table-row table:style-name="ro1">
          <table:table-cell table:formula="of:=IF(ISBLANK([$Dane.A214]);&quot;&quot;;COM.MICROSOFT.CONCAT(CHAR(34);[$Pola.A214];&quot;\n&quot;;[$Pola.B214];&quot;\n&quot;;[$Pola.C214];&quot;\n&quot;;IF(ISBLANK([$Dane.D214]);&quot;&quot;;COM.MICROSOFT.CONCAT([$Pola.D214];&quot;\n&quot;));CHAR(34);&quot;,&quot;))">
            <text:p/>
          </table:table-cell>
        </table:table-row>
        <table:table-row table:style-name="ro1">
          <table:table-cell table:formula="of:=IF(ISBLANK([$Dane.A215]);&quot;&quot;;COM.MICROSOFT.CONCAT(CHAR(34);[$Pola.A215];&quot;\n&quot;;[$Pola.B215];&quot;\n&quot;;[$Pola.C215];&quot;\n&quot;;IF(ISBLANK([$Dane.D215]);&quot;&quot;;COM.MICROSOFT.CONCAT([$Pola.D215];&quot;\n&quot;));CHAR(34);&quot;,&quot;))">
            <text:p/>
          </table:table-cell>
        </table:table-row>
        <table:table-row table:style-name="ro1">
          <table:table-cell table:formula="of:=IF(ISBLANK([$Dane.A216]);&quot;&quot;;COM.MICROSOFT.CONCAT(CHAR(34);[$Pola.A216];&quot;\n&quot;;[$Pola.B216];&quot;\n&quot;;[$Pola.C216];&quot;\n&quot;;IF(ISBLANK([$Dane.D216]);&quot;&quot;;COM.MICROSOFT.CONCAT([$Pola.D216];&quot;\n&quot;));CHAR(34);&quot;,&quot;))">
            <text:p/>
          </table:table-cell>
        </table:table-row>
        <table:table-row table:style-name="ro1">
          <table:table-cell table:formula="of:=IF(ISBLANK([$Dane.A217]);&quot;&quot;;COM.MICROSOFT.CONCAT(CHAR(34);[$Pola.A217];&quot;\n&quot;;[$Pola.B217];&quot;\n&quot;;[$Pola.C217];&quot;\n&quot;;IF(ISBLANK([$Dane.D217]);&quot;&quot;;COM.MICROSOFT.CONCAT([$Pola.D217];&quot;\n&quot;));CHAR(34);&quot;,&quot;))">
            <text:p/>
          </table:table-cell>
        </table:table-row>
        <table:table-row table:style-name="ro1">
          <table:table-cell table:formula="of:=IF(ISBLANK([$Dane.A218]);&quot;&quot;;COM.MICROSOFT.CONCAT(CHAR(34);[$Pola.A218];&quot;\n&quot;;[$Pola.B218];&quot;\n&quot;;[$Pola.C218];&quot;\n&quot;;IF(ISBLANK([$Dane.D218]);&quot;&quot;;COM.MICROSOFT.CONCAT([$Pola.D218];&quot;\n&quot;));CHAR(34);&quot;,&quot;))">
            <text:p/>
          </table:table-cell>
        </table:table-row>
        <table:table-row table:style-name="ro1">
          <table:table-cell table:formula="of:=IF(ISBLANK([$Dane.A219]);&quot;&quot;;COM.MICROSOFT.CONCAT(CHAR(34);[$Pola.A219];&quot;\n&quot;;[$Pola.B219];&quot;\n&quot;;[$Pola.C219];&quot;\n&quot;;IF(ISBLANK([$Dane.D219]);&quot;&quot;;COM.MICROSOFT.CONCAT([$Pola.D219];&quot;\n&quot;));CHAR(34);&quot;,&quot;))">
            <text:p/>
          </table:table-cell>
        </table:table-row>
        <table:table-row table:style-name="ro1">
          <table:table-cell table:formula="of:=IF(ISBLANK([$Dane.A220]);&quot;&quot;;COM.MICROSOFT.CONCAT(CHAR(34);[$Pola.A220];&quot;\n&quot;;[$Pola.B220];&quot;\n&quot;;[$Pola.C220];&quot;\n&quot;;IF(ISBLANK([$Dane.D220]);&quot;&quot;;COM.MICROSOFT.CONCAT([$Pola.D220];&quot;\n&quot;));CHAR(34);&quot;,&quot;))">
            <text:p/>
          </table:table-cell>
        </table:table-row>
        <table:table-row table:style-name="ro1">
          <table:table-cell table:formula="of:=IF(ISBLANK([$Dane.A221]);&quot;&quot;;COM.MICROSOFT.CONCAT(CHAR(34);[$Pola.A221];&quot;\n&quot;;[$Pola.B221];&quot;\n&quot;;[$Pola.C221];&quot;\n&quot;;IF(ISBLANK([$Dane.D221]);&quot;&quot;;COM.MICROSOFT.CONCAT([$Pola.D221];&quot;\n&quot;));CHAR(34);&quot;,&quot;))">
            <text:p/>
          </table:table-cell>
        </table:table-row>
        <table:table-row table:style-name="ro1">
          <table:table-cell table:formula="of:=IF(ISBLANK([$Dane.A222]);&quot;&quot;;COM.MICROSOFT.CONCAT(CHAR(34);[$Pola.A222];&quot;\n&quot;;[$Pola.B222];&quot;\n&quot;;[$Pola.C222];&quot;\n&quot;;IF(ISBLANK([$Dane.D222]);&quot;&quot;;COM.MICROSOFT.CONCAT([$Pola.D222];&quot;\n&quot;));CHAR(34);&quot;,&quot;))">
            <text:p/>
          </table:table-cell>
        </table:table-row>
        <table:table-row table:style-name="ro1">
          <table:table-cell table:formula="of:=IF(ISBLANK([$Dane.A223]);&quot;&quot;;COM.MICROSOFT.CONCAT(CHAR(34);[$Pola.A223];&quot;\n&quot;;[$Pola.B223];&quot;\n&quot;;[$Pola.C223];&quot;\n&quot;;IF(ISBLANK([$Dane.D223]);&quot;&quot;;COM.MICROSOFT.CONCAT([$Pola.D223];&quot;\n&quot;));CHAR(34);&quot;,&quot;))">
            <text:p/>
          </table:table-cell>
        </table:table-row>
        <table:table-row table:style-name="ro1">
          <table:table-cell table:formula="of:=IF(ISBLANK([$Dane.A224]);&quot;&quot;;COM.MICROSOFT.CONCAT(CHAR(34);[$Pola.A224];&quot;\n&quot;;[$Pola.B224];&quot;\n&quot;;[$Pola.C224];&quot;\n&quot;;IF(ISBLANK([$Dane.D224]);&quot;&quot;;COM.MICROSOFT.CONCAT([$Pola.D224];&quot;\n&quot;));CHAR(34);&quot;,&quot;))">
            <text:p/>
          </table:table-cell>
        </table:table-row>
        <table:table-row table:style-name="ro1">
          <table:table-cell table:formula="of:=IF(ISBLANK([$Dane.A225]);&quot;&quot;;COM.MICROSOFT.CONCAT(CHAR(34);[$Pola.A225];&quot;\n&quot;;[$Pola.B225];&quot;\n&quot;;[$Pola.C225];&quot;\n&quot;;IF(ISBLANK([$Dane.D225]);&quot;&quot;;COM.MICROSOFT.CONCAT([$Pola.D225];&quot;\n&quot;));CHAR(34);&quot;,&quot;))">
            <text:p/>
          </table:table-cell>
        </table:table-row>
        <table:table-row table:style-name="ro1">
          <table:table-cell table:formula="of:=IF(ISBLANK([$Dane.A226]);&quot;&quot;;COM.MICROSOFT.CONCAT(CHAR(34);[$Pola.A226];&quot;\n&quot;;[$Pola.B226];&quot;\n&quot;;[$Pola.C226];&quot;\n&quot;;IF(ISBLANK([$Dane.D226]);&quot;&quot;;COM.MICROSOFT.CONCAT([$Pola.D226];&quot;\n&quot;));CHAR(34);&quot;,&quot;))">
            <text:p/>
          </table:table-cell>
        </table:table-row>
        <table:table-row table:style-name="ro1">
          <table:table-cell table:formula="of:=IF(ISBLANK([$Dane.A227]);&quot;&quot;;COM.MICROSOFT.CONCAT(CHAR(34);[$Pola.A227];&quot;\n&quot;;[$Pola.B227];&quot;\n&quot;;[$Pola.C227];&quot;\n&quot;;IF(ISBLANK([$Dane.D227]);&quot;&quot;;COM.MICROSOFT.CONCAT([$Pola.D227];&quot;\n&quot;));CHAR(34);&quot;,&quot;))">
            <text:p/>
          </table:table-cell>
        </table:table-row>
        <table:table-row table:style-name="ro1">
          <table:table-cell table:formula="of:=IF(ISBLANK([$Dane.A228]);&quot;&quot;;COM.MICROSOFT.CONCAT(CHAR(34);[$Pola.A228];&quot;\n&quot;;[$Pola.B228];&quot;\n&quot;;[$Pola.C228];&quot;\n&quot;;IF(ISBLANK([$Dane.D228]);&quot;&quot;;COM.MICROSOFT.CONCAT([$Pola.D228];&quot;\n&quot;));CHAR(34);&quot;,&quot;))">
            <text:p/>
          </table:table-cell>
        </table:table-row>
        <table:table-row table:style-name="ro1">
          <table:table-cell table:formula="of:=IF(ISBLANK([$Dane.A229]);&quot;&quot;;COM.MICROSOFT.CONCAT(CHAR(34);[$Pola.A229];&quot;\n&quot;;[$Pola.B229];&quot;\n&quot;;[$Pola.C229];&quot;\n&quot;;IF(ISBLANK([$Dane.D229]);&quot;&quot;;COM.MICROSOFT.CONCAT([$Pola.D229];&quot;\n&quot;));CHAR(34);&quot;,&quot;))">
            <text:p/>
          </table:table-cell>
        </table:table-row>
        <table:table-row table:style-name="ro1">
          <table:table-cell table:formula="of:=IF(ISBLANK([$Dane.A230]);&quot;&quot;;COM.MICROSOFT.CONCAT(CHAR(34);[$Pola.A230];&quot;\n&quot;;[$Pola.B230];&quot;\n&quot;;[$Pola.C230];&quot;\n&quot;;IF(ISBLANK([$Dane.D230]);&quot;&quot;;COM.MICROSOFT.CONCAT([$Pola.D230];&quot;\n&quot;));CHAR(34);&quot;,&quot;))">
            <text:p/>
          </table:table-cell>
        </table:table-row>
        <table:table-row table:style-name="ro1">
          <table:table-cell table:formula="of:=IF(ISBLANK([$Dane.A231]);&quot;&quot;;COM.MICROSOFT.CONCAT(CHAR(34);[$Pola.A231];&quot;\n&quot;;[$Pola.B231];&quot;\n&quot;;[$Pola.C231];&quot;\n&quot;;IF(ISBLANK([$Dane.D231]);&quot;&quot;;COM.MICROSOFT.CONCAT([$Pola.D231];&quot;\n&quot;));CHAR(34);&quot;,&quot;))">
            <text:p/>
          </table:table-cell>
        </table:table-row>
        <table:table-row table:style-name="ro1">
          <table:table-cell table:formula="of:=IF(ISBLANK([$Dane.A232]);&quot;&quot;;COM.MICROSOFT.CONCAT(CHAR(34);[$Pola.A232];&quot;\n&quot;;[$Pola.B232];&quot;\n&quot;;[$Pola.C232];&quot;\n&quot;;IF(ISBLANK([$Dane.D232]);&quot;&quot;;COM.MICROSOFT.CONCAT([$Pola.D232];&quot;\n&quot;));CHAR(34);&quot;,&quot;))">
            <text:p/>
          </table:table-cell>
        </table:table-row>
        <table:table-row table:style-name="ro1">
          <table:table-cell table:formula="of:=IF(ISBLANK([$Dane.A233]);&quot;&quot;;COM.MICROSOFT.CONCAT(CHAR(34);[$Pola.A233];&quot;\n&quot;;[$Pola.B233];&quot;\n&quot;;[$Pola.C233];&quot;\n&quot;;IF(ISBLANK([$Dane.D233]);&quot;&quot;;COM.MICROSOFT.CONCAT([$Pola.D233];&quot;\n&quot;));CHAR(34);&quot;,&quot;))">
            <text:p/>
          </table:table-cell>
        </table:table-row>
        <table:table-row table:style-name="ro1">
          <table:table-cell table:formula="of:=IF(ISBLANK([$Dane.A234]);&quot;&quot;;COM.MICROSOFT.CONCAT(CHAR(34);[$Pola.A234];&quot;\n&quot;;[$Pola.B234];&quot;\n&quot;;[$Pola.C234];&quot;\n&quot;;IF(ISBLANK([$Dane.D234]);&quot;&quot;;COM.MICROSOFT.CONCAT([$Pola.D234];&quot;\n&quot;));CHAR(34);&quot;,&quot;))">
            <text:p/>
          </table:table-cell>
        </table:table-row>
        <table:table-row table:style-name="ro1">
          <table:table-cell table:formula="of:=IF(ISBLANK([$Dane.A235]);&quot;&quot;;COM.MICROSOFT.CONCAT(CHAR(34);[$Pola.A235];&quot;\n&quot;;[$Pola.B235];&quot;\n&quot;;[$Pola.C235];&quot;\n&quot;;IF(ISBLANK([$Dane.D235]);&quot;&quot;;COM.MICROSOFT.CONCAT([$Pola.D235];&quot;\n&quot;));CHAR(34);&quot;,&quot;))">
            <text:p/>
          </table:table-cell>
        </table:table-row>
        <table:table-row table:style-name="ro1">
          <table:table-cell table:formula="of:=IF(ISBLANK([$Dane.A236]);&quot;&quot;;COM.MICROSOFT.CONCAT(CHAR(34);[$Pola.A236];&quot;\n&quot;;[$Pola.B236];&quot;\n&quot;;[$Pola.C236];&quot;\n&quot;;IF(ISBLANK([$Dane.D236]);&quot;&quot;;COM.MICROSOFT.CONCAT([$Pola.D236];&quot;\n&quot;));CHAR(34);&quot;,&quot;))">
            <text:p/>
          </table:table-cell>
        </table:table-row>
        <table:table-row table:style-name="ro1">
          <table:table-cell table:formula="of:=IF(ISBLANK([$Dane.A237]);&quot;&quot;;COM.MICROSOFT.CONCAT(CHAR(34);[$Pola.A237];&quot;\n&quot;;[$Pola.B237];&quot;\n&quot;;[$Pola.C237];&quot;\n&quot;;IF(ISBLANK([$Dane.D237]);&quot;&quot;;COM.MICROSOFT.CONCAT([$Pola.D237];&quot;\n&quot;));CHAR(34);&quot;,&quot;))">
            <text:p/>
          </table:table-cell>
        </table:table-row>
        <table:table-row table:style-name="ro1">
          <table:table-cell table:formula="of:=IF(ISBLANK([$Dane.A238]);&quot;&quot;;COM.MICROSOFT.CONCAT(CHAR(34);[$Pola.A238];&quot;\n&quot;;[$Pola.B238];&quot;\n&quot;;[$Pola.C238];&quot;\n&quot;;IF(ISBLANK([$Dane.D238]);&quot;&quot;;COM.MICROSOFT.CONCAT([$Pola.D238];&quot;\n&quot;));CHAR(34);&quot;,&quot;))">
            <text:p/>
          </table:table-cell>
        </table:table-row>
        <table:table-row table:style-name="ro1">
          <table:table-cell table:formula="of:=IF(ISBLANK([$Dane.A239]);&quot;&quot;;COM.MICROSOFT.CONCAT(CHAR(34);[$Pola.A239];&quot;\n&quot;;[$Pola.B239];&quot;\n&quot;;[$Pola.C239];&quot;\n&quot;;IF(ISBLANK([$Dane.D239]);&quot;&quot;;COM.MICROSOFT.CONCAT([$Pola.D239];&quot;\n&quot;));CHAR(34);&quot;,&quot;))">
            <text:p/>
          </table:table-cell>
        </table:table-row>
        <table:table-row table:style-name="ro1">
          <table:table-cell table:formula="of:=IF(ISBLANK([$Dane.A240]);&quot;&quot;;COM.MICROSOFT.CONCAT(CHAR(34);[$Pola.A240];&quot;\n&quot;;[$Pola.B240];&quot;\n&quot;;[$Pola.C240];&quot;\n&quot;;IF(ISBLANK([$Dane.D240]);&quot;&quot;;COM.MICROSOFT.CONCAT([$Pola.D240];&quot;\n&quot;));CHAR(34);&quot;,&quot;))">
            <text:p/>
          </table:table-cell>
        </table:table-row>
        <table:table-row table:style-name="ro1">
          <table:table-cell table:formula="of:=IF(ISBLANK([$Dane.A241]);&quot;&quot;;COM.MICROSOFT.CONCAT(CHAR(34);[$Pola.A241];&quot;\n&quot;;[$Pola.B241];&quot;\n&quot;;[$Pola.C241];&quot;\n&quot;;IF(ISBLANK([$Dane.D241]);&quot;&quot;;COM.MICROSOFT.CONCAT([$Pola.D241];&quot;\n&quot;));CHAR(34);&quot;,&quot;))">
            <text:p/>
          </table:table-cell>
        </table:table-row>
        <table:table-row table:style-name="ro1">
          <table:table-cell table:formula="of:=IF(ISBLANK([$Dane.A242]);&quot;&quot;;COM.MICROSOFT.CONCAT(CHAR(34);[$Pola.A242];&quot;\n&quot;;[$Pola.B242];&quot;\n&quot;;[$Pola.C242];&quot;\n&quot;;IF(ISBLANK([$Dane.D242]);&quot;&quot;;COM.MICROSOFT.CONCAT([$Pola.D242];&quot;\n&quot;));CHAR(34);&quot;,&quot;))">
            <text:p/>
          </table:table-cell>
        </table:table-row>
        <table:table-row table:style-name="ro1">
          <table:table-cell table:formula="of:=IF(ISBLANK([$Dane.A243]);&quot;&quot;;COM.MICROSOFT.CONCAT(CHAR(34);[$Pola.A243];&quot;\n&quot;;[$Pola.B243];&quot;\n&quot;;[$Pola.C243];&quot;\n&quot;;IF(ISBLANK([$Dane.D243]);&quot;&quot;;COM.MICROSOFT.CONCAT([$Pola.D243];&quot;\n&quot;));CHAR(34);&quot;,&quot;))">
            <text:p/>
          </table:table-cell>
        </table:table-row>
        <table:table-row table:style-name="ro1">
          <table:table-cell table:formula="of:=IF(ISBLANK([$Dane.A244]);&quot;&quot;;COM.MICROSOFT.CONCAT(CHAR(34);[$Pola.A244];&quot;\n&quot;;[$Pola.B244];&quot;\n&quot;;[$Pola.C244];&quot;\n&quot;;IF(ISBLANK([$Dane.D244]);&quot;&quot;;COM.MICROSOFT.CONCAT([$Pola.D244];&quot;\n&quot;));CHAR(34);&quot;,&quot;))">
            <text:p/>
          </table:table-cell>
        </table:table-row>
        <table:table-row table:style-name="ro1">
          <table:table-cell table:formula="of:=IF(ISBLANK([$Dane.A245]);&quot;&quot;;COM.MICROSOFT.CONCAT(CHAR(34);[$Pola.A245];&quot;\n&quot;;[$Pola.B245];&quot;\n&quot;;[$Pola.C245];&quot;\n&quot;;IF(ISBLANK([$Dane.D245]);&quot;&quot;;COM.MICROSOFT.CONCAT([$Pola.D245];&quot;\n&quot;));CHAR(34);&quot;,&quot;))">
            <text:p/>
          </table:table-cell>
        </table:table-row>
        <table:table-row table:style-name="ro1">
          <table:table-cell table:formula="of:=IF(ISBLANK([$Dane.A246]);&quot;&quot;;COM.MICROSOFT.CONCAT(CHAR(34);[$Pola.A246];&quot;\n&quot;;[$Pola.B246];&quot;\n&quot;;[$Pola.C246];&quot;\n&quot;;IF(ISBLANK([$Dane.D246]);&quot;&quot;;COM.MICROSOFT.CONCAT([$Pola.D246];&quot;\n&quot;));CHAR(34);&quot;,&quot;))">
            <text:p/>
          </table:table-cell>
        </table:table-row>
        <table:table-row table:style-name="ro1">
          <table:table-cell table:formula="of:=IF(ISBLANK([$Dane.A247]);&quot;&quot;;COM.MICROSOFT.CONCAT(CHAR(34);[$Pola.A247];&quot;\n&quot;;[$Pola.B247];&quot;\n&quot;;[$Pola.C247];&quot;\n&quot;;IF(ISBLANK([$Dane.D247]);&quot;&quot;;COM.MICROSOFT.CONCAT([$Pola.D247];&quot;\n&quot;));CHAR(34);&quot;,&quot;))">
            <text:p/>
          </table:table-cell>
        </table:table-row>
        <table:table-row table:style-name="ro1">
          <table:table-cell table:formula="of:=IF(ISBLANK([$Dane.A248]);&quot;&quot;;COM.MICROSOFT.CONCAT(CHAR(34);[$Pola.A248];&quot;\n&quot;;[$Pola.B248];&quot;\n&quot;;[$Pola.C248];&quot;\n&quot;;IF(ISBLANK([$Dane.D248]);&quot;&quot;;COM.MICROSOFT.CONCAT([$Pola.D248];&quot;\n&quot;));CHAR(34);&quot;,&quot;))">
            <text:p/>
          </table:table-cell>
        </table:table-row>
        <table:table-row table:style-name="ro1">
          <table:table-cell table:formula="of:=IF(ISBLANK([$Dane.A249]);&quot;&quot;;COM.MICROSOFT.CONCAT(CHAR(34);[$Pola.A249];&quot;\n&quot;;[$Pola.B249];&quot;\n&quot;;[$Pola.C249];&quot;\n&quot;;IF(ISBLANK([$Dane.D249]);&quot;&quot;;COM.MICROSOFT.CONCAT([$Pola.D249];&quot;\n&quot;));CHAR(34);&quot;,&quot;))">
            <text:p/>
          </table:table-cell>
        </table:table-row>
        <table:table-row table:style-name="ro1">
          <table:table-cell table:formula="of:=IF(ISBLANK([$Dane.A250]);&quot;&quot;;COM.MICROSOFT.CONCAT(CHAR(34);[$Pola.A250];&quot;\n&quot;;[$Pola.B250];&quot;\n&quot;;[$Pola.C250];&quot;\n&quot;;IF(ISBLANK([$Dane.D250]);&quot;&quot;;COM.MICROSOFT.CONCAT([$Pola.D250];&quot;\n&quot;));CHAR(34);&quot;,&quot;))">
            <text:p/>
          </table:table-cell>
        </table:table-row>
        <table:table-row table:style-name="ro1">
          <table:table-cell table:formula="of:=IF(ISBLANK([$Dane.A251]);&quot;&quot;;COM.MICROSOFT.CONCAT(CHAR(34);[$Pola.A251];&quot;\n&quot;;[$Pola.B251];&quot;\n&quot;;[$Pola.C251];&quot;\n&quot;;IF(ISBLANK([$Dane.D251]);&quot;&quot;;COM.MICROSOFT.CONCAT([$Pola.D251];&quot;\n&quot;));CHAR(34);&quot;,&quot;))">
            <text:p/>
          </table:table-cell>
        </table:table-row>
        <table:table-row table:style-name="ro1">
          <table:table-cell table:formula="of:=IF(ISBLANK([$Dane.A252]);&quot;&quot;;COM.MICROSOFT.CONCAT(CHAR(34);[$Pola.A252];&quot;\n&quot;;[$Pola.B252];&quot;\n&quot;;[$Pola.C252];&quot;\n&quot;;IF(ISBLANK([$Dane.D252]);&quot;&quot;;COM.MICROSOFT.CONCAT([$Pola.D252];&quot;\n&quot;));CHAR(34);&quot;,&quot;))">
            <text:p/>
          </table:table-cell>
        </table:table-row>
        <table:table-row table:style-name="ro1">
          <table:table-cell table:formula="of:=IF(ISBLANK([$Dane.A253]);&quot;&quot;;COM.MICROSOFT.CONCAT(CHAR(34);[$Pola.A253];&quot;\n&quot;;[$Pola.B253];&quot;\n&quot;;[$Pola.C253];&quot;\n&quot;;IF(ISBLANK([$Dane.D253]);&quot;&quot;;COM.MICROSOFT.CONCAT([$Pola.D253];&quot;\n&quot;));CHAR(34);&quot;,&quot;))">
            <text:p/>
          </table:table-cell>
        </table:table-row>
        <table:table-row table:style-name="ro1">
          <table:table-cell table:formula="of:=IF(ISBLANK([$Dane.A254]);&quot;&quot;;COM.MICROSOFT.CONCAT(CHAR(34);[$Pola.A254];&quot;\n&quot;;[$Pola.B254];&quot;\n&quot;;[$Pola.C254];&quot;\n&quot;;IF(ISBLANK([$Dane.D254]);&quot;&quot;;COM.MICROSOFT.CONCAT([$Pola.D254];&quot;\n&quot;));CHAR(34);&quot;,&quot;))">
            <text:p/>
          </table:table-cell>
        </table:table-row>
        <table:table-row table:style-name="ro1">
          <table:table-cell table:formula="of:=IF(ISBLANK([$Dane.A255]);&quot;&quot;;COM.MICROSOFT.CONCAT(CHAR(34);[$Pola.A255];&quot;\n&quot;;[$Pola.B255];&quot;\n&quot;;[$Pola.C255];&quot;\n&quot;;IF(ISBLANK([$Dane.D255]);&quot;&quot;;COM.MICROSOFT.CONCAT([$Pola.D255];&quot;\n&quot;));CHAR(34);&quot;,&quot;))">
            <text:p/>
          </table:table-cell>
        </table:table-row>
        <table:table-row table:style-name="ro1">
          <table:table-cell table:formula="of:=IF(ISBLANK([$Dane.A256]);&quot;&quot;;COM.MICROSOFT.CONCAT(CHAR(34);[$Pola.A256];&quot;\n&quot;;[$Pola.B256];&quot;\n&quot;;[$Pola.C256];&quot;\n&quot;;IF(ISBLANK([$Dane.D256]);&quot;&quot;;COM.MICROSOFT.CONCAT([$Pola.D256];&quot;\n&quot;));CHAR(34);&quot;,&quot;))">
            <text:p/>
          </table:table-cell>
        </table:table-row>
        <table:table-row table:style-name="ro1">
          <table:table-cell table:formula="of:=IF(ISBLANK([$Dane.A257]);&quot;&quot;;COM.MICROSOFT.CONCAT(CHAR(34);[$Pola.A257];&quot;\n&quot;;[$Pola.B257];&quot;\n&quot;;[$Pola.C257];&quot;\n&quot;;IF(ISBLANK([$Dane.D257]);&quot;&quot;;COM.MICROSOFT.CONCAT([$Pola.D257];&quot;\n&quot;));CHAR(34);&quot;,&quot;))">
            <text:p/>
          </table:table-cell>
        </table:table-row>
        <table:table-row table:style-name="ro1">
          <table:table-cell table:formula="of:=IF(ISBLANK([$Dane.A258]);&quot;&quot;;COM.MICROSOFT.CONCAT(CHAR(34);[$Pola.A258];&quot;\n&quot;;[$Pola.B258];&quot;\n&quot;;[$Pola.C258];&quot;\n&quot;;IF(ISBLANK([$Dane.D258]);&quot;&quot;;COM.MICROSOFT.CONCAT([$Pola.D258];&quot;\n&quot;));CHAR(34);&quot;,&quot;))">
            <text:p/>
          </table:table-cell>
        </table:table-row>
        <table:table-row table:style-name="ro1">
          <table:table-cell table:formula="of:=IF(ISBLANK([$Dane.A259]);&quot;&quot;;COM.MICROSOFT.CONCAT(CHAR(34);[$Pola.A259];&quot;\n&quot;;[$Pola.B259];&quot;\n&quot;;[$Pola.C259];&quot;\n&quot;;IF(ISBLANK([$Dane.D259]);&quot;&quot;;COM.MICROSOFT.CONCAT([$Pola.D259];&quot;\n&quot;));CHAR(34);&quot;,&quot;))">
            <text:p/>
          </table:table-cell>
        </table:table-row>
        <table:table-row table:style-name="ro1">
          <table:table-cell table:formula="of:=IF(ISBLANK([$Dane.A260]);&quot;&quot;;COM.MICROSOFT.CONCAT(CHAR(34);[$Pola.A260];&quot;\n&quot;;[$Pola.B260];&quot;\n&quot;;[$Pola.C260];&quot;\n&quot;;IF(ISBLANK([$Dane.D260]);&quot;&quot;;COM.MICROSOFT.CONCAT([$Pola.D260];&quot;\n&quot;));CHAR(34);&quot;,&quot;))">
            <text:p/>
          </table:table-cell>
        </table:table-row>
        <table:table-row table:style-name="ro1">
          <table:table-cell table:formula="of:=IF(ISBLANK([$Dane.A261]);&quot;&quot;;COM.MICROSOFT.CONCAT(CHAR(34);[$Pola.A261];&quot;\n&quot;;[$Pola.B261];&quot;\n&quot;;[$Pola.C261];&quot;\n&quot;;IF(ISBLANK([$Dane.D261]);&quot;&quot;;COM.MICROSOFT.CONCAT([$Pola.D261];&quot;\n&quot;));CHAR(34);&quot;,&quot;))">
            <text:p/>
          </table:table-cell>
        </table:table-row>
        <table:table-row table:style-name="ro1">
          <table:table-cell table:formula="of:=IF(ISBLANK([$Dane.A262]);&quot;&quot;;COM.MICROSOFT.CONCAT(CHAR(34);[$Pola.A262];&quot;\n&quot;;[$Pola.B262];&quot;\n&quot;;[$Pola.C262];&quot;\n&quot;;IF(ISBLANK([$Dane.D262]);&quot;&quot;;COM.MICROSOFT.CONCAT([$Pola.D262];&quot;\n&quot;));CHAR(34);&quot;,&quot;))">
            <text:p/>
          </table:table-cell>
        </table:table-row>
        <table:table-row table:style-name="ro1">
          <table:table-cell table:formula="of:=IF(ISBLANK([$Dane.A263]);&quot;&quot;;COM.MICROSOFT.CONCAT(CHAR(34);[$Pola.A263];&quot;\n&quot;;[$Pola.B263];&quot;\n&quot;;[$Pola.C263];&quot;\n&quot;;IF(ISBLANK([$Dane.D263]);&quot;&quot;;COM.MICROSOFT.CONCAT([$Pola.D263];&quot;\n&quot;));CHAR(34);&quot;,&quot;))">
            <text:p/>
          </table:table-cell>
        </table:table-row>
        <table:table-row table:style-name="ro1">
          <table:table-cell table:formula="of:=IF(ISBLANK([$Dane.A264]);&quot;&quot;;COM.MICROSOFT.CONCAT(CHAR(34);[$Pola.A264];&quot;\n&quot;;[$Pola.B264];&quot;\n&quot;;[$Pola.C264];&quot;\n&quot;;IF(ISBLANK([$Dane.D264]);&quot;&quot;;COM.MICROSOFT.CONCAT([$Pola.D264];&quot;\n&quot;));CHAR(34);&quot;,&quot;))">
            <text:p/>
          </table:table-cell>
        </table:table-row>
        <table:table-row table:style-name="ro1">
          <table:table-cell table:formula="of:=IF(ISBLANK([$Dane.A265]);&quot;&quot;;COM.MICROSOFT.CONCAT(CHAR(34);[$Pola.A265];&quot;\n&quot;;[$Pola.B265];&quot;\n&quot;;[$Pola.C265];&quot;\n&quot;;IF(ISBLANK([$Dane.D265]);&quot;&quot;;COM.MICROSOFT.CONCAT([$Pola.D265];&quot;\n&quot;));CHAR(34);&quot;,&quot;))">
            <text:p/>
          </table:table-cell>
        </table:table-row>
        <table:table-row table:style-name="ro1">
          <table:table-cell table:formula="of:=IF(ISBLANK([$Dane.A266]);&quot;&quot;;COM.MICROSOFT.CONCAT(CHAR(34);[$Pola.A266];&quot;\n&quot;;[$Pola.B266];&quot;\n&quot;;[$Pola.C266];&quot;\n&quot;;IF(ISBLANK([$Dane.D266]);&quot;&quot;;COM.MICROSOFT.CONCAT([$Pola.D266];&quot;\n&quot;));CHAR(34);&quot;,&quot;))">
            <text:p/>
          </table:table-cell>
        </table:table-row>
        <table:table-row table:style-name="ro1">
          <table:table-cell table:formula="of:=IF(ISBLANK([$Dane.A267]);&quot;&quot;;COM.MICROSOFT.CONCAT(CHAR(34);[$Pola.A267];&quot;\n&quot;;[$Pola.B267];&quot;\n&quot;;[$Pola.C267];&quot;\n&quot;;IF(ISBLANK([$Dane.D267]);&quot;&quot;;COM.MICROSOFT.CONCAT([$Pola.D267];&quot;\n&quot;));CHAR(34);&quot;,&quot;))">
            <text:p/>
          </table:table-cell>
        </table:table-row>
        <table:table-row table:style-name="ro1">
          <table:table-cell table:formula="of:=IF(ISBLANK([$Dane.A268]);&quot;&quot;;COM.MICROSOFT.CONCAT(CHAR(34);[$Pola.A268];&quot;\n&quot;;[$Pola.B268];&quot;\n&quot;;[$Pola.C268];&quot;\n&quot;;IF(ISBLANK([$Dane.D268]);&quot;&quot;;COM.MICROSOFT.CONCAT([$Pola.D268];&quot;\n&quot;));CHAR(34);&quot;,&quot;))">
            <text:p/>
          </table:table-cell>
        </table:table-row>
        <table:table-row table:style-name="ro1">
          <table:table-cell table:formula="of:=IF(ISBLANK([$Dane.A269]);&quot;&quot;;COM.MICROSOFT.CONCAT(CHAR(34);[$Pola.A269];&quot;\n&quot;;[$Pola.B269];&quot;\n&quot;;[$Pola.C269];&quot;\n&quot;;IF(ISBLANK([$Dane.D269]);&quot;&quot;;COM.MICROSOFT.CONCAT([$Pola.D269];&quot;\n&quot;));CHAR(34);&quot;,&quot;))">
            <text:p/>
          </table:table-cell>
        </table:table-row>
        <table:table-row table:style-name="ro1">
          <table:table-cell table:formula="of:=IF(ISBLANK([$Dane.A270]);&quot;&quot;;COM.MICROSOFT.CONCAT(CHAR(34);[$Pola.A270];&quot;\n&quot;;[$Pola.B270];&quot;\n&quot;;[$Pola.C270];&quot;\n&quot;;IF(ISBLANK([$Dane.D270]);&quot;&quot;;COM.MICROSOFT.CONCAT([$Pola.D270];&quot;\n&quot;));CHAR(34);&quot;,&quot;))">
            <text:p/>
          </table:table-cell>
        </table:table-row>
        <table:table-row table:style-name="ro1">
          <table:table-cell table:formula="of:=IF(ISBLANK([$Dane.A271]);&quot;&quot;;COM.MICROSOFT.CONCAT(CHAR(34);[$Pola.A271];&quot;\n&quot;;[$Pola.B271];&quot;\n&quot;;[$Pola.C271];&quot;\n&quot;;IF(ISBLANK([$Dane.D271]);&quot;&quot;;COM.MICROSOFT.CONCAT([$Pola.D271];&quot;\n&quot;));CHAR(34);&quot;,&quot;))">
            <text:p/>
          </table:table-cell>
        </table:table-row>
        <table:table-row table:style-name="ro1">
          <table:table-cell table:formula="of:=IF(ISBLANK([$Dane.A272]);&quot;&quot;;COM.MICROSOFT.CONCAT(CHAR(34);[$Pola.A272];&quot;\n&quot;;[$Pola.B272];&quot;\n&quot;;[$Pola.C272];&quot;\n&quot;;IF(ISBLANK([$Dane.D272]);&quot;&quot;;COM.MICROSOFT.CONCAT([$Pola.D272];&quot;\n&quot;));CHAR(34);&quot;,&quot;))">
            <text:p/>
          </table:table-cell>
        </table:table-row>
        <table:table-row table:style-name="ro1">
          <table:table-cell table:formula="of:=IF(ISBLANK([$Dane.A273]);&quot;&quot;;COM.MICROSOFT.CONCAT(CHAR(34);[$Pola.A273];&quot;\n&quot;;[$Pola.B273];&quot;\n&quot;;[$Pola.C273];&quot;\n&quot;;IF(ISBLANK([$Dane.D273]);&quot;&quot;;COM.MICROSOFT.CONCAT([$Pola.D273];&quot;\n&quot;));CHAR(34);&quot;,&quot;))">
            <text:p/>
          </table:table-cell>
        </table:table-row>
        <table:table-row table:style-name="ro1">
          <table:table-cell table:formula="of:=IF(ISBLANK([$Dane.A274]);&quot;&quot;;COM.MICROSOFT.CONCAT(CHAR(34);[$Pola.A274];&quot;\n&quot;;[$Pola.B274];&quot;\n&quot;;[$Pola.C274];&quot;\n&quot;;IF(ISBLANK([$Dane.D274]);&quot;&quot;;COM.MICROSOFT.CONCAT([$Pola.D274];&quot;\n&quot;));CHAR(34);&quot;,&quot;))">
            <text:p/>
          </table:table-cell>
        </table:table-row>
        <table:table-row table:style-name="ro1">
          <table:table-cell table:formula="of:=IF(ISBLANK([$Dane.A275]);&quot;&quot;;COM.MICROSOFT.CONCAT(CHAR(34);[$Pola.A275];&quot;\n&quot;;[$Pola.B275];&quot;\n&quot;;[$Pola.C275];&quot;\n&quot;;IF(ISBLANK([$Dane.D275]);&quot;&quot;;COM.MICROSOFT.CONCAT([$Pola.D275];&quot;\n&quot;));CHAR(34);&quot;,&quot;))">
            <text:p/>
          </table:table-cell>
        </table:table-row>
        <table:table-row table:style-name="ro1">
          <table:table-cell table:formula="of:=IF(ISBLANK([$Dane.A276]);&quot;&quot;;COM.MICROSOFT.CONCAT(CHAR(34);[$Pola.A276];&quot;\n&quot;;[$Pola.B276];&quot;\n&quot;;[$Pola.C276];&quot;\n&quot;;IF(ISBLANK([$Dane.D276]);&quot;&quot;;COM.MICROSOFT.CONCAT([$Pola.D276];&quot;\n&quot;));CHAR(34);&quot;,&quot;))">
            <text:p/>
          </table:table-cell>
        </table:table-row>
        <table:table-row table:style-name="ro1">
          <table:table-cell table:formula="of:=IF(ISBLANK([$Dane.A277]);&quot;&quot;;COM.MICROSOFT.CONCAT(CHAR(34);[$Pola.A277];&quot;\n&quot;;[$Pola.B277];&quot;\n&quot;;[$Pola.C277];&quot;\n&quot;;IF(ISBLANK([$Dane.D277]);&quot;&quot;;COM.MICROSOFT.CONCAT([$Pola.D277];&quot;\n&quot;));CHAR(34);&quot;,&quot;))">
            <text:p/>
          </table:table-cell>
        </table:table-row>
        <table:table-row table:style-name="ro1">
          <table:table-cell table:formula="of:=IF(ISBLANK([$Dane.A278]);&quot;&quot;;COM.MICROSOFT.CONCAT(CHAR(34);[$Pola.A278];&quot;\n&quot;;[$Pola.B278];&quot;\n&quot;;[$Pola.C278];&quot;\n&quot;;IF(ISBLANK([$Dane.D278]);&quot;&quot;;COM.MICROSOFT.CONCAT([$Pola.D278];&quot;\n&quot;));CHAR(34);&quot;,&quot;))">
            <text:p/>
          </table:table-cell>
        </table:table-row>
        <table:table-row table:style-name="ro1">
          <table:table-cell table:formula="of:=IF(ISBLANK([$Dane.A279]);&quot;&quot;;COM.MICROSOFT.CONCAT(CHAR(34);[$Pola.A279];&quot;\n&quot;;[$Pola.B279];&quot;\n&quot;;[$Pola.C279];&quot;\n&quot;;IF(ISBLANK([$Dane.D279]);&quot;&quot;;COM.MICROSOFT.CONCAT([$Pola.D279];&quot;\n&quot;));CHAR(34);&quot;,&quot;))">
            <text:p/>
          </table:table-cell>
        </table:table-row>
        <table:table-row table:style-name="ro1">
          <table:table-cell table:formula="of:=IF(ISBLANK([$Dane.A280]);&quot;&quot;;COM.MICROSOFT.CONCAT(CHAR(34);[$Pola.A280];&quot;\n&quot;;[$Pola.B280];&quot;\n&quot;;[$Pola.C280];&quot;\n&quot;;IF(ISBLANK([$Dane.D280]);&quot;&quot;;COM.MICROSOFT.CONCAT([$Pola.D280];&quot;\n&quot;));CHAR(34);&quot;,&quot;))">
            <text:p/>
          </table:table-cell>
        </table:table-row>
        <table:table-row table:style-name="ro1">
          <table:table-cell table:formula="of:=IF(ISBLANK([$Dane.A281]);&quot;&quot;;COM.MICROSOFT.CONCAT(CHAR(34);[$Pola.A281];&quot;\n&quot;;[$Pola.B281];&quot;\n&quot;;[$Pola.C281];&quot;\n&quot;;IF(ISBLANK([$Dane.D281]);&quot;&quot;;COM.MICROSOFT.CONCAT([$Pola.D281];&quot;\n&quot;));CHAR(34);&quot;,&quot;))">
            <text:p/>
          </table:table-cell>
        </table:table-row>
        <table:table-row table:style-name="ro1">
          <table:table-cell table:formula="of:=IF(ISBLANK([$Dane.A282]);&quot;&quot;;COM.MICROSOFT.CONCAT(CHAR(34);[$Pola.A282];&quot;\n&quot;;[$Pola.B282];&quot;\n&quot;;[$Pola.C282];&quot;\n&quot;;IF(ISBLANK([$Dane.D282]);&quot;&quot;;COM.MICROSOFT.CONCAT([$Pola.D282];&quot;\n&quot;));CHAR(34);&quot;,&quot;))">
            <text:p/>
          </table:table-cell>
        </table:table-row>
        <table:table-row table:style-name="ro1">
          <table:table-cell table:formula="of:=IF(ISBLANK([$Dane.A283]);&quot;&quot;;COM.MICROSOFT.CONCAT(CHAR(34);[$Pola.A283];&quot;\n&quot;;[$Pola.B283];&quot;\n&quot;;[$Pola.C283];&quot;\n&quot;;IF(ISBLANK([$Dane.D283]);&quot;&quot;;COM.MICROSOFT.CONCAT([$Pola.D283];&quot;\n&quot;));CHAR(34);&quot;,&quot;))">
            <text:p/>
          </table:table-cell>
        </table:table-row>
        <table:table-row table:style-name="ro1">
          <table:table-cell table:formula="of:=IF(ISBLANK([$Dane.A284]);&quot;&quot;;COM.MICROSOFT.CONCAT(CHAR(34);[$Pola.A284];&quot;\n&quot;;[$Pola.B284];&quot;\n&quot;;[$Pola.C284];&quot;\n&quot;;IF(ISBLANK([$Dane.D284]);&quot;&quot;;COM.MICROSOFT.CONCAT([$Pola.D284];&quot;\n&quot;));CHAR(34);&quot;,&quot;))">
            <text:p/>
          </table:table-cell>
        </table:table-row>
        <table:table-row table:style-name="ro1">
          <table:table-cell table:formula="of:=IF(ISBLANK([$Dane.A285]);&quot;&quot;;COM.MICROSOFT.CONCAT(CHAR(34);[$Pola.A285];&quot;\n&quot;;[$Pola.B285];&quot;\n&quot;;[$Pola.C285];&quot;\n&quot;;IF(ISBLANK([$Dane.D285]);&quot;&quot;;COM.MICROSOFT.CONCAT([$Pola.D285];&quot;\n&quot;));CHAR(34);&quot;,&quot;))">
            <text:p/>
          </table:table-cell>
        </table:table-row>
        <table:table-row table:style-name="ro1">
          <table:table-cell table:formula="of:=IF(ISBLANK([$Dane.A286]);&quot;&quot;;COM.MICROSOFT.CONCAT(CHAR(34);[$Pola.A286];&quot;\n&quot;;[$Pola.B286];&quot;\n&quot;;[$Pola.C286];&quot;\n&quot;;IF(ISBLANK([$Dane.D286]);&quot;&quot;;COM.MICROSOFT.CONCAT([$Pola.D286];&quot;\n&quot;));CHAR(34);&quot;,&quot;))">
            <text:p/>
          </table:table-cell>
        </table:table-row>
        <table:table-row table:style-name="ro1">
          <table:table-cell table:formula="of:=IF(ISBLANK([$Dane.A287]);&quot;&quot;;COM.MICROSOFT.CONCAT(CHAR(34);[$Pola.A287];&quot;\n&quot;;[$Pola.B287];&quot;\n&quot;;[$Pola.C287];&quot;\n&quot;;IF(ISBLANK([$Dane.D287]);&quot;&quot;;COM.MICROSOFT.CONCAT([$Pola.D287];&quot;\n&quot;));CHAR(34);&quot;,&quot;))">
            <text:p/>
          </table:table-cell>
        </table:table-row>
        <table:table-row table:style-name="ro1">
          <table:table-cell table:formula="of:=IF(ISBLANK([$Dane.A288]);&quot;&quot;;COM.MICROSOFT.CONCAT(CHAR(34);[$Pola.A288];&quot;\n&quot;;[$Pola.B288];&quot;\n&quot;;[$Pola.C288];&quot;\n&quot;;IF(ISBLANK([$Dane.D288]);&quot;&quot;;COM.MICROSOFT.CONCAT([$Pola.D288];&quot;\n&quot;));CHAR(34);&quot;,&quot;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13:00:55.445395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54:27.930638214</meta:creation-date>
    <dc:date>2021-11-29T15:22:43.613785578</dc:date>
    <meta:editing-duration>PT2H12M28S</meta:editing-duration>
    <meta:editing-cycles>17</meta:editing-cycles>
    <meta:generator>LibreOffice/6.4.7.2$Linux_X86_64 LibreOffice_project/40$Build-2</meta:generator>
    <meta:document-statistic meta:table-count="3" meta:cell-count="2129" meta:object-count="0"/>
  </office:meta>
</office:document-meta>
</file>